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1.5791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ted States_smallpox" table:style-name="ta1">
        <table:shapes>
          <draw:frame draw:z-index="0" draw:style-name="gr1" draw:text-style-name="P1" svg:width="6.2988in" svg:height="3.5429in" svg:x="659.7126in" svg:y="0.0394in">
            <draw:object draw:notify-on-update-of-ranges="'United States_smallpox'.A1:'United States_smallpox'.A1 'United States_smallpox'.B1:'United States_smallpox'.SG1 'United States_smallpox'.A3:'United States_smallpox'.A3 'United States_smallpox'.B3:'United States_smallpox'.SG3 'United States_smallpox'.A4:'United States_smallpox'.A4 'United States_smallpox'.B4:'United States_smallpox'.SG4 'United States_smallpox'.A5:'United States_smallpox'.A5 'United States_smallpox'.B5:'United States_smallpox'.SG5 'United States_smallpox'.A6:'United States_smallpox'.A6 'United States_smallpox'.B6:'United States_smallpox'.S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number-columns-repeated="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number-columns-repeated="19" table:default-cell-style-name="Default"/>
        <table:table-column table:style-name="co6" table:number-columns-repeated="5" table:default-cell-style-name="Default"/>
        <table:table-column table:style-name="co5" table:number-columns-repeated="19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number-columns-repeated="17" table:default-cell-style-name="Default"/>
        <table:table-column table:style-name="co6" table:number-columns-repeated="2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number-columns-repeated="21" table:default-cell-style-name="Default"/>
        <table:table-column table:style-name="co7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number-columns-repeated="15" table:default-cell-style-name="Default"/>
        <table:table-column table:style-name="co6" table:default-cell-style-name="Default"/>
        <table:table-column table:style-name="co5" table:number-columns-repeated="17" table:default-cell-style-name="Default"/>
        <table:table-column table:style-name="co6" table:default-cell-style-name="Default"/>
        <table:table-column table:style-name="co5" table:number-columns-repeated="17" table:default-cell-style-name="Default"/>
        <table:table-column table:style-name="co7" table:default-cell-style-name="Default"/>
        <table:table-column table:style-name="co5" table:number-columns-repeated="1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5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column table:style-name="co4" table:number-columns-repeated="3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Susceptible</text:p>
          </table:table-cell>
          <table:table-cell office:value-type="float" office:value="331002999" calcext:value-type="float">
            <text:p>331002999</text:p>
          </table:table-cell>
          <table:table-cell office:value-type="float" office:value="331002998.957088" calcext:value-type="float">
            <text:p>331002998.957088</text:p>
          </table:table-cell>
          <table:table-cell office:value-type="float" office:value="331002998.833305" calcext:value-type="float">
            <text:p>331002998.833305</text:p>
          </table:table-cell>
          <table:table-cell office:value-type="float" office:value="331002998.630577" calcext:value-type="float">
            <text:p>331002998.630577</text:p>
          </table:table-cell>
          <table:table-cell office:value-type="float" office:value="331002998.344385" calcext:value-type="float">
            <text:p>331002998.344385</text:p>
          </table:table-cell>
          <table:table-cell office:value-type="float" office:value="331002997.964339" calcext:value-type="float">
            <text:p>331002997.964339</text:p>
          </table:table-cell>
          <table:table-cell office:value-type="float" office:value="331002997.474209" calcext:value-type="float">
            <text:p>331002997.474209</text:p>
          </table:table-cell>
          <table:table-cell office:value-type="float" office:value="331002996.851489" calcext:value-type="float">
            <text:p>331002996.851489</text:p>
          </table:table-cell>
          <table:table-cell office:value-type="float" office:value="331002996.066545" calcext:value-type="float">
            <text:p>331002996.066545</text:p>
          </table:table-cell>
          <table:table-cell office:value-type="float" office:value="331002995.081318" calcext:value-type="float">
            <text:p>331002995.081318</text:p>
          </table:table-cell>
          <table:table-cell office:value-type="float" office:value="331002993.847559" calcext:value-type="float">
            <text:p>331002993.847559</text:p>
          </table:table-cell>
          <table:table-cell office:value-type="float" office:value="331002992.304524" calcext:value-type="float">
            <text:p>331002992.304524</text:p>
          </table:table-cell>
          <table:table-cell office:value-type="float" office:value="331002990.376017" calcext:value-type="float">
            <text:p>331002990.376017</text:p>
          </table:table-cell>
          <table:table-cell office:value-type="float" office:value="331002987.966656" calcext:value-type="float">
            <text:p>331002987.966656</text:p>
          </table:table-cell>
          <table:table-cell office:value-type="float" office:value="331002984.957169" calcext:value-type="float">
            <text:p>331002984.957169</text:p>
          </table:table-cell>
          <table:table-cell office:value-type="float" office:value="331002981.198506" calcext:value-type="float">
            <text:p>331002981.198506</text:p>
          </table:table-cell>
          <table:table-cell office:value-type="float" office:value="331002976.504463" calcext:value-type="float">
            <text:p>331002976.504463</text:p>
          </table:table-cell>
          <table:table-cell office:value-type="float" office:value="331002970.642463" calcext:value-type="float">
            <text:p>331002970.642463</text:p>
          </table:table-cell>
          <table:table-cell office:value-type="float" office:value="331002963.322038" calcext:value-type="float">
            <text:p>331002963.322038</text:p>
          </table:table-cell>
          <table:table-cell office:value-type="float" office:value="331002954.180435" calcext:value-type="float">
            <text:p>331002954.180435</text:p>
          </table:table-cell>
          <table:table-cell office:value-type="float" office:value="331002942.764649" calcext:value-type="float">
            <text:p>331002942.764649</text:p>
          </table:table-cell>
          <table:table-cell office:value-type="float" office:value="331002928.508968" calcext:value-type="float">
            <text:p>331002928.508968</text:p>
          </table:table-cell>
          <table:table-cell office:value-type="float" office:value="331002910.706944" calcext:value-type="float">
            <text:p>331002910.706944</text:p>
          </table:table-cell>
          <table:table-cell office:value-type="float" office:value="331002888.476386" calcext:value-type="float">
            <text:p>331002888.476386</text:p>
          </table:table-cell>
          <table:table-cell office:value-type="float" office:value="331002860.715642" calcext:value-type="float">
            <text:p>331002860.715642</text:p>
          </table:table-cell>
          <table:table-cell office:value-type="float" office:value="331002826.049005" calcext:value-type="float">
            <text:p>331002826.049005</text:p>
          </table:table-cell>
          <table:table-cell office:value-type="float" office:value="331002782.758542" calcext:value-type="float">
            <text:p>331002782.758542</text:p>
          </table:table-cell>
          <table:table-cell office:value-type="float" office:value="331002728.698958" calcext:value-type="float">
            <text:p>331002728.698958</text:p>
          </table:table-cell>
          <table:table-cell office:value-type="float" office:value="331002661.191287" calcext:value-type="float">
            <text:p>331002661.191287</text:p>
          </table:table-cell>
          <table:table-cell office:value-type="float" office:value="331002576.890135" calcext:value-type="float">
            <text:p>331002576.890135</text:p>
          </table:table-cell>
          <table:table-cell office:value-type="float" office:value="331002471.6179" calcext:value-type="float">
            <text:p>331002471.6179</text:p>
          </table:table-cell>
          <table:table-cell office:value-type="float" office:value="331002340.157746" calcext:value-type="float">
            <text:p>331002340.157746</text:p>
          </table:table-cell>
          <table:table-cell office:value-type="float" office:value="331002175.995092" calcext:value-type="float">
            <text:p>331002175.995092</text:p>
          </table:table-cell>
          <table:table-cell office:value-type="float" office:value="331001970.99478" calcext:value-type="float">
            <text:p>331001970.99478</text:p>
          </table:table-cell>
          <table:table-cell office:value-type="float" office:value="331001714.997949" calcext:value-type="float">
            <text:p>331001714.997949</text:p>
          </table:table-cell>
          <table:table-cell office:value-type="float" office:value="331001395.31863" calcext:value-type="float">
            <text:p>331001395.31863</text:p>
          </table:table-cell>
          <table:table-cell office:value-type="float" office:value="331000996.115114" calcext:value-type="float">
            <text:p>331000996.115114</text:p>
          </table:table-cell>
          <table:table-cell office:value-type="float" office:value="331000497.604977" calcext:value-type="float">
            <text:p>331000497.604977</text:p>
          </table:table-cell>
          <table:table-cell office:value-type="float" office:value="330999875.084825" calcext:value-type="float">
            <text:p>330999875.084825</text:p>
          </table:table-cell>
          <table:table-cell office:value-type="float" office:value="330999097.706257" calcext:value-type="float">
            <text:p>330999097.706257</text:p>
          </table:table-cell>
          <table:table-cell office:value-type="float" office:value="330998126.947389" calcext:value-type="float">
            <text:p>330998126.947389</text:p>
          </table:table-cell>
          <table:table-cell office:value-type="float" office:value="330996914.704207" calcext:value-type="float">
            <text:p>330996914.704207</text:p>
          </table:table-cell>
          <table:table-cell office:value-type="float" office:value="330995400.907353" calcext:value-type="float">
            <text:p>330995400.907353</text:p>
          </table:table-cell>
          <table:table-cell office:value-type="float" office:value="330993510.546201" calcext:value-type="float">
            <text:p>330993510.546201</text:p>
          </table:table-cell>
          <table:table-cell office:value-type="float" office:value="330991149.953049" calcext:value-type="float">
            <text:p>330991149.953049</text:p>
          </table:table-cell>
          <table:table-cell office:value-type="float" office:value="330988202.163583" calcext:value-type="float">
            <text:p>330988202.163583</text:p>
          </table:table-cell>
          <table:table-cell office:value-type="float" office:value="330984521.123941" calcext:value-type="float">
            <text:p>330984521.123941</text:p>
          </table:table-cell>
          <table:table-cell office:value-type="float" office:value="330979924.458337" calcext:value-type="float">
            <text:p>330979924.458337</text:p>
          </table:table-cell>
          <table:table-cell office:value-type="float" office:value="330974184.43959" calcext:value-type="float">
            <text:p>330974184.43959</text:p>
          </table:table-cell>
          <table:table-cell office:value-type="float" office:value="330967016.716837" calcext:value-type="float">
            <text:p>330967016.716837</text:p>
          </table:table-cell>
          <table:table-cell office:value-type="float" office:value="330958066.244816" calcext:value-type="float">
            <text:p>330958066.244816</text:p>
          </table:table-cell>
          <table:table-cell office:value-type="float" office:value="330946889.720701" calcext:value-type="float">
            <text:p>330946889.720701</text:p>
          </table:table-cell>
          <table:table-cell office:value-type="float" office:value="330932933.66544" calcext:value-type="float">
            <text:p>330932933.66544</text:p>
          </table:table-cell>
          <table:table-cell office:value-type="float" office:value="330915507.072806" calcext:value-type="float">
            <text:p>330915507.072806</text:p>
          </table:table-cell>
          <table:table-cell office:value-type="float" office:value="330893747.285646" calcext:value-type="float">
            <text:p>330893747.285646</text:p>
          </table:table-cell>
          <table:table-cell office:value-type="float" office:value="330866577.434228" calcext:value-type="float">
            <text:p>330866577.434228</text:p>
          </table:table-cell>
          <table:table-cell office:value-type="float" office:value="330832653.362523" calcext:value-type="float">
            <text:p>330832653.362523</text:p>
          </table:table-cell>
          <table:table-cell office:value-type="float" office:value="330790297.472732" calcext:value-type="float">
            <text:p>330790297.472732</text:p>
          </table:table-cell>
          <table:table-cell office:value-type="float" office:value="330737416.30094" calcext:value-type="float">
            <text:p>330737416.30094</text:p>
          </table:table-cell>
          <table:table-cell office:value-type="float" office:value="330671397.877934" calcext:value-type="float">
            <text:p>330671397.877934</text:p>
          </table:table-cell>
          <table:table-cell office:value-type="float" office:value="330588984.015585" calcext:value-type="float">
            <text:p>330588984.015585</text:p>
          </table:table-cell>
          <table:table-cell office:value-type="float" office:value="330486111.527897" calcext:value-type="float">
            <text:p>330486111.527897</text:p>
          </table:table-cell>
          <table:table-cell office:value-type="float" office:value="330357715.054837" calcext:value-type="float">
            <text:p>330357715.054837</text:p>
          </table:table-cell>
          <table:table-cell office:value-type="float" office:value="330197482.553955" calcext:value-type="float">
            <text:p>330197482.553955</text:p>
          </table:table-cell>
          <table:table-cell office:value-type="float" office:value="329997552.62264" calcext:value-type="float">
            <text:p>329997552.62264</text:p>
          </table:table-cell>
          <table:table-cell office:value-type="float" office:value="329748140.668409" calcext:value-type="float">
            <text:p>329748140.668409</text:p>
          </table:table-cell>
          <table:table-cell office:value-type="float" office:value="329437078.497488" calcext:value-type="float">
            <text:p>329437078.497488</text:p>
          </table:table-cell>
          <table:table-cell office:value-type="float" office:value="329049249.305636" calcext:value-type="float">
            <text:p>329049249.305636</text:p>
          </table:table-cell>
          <table:table-cell office:value-type="float" office:value="328565897.50342" calcext:value-type="float">
            <text:p>328565897.50342</text:p>
          </table:table-cell>
          <table:table-cell office:value-type="float" office:value="327963790.577505" calcext:value-type="float">
            <text:p>327963790.577505</text:p>
          </table:table-cell>
          <table:table-cell office:value-type="float" office:value="327214209.011256" calcext:value-type="float">
            <text:p>327214209.011256</text:p>
          </table:table-cell>
          <table:table-cell office:value-type="float" office:value="326281741.025933" calcext:value-type="float">
            <text:p>326281741.025933</text:p>
          </table:table-cell>
          <table:table-cell office:value-type="float" office:value="325122863.264252" calcext:value-type="float">
            <text:p>325122863.264252</text:p>
          </table:table-cell>
          <table:table-cell office:value-type="float" office:value="323684298.819664" calcext:value-type="float">
            <text:p>323684298.819664</text:p>
          </table:table-cell>
          <table:table-cell office:value-type="float" office:value="321901163.92891" calcext:value-type="float">
            <text:p>321901163.92891</text:p>
          </table:table-cell>
          <table:table-cell office:value-type="float" office:value="319694949.024956" calcext:value-type="float">
            <text:p>319694949.024956</text:p>
          </table:table-cell>
          <table:table-cell office:value-type="float" office:value="316971436.015118" calcext:value-type="float">
            <text:p>316971436.015118</text:p>
          </table:table-cell>
          <table:table-cell office:value-type="float" office:value="313618738.98446" calcext:value-type="float">
            <text:p>313618738.98446</text:p>
          </table:table-cell>
          <table:table-cell office:value-type="float" office:value="309505781.374" calcext:value-type="float">
            <text:p>309505781.374</text:p>
          </table:table-cell>
          <table:table-cell office:value-type="float" office:value="304481693.960627" calcext:value-type="float">
            <text:p>304481693.960627</text:p>
          </table:table-cell>
          <table:table-cell office:value-type="float" office:value="298376839.380839" calcext:value-type="float">
            <text:p>298376839.380839</text:p>
          </table:table-cell>
          <table:table-cell office:value-type="float" office:value="291006421.46478" calcext:value-type="float">
            <text:p>291006421.46478</text:p>
          </table:table-cell>
          <table:table-cell office:value-type="float" office:value="282177878.535523" calcext:value-type="float">
            <text:p>282177878.535523</text:p>
          </table:table-cell>
          <table:table-cell office:value-type="float" office:value="271703388.68424" calcext:value-type="float">
            <text:p>271703388.68424</text:p>
          </table:table-cell>
          <table:table-cell office:value-type="float" office:value="259418668.484978" calcext:value-type="float">
            <text:p>259418668.484978</text:p>
          </table:table-cell>
          <table:table-cell office:value-type="float" office:value="245208584.716731" calcext:value-type="float">
            <text:p>245208584.716731</text:p>
          </table:table-cell>
          <table:table-cell office:value-type="float" office:value="229038680.249238" calcext:value-type="float">
            <text:p>229038680.249238</text:p>
          </table:table-cell>
          <table:table-cell office:value-type="float" office:value="210989370.260229" calcext:value-type="float">
            <text:p>210989370.260229</text:p>
          </table:table-cell>
          <table:table-cell office:value-type="float" office:value="191286591.296678" calcext:value-type="float">
            <text:p>191286591.296678</text:p>
          </table:table-cell>
          <table:table-cell office:value-type="float" office:value="170319815.634015" calcext:value-type="float">
            <text:p>170319815.634015</text:p>
          </table:table-cell>
          <table:table-cell office:value-type="float" office:value="148637280.04068" calcext:value-type="float">
            <text:p>148637280.04068</text:p>
          </table:table-cell>
          <table:table-cell office:value-type="float" office:value="126910762.590605" calcext:value-type="float">
            <text:p>126910762.590605</text:p>
          </table:table-cell>
          <table:table-cell office:value-type="float" office:value="105869297.687843" calcext:value-type="float">
            <text:p>105869297.687843</text:p>
          </table:table-cell>
          <table:table-cell office:value-type="float" office:value="86211528.6420633" calcext:value-type="float">
            <text:p>86211528.6420633</text:p>
          </table:table-cell>
          <table:table-cell office:value-type="float" office:value="68515897.1581769" calcext:value-type="float">
            <text:p>68515897.1581769</text:p>
          </table:table-cell>
          <table:table-cell office:value-type="float" office:value="53171385.1878806" calcext:value-type="float">
            <text:p>53171385.1878806</text:p>
          </table:table-cell>
          <table:table-cell office:value-type="float" office:value="40346092.4016326" calcext:value-type="float">
            <text:p>40346092.4016326</text:p>
          </table:table-cell>
          <table:table-cell office:value-type="float" office:value="29998513.9717459" calcext:value-type="float">
            <text:p>29998513.9717459</text:p>
          </table:table-cell>
          <table:table-cell office:value-type="float" office:value="21923055.5350637" calcext:value-type="float">
            <text:p>21923055.5350637</text:p>
          </table:table-cell>
          <table:table-cell office:value-type="float" office:value="15814158.1812793" calcext:value-type="float">
            <text:p>15814158.1812793</text:p>
          </table:table-cell>
          <table:table-cell office:value-type="float" office:value="11338454.6570327" calcext:value-type="float">
            <text:p>11338454.6570327</text:p>
          </table:table-cell>
          <table:table-cell office:value-type="float" office:value="8222413.82464841" calcext:value-type="float">
            <text:p>8222413.82464841</text:p>
          </table:table-cell>
          <table:table-cell office:value-type="float" office:value="6252244.41793703" calcext:value-type="float">
            <text:p>6252244.41793703</text:p>
          </table:table-cell>
          <table:table-cell office:value-type="float" office:value="5003840.81749926" calcext:value-type="float">
            <text:p>5003840.81749926</text:p>
          </table:table-cell>
          <table:table-cell office:value-type="float" office:value="4123920.59831726" calcext:value-type="float">
            <text:p>4123920.59831726</text:p>
          </table:table-cell>
          <table:table-cell office:value-type="float" office:value="3488094.0726215" calcext:value-type="float">
            <text:p>3488094.0726215</text:p>
          </table:table-cell>
          <table:table-cell office:value-type="float" office:value="3033010.96987197" calcext:value-type="float">
            <text:p>3033010.96987197</text:p>
          </table:table-cell>
          <table:table-cell office:value-type="float" office:value="2708567.07715857" calcext:value-type="float">
            <text:p>2708567.07715857</text:p>
          </table:table-cell>
          <table:table-cell office:value-type="float" office:value="2474199.9630452" calcext:value-type="float">
            <text:p>2474199.9630452</text:p>
          </table:table-cell>
          <table:table-cell office:value-type="float" office:value="2299482.25156818" calcext:value-type="float">
            <text:p>2299482.25156818</text:p>
          </table:table-cell>
          <table:table-cell office:value-type="float" office:value="2163383.34518206" calcext:value-type="float">
            <text:p>2163383.34518206</text:p>
          </table:table-cell>
          <table:table-cell office:value-type="float" office:value="2052300.88553806" calcext:value-type="float">
            <text:p>2052300.88553806</text:p>
          </table:table-cell>
          <table:table-cell office:value-type="float" office:value="1957830.10260474" calcext:value-type="float">
            <text:p>1957830.10260474</text:p>
          </table:table-cell>
          <table:table-cell office:value-type="float" office:value="1874907.42021996" calcext:value-type="float">
            <text:p>1874907.42021996</text:p>
          </table:table-cell>
          <table:table-cell office:value-type="float" office:value="1800500.80403448" calcext:value-type="float">
            <text:p>1800500.80403448</text:p>
          </table:table-cell>
          <table:table-cell office:value-type="float" office:value="1732770.78425282" calcext:value-type="float">
            <text:p>1732770.78425282</text:p>
          </table:table-cell>
          <table:table-cell office:value-type="float" office:value="1670564.33381991" calcext:value-type="float">
            <text:p>1670564.33381991</text:p>
          </table:table-cell>
          <table:table-cell office:value-type="float" office:value="1613120.27282486" calcext:value-type="float">
            <text:p>1613120.27282486</text:p>
          </table:table-cell>
          <table:table-cell office:value-type="float" office:value="1559901.77242421" calcext:value-type="float">
            <text:p>1559901.77242421</text:p>
          </table:table-cell>
          <table:table-cell office:value-type="float" office:value="1510502.46722374" calcext:value-type="float">
            <text:p>1510502.46722374</text:p>
          </table:table-cell>
          <table:table-cell office:value-type="float" office:value="1464594.36919565" calcext:value-type="float">
            <text:p>1464594.36919565</text:p>
          </table:table-cell>
          <table:table-cell office:value-type="float" office:value="1421898.99212873" calcext:value-type="float">
            <text:p>1421898.99212873</text:p>
          </table:table-cell>
          <table:table-cell office:value-type="float" office:value="1382171.34695998" calcext:value-type="float">
            <text:p>1382171.34695998</text:p>
          </table:table-cell>
          <table:table-cell office:value-type="float" office:value="1345190.97621291" calcext:value-type="float">
            <text:p>1345190.97621291</text:p>
          </table:table-cell>
          <table:table-cell office:value-type="float" office:value="1310756.79603534" calcext:value-type="float">
            <text:p>1310756.79603534</text:p>
          </table:table-cell>
          <table:table-cell office:value-type="float" office:value="1278683.99430975" calcext:value-type="float">
            <text:p>1278683.99430975</text:p>
          </table:table-cell>
          <table:table-cell office:value-type="float" office:value="1248802.03302666" calcext:value-type="float">
            <text:p>1248802.03302666</text:p>
          </table:table-cell>
          <table:table-cell office:value-type="float" office:value="1220953.24123479" calcext:value-type="float">
            <text:p>1220953.24123479</text:p>
          </table:table-cell>
          <table:table-cell office:value-type="float" office:value="1194991.72393877" calcext:value-type="float">
            <text:p>1194991.72393877</text:p>
          </table:table-cell>
          <table:table-cell office:value-type="float" office:value="1170782.45535668" calcext:value-type="float">
            <text:p>1170782.45535668</text:p>
          </table:table-cell>
          <table:table-cell office:value-type="float" office:value="1148200.47387645" calcext:value-type="float">
            <text:p>1148200.47387645</text:p>
          </table:table-cell>
          <table:table-cell office:value-type="float" office:value="1127130.14565175" calcext:value-type="float">
            <text:p>1127130.14565175</text:p>
          </table:table-cell>
          <table:table-cell office:value-type="float" office:value="1107464.48057072" calcext:value-type="float">
            <text:p>1107464.48057072</text:p>
          </table:table-cell>
          <table:table-cell office:value-type="float" office:value="1089104.4920058" calcext:value-type="float">
            <text:p>1089104.4920058</text:p>
          </table:table-cell>
          <table:table-cell office:value-type="float" office:value="1071958.59681068" calcext:value-type="float">
            <text:p>1071958.59681068</text:p>
          </table:table-cell>
          <table:table-cell office:value-type="float" office:value="1055942.05362283" calcext:value-type="float">
            <text:p>1055942.05362283</text:p>
          </table:table-cell>
          <table:table-cell office:value-type="float" office:value="1040976.43851607" calcext:value-type="float">
            <text:p>1040976.43851607</text:p>
          </table:table-cell>
          <table:table-cell office:value-type="float" office:value="1026989.15579961" calcext:value-type="float">
            <text:p>1026989.15579961</text:p>
          </table:table-cell>
          <table:table-cell office:value-type="float" office:value="1013912.98558078" calcext:value-type="float">
            <text:p>1013912.98558078</text:p>
          </table:table-cell>
          <table:table-cell office:value-type="float" office:value="1001685.66301083" calcext:value-type="float">
            <text:p>1001685.66301083</text:p>
          </table:table-cell>
          <table:table-cell office:value-type="float" office:value="990249.49020275" calcext:value-type="float">
            <text:p>990249.49020275</text:p>
          </table:table-cell>
          <table:table-cell office:value-type="float" office:value="979550.978364024" calcext:value-type="float">
            <text:p>979550.978364024</text:p>
          </table:table-cell>
          <table:table-cell office:value-type="float" office:value="969540.517220969" calcext:value-type="float">
            <text:p>969540.517220969</text:p>
          </table:table-cell>
          <table:table-cell office:value-type="float" office:value="960172.072257494" calcext:value-type="float">
            <text:p>960172.072257494</text:p>
          </table:table-cell>
          <table:table-cell office:value-type="float" office:value="951402.905172344" calcext:value-type="float">
            <text:p>951402.905172344</text:p>
          </table:table-cell>
          <table:table-cell office:value-type="float" office:value="943193.318122466" calcext:value-type="float">
            <text:p>943193.318122466</text:p>
          </table:table-cell>
          <table:table-cell office:value-type="float" office:value="935506.418291938" calcext:value-type="float">
            <text:p>935506.418291938</text:p>
          </table:table-cell>
          <table:table-cell office:value-type="float" office:value="928307.902310045" calcext:value-type="float">
            <text:p>928307.902310045</text:p>
          </table:table-cell>
          <table:table-cell office:value-type="float" office:value="921565.858016707" calcext:value-type="float">
            <text:p>921565.858016707</text:p>
          </table:table-cell>
          <table:table-cell office:value-type="float" office:value="915250.583093741" calcext:value-type="float">
            <text:p>915250.583093741</text:p>
          </table:table-cell>
          <table:table-cell office:value-type="float" office:value="909334.417979393" calcext:value-type="float">
            <text:p>909334.417979393</text:p>
          </table:table-cell>
          <table:table-cell office:value-type="float" office:value="903791.59334903" calcext:value-type="float">
            <text:p>903791.59334903</text:p>
          </table:table-cell>
          <table:table-cell office:value-type="float" office:value="898598.089161112" calcext:value-type="float">
            <text:p>898598.089161112</text:p>
          </table:table-cell>
          <table:table-cell office:value-type="float" office:value="893731.506120708" calcext:value-type="float">
            <text:p>893731.506120708</text:p>
          </table:table-cell>
          <table:table-cell office:value-type="float" office:value="889170.946747843" calcext:value-type="float">
            <text:p>889170.946747843</text:p>
          </table:table-cell>
          <table:table-cell office:value-type="float" office:value="884896.906677716" calcext:value-type="float">
            <text:p>884896.906677716</text:p>
          </table:table-cell>
          <table:table-cell office:value-type="float" office:value="880891.174260669" calcext:value-type="float">
            <text:p>880891.174260669</text:p>
          </table:table-cell>
          <table:table-cell office:value-type="float" office:value="877136.738310702" calcext:value-type="float">
            <text:p>877136.738310702</text:p>
          </table:table-cell>
          <table:table-cell office:value-type="float" office:value="873617.703192862" calcext:value-type="float">
            <text:p>873617.703192862</text:p>
          </table:table-cell>
          <table:table-cell office:value-type="float" office:value="870319.21030291" calcext:value-type="float">
            <text:p>870319.21030291</text:p>
          </table:table-cell>
          <table:table-cell office:value-type="float" office:value="867227.366047139" calcext:value-type="float">
            <text:p>867227.366047139</text:p>
          </table:table-cell>
          <table:table-cell office:value-type="float" office:value="864329.174852528" calcext:value-type="float">
            <text:p>864329.174852528</text:p>
          </table:table-cell>
          <table:table-cell office:value-type="float" office:value="861612.477843481" calcext:value-type="float">
            <text:p>861612.477843481</text:p>
          </table:table-cell>
          <table:table-cell office:value-type="float" office:value="859065.895587165" calcext:value-type="float">
            <text:p>859065.895587165</text:p>
          </table:table-cell>
          <table:table-cell office:value-type="float" office:value="856678.775640342" calcext:value-type="float">
            <text:p>856678.775640342</text:p>
          </table:table-cell>
          <table:table-cell office:value-type="float" office:value="854441.143548734" calcext:value-type="float">
            <text:p>854441.143548734</text:p>
          </table:table-cell>
          <table:table-cell office:value-type="float" office:value="852343.657685115" calcext:value-type="float">
            <text:p>852343.657685115</text:p>
          </table:table-cell>
          <table:table-cell office:value-type="float" office:value="850377.564332725" calcext:value-type="float">
            <text:p>850377.564332725</text:p>
          </table:table-cell>
          <table:table-cell office:value-type="float" office:value="848534.646806108" calcext:value-type="float">
            <text:p>848534.646806108</text:p>
          </table:table-cell>
          <table:table-cell office:value-type="float" office:value="846806.519136886" calcext:value-type="float">
            <text:p>846806.519136886</text:p>
          </table:table-cell>
          <table:table-cell office:value-type="float" office:value="845163.155834128" calcext:value-type="float">
            <text:p>845163.155834128</text:p>
          </table:table-cell>
          <table:table-cell office:value-type="float" office:value="843250.418946661" calcext:value-type="float">
            <text:p>843250.418946661</text:p>
          </table:table-cell>
          <table:table-cell office:value-type="float" office:value="840856.408318028" calcext:value-type="float">
            <text:p>840856.408318028</text:p>
          </table:table-cell>
          <table:table-cell office:value-type="float" office:value="838535.286061297" calcext:value-type="float">
            <text:p>838535.286061297</text:p>
          </table:table-cell>
          <table:table-cell office:value-type="float" office:value="836359.935529536" calcext:value-type="float">
            <text:p>836359.935529536</text:p>
          </table:table-cell>
          <table:table-cell office:value-type="float" office:value="834323.328563903" calcext:value-type="float">
            <text:p>834323.328563903</text:p>
          </table:table-cell>
          <table:table-cell office:value-type="float" office:value="832416.590950943" calcext:value-type="float">
            <text:p>832416.590950943</text:p>
          </table:table-cell>
          <table:table-cell office:value-type="float" office:value="830631.376054713" calcext:value-type="float">
            <text:p>830631.376054713</text:p>
          </table:table-cell>
          <table:table-cell office:value-type="float" office:value="828959.886254811" calcext:value-type="float">
            <text:p>828959.886254811</text:p>
          </table:table-cell>
          <table:table-cell office:value-type="float" office:value="827394.835621446" calcext:value-type="float">
            <text:p>827394.835621446</text:p>
          </table:table-cell>
          <table:table-cell office:value-type="float" office:value="825929.415420842" calcext:value-type="float">
            <text:p>825929.415420842</text:p>
          </table:table-cell>
          <table:table-cell office:value-type="float" office:value="824557.260869851" calcext:value-type="float">
            <text:p>824557.260869851</text:p>
          </table:table-cell>
          <table:table-cell office:value-type="float" office:value="823272.420940396" calcext:value-type="float">
            <text:p>823272.420940396</text:p>
          </table:table-cell>
          <table:table-cell office:value-type="float" office:value="822069.329922677" calcext:value-type="float">
            <text:p>822069.329922677</text:p>
          </table:table-cell>
          <table:table-cell office:value-type="float" office:value="820942.782022546" calcext:value-type="float">
            <text:p>820942.782022546</text:p>
          </table:table-cell>
          <table:table-cell office:value-type="float" office:value="819887.906837592" calcext:value-type="float">
            <text:p>819887.906837592</text:p>
          </table:table-cell>
          <table:table-cell office:value-type="float" office:value="818900.14706688" calcext:value-type="float">
            <text:p>818900.14706688</text:p>
          </table:table-cell>
          <table:table-cell office:value-type="float" office:value="817975.237716413" calcext:value-type="float">
            <text:p>817975.237716413</text:p>
          </table:table-cell>
          <table:table-cell office:value-type="float" office:value="817109.186861526" calcext:value-type="float">
            <text:p>817109.186861526</text:p>
          </table:table-cell>
          <table:table-cell office:value-type="float" office:value="816298.257688206" calcext:value-type="float">
            <text:p>816298.257688206</text:p>
          </table:table-cell>
          <table:table-cell office:value-type="float" office:value="815538.951802531" calcext:value-type="float">
            <text:p>815538.951802531</text:p>
          </table:table-cell>
          <table:table-cell office:value-type="float" office:value="814827.993682605" calcext:value-type="float">
            <text:p>814827.993682605</text:p>
          </table:table-cell>
          <table:table-cell office:value-type="float" office:value="814162.316245755" calcext:value-type="float">
            <text:p>814162.316245755</text:p>
          </table:table-cell>
          <table:table-cell office:value-type="float" office:value="813539.047304228" calcext:value-type="float">
            <text:p>813539.047304228</text:p>
          </table:table-cell>
          <table:table-cell office:value-type="float" office:value="812955.497032895" calcext:value-type="float">
            <text:p>812955.497032895</text:p>
          </table:table-cell>
          <table:table-cell office:value-type="float" office:value="812409.146233355" calcext:value-type="float">
            <text:p>812409.146233355</text:p>
          </table:table-cell>
          <table:table-cell office:value-type="float" office:value="811897.635368288" calcext:value-type="float">
            <text:p>811897.635368288</text:p>
          </table:table-cell>
          <table:table-cell office:value-type="float" office:value="811418.754366282" calcext:value-type="float">
            <text:p>811418.754366282</text:p>
          </table:table-cell>
          <table:table-cell office:value-type="float" office:value="810970.4330724" calcext:value-type="float">
            <text:p>810970.4330724</text:p>
          </table:table-cell>
          <table:table-cell office:value-type="float" office:value="810550.732315552" calcext:value-type="float">
            <text:p>810550.732315552</text:p>
          </table:table-cell>
          <table:table-cell office:value-type="float" office:value="810157.835592291" calcext:value-type="float">
            <text:p>810157.835592291</text:p>
          </table:table-cell>
          <table:table-cell office:value-type="float" office:value="809790.041275128" calcext:value-type="float">
            <text:p>809790.041275128</text:p>
          </table:table-cell>
          <table:table-cell office:value-type="float" office:value="809445.755309888" calcext:value-type="float">
            <text:p>809445.755309888</text:p>
          </table:table-cell>
          <table:table-cell office:value-type="float" office:value="809123.484430763" calcext:value-type="float">
            <text:p>809123.484430763</text:p>
          </table:table-cell>
          <table:table-cell office:value-type="float" office:value="808821.829736158" calcext:value-type="float">
            <text:p>808821.829736158</text:p>
          </table:table-cell>
          <table:table-cell office:value-type="float" office:value="808539.480771628" calcext:value-type="float">
            <text:p>808539.480771628</text:p>
          </table:table-cell>
          <table:table-cell office:value-type="float" office:value="808275.209910218" calcext:value-type="float">
            <text:p>808275.209910218</text:p>
          </table:table-cell>
          <table:table-cell office:value-type="float" office:value="808027.867152392" calcext:value-type="float">
            <text:p>808027.867152392</text:p>
          </table:table-cell>
          <table:table-cell office:value-type="float" office:value="807796.375207414" calcext:value-type="float">
            <text:p>807796.375207414</text:p>
          </table:table-cell>
          <table:table-cell office:value-type="float" office:value="807579.724919971" calcext:value-type="float">
            <text:p>807579.724919971</text:p>
          </table:table-cell>
          <table:table-cell office:value-type="float" office:value="807376.970973112" calcext:value-type="float">
            <text:p>807376.970973112</text:p>
          </table:table-cell>
          <table:table-cell office:value-type="float" office:value="807187.227865193" calcext:value-type="float">
            <text:p>807187.227865193</text:p>
          </table:table-cell>
          <table:table-cell office:value-type="float" office:value="807009.66614499" calcext:value-type="float">
            <text:p>807009.66614499</text:p>
          </table:table-cell>
          <table:table-cell office:value-type="float" office:value="806843.508879672" calcext:value-type="float">
            <text:p>806843.508879672</text:p>
          </table:table-cell>
          <table:table-cell office:value-type="float" office:value="806688.028348039" calcext:value-type="float">
            <text:p>806688.028348039</text:p>
          </table:table-cell>
          <table:table-cell office:value-type="float" office:value="806542.542942626" calcext:value-type="float">
            <text:p>806542.542942626</text:p>
          </table:table-cell>
          <table:table-cell office:value-type="float" office:value="806406.414260903" calcext:value-type="float">
            <text:p>806406.414260903</text:p>
          </table:table-cell>
          <table:table-cell office:value-type="float" office:value="806279.044390896" calcext:value-type="float">
            <text:p>806279.044390896</text:p>
          </table:table-cell>
          <table:table-cell office:value-type="float" office:value="806159.873354164" calcext:value-type="float">
            <text:p>806159.873354164</text:p>
          </table:table-cell>
          <table:table-cell office:value-type="float" office:value="806048.376719617" calcext:value-type="float">
            <text:p>806048.376719617</text:p>
          </table:table-cell>
          <table:table-cell office:value-type="float" office:value="805944.063359667" calcext:value-type="float">
            <text:p>805944.063359667</text:p>
          </table:table-cell>
          <table:table-cell office:value-type="float" office:value="805846.473353276" calcext:value-type="float">
            <text:p>805846.473353276</text:p>
          </table:table-cell>
          <table:table-cell office:value-type="float" office:value="805755.176015971" calcext:value-type="float">
            <text:p>805755.176015971</text:p>
          </table:table-cell>
          <table:table-cell office:value-type="float" office:value="805669.768055623" calcext:value-type="float">
            <text:p>805669.768055623</text:p>
          </table:table-cell>
          <table:table-cell office:value-type="float" office:value="805589.871843942" calcext:value-type="float">
            <text:p>805589.871843942</text:p>
          </table:table-cell>
          <table:table-cell office:value-type="float" office:value="805515.133794646" calcext:value-type="float">
            <text:p>805515.133794646</text:p>
          </table:table-cell>
          <table:table-cell office:value-type="float" office:value="805445.222846337" calcext:value-type="float">
            <text:p>805445.222846337</text:p>
          </table:table-cell>
          <table:table-cell office:value-type="float" office:value="805379.829036646" calcext:value-type="float">
            <text:p>805379.829036646</text:p>
          </table:table-cell>
          <table:table-cell office:value-type="float" office:value="805318.662170284" calcext:value-type="float">
            <text:p>805318.662170284</text:p>
          </table:table-cell>
          <table:table-cell office:value-type="float" office:value="805261.450566006" calcext:value-type="float">
            <text:p>805261.450566006</text:p>
          </table:table-cell>
          <table:table-cell office:value-type="float" office:value="805207.939886874" calcext:value-type="float">
            <text:p>805207.939886874</text:p>
          </table:table-cell>
          <table:table-cell office:value-type="float" office:value="805157.892039751" calcext:value-type="float">
            <text:p>805157.892039751</text:p>
          </table:table-cell>
          <table:table-cell office:value-type="float" office:value="805111.084147386" calcext:value-type="float">
            <text:p>805111.084147386</text:p>
          </table:table-cell>
          <table:table-cell office:value-type="float" office:value="805067.307582608" calcext:value-type="float">
            <text:p>805067.307582608</text:p>
          </table:table-cell>
          <table:table-cell office:value-type="float" office:value="805026.367064778" calcext:value-type="float">
            <text:p>805026.367064778</text:p>
          </table:table-cell>
          <table:table-cell office:value-type="float" office:value="804988.07981247" calcext:value-type="float">
            <text:p>804988.07981247</text:p>
          </table:table-cell>
          <table:table-cell office:value-type="float" office:value="804952.274749267" calcext:value-type="float">
            <text:p>804952.274749267</text:p>
          </table:table-cell>
          <table:table-cell office:value-type="float" office:value="804918.791760482" calcext:value-type="float">
            <text:p>804918.791760482</text:p>
          </table:table-cell>
          <table:table-cell office:value-type="float" office:value="804887.480995255" calcext:value-type="float">
            <text:p>804887.480995255</text:p>
          </table:table-cell>
          <table:table-cell office:value-type="float" office:value="804858.202214504" calcext:value-type="float">
            <text:p>804858.202214504</text:p>
          </table:table-cell>
          <table:table-cell office:value-type="float" office:value="804830.824177916" calcext:value-type="float">
            <text:p>804830.824177916</text:p>
          </table:table-cell>
          <table:table-cell office:value-type="float" office:value="804805.22407179" calcext:value-type="float">
            <text:p>804805.22407179</text:p>
          </table:table-cell>
          <table:table-cell office:value-type="float" office:value="804781.286970945" calcext:value-type="float">
            <text:p>804781.286970945</text:p>
          </table:table-cell>
          <table:table-cell office:value-type="float" office:value="804758.905336473" calcext:value-type="float">
            <text:p>804758.905336473</text:p>
          </table:table-cell>
          <table:table-cell office:value-type="float" office:value="804737.978543769" calcext:value-type="float">
            <text:p>804737.978543769</text:p>
          </table:table-cell>
          <table:table-cell office:value-type="float" office:value="804718.412441461" calcext:value-type="float">
            <text:p>804718.412441461</text:p>
          </table:table-cell>
          <table:table-cell office:value-type="float" office:value="804700.118937695" calcext:value-type="float">
            <text:p>804700.118937695</text:p>
          </table:table-cell>
          <table:table-cell office:value-type="float" office:value="804683.015612778" calcext:value-type="float">
            <text:p>804683.015612778</text:p>
          </table:table-cell>
          <table:table-cell office:value-type="float" office:value="804667.025356593" calcext:value-type="float">
            <text:p>804667.025356593</text:p>
          </table:table-cell>
          <table:table-cell office:value-type="float" office:value="804652.076028505" calcext:value-type="float">
            <text:p>804652.076028505</text:p>
          </table:table-cell>
          <table:table-cell office:value-type="float" office:value="804638.100139588" calcext:value-type="float">
            <text:p>804638.100139588</text:p>
          </table:table-cell>
          <table:table-cell office:value-type="float" office:value="804625.034554148" calcext:value-type="float">
            <text:p>804625.034554148</text:p>
          </table:table-cell>
          <table:table-cell office:value-type="float" office:value="804612.820211194" calcext:value-type="float">
            <text:p>804612.820211194</text:p>
          </table:table-cell>
          <table:table-cell office:value-type="float" office:value="804601.401862623" calcext:value-type="float">
            <text:p>804601.401862623</text:p>
          </table:table-cell>
          <table:table-cell office:value-type="float" office:value="804590.727829017" calcext:value-type="float">
            <text:p>804590.727829017</text:p>
          </table:table-cell>
          <table:table-cell office:value-type="float" office:value="804580.749770162" calcext:value-type="float">
            <text:p>804580.749770162</text:p>
          </table:table-cell>
          <table:table-cell office:value-type="float" office:value="804571.422470833" calcext:value-type="float">
            <text:p>804571.422470833</text:p>
          </table:table-cell>
          <table:table-cell office:value-type="float" office:value="804562.703639807" calcext:value-type="float">
            <text:p>804562.703639807</text:p>
          </table:table-cell>
          <table:table-cell office:value-type="float" office:value="804554.553721916" calcext:value-type="float">
            <text:p>804554.553721916</text:p>
          </table:table-cell>
          <table:table-cell office:value-type="float" office:value="804546.935722072" calcext:value-type="float">
            <text:p>804546.935722072</text:p>
          </table:table-cell>
          <table:table-cell office:value-type="float" office:value="804539.815040391" calcext:value-type="float">
            <text:p>804539.815040391</text:p>
          </table:table-cell>
          <table:table-cell office:value-type="float" office:value="804533.159318131" calcext:value-type="float">
            <text:p>804533.159318131</text:p>
          </table:table-cell>
          <table:table-cell office:value-type="float" office:value="804526.938293105" calcext:value-type="float">
            <text:p>804526.938293105</text:p>
          </table:table-cell>
          <table:table-cell office:value-type="float" office:value="804521.12366479" calcext:value-type="float">
            <text:p>804521.12366479</text:p>
          </table:table-cell>
          <table:table-cell office:value-type="float" office:value="804515.688967589" calcext:value-type="float">
            <text:p>804515.688967589</text:p>
          </table:table-cell>
          <table:table-cell office:value-type="float" office:value="804510.609452701" calcext:value-type="float">
            <text:p>804510.609452701</text:p>
          </table:table-cell>
          <table:table-cell office:value-type="float" office:value="804505.861977106" calcext:value-type="float">
            <text:p>804505.861977106</text:p>
          </table:table-cell>
          <table:table-cell office:value-type="float" office:value="804501.424900054" calcext:value-type="float">
            <text:p>804501.424900054</text:p>
          </table:table-cell>
          <table:table-cell office:value-type="float" office:value="804497.277985909" calcext:value-type="float">
            <text:p>804497.277985909</text:p>
          </table:table-cell>
          <table:table-cell office:value-type="float" office:value="804493.402313412" calcext:value-type="float">
            <text:p>804493.402313412</text:p>
          </table:table-cell>
          <table:table-cell office:value-type="float" office:value="804489.78019069" calcext:value-type="float">
            <text:p>804489.78019069</text:p>
          </table:table-cell>
          <table:table-cell office:value-type="float" office:value="804486.395075721" calcext:value-type="float">
            <text:p>804486.395075721</text:p>
          </table:table-cell>
          <table:table-cell office:value-type="float" office:value="804483.231501993" calcext:value-type="float">
            <text:p>804483.231501993</text:p>
          </table:table-cell>
          <table:table-cell office:value-type="float" office:value="804480.275008809" calcext:value-type="float">
            <text:p>804480.275008809</text:p>
          </table:table-cell>
          <table:table-cell office:value-type="float" office:value="804477.512076256" calcext:value-type="float">
            <text:p>804477.512076256</text:p>
          </table:table-cell>
          <table:table-cell office:value-type="float" office:value="804474.930064152" calcext:value-type="float">
            <text:p>804474.930064152</text:p>
          </table:table-cell>
          <table:table-cell office:value-type="float" office:value="804472.517155157" calcext:value-type="float">
            <text:p>804472.517155157</text:p>
          </table:table-cell>
          <table:table-cell office:value-type="float" office:value="804470.262301316" calcext:value-type="float">
            <text:p>804470.262301316</text:p>
          </table:table-cell>
          <table:table-cell office:value-type="float" office:value="804468.155174267" calcext:value-type="float">
            <text:p>804468.155174267</text:p>
          </table:table-cell>
          <table:table-cell office:value-type="float" office:value="804466.186118482" calcext:value-type="float">
            <text:p>804466.186118482</text:p>
          </table:table-cell>
          <table:table-cell office:value-type="float" office:value="804464.346107654" calcext:value-type="float">
            <text:p>804464.346107654</text:p>
          </table:table-cell>
          <table:table-cell office:value-type="float" office:value="804462.626703823" calcext:value-type="float">
            <text:p>804462.626703823</text:p>
          </table:table-cell>
          <table:table-cell office:value-type="float" office:value="804461.020019176" calcext:value-type="float">
            <text:p>804461.020019176</text:p>
          </table:table-cell>
          <table:table-cell office:value-type="float" office:value="804459.518680323" calcext:value-type="float">
            <text:p>804459.518680323</text:p>
          </table:table-cell>
          <table:table-cell office:value-type="float" office:value="804458.11579484" calcext:value-type="float">
            <text:p>804458.11579484</text:p>
          </table:table-cell>
          <table:table-cell office:value-type="float" office:value="804456.804920043" calcext:value-type="float">
            <text:p>804456.804920043</text:p>
          </table:table-cell>
          <table:table-cell office:value-type="float" office:value="804455.580033701" calcext:value-type="float">
            <text:p>804455.580033701</text:p>
          </table:table-cell>
          <table:table-cell office:value-type="float" office:value="804454.43550674" calcext:value-type="float">
            <text:p>804454.43550674</text:p>
          </table:table-cell>
          <table:table-cell office:value-type="float" office:value="804453.366077607" calcext:value-type="float">
            <text:p>804453.366077607</text:p>
          </table:table-cell>
          <table:table-cell office:value-type="float" office:value="804452.366828405" calcext:value-type="float">
            <text:p>804452.366828405</text:p>
          </table:table-cell>
          <table:table-cell office:value-type="float" office:value="804451.433162478" calcext:value-type="float">
            <text:p>804451.433162478</text:p>
          </table:table-cell>
          <table:table-cell office:value-type="float" office:value="804450.560783522" calcext:value-type="float">
            <text:p>804450.560783522</text:p>
          </table:table-cell>
          <table:table-cell office:value-type="float" office:value="804449.745676003" calcext:value-type="float">
            <text:p>804449.745676003</text:p>
          </table:table-cell>
          <table:table-cell office:value-type="float" office:value="804448.984086872" calcext:value-type="float">
            <text:p>804448.984086872</text:p>
          </table:table-cell>
          <table:table-cell office:value-type="float" office:value="804448.272508457" calcext:value-type="float">
            <text:p>804448.272508457</text:p>
          </table:table-cell>
          <table:table-cell office:value-type="float" office:value="804447.607662461" calcext:value-type="float">
            <text:p>804447.607662461</text:p>
          </table:table-cell>
          <table:table-cell office:value-type="float" office:value="804446.98648502" calcext:value-type="float">
            <text:p>804446.98648502</text:p>
          </table:table-cell>
          <table:table-cell office:value-type="float" office:value="804446.406112695" calcext:value-type="float">
            <text:p>804446.406112695</text:p>
          </table:table-cell>
          <table:table-cell office:value-type="float" office:value="804445.863869421" calcext:value-type="float">
            <text:p>804445.863869421</text:p>
          </table:table-cell>
          <table:table-cell office:value-type="float" office:value="804445.357254256" calcext:value-type="float">
            <text:p>804445.357254256</text:p>
          </table:table-cell>
          <table:table-cell office:value-type="float" office:value="804444.883929973" calcext:value-type="float">
            <text:p>804444.883929973</text:p>
          </table:table-cell>
          <table:table-cell office:value-type="float" office:value="804444.441712354" calcext:value-type="float">
            <text:p>804444.441712354</text:p>
          </table:table-cell>
          <table:table-cell office:value-type="float" office:value="804444.02856021" calcext:value-type="float">
            <text:p>804444.02856021</text:p>
          </table:table-cell>
          <table:table-cell office:value-type="float" office:value="804443.642566018" calcext:value-type="float">
            <text:p>804443.642566018</text:p>
          </table:table-cell>
          <table:table-cell office:value-type="float" office:value="804443.281947227" calcext:value-type="float">
            <text:p>804443.281947227</text:p>
          </table:table-cell>
          <table:table-cell office:value-type="float" office:value="804442.945038051" calcext:value-type="float">
            <text:p>804442.945038051</text:p>
          </table:table-cell>
          <table:table-cell office:value-type="float" office:value="804442.630281872" calcext:value-type="float">
            <text:p>804442.630281872</text:p>
          </table:table-cell>
          <table:table-cell office:value-type="float" office:value="804442.336224066" calcext:value-type="float">
            <text:p>804442.336224066</text:p>
          </table:table-cell>
          <table:table-cell office:value-type="float" office:value="804442.061505374" calcext:value-type="float">
            <text:p>804442.061505374</text:p>
          </table:table-cell>
          <table:table-cell office:value-type="float" office:value="804441.804855631" calcext:value-type="float">
            <text:p>804441.804855631</text:p>
          </table:table-cell>
          <table:table-cell office:value-type="float" office:value="804441.565087965" calcext:value-type="float">
            <text:p>804441.565087965</text:p>
          </table:table-cell>
          <table:table-cell office:value-type="float" office:value="804441.341093322" calcext:value-type="float">
            <text:p>804441.341093322</text:p>
          </table:table-cell>
          <table:table-cell office:value-type="float" office:value="804441.131835401" calcext:value-type="float">
            <text:p>804441.131835401</text:p>
          </table:table-cell>
          <table:table-cell office:value-type="float" office:value="804440.936345865" calcext:value-type="float">
            <text:p>804440.936345865</text:p>
          </table:table-cell>
          <table:table-cell office:value-type="float" office:value="804440.753719917" calcext:value-type="float">
            <text:p>804440.753719917</text:p>
          </table:table-cell>
          <table:table-cell office:value-type="float" office:value="804440.583112116" calcext:value-type="float">
            <text:p>804440.583112116</text:p>
          </table:table-cell>
          <table:table-cell office:value-type="float" office:value="804440.423732514" calcext:value-type="float">
            <text:p>804440.423732514</text:p>
          </table:table-cell>
          <table:table-cell office:value-type="float" office:value="804440.274842999" calcext:value-type="float">
            <text:p>804440.274842999</text:p>
          </table:table-cell>
          <table:table-cell office:value-type="float" office:value="804440.135753916" calcext:value-type="float">
            <text:p>804440.135753916</text:p>
          </table:table-cell>
          <table:table-cell office:value-type="float" office:value="804440.00582088" calcext:value-type="float">
            <text:p>804440.00582088</text:p>
          </table:table-cell>
          <table:table-cell office:value-type="float" office:value="804439.884441822" calcext:value-type="float">
            <text:p>804439.884441822</text:p>
          </table:table-cell>
          <table:table-cell office:value-type="float" office:value="804439.771054203" calcext:value-type="float">
            <text:p>804439.771054203</text:p>
          </table:table-cell>
          <table:table-cell office:value-type="float" office:value="804439.66513243" calcext:value-type="float">
            <text:p>804439.66513243</text:p>
          </table:table-cell>
          <table:table-cell office:value-type="float" office:value="804439.566185432" calcext:value-type="float">
            <text:p>804439.566185432</text:p>
          </table:table-cell>
          <table:table-cell office:value-type="float" office:value="804439.473754398" calcext:value-type="float">
            <text:p>804439.473754398</text:p>
          </table:table-cell>
          <table:table-cell office:value-type="float" office:value="804439.387410657" calcext:value-type="float">
            <text:p>804439.387410657</text:p>
          </table:table-cell>
          <table:table-cell office:value-type="float" office:value="804439.306753706" calcext:value-type="float">
            <text:p>804439.306753706</text:p>
          </table:table-cell>
          <table:table-cell office:value-type="float" office:value="804439.231409359" calcext:value-type="float">
            <text:p>804439.231409359</text:p>
          </table:table-cell>
          <table:table-cell office:value-type="float" office:value="804439.161028021" calcext:value-type="float">
            <text:p>804439.161028021</text:p>
          </table:table-cell>
          <table:table-cell office:value-type="float" office:value="804439.095283076" calcext:value-type="float">
            <text:p>804439.095283076</text:p>
          </table:table-cell>
          <table:table-cell office:value-type="float" office:value="804439.033869376" calcext:value-type="float">
            <text:p>804439.033869376</text:p>
          </table:table-cell>
          <table:table-cell office:value-type="float" office:value="804438.976501835" calcext:value-type="float">
            <text:p>804438.976501835</text:p>
          </table:table-cell>
          <table:table-cell office:value-type="float" office:value="804438.922914111" calcext:value-type="float">
            <text:p>804438.922914111</text:p>
          </table:table-cell>
          <table:table-cell office:value-type="float" office:value="804438.872857371" calcext:value-type="float">
            <text:p>804438.872857371</text:p>
          </table:table-cell>
          <table:table-cell office:value-type="float" office:value="804438.826099152" calcext:value-type="float">
            <text:p>804438.826099152</text:p>
          </table:table-cell>
          <table:table-cell office:value-type="float" office:value="804438.782422272" calcext:value-type="float">
            <text:p>804438.782422272</text:p>
          </table:table-cell>
          <table:table-cell office:value-type="float" office:value="804438.74162384" calcext:value-type="float">
            <text:p>804438.74162384</text:p>
          </table:table-cell>
          <table:table-cell office:value-type="float" office:value="804438.703514306" calcext:value-type="float">
            <text:p>804438.703514306</text:p>
          </table:table-cell>
          <table:table-cell office:value-type="float" office:value="804438.667916592" calcext:value-type="float">
            <text:p>804438.667916592</text:p>
          </table:table-cell>
          <table:table-cell office:value-type="float" office:value="804438.63466527" calcext:value-type="float">
            <text:p>804438.63466527</text:p>
          </table:table-cell>
          <table:table-cell office:value-type="float" office:value="804438.603605796" calcext:value-type="float">
            <text:p>804438.603605796</text:p>
          </table:table-cell>
          <table:table-cell office:value-type="float" office:value="804438.574593795" calcext:value-type="float">
            <text:p>804438.574593795</text:p>
          </table:table-cell>
          <table:table-cell office:value-type="float" office:value="804438.547494394" calcext:value-type="float">
            <text:p>804438.547494394</text:p>
          </table:table-cell>
          <table:table-cell office:value-type="float" office:value="804438.522181595" calcext:value-type="float">
            <text:p>804438.522181595</text:p>
          </table:table-cell>
          <table:table-cell office:value-type="float" office:value="804438.498537694" calcext:value-type="float">
            <text:p>804438.498537694</text:p>
          </table:table-cell>
          <table:table-cell office:value-type="float" office:value="804438.476452734" calcext:value-type="float">
            <text:p>804438.476452734</text:p>
          </table:table-cell>
          <table:table-cell office:value-type="float" office:value="804438.455823998" calcext:value-type="float">
            <text:p>804438.455823998</text:p>
          </table:table-cell>
          <table:table-cell office:value-type="float" office:value="804438.43655553" calcext:value-type="float">
            <text:p>804438.43655553</text:p>
          </table:table-cell>
          <table:table-cell office:value-type="float" office:value="804438.41855769" calcext:value-type="float">
            <text:p>804438.41855769</text:p>
          </table:table-cell>
          <table:table-cell office:value-type="float" office:value="804438.401746743" calcext:value-type="float">
            <text:p>804438.401746743</text:p>
          </table:table-cell>
          <table:table-cell office:value-type="float" office:value="804438.386044467" calcext:value-type="float">
            <text:p>804438.386044467</text:p>
          </table:table-cell>
          <table:table-cell office:value-type="float" office:value="804438.37137779" calcext:value-type="float">
            <text:p>804438.37137779</text:p>
          </table:table-cell>
          <table:table-cell office:value-type="float" office:value="804438.357678454" calcext:value-type="float">
            <text:p>804438.357678454</text:p>
          </table:table-cell>
          <table:table-cell office:value-type="float" office:value="804438.344882695" calcext:value-type="float">
            <text:p>804438.344882695</text:p>
          </table:table-cell>
          <table:table-cell office:value-type="float" office:value="804438.332930951" calcext:value-type="float">
            <text:p>804438.332930951</text:p>
          </table:table-cell>
          <table:table-cell office:value-type="float" office:value="804438.321767581" calcext:value-type="float">
            <text:p>804438.321767581</text:p>
          </table:table-cell>
          <table:table-cell office:value-type="float" office:value="804438.311340611" calcext:value-type="float">
            <text:p>804438.311340611</text:p>
          </table:table-cell>
          <table:table-cell office:value-type="float" office:value="804438.30160149" calcext:value-type="float">
            <text:p>804438.30160149</text:p>
          </table:table-cell>
          <table:table-cell office:value-type="float" office:value="804438.292504868" calcext:value-type="float">
            <text:p>804438.292504868</text:p>
          </table:table-cell>
          <table:table-cell office:value-type="float" office:value="804438.284008379" calcext:value-type="float">
            <text:p>804438.284008379</text:p>
          </table:table-cell>
          <table:table-cell office:value-type="float" office:value="804438.276072453" calcext:value-type="float">
            <text:p>804438.276072453</text:p>
          </table:table-cell>
          <table:table-cell office:value-type="float" office:value="804438.268660124" calcext:value-type="float">
            <text:p>804438.268660124</text:p>
          </table:table-cell>
          <table:table-cell office:value-type="float" office:value="804438.261736864" calcext:value-type="float">
            <text:p>804438.261736864</text:p>
          </table:table-cell>
          <table:table-cell office:value-type="float" office:value="804438.255270419" calcext:value-type="float">
            <text:p>804438.255270419</text:p>
          </table:table-cell>
          <table:table-cell office:value-type="float" office:value="804438.249230663" calcext:value-type="float">
            <text:p>804438.249230663</text:p>
          </table:table-cell>
          <table:table-cell office:value-type="float" office:value="804438.243589454" calcext:value-type="float">
            <text:p>804438.243589454</text:p>
          </table:table-cell>
          <table:table-cell office:value-type="float" office:value="804438.238320505" calcext:value-type="float">
            <text:p>804438.238320505</text:p>
          </table:table-cell>
          <table:table-cell office:value-type="float" office:value="804438.233399262" calcext:value-type="float">
            <text:p>804438.233399262</text:p>
          </table:table-cell>
          <table:table-cell office:value-type="float" office:value="804438.228802789" calcext:value-type="float">
            <text:p>804438.228802789</text:p>
          </table:table-cell>
          <table:table-cell office:value-type="float" office:value="804438.224509665" calcext:value-type="float">
            <text:p>804438.224509665</text:p>
          </table:table-cell>
          <table:table-cell office:value-type="float" office:value="804438.220499876" calcext:value-type="float">
            <text:p>804438.220499876</text:p>
          </table:table-cell>
          <table:table-cell office:value-type="float" office:value="804438.216754733" calcext:value-type="float">
            <text:p>804438.216754733</text:p>
          </table:table-cell>
          <table:table-cell office:value-type="float" office:value="804438.213256775" calcext:value-type="float">
            <text:p>804438.213256775</text:p>
          </table:table-cell>
          <table:table-cell office:value-type="float" office:value="804438.209989695" calcext:value-type="float">
            <text:p>804438.209989695</text:p>
          </table:table-cell>
          <table:table-cell office:value-type="float" office:value="804438.20693826" calcext:value-type="float">
            <text:p>804438.20693826</text:p>
          </table:table-cell>
          <table:table-cell office:value-type="float" office:value="804438.204088242" calcext:value-type="float">
            <text:p>804438.204088242</text:p>
          </table:table-cell>
          <table:table-cell office:value-type="float" office:value="804438.201426352" calcext:value-type="float">
            <text:p>804438.201426352</text:p>
          </table:table-cell>
          <table:table-cell office:value-type="float" office:value="804438.198940175" calcext:value-type="float">
            <text:p>804438.198940175</text:p>
          </table:table-cell>
          <table:table-cell office:value-type="float" office:value="804438.196618117" calcext:value-type="float">
            <text:p>804438.196618117</text:p>
          </table:table-cell>
          <table:table-cell office:value-type="float" office:value="804438.194449349" calcext:value-type="float">
            <text:p>804438.194449349</text:p>
          </table:table-cell>
          <table:table-cell office:value-type="float" office:value="804438.192423754" calcext:value-type="float">
            <text:p>804438.192423754</text:p>
          </table:table-cell>
          <table:table-cell office:value-type="float" office:value="804438.190531885" calcext:value-type="float">
            <text:p>804438.190531885</text:p>
          </table:table-cell>
          <table:table-cell office:value-type="float" office:value="804438.188764915" calcext:value-type="float">
            <text:p>804438.188764915</text:p>
          </table:table-cell>
          <table:table-cell office:value-type="float" office:value="804438.187114602" calcext:value-type="float">
            <text:p>804438.187114602</text:p>
          </table:table-cell>
          <table:table-cell office:value-type="float" office:value="804438.185573247" calcext:value-type="float">
            <text:p>804438.185573247</text:p>
          </table:table-cell>
          <table:table-cell office:value-type="float" office:value="804438.184133659" calcext:value-type="float">
            <text:p>804438.184133659</text:p>
          </table:table-cell>
          <table:table-cell office:value-type="float" office:value="804438.18278912" calcext:value-type="float">
            <text:p>804438.18278912</text:p>
          </table:table-cell>
          <table:table-cell office:value-type="float" office:value="804438.181533357" calcext:value-type="float">
            <text:p>804438.181533357</text:p>
          </table:table-cell>
          <table:table-cell office:value-type="float" office:value="804438.180360511" calcext:value-type="float">
            <text:p>804438.180360511</text:p>
          </table:table-cell>
          <table:table-cell office:value-type="float" office:value="804438.179265107" calcext:value-type="float">
            <text:p>804438.179265107</text:p>
          </table:table-cell>
          <table:table-cell office:value-type="float" office:value="804438.178242035" calcext:value-type="float">
            <text:p>804438.178242035</text:p>
          </table:table-cell>
          <table:table-cell office:value-type="float" office:value="804438.177286519" calcext:value-type="float">
            <text:p>804438.177286519</text:p>
          </table:table-cell>
          <table:table-cell office:value-type="float" office:value="804438.176394099" calcext:value-type="float">
            <text:p>804438.176394099</text:p>
          </table:table-cell>
          <table:table-cell office:value-type="float" office:value="804438.175560611" calcext:value-type="float">
            <text:p>804438.175560611</text:p>
          </table:table-cell>
          <table:table-cell office:value-type="float" office:value="804438.174782163" calcext:value-type="float">
            <text:p>804438.174782163</text:p>
          </table:table-cell>
          <table:table-cell office:value-type="float" office:value="804438.174055123" calcext:value-type="float">
            <text:p>804438.174055123</text:p>
          </table:table-cell>
          <table:table-cell office:value-type="float" office:value="804438.173376096" calcext:value-type="float">
            <text:p>804438.173376096</text:p>
          </table:table-cell>
          <table:table-cell office:value-type="float" office:value="804438.172741912" calcext:value-type="float">
            <text:p>804438.172741912</text:p>
          </table:table-cell>
          <table:table-cell office:value-type="float" office:value="804438.172149611" calcext:value-type="float">
            <text:p>804438.172149611</text:p>
          </table:table-cell>
          <table:table-cell office:value-type="float" office:value="804438.171596427" calcext:value-type="float">
            <text:p>804438.171596427</text:p>
          </table:table-cell>
          <table:table-cell office:value-type="float" office:value="804438.171079778" calcext:value-type="float">
            <text:p>804438.171079778</text:p>
          </table:table-cell>
          <table:table-cell office:value-type="float" office:value="804438.170597251" calcext:value-type="float">
            <text:p>804438.170597251</text:p>
          </table:table-cell>
          <table:table-cell office:value-type="float" office:value="804438.170146593" calcext:value-type="float">
            <text:p>804438.170146593</text:p>
          </table:table-cell>
          <table:table-cell office:value-type="float" office:value="804438.1697257" calcext:value-type="float">
            <text:p>804438.1697257</text:p>
          </table:table-cell>
          <table:table-cell office:value-type="float" office:value="804438.169332606" calcext:value-type="float">
            <text:p>804438.169332606</text:p>
          </table:table-cell>
          <table:table-cell office:value-type="float" office:value="804438.168965476" calcext:value-type="float">
            <text:p>804438.168965476</text:p>
          </table:table-cell>
          <table:table-cell office:value-type="float" office:value="804438.168622596" calcext:value-type="float">
            <text:p>804438.168622596</text:p>
          </table:table-cell>
          <table:table-cell office:value-type="float" office:value="804438.168302363" calcext:value-type="float">
            <text:p>804438.168302363</text:p>
          </table:table-cell>
          <table:table-cell office:value-type="float" office:value="804438.168003282" calcext:value-type="float">
            <text:p>804438.168003282</text:p>
          </table:table-cell>
          <table:table-cell office:value-type="float" office:value="804438.167723957" calcext:value-type="float">
            <text:p>804438.167723957</text:p>
          </table:table-cell>
          <table:table-cell office:value-type="float" office:value="804438.167463083" calcext:value-type="float">
            <text:p>804438.167463083</text:p>
          </table:table-cell>
          <table:table-cell office:value-type="float" office:value="804438.16721944" calcext:value-type="float">
            <text:p>804438.16721944</text:p>
          </table:table-cell>
          <table:table-cell office:value-type="float" office:value="804438.166991892" calcext:value-type="float">
            <text:p>804438.166991892</text:p>
          </table:table-cell>
          <table:table-cell office:value-type="float" office:value="804438.166779376" calcext:value-type="float">
            <text:p>804438.166779376</text:p>
          </table:table-cell>
          <table:table-cell office:value-type="float" office:value="804438.166580897" calcext:value-type="float">
            <text:p>804438.166580897</text:p>
          </table:table-cell>
          <table:table-cell office:value-type="float" office:value="804438.16639553" calcext:value-type="float">
            <text:p>804438.16639553</text:p>
          </table:table-cell>
          <table:table-cell office:value-type="float" office:value="804438.166222409" calcext:value-type="float">
            <text:p>804438.166222409</text:p>
          </table:table-cell>
          <table:table-cell office:value-type="float" office:value="804438.166060724" calcext:value-type="float">
            <text:p>804438.166060724</text:p>
          </table:table-cell>
          <table:table-cell office:value-type="float" office:value="804438.165909721" calcext:value-type="float">
            <text:p>804438.165909721</text:p>
          </table:table-cell>
          <table:table-cell office:value-type="float" office:value="804438.165768693" calcext:value-type="float">
            <text:p>804438.165768693</text:p>
          </table:table-cell>
          <table:table-cell office:value-type="float" office:value="804438.165636982" calcext:value-type="float">
            <text:p>804438.165636982</text:p>
          </table:table-cell>
          <table:table-cell office:value-type="float" office:value="804438.165513972" calcext:value-type="float">
            <text:p>804438.165513972</text:p>
          </table:table-cell>
          <table:table-cell office:value-type="float" office:value="804438.165399089" calcext:value-type="float">
            <text:p>804438.165399089</text:p>
          </table:table-cell>
          <table:table-cell office:value-type="float" office:value="804438.165291796" calcext:value-type="float">
            <text:p>804438.165291796</text:p>
          </table:table-cell>
          <table:table-cell office:value-type="float" office:value="804438.165191591" calcext:value-type="float">
            <text:p>804438.165191591</text:p>
          </table:table-cell>
          <table:table-cell office:value-type="float" office:value="804438.165098007" calcext:value-type="float">
            <text:p>804438.165098007</text:p>
          </table:table-cell>
          <table:table-cell office:value-type="float" office:value="804438.165010605" calcext:value-type="float">
            <text:p>804438.165010605</text:p>
          </table:table-cell>
          <table:table-cell office:value-type="float" office:value="804438.164928979" calcext:value-type="float">
            <text:p>804438.164928979</text:p>
          </table:table-cell>
          <table:table-cell office:value-type="float" office:value="804438.164852745" calcext:value-type="float">
            <text:p>804438.164852745</text:p>
          </table:table-cell>
          <table:table-cell office:value-type="float" office:value="804438.164781548" calcext:value-type="float">
            <text:p>804438.164781548</text:p>
          </table:table-cell>
          <table:table-cell office:value-type="float" office:value="804438.164715055" calcext:value-type="float">
            <text:p>804438.164715055</text:p>
          </table:table-cell>
          <table:table-cell office:value-type="float" office:value="804438.164652955" calcext:value-type="float">
            <text:p>804438.164652955</text:p>
          </table:table-cell>
          <table:table-cell office:value-type="float" office:value="804438.164594959" calcext:value-type="float">
            <text:p>804438.164594959</text:p>
          </table:table-cell>
          <table:table-cell office:value-type="float" office:value="804438.164540794" calcext:value-type="float">
            <text:p>804438.164540794</text:p>
          </table:table-cell>
          <table:table-cell office:value-type="float" office:value="804438.164490208" calcext:value-type="float">
            <text:p>804438.164490208</text:p>
          </table:table-cell>
          <table:table-cell office:value-type="float" office:value="804438.164442965" calcext:value-type="float">
            <text:p>804438.164442965</text:p>
          </table:table-cell>
          <table:table-cell office:value-type="float" office:value="804438.164398843" calcext:value-type="float">
            <text:p>804438.164398843</text:p>
          </table:table-cell>
          <table:table-cell office:value-type="float" office:value="804438.164357637" calcext:value-type="float">
            <text:p>804438.164357637</text:p>
          </table:table-cell>
          <table:table-cell office:value-type="float" office:value="804438.164319153" calcext:value-type="float">
            <text:p>804438.164319153</text:p>
          </table:table-cell>
          <table:table-cell office:value-type="float" office:value="804438.164283213" calcext:value-type="float">
            <text:p>804438.164283213</text:p>
          </table:table-cell>
          <table:table-cell office:value-type="float" office:value="804438.164249647" calcext:value-type="float">
            <text:p>804438.164249647</text:p>
          </table:table-cell>
          <table:table-cell office:value-type="float" office:value="804438.164218299" calcext:value-type="float">
            <text:p>804438.164218299</text:p>
          </table:table-cell>
          <table:table-cell office:value-type="float" office:value="804438.164189023" calcext:value-type="float">
            <text:p>804438.164189023</text:p>
          </table:table-cell>
          <table:table-cell office:value-type="float" office:value="804438.164161681" calcext:value-type="float">
            <text:p>804438.164161681</text:p>
          </table:table-cell>
          <table:table-cell office:value-type="float" office:value="804438.164136145" calcext:value-type="float">
            <text:p>804438.164136145</text:p>
          </table:table-cell>
          <table:table-cell office:value-type="float" office:value="804438.164112298" calcext:value-type="float">
            <text:p>804438.164112298</text:p>
          </table:table-cell>
          <table:table-cell office:value-type="float" office:value="804438.164090026" calcext:value-type="float">
            <text:p>804438.164090026</text:p>
          </table:table-cell>
          <table:table-cell office:value-type="float" office:value="804438.164069226" calcext:value-type="float">
            <text:p>804438.164069226</text:p>
          </table:table-cell>
          <table:table-cell office:value-type="float" office:value="804438.1640498" calcext:value-type="float">
            <text:p>804438.1640498</text:p>
          </table:table-cell>
          <table:table-cell office:value-type="float" office:value="804438.164031658" calcext:value-type="float">
            <text:p>804438.164031658</text:p>
          </table:table-cell>
          <table:table-cell office:value-type="float" office:value="804438.164014715" calcext:value-type="float">
            <text:p>804438.164014715</text:p>
          </table:table-cell>
          <table:table-cell office:value-type="float" office:value="804438.163998891" calcext:value-type="float">
            <text:p>804438.163998891</text:p>
          </table:table-cell>
          <table:table-cell office:value-type="float" office:value="804438.163984113" calcext:value-type="float">
            <text:p>804438.163984113</text:p>
          </table:table-cell>
          <table:table-cell office:value-type="float" office:value="804438.163970312" calcext:value-type="float">
            <text:p>804438.163970312</text:p>
          </table:table-cell>
          <table:table-cell office:value-type="float" office:value="804438.163957423" calcext:value-type="float">
            <text:p>804438.163957423</text:p>
          </table:table-cell>
          <table:table-cell office:value-type="float" office:value="804438.163945386" calcext:value-type="float">
            <text:p>804438.163945386</text:p>
          </table:table-cell>
          <table:table-cell office:value-type="float" office:value="804438.163934144" calcext:value-type="float">
            <text:p>804438.163934144</text:p>
          </table:table-cell>
          <table:table-cell office:value-type="float" office:value="804438.163923645" calcext:value-type="float">
            <text:p>804438.163923645</text:p>
          </table:table-cell>
          <table:table-cell office:value-type="float" office:value="804438.16391384" calcext:value-type="float">
            <text:p>804438.16391384</text:p>
          </table:table-cell>
          <table:table-cell office:value-type="float" office:value="804438.163904682" calcext:value-type="float">
            <text:p>804438.163904682</text:p>
          </table:table-cell>
          <table:table-cell office:value-type="float" office:value="804438.163896131" calcext:value-type="float">
            <text:p>804438.163896131</text:p>
          </table:table-cell>
          <table:table-cell office:value-type="float" office:value="804438.163888144" calcext:value-type="float">
            <text:p>804438.163888144</text:p>
          </table:table-cell>
          <table:table-cell office:value-type="float" office:value="804438.163880685" calcext:value-type="float">
            <text:p>804438.163880685</text:p>
          </table:table-cell>
          <table:table-cell office:value-type="float" office:value="804438.163873719" calcext:value-type="float">
            <text:p>804438.163873719</text:p>
          </table:table-cell>
          <table:table-cell office:value-type="float" office:value="804438.163867213" calcext:value-type="float">
            <text:p>804438.163867213</text:p>
          </table:table-cell>
          <table:table-cell office:value-type="float" office:value="804438.163861137" calcext:value-type="float">
            <text:p>804438.163861137</text:p>
          </table:table-cell>
          <table:table-cell office:value-type="float" office:value="804438.163855463" calcext:value-type="float">
            <text:p>804438.163855463</text:p>
          </table:table-cell>
          <table:table-cell office:value-type="float" office:value="804438.163850164" calcext:value-type="float">
            <text:p>804438.163850164</text:p>
          </table:table-cell>
          <table:table-cell office:value-type="float" office:value="804438.163845215" calcext:value-type="float">
            <text:p>804438.163845215</text:p>
          </table:table-cell>
          <table:table-cell office:value-type="float" office:value="804438.163840593" calcext:value-type="float">
            <text:p>804438.163840593</text:p>
          </table:table-cell>
          <table:table-cell office:value-type="float" office:value="804438.163836277" calcext:value-type="float">
            <text:p>804438.163836277</text:p>
          </table:table-cell>
          <table:table-cell office:value-type="float" office:value="804438.163832245" calcext:value-type="float">
            <text:p>804438.163832245</text:p>
          </table:table-cell>
          <table:table-cell office:value-type="float" office:value="804438.163828481" calcext:value-type="float">
            <text:p>804438.163828481</text:p>
          </table:table-cell>
          <table:table-cell office:value-type="float" office:value="804438.163824965" calcext:value-type="float">
            <text:p>804438.163824965</text:p>
          </table:table-cell>
          <table:table-cell office:value-type="float" office:value="804438.163821681" calcext:value-type="float">
            <text:p>804438.163821681</text:p>
          </table:table-cell>
          <table:table-cell office:value-type="float" office:value="804438.163818615" calcext:value-type="float">
            <text:p>804438.163818615</text:p>
          </table:table-cell>
          <table:table-cell office:value-type="float" office:value="804438.163815751" calcext:value-type="float">
            <text:p>804438.163815751</text:p>
          </table:table-cell>
          <table:table-cell office:value-type="float" office:value="804438.163813076" calcext:value-type="float">
            <text:p>804438.163813076</text:p>
          </table:table-cell>
          <table:table-cell office:value-type="float" office:value="804438.163810579" calcext:value-type="float">
            <text:p>804438.163810579</text:p>
          </table:table-cell>
          <table:table-cell office:value-type="float" office:value="804438.163808246" calcext:value-type="float">
            <text:p>804438.163808246</text:p>
          </table:table-cell>
          <table:table-cell office:value-type="float" office:value="804438.163806067" calcext:value-type="float">
            <text:p>804438.163806067</text:p>
          </table:table-cell>
          <table:table-cell office:value-type="float" office:value="804438.163804033" calcext:value-type="float">
            <text:p>804438.163804033</text:p>
          </table:table-cell>
          <table:table-cell office:value-type="float" office:value="804438.163802133" calcext:value-type="float">
            <text:p>804438.163802133</text:p>
          </table:table-cell>
          <table:table-cell office:value-type="float" office:value="804438.163800358" calcext:value-type="float">
            <text:p>804438.163800358</text:p>
          </table:table-cell>
          <table:table-cell office:value-type="float" office:value="804438.163798701" calcext:value-type="float">
            <text:p>804438.163798701</text:p>
          </table:table-cell>
          <table:table-cell office:value-type="float" office:value="804438.163797153" calcext:value-type="float">
            <text:p>804438.163797153</text:p>
          </table:table-cell>
          <table:table-cell office:value-type="float" office:value="804438.163795708" calcext:value-type="float">
            <text:p>804438.163795708</text:p>
          </table:table-cell>
          <table:table-cell office:value-type="float" office:value="804438.163794358" calcext:value-type="float">
            <text:p>804438.163794358</text:p>
          </table:table-cell>
          <table:table-cell office:value-type="float" office:value="804438.163793097" calcext:value-type="float">
            <text:p>804438.163793097</text:p>
          </table:table-cell>
          <table:table-cell office:value-type="float" office:value="804438.16379192" calcext:value-type="float">
            <text:p>804438.16379192</text:p>
          </table:table-cell>
          <table:table-cell office:value-type="float" office:value="804438.163790821" calcext:value-type="float">
            <text:p>804438.163790821</text:p>
          </table:table-cell>
          <table:table-cell office:value-type="float" office:value="804438.163789794" calcext:value-type="float">
            <text:p>804438.163789794</text:p>
          </table:table-cell>
          <table:table-cell office:value-type="float" office:value="804438.163788835" calcext:value-type="float">
            <text:p>804438.163788835</text:p>
          </table:table-cell>
          <table:table-cell office:value-type="float" office:value="804438.163787939" calcext:value-type="float">
            <text:p>804438.163787939</text:p>
          </table:table-cell>
          <table:table-cell office:value-type="float" office:value="804438.163787103" calcext:value-type="float">
            <text:p>804438.163787103</text:p>
          </table:table-cell>
          <table:table-cell office:value-type="float" office:value="804438.163786322" calcext:value-type="float">
            <text:p>804438.163786322</text:p>
          </table:table-cell>
          <table:table-cell office:value-type="float" office:value="804438.163785592" calcext:value-type="float">
            <text:p>804438.163785592</text:p>
          </table:table-cell>
          <table:table-cell office:value-type="float" office:value="804438.163784911" calcext:value-type="float">
            <text:p>804438.163784911</text:p>
          </table:table-cell>
          <table:table-cell office:value-type="float" office:value="804438.163784275" calcext:value-type="float">
            <text:p>804438.163784275</text:p>
          </table:table-cell>
          <table:table-cell office:value-type="float" office:value="804438.163783681" calcext:value-type="float">
            <text:p>804438.163783681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float" office:value="1" calcext:value-type="float">
            <text:p>1</text:p>
          </table:table-cell>
          <table:table-cell office:value-type="float" office:value="0.961776943297637" calcext:value-type="float">
            <text:p>0.961776943297637</text:p>
          </table:table-cell>
          <table:table-cell office:value-type="float" office:value="1.00416718694735" calcext:value-type="float">
            <text:p>1.00416718694735</text:p>
          </table:table-cell>
          <table:table-cell office:value-type="float" office:value="1.11892358215901" calcext:value-type="float">
            <text:p>1.11892358215901</text:p>
          </table:table-cell>
          <table:table-cell office:value-type="float" office:value="1.30463489998896" calcext:value-type="float">
            <text:p>1.30463489998896</text:p>
          </table:table-cell>
          <table:table-cell office:value-type="float" office:value="1.56563509571429" calcext:value-type="float">
            <text:p>1.56563509571429</text:p>
          </table:table-cell>
          <table:table-cell office:value-type="float" office:value="1.9115181603724" calcext:value-type="float">
            <text:p>1.9115181603724</text:p>
          </table:table-cell>
          <table:table-cell office:value-type="float" office:value="2.35713344054327" calcext:value-type="float">
            <text:p>2.35713344054327</text:p>
          </table:table-cell>
          <table:table-cell office:value-type="float" office:value="2.92299210673481" calcext:value-type="float">
            <text:p>2.92299210673481</text:p>
          </table:table-cell>
          <table:table-cell office:value-type="float" office:value="3.63605766671497" calcext:value-type="float">
            <text:p>3.63605766671497</text:p>
          </table:table-cell>
          <table:table-cell office:value-type="float" office:value="4.53092718767324" calcext:value-type="float">
            <text:p>4.53092718767324</text:p>
          </table:table-cell>
          <table:table-cell office:value-type="float" office:value="5.65143945683956" calcext:value-type="float">
            <text:p>5.65143945683956</text:p>
          </table:table-cell>
          <table:table-cell office:value-type="float" office:value="7.05277456372126" calcext:value-type="float">
            <text:p>7.05277456372126</text:p>
          </table:table-cell>
          <table:table-cell office:value-type="float" office:value="8.80413826986601" calcext:value-type="float">
            <text:p>8.80413826986601</text:p>
          </table:table-cell>
          <table:table-cell office:value-type="float" office:value="10.9921573279997" calcext:value-type="float">
            <text:p>10.9921573279997</text:p>
          </table:table-cell>
          <table:table-cell office:value-type="float" office:value="13.7251487965235" calcext:value-type="float">
            <text:p>13.7251487965235</text:p>
          </table:table-cell>
          <table:table-cell office:value-type="float" office:value="17.1384715094819" calcext:value-type="float">
            <text:p>17.1384715094819</text:p>
          </table:table-cell>
          <table:table-cell office:value-type="float" office:value="21.401223161335" calcext:value-type="float">
            <text:p>21.401223161335</text:p>
          </table:table-cell>
          <table:table-cell office:value-type="float" office:value="26.7246122433624" calcext:value-type="float">
            <text:p>26.7246122433624</text:p>
          </table:table-cell>
          <table:table-cell office:value-type="float" office:value="33.3724194548714" calcext:value-type="float">
            <text:p>33.3724194548714</text:p>
          </table:table-cell>
          <table:table-cell office:value-type="float" office:value="41.674066109519" calcext:value-type="float">
            <text:p>41.674066109519</text:p>
          </table:table-cell>
          <table:table-cell office:value-type="float" office:value="52.0409364224316" calcext:value-type="float">
            <text:p>52.0409364224316</text:p>
          </table:table-cell>
          <table:table-cell office:value-type="float" office:value="64.9867620402944" calcext:value-type="float">
            <text:p>64.9867620402944</text:p>
          </table:table-cell>
          <table:table-cell office:value-type="float" office:value="81.1530798064415" calcext:value-type="float">
            <text:p>81.1530798064415</text:p>
          </table:table-cell>
          <table:table-cell office:value-type="float" office:value="101.341022112832" calcext:value-type="float">
            <text:p>101.341022112832</text:p>
          </table:table-cell>
          <table:table-cell office:value-type="float" office:value="126.551017630783" calcext:value-type="float">
            <text:p>126.551017630783</text:p>
          </table:table-cell>
          <table:table-cell office:value-type="float" office:value="158.032367442604" calcext:value-type="float">
            <text:p>158.032367442604</text:p>
          </table:table-cell>
          <table:table-cell office:value-type="float" office:value="197.345154091727" calcext:value-type="float">
            <text:p>197.345154091727</text:p>
          </table:table-cell>
          <table:table-cell office:value-type="float" office:value="246.437553090306" calcext:value-type="float">
            <text:p>246.437553090306</text:p>
          </table:table-cell>
          <table:table-cell office:value-type="float" office:value="307.742373367253" calcext:value-type="float">
            <text:p>307.742373367253</text:p>
          </table:table-cell>
          <table:table-cell office:value-type="float" office:value="384.297616195272" calcext:value-type="float">
            <text:p>384.297616195272</text:p>
          </table:table-cell>
          <table:table-cell office:value-type="float" office:value="479.897022812549" calcext:value-type="float">
            <text:p>479.897022812549</text:p>
          </table:table-cell>
          <table:table-cell office:value-type="float" office:value="599.278068842626" calcext:value-type="float">
            <text:p>599.278068842626</text:p>
          </table:table-cell>
          <table:table-cell office:value-type="float" office:value="748.356729559569" calcext:value-type="float">
            <text:p>748.356729559569</text:p>
          </table:table-cell>
          <table:table-cell office:value-type="float" office:value="934.520633904376" calcext:value-type="float">
            <text:p>934.520633904376</text:p>
          </table:table-cell>
          <table:table-cell office:value-type="float" office:value="1166.99514443074" calcext:value-type="float">
            <text:p>1166.99514443074</text:p>
          </table:table-cell>
          <table:table-cell office:value-type="float" office:value="1457.30049968931" calcext:value-type="float">
            <text:p>1457.30049968931</text:p>
          </table:table-cell>
          <table:table-cell office:value-type="float" office:value="1819.82264818512" calcext:value-type="float">
            <text:p>1819.82264818512</text:p>
          </table:table-cell>
          <table:table-cell office:value-type="float" office:value="2272.52608622942" calcext:value-type="float">
            <text:p>2272.52608622942</text:p>
          </table:table-cell>
          <table:table-cell office:value-type="float" office:value="2837.84397054403" calcext:value-type="float">
            <text:p>2837.84397054403</text:p>
          </table:table-cell>
          <table:table-cell office:value-type="float" office:value="3543.78960737456" calcext:value-type="float">
            <text:p>3543.78960737456</text:p>
          </table:table-cell>
          <table:table-cell office:value-type="float" office:value="4425.34438662636" calcext:value-type="float">
            <text:p>4425.34438662636</text:p>
          </table:table-cell>
          <table:table-cell office:value-type="float" office:value="5526.19079857484" calcext:value-type="float">
            <text:p>5526.19079857484</text:p>
          </table:table-cell>
          <table:table-cell office:value-type="float" office:value="6900.87642080099" calcext:value-type="float">
            <text:p>6900.87642080099</text:p>
          </table:table-cell>
          <table:table-cell office:value-type="float" office:value="8617.515886157" calcext:value-type="float">
            <text:p>8617.515886157</text:p>
          </table:table-cell>
          <table:table-cell office:value-type="float" office:value="10761.1644722339" calcext:value-type="float">
            <text:p>10761.1644722339</text:p>
          </table:table-cell>
          <table:table-cell office:value-type="float" office:value="13438.0302730561" calcext:value-type="float">
            <text:p>13438.0302730561</text:p>
          </table:table-cell>
          <table:table-cell office:value-type="float" office:value="16780.7328525547" calcext:value-type="float">
            <text:p>16780.7328525547</text:p>
          </table:table-cell>
          <table:table-cell office:value-type="float" office:value="20954.8683094017" calcext:value-type="float">
            <text:p>20954.8683094017</text:p>
          </table:table-cell>
          <table:table-cell office:value-type="float" office:value="26167.2046380148" calcext:value-type="float">
            <text:p>26167.2046380148</text:p>
          </table:table-cell>
          <table:table-cell office:value-type="float" office:value="32675.9110212342" calcext:value-type="float">
            <text:p>32675.9110212342</text:p>
          </table:table-cell>
          <table:table-cell office:value-type="float" office:value="40803.3251426624" calcext:value-type="float">
            <text:p>40803.3251426624</text:p>
          </table:table-cell>
          <table:table-cell office:value-type="float" office:value="50951.885167098" calcext:value-type="float">
            <text:p>50951.885167098</text:p>
          </table:table-cell>
          <table:table-cell office:value-type="float" office:value="63624.0079278361" calcext:value-type="float">
            <text:p>63624.0079278361</text:p>
          </table:table-cell>
          <table:table-cell office:value-type="float" office:value="79446.8858066746" calcext:value-type="float">
            <text:p>79446.8858066746</text:p>
          </table:table-cell>
          <table:table-cell office:value-type="float" office:value="99203.409511473" calcext:value-type="float">
            <text:p>99203.409511473</text:p>
          </table:table-cell>
          <table:table-cell office:value-type="float" office:value="123870.719393142" calcext:value-type="float">
            <text:p>123870.719393142</text:p>
          </table:table-cell>
          <table:table-cell office:value-type="float" office:value="154668.245089542" calcext:value-type="float">
            <text:p>154668.245089542</text:p>
          </table:table-cell>
          <table:table-cell office:value-type="float" office:value="193117.537335077" calcext:value-type="float">
            <text:p>193117.537335077</text:p>
          </table:table-cell>
          <table:table-cell office:value-type="float" office:value="241116.739842697" calcext:value-type="float">
            <text:p>241116.739842697</text:p>
          </table:table-cell>
          <table:table-cell office:value-type="float" office:value="301033.201635894" calcext:value-type="float">
            <text:p>301033.201635894</text:p>
          </table:table-cell>
          <table:table-cell office:value-type="float" office:value="375818.534078298" calcext:value-type="float">
            <text:p>375818.534078298</text:p>
          </table:table-cell>
          <table:table-cell office:value-type="float" office:value="469151.363082097" calcext:value-type="float">
            <text:p>469151.363082097</text:p>
          </table:table-cell>
          <table:table-cell office:value-type="float" office:value="585614.147885887" calcext:value-type="float">
            <text:p>585614.147885887</text:p>
          </table:table-cell>
          <table:table-cell office:value-type="float" office:value="730911.750784613" calcext:value-type="float">
            <text:p>730911.750784613</text:p>
          </table:table-cell>
          <table:table-cell office:value-type="float" office:value="912140.895327052" calcext:value-type="float">
            <text:p>912140.895327052</text:p>
          </table:table-cell>
          <table:table-cell office:value-type="float" office:value="1138121.26281112" calcext:value-type="float">
            <text:p>1138121.26281112</text:p>
          </table:table-cell>
          <table:table-cell office:value-type="float" office:value="1419800.60084393" calcext:value-type="float">
            <text:p>1419800.60084393</text:p>
          </table:table-cell>
          <table:table-cell office:value-type="float" office:value="1770747.68253946" calcext:value-type="float">
            <text:p>1770747.68253946</text:p>
          </table:table-cell>
          <table:table-cell office:value-type="float" office:value="2207747.97069366" calcext:value-type="float">
            <text:p>2207747.97069366</text:p>
          </table:table-cell>
          <table:table-cell office:value-type="float" office:value="2751516.78969519" calcext:value-type="float">
            <text:p>2751516.78969519</text:p>
          </table:table-cell>
          <table:table-cell office:value-type="float" office:value="3427542.88994755" calcext:value-type="float">
            <text:p>3427542.88994755</text:p>
          </table:table-cell>
          <table:table-cell office:value-type="float" office:value="4267070.04295835" calcext:value-type="float">
            <text:p>4267070.04295835</text:p>
          </table:table-cell>
          <table:table-cell office:value-type="float" office:value="5308213.79132475" calcext:value-type="float">
            <text:p>5308213.79132475</text:p>
          </table:table-cell>
          <table:table-cell office:value-type="float" office:value="6597191.50814659" calcext:value-type="float">
            <text:p>6597191.50814659</text:p>
          </table:table-cell>
          <table:table-cell office:value-type="float" office:value="8189612.5689887" calcext:value-type="float">
            <text:p>8189612.5689887</text:p>
          </table:table-cell>
          <table:table-cell office:value-type="float" office:value="10151725.6434744" calcext:value-type="float">
            <text:p>10151725.6434744</text:p>
          </table:table-cell>
          <table:table-cell office:value-type="float" office:value="12561446.2061659" calcext:value-type="float">
            <text:p>12561446.2061659</text:p>
          </table:table-cell>
          <table:table-cell office:value-type="float" office:value="15508880.5387543" calcext:value-type="float">
            <text:p>15508880.5387543</text:p>
          </table:table-cell>
          <table:table-cell office:value-type="float" office:value="19095920.410002" calcext:value-type="float">
            <text:p>19095920.410002</text:p>
          </table:table-cell>
          <table:table-cell office:value-type="float" office:value="23434304.0607005" calcext:value-type="float">
            <text:p>23434304.0607005</text:p>
          </table:table-cell>
          <table:table-cell office:value-type="float" office:value="28641344.908165" calcext:value-type="float">
            <text:p>28641344.908165</text:p>
          </table:table-cell>
          <table:table-cell office:value-type="float" office:value="34832362.5378154" calcext:value-type="float">
            <text:p>34832362.5378154</text:p>
          </table:table-cell>
          <table:table-cell office:value-type="float" office:value="42108805.3135953" calcext:value-type="float">
            <text:p>42108805.3135953</text:p>
          </table:table-cell>
          <table:table-cell office:value-type="float" office:value="50541277.800014" calcext:value-type="float">
            <text:p>50541277.800014</text:p>
          </table:table-cell>
          <table:table-cell office:value-type="float" office:value="60147388.6332743" calcext:value-type="float">
            <text:p>60147388.6332743</text:p>
          </table:table-cell>
          <table:table-cell office:value-type="float" office:value="70865708.0920612" calcext:value-type="float">
            <text:p>70865708.0920612</text:p>
          </table:table-cell>
          <table:table-cell office:value-type="float" office:value="82529276.0557332" calcext:value-type="float">
            <text:p>82529276.0557332</text:p>
          </table:table-cell>
          <table:table-cell office:value-type="float" office:value="94844684.642502" calcext:value-type="float">
            <text:p>94844684.642502</text:p>
          </table:table-cell>
          <table:table-cell office:value-type="float" office:value="107385022.483352" calcext:value-type="float">
            <text:p>107385022.483352</text:p>
          </table:table-cell>
          <table:table-cell office:value-type="float" office:value="119605310.226138" calcext:value-type="float">
            <text:p>119605310.226138</text:p>
          </table:table-cell>
          <table:table-cell office:value-type="float" office:value="130885952.378373" calcext:value-type="float">
            <text:p>130885952.378373</text:p>
          </table:table-cell>
          <table:table-cell office:value-type="float" office:value="140602489.393617" calcext:value-type="float">
            <text:p>140602489.393617</text:p>
          </table:table-cell>
          <table:table-cell office:value-type="float" office:value="148210168.796643" calcext:value-type="float">
            <text:p>148210168.796643</text:p>
          </table:table-cell>
          <table:table-cell office:value-type="float" office:value="153323679.98358" calcext:value-type="float">
            <text:p>153323679.98358</text:p>
          </table:table-cell>
          <table:table-cell office:value-type="float" office:value="155770650.195029" calcext:value-type="float">
            <text:p>155770650.195029</text:p>
          </table:table-cell>
          <table:table-cell office:value-type="float" office:value="155604482.246811" calcext:value-type="float">
            <text:p>155604482.246811</text:p>
          </table:table-cell>
          <table:table-cell office:value-type="float" office:value="153075210.895947" calcext:value-type="float">
            <text:p>153075210.895947</text:p>
          </table:table-cell>
          <table:table-cell office:value-type="float" office:value="148569932.478755" calcext:value-type="float">
            <text:p>148569932.478755</text:p>
          </table:table-cell>
          <table:table-cell office:value-type="float" office:value="142540247.610655" calcext:value-type="float">
            <text:p>142540247.610655</text:p>
          </table:table-cell>
          <table:table-cell office:value-type="float" office:value="135427816.519018" calcext:value-type="float">
            <text:p>135427816.519018</text:p>
          </table:table-cell>
          <table:table-cell office:value-type="float" office:value="127580940.370225" calcext:value-type="float">
            <text:p>127580940.370225</text:p>
          </table:table-cell>
          <table:table-cell office:value-type="float" office:value="119263911.361525" calcext:value-type="float">
            <text:p>119263911.361525</text:p>
          </table:table-cell>
          <table:table-cell office:value-type="float" office:value="110922669.28406" calcext:value-type="float">
            <text:p>110922669.28406</text:p>
          </table:table-cell>
          <table:table-cell office:value-type="float" office:value="102896140.699916" calcext:value-type="float">
            <text:p>102896140.699916</text:p>
          </table:table-cell>
          <table:table-cell office:value-type="float" office:value="95277683.3442458" calcext:value-type="float">
            <text:p>95277683.3442458</text:p>
          </table:table-cell>
          <table:table-cell office:value-type="float" office:value="88095312.0877224" calcext:value-type="float">
            <text:p>88095312.0877224</text:p>
          </table:table-cell>
          <table:table-cell office:value-type="float" office:value="81362170.4103026" calcext:value-type="float">
            <text:p>81362170.4103026</text:p>
          </table:table-cell>
          <table:table-cell office:value-type="float" office:value="75081191.8481583" calcext:value-type="float">
            <text:p>75081191.8481583</text:p>
          </table:table-cell>
          <table:table-cell office:value-type="float" office:value="69245350.3967256" calcext:value-type="float">
            <text:p>69245350.3967256</text:p>
          </table:table-cell>
          <table:table-cell office:value-type="float" office:value="63839176.1011481" calcext:value-type="float">
            <text:p>63839176.1011481</text:p>
          </table:table-cell>
          <table:table-cell office:value-type="float" office:value="58841323.8503773" calcext:value-type="float">
            <text:p>58841323.8503773</text:p>
          </table:table-cell>
          <table:table-cell office:value-type="float" office:value="54227182.3467372" calcext:value-type="float">
            <text:p>54227182.3467372</text:p>
          </table:table-cell>
          <table:table-cell office:value-type="float" office:value="49970912.8785356" calcext:value-type="float">
            <text:p>49970912.8785356</text:p>
          </table:table-cell>
          <table:table-cell office:value-type="float" office:value="46046800.4749885" calcext:value-type="float">
            <text:p>46046800.4749885</text:p>
          </table:table-cell>
          <table:table-cell office:value-type="float" office:value="42430046.2991636" calcext:value-type="float">
            <text:p>42430046.2991636</text:p>
          </table:table-cell>
          <table:table-cell office:value-type="float" office:value="39097178.2448608" calcext:value-type="float">
            <text:p>39097178.2448608</text:p>
          </table:table-cell>
          <table:table-cell office:value-type="float" office:value="36026226.4228403" calcext:value-type="float">
            <text:p>36026226.4228403</text:p>
          </table:table-cell>
          <table:table-cell office:value-type="float" office:value="33196763.121471" calcext:value-type="float">
            <text:p>33196763.121471</text:p>
          </table:table-cell>
          <table:table-cell office:value-type="float" office:value="30589869.2230774" calcext:value-type="float">
            <text:p>30589869.2230774</text:p>
          </table:table-cell>
          <table:table-cell office:value-type="float" office:value="28188063.3485917" calcext:value-type="float">
            <text:p>28188063.3485917</text:p>
          </table:table-cell>
          <table:table-cell office:value-type="float" office:value="25975214.4977745" calcext:value-type="float">
            <text:p>25975214.4977745</text:p>
          </table:table-cell>
          <table:table-cell office:value-type="float" office:value="23936449.3736928" calcext:value-type="float">
            <text:p>23936449.3736928</text:p>
          </table:table-cell>
          <table:table-cell office:value-type="float" office:value="22058060.3887416" calcext:value-type="float">
            <text:p>22058060.3887416</text:p>
          </table:table-cell>
          <table:table-cell office:value-type="float" office:value="20327417.3911827" calcext:value-type="float">
            <text:p>20327417.3911827</text:p>
          </table:table-cell>
          <table:table-cell office:value-type="float" office:value="18732884.4844113" calcext:value-type="float">
            <text:p>18732884.4844113</text:p>
          </table:table-cell>
          <table:table-cell office:value-type="float" office:value="17263742.4421618" calcext:value-type="float">
            <text:p>17263742.4421618</text:p>
          </table:table-cell>
          <table:table-cell office:value-type="float" office:value="15910116.7628319" calcext:value-type="float">
            <text:p>15910116.7628319</text:p>
          </table:table-cell>
          <table:table-cell office:value-type="float" office:value="14662911.1743125" calcext:value-type="float">
            <text:p>14662911.1743125</text:p>
          </table:table-cell>
          <table:table-cell office:value-type="float" office:value="13513746.2789794" calcext:value-type="float">
            <text:p>13513746.2789794</text:p>
          </table:table-cell>
          <table:table-cell office:value-type="float" office:value="12454903.0076548" calcext:value-type="float">
            <text:p>12454903.0076548</text:p>
          </table:table-cell>
          <table:table-cell office:value-type="float" office:value="11479270.529117" calcext:value-type="float">
            <text:p>11479270.529117</text:p>
          </table:table-cell>
          <table:table-cell office:value-type="float" office:value="10580298.2738011" calcext:value-type="float">
            <text:p>10580298.2738011</text:p>
          </table:table-cell>
          <table:table-cell office:value-type="float" office:value="9751951.75180157" calcext:value-type="float">
            <text:p>9751951.75180157</text:p>
          </table:table-cell>
          <table:table-cell office:value-type="float" office:value="8988671.86491727" calcext:value-type="float">
            <text:p>8988671.86491727</text:p>
          </table:table-cell>
          <table:table-cell office:value-type="float" office:value="8285337.43583508" calcext:value-type="float">
            <text:p>8285337.43583508</text:p>
          </table:table-cell>
          <table:table-cell office:value-type="float" office:value="7637230.7047334" calcext:value-type="float">
            <text:p>7637230.7047334</text:p>
          </table:table-cell>
          <table:table-cell office:value-type="float" office:value="7040005.50940869" calcext:value-type="float">
            <text:p>7040005.50940869</text:p>
          </table:table-cell>
          <table:table-cell office:value-type="float" office:value="6489658.06483808" calcext:value-type="float">
            <text:p>6489658.06483808</text:p>
          </table:table-cell>
          <table:table-cell office:value-type="float" office:value="5982499.91629154" calcext:value-type="float">
            <text:p>5982499.91629154</text:p>
          </table:table-cell>
          <table:table-cell office:value-type="float" office:value="5515133.19166643" calcext:value-type="float">
            <text:p>5515133.19166643</text:p>
          </table:table-cell>
          <table:table-cell office:value-type="float" office:value="5084427.61819051" calcext:value-type="float">
            <text:p>5084427.61819051</text:p>
          </table:table-cell>
          <table:table-cell office:value-type="float" office:value="4687499.52391743" calcext:value-type="float">
            <text:p>4687499.52391743</text:p>
          </table:table-cell>
          <table:table-cell office:value-type="float" office:value="4321692.34426701" calcext:value-type="float">
            <text:p>4321692.34426701</text:p>
          </table:table-cell>
          <table:table-cell office:value-type="float" office:value="3984558.78010945" calcext:value-type="float">
            <text:p>3984558.78010945</text:p>
          </table:table-cell>
          <table:table-cell office:value-type="float" office:value="3673844.28345283" calcext:value-type="float">
            <text:p>3673844.28345283</text:p>
          </table:table-cell>
          <table:table-cell office:value-type="float" office:value="3387471.87968273" calcext:value-type="float">
            <text:p>3387471.87968273</text:p>
          </table:table-cell>
          <table:table-cell office:value-type="float" office:value="3123528.1843464" calcext:value-type="float">
            <text:p>3123528.1843464</text:p>
          </table:table-cell>
          <table:table-cell office:value-type="float" office:value="2880250.49235831" calcext:value-type="float">
            <text:p>2880250.49235831</text:p>
          </table:table-cell>
          <table:table-cell office:value-type="float" office:value="2656014.93461842" calcext:value-type="float">
            <text:p>2656014.93461842</text:p>
          </table:table-cell>
          <table:table-cell office:value-type="float" office:value="2449325.5020995" calcext:value-type="float">
            <text:p>2449325.5020995</text:p>
          </table:table-cell>
          <table:table-cell office:value-type="float" office:value="2258804.0061632" calcext:value-type="float">
            <text:p>2258804.0061632</text:p>
          </table:table-cell>
          <table:table-cell office:value-type="float" office:value="2083180.75676179" calcext:value-type="float">
            <text:p>2083180.75676179</text:p>
          </table:table-cell>
          <table:table-cell office:value-type="float" office:value="1921286.04359261" calcext:value-type="float">
            <text:p>1921286.04359261</text:p>
          </table:table-cell>
          <table:table-cell office:value-type="float" office:value="1772042.22991687" calcext:value-type="float">
            <text:p>1772042.22991687</text:p>
          </table:table-cell>
          <table:table-cell office:value-type="float" office:value="1634456.51286228" calcext:value-type="float">
            <text:p>1634456.51286228</text:p>
          </table:table-cell>
          <table:table-cell office:value-type="float" office:value="1507614.22729102" calcext:value-type="float">
            <text:p>1507614.22729102</text:p>
          </table:table-cell>
          <table:table-cell office:value-type="float" office:value="1390672.6886403" calcext:value-type="float">
            <text:p>1390672.6886403</text:p>
          </table:table-cell>
          <table:table-cell office:value-type="float" office:value="1282855.52342646" calcext:value-type="float">
            <text:p>1282855.52342646</text:p>
          </table:table-cell>
          <table:table-cell office:value-type="float" office:value="1183447.43350923" calcext:value-type="float">
            <text:p>1183447.43350923</text:p>
          </table:table-cell>
          <table:table-cell office:value-type="float" office:value="1091789.39437107" calcext:value-type="float">
            <text:p>1091789.39437107</text:p>
          </table:table-cell>
          <table:table-cell office:value-type="float" office:value="1007274.20524898" calcext:value-type="float">
            <text:p>1007274.20524898</text:p>
          </table:table-cell>
          <table:table-cell office:value-type="float" office:value="929342.419875971" calcext:value-type="float">
            <text:p>929342.419875971</text:p>
          </table:table-cell>
          <table:table-cell office:value-type="float" office:value="857478.568180543" calcext:value-type="float">
            <text:p>857478.568180543</text:p>
          </table:table-cell>
          <table:table-cell office:value-type="float" office:value="791207.703604753" calcext:value-type="float">
            <text:p>791207.703604753</text:p>
          </table:table-cell>
          <table:table-cell office:value-type="float" office:value="730092.199718745" calcext:value-type="float">
            <text:p>730092.199718745</text:p>
          </table:table-cell>
          <table:table-cell office:value-type="float" office:value="673728.816372391" calcext:value-type="float">
            <text:p>673728.816372391</text:p>
          </table:table-cell>
          <table:table-cell office:value-type="float" office:value="621745.990005732" calcext:value-type="float">
            <text:p>621745.990005732</text:p>
          </table:table-cell>
          <table:table-cell office:value-type="float" office:value="573801.350448295" calcext:value-type="float">
            <text:p>573801.350448295</text:p>
          </table:table-cell>
          <table:table-cell office:value-type="float" office:value="529580.078888206" calcext:value-type="float">
            <text:p>529580.078888206</text:p>
          </table:table-cell>
          <table:table-cell office:value-type="float" office:value="488813.7188788" calcext:value-type="float">
            <text:p>488813.7188788</text:p>
          </table:table-cell>
          <table:table-cell office:value-type="float" office:value="451570.054310849" calcext:value-type="float">
            <text:p>451570.054310849</text:p>
          </table:table-cell>
          <table:table-cell office:value-type="float" office:value="417762.043355416" calcext:value-type="float">
            <text:p>417762.043355416</text:p>
          </table:table-cell>
          <table:table-cell office:value-type="float" office:value="386585.706913422" calcext:value-type="float">
            <text:p>386585.706913422</text:p>
          </table:table-cell>
          <table:table-cell office:value-type="float" office:value="357762.24303868" calcext:value-type="float">
            <text:p>357762.24303868</text:p>
          </table:table-cell>
          <table:table-cell office:value-type="float" office:value="331110.315701009" calcext:value-type="float">
            <text:p>331110.315701009</text:p>
          </table:table-cell>
          <table:table-cell office:value-type="float" office:value="306464.810993531" calcext:value-type="float">
            <text:p>306464.810993531</text:p>
          </table:table-cell>
          <table:table-cell office:value-type="float" office:value="283673.307073786" calcext:value-type="float">
            <text:p>283673.307073786</text:p>
          </table:table-cell>
          <table:table-cell office:value-type="float" office:value="262595.051503117" calcext:value-type="float">
            <text:p>262595.051503117</text:p>
          </table:table-cell>
          <table:table-cell office:value-type="float" office:value="243100.039582335" calcext:value-type="float">
            <text:p>243100.039582335</text:p>
          </table:table-cell>
          <table:table-cell office:value-type="float" office:value="225068.214340283" calcext:value-type="float">
            <text:p>225068.214340283</text:p>
          </table:table-cell>
          <table:table-cell office:value-type="float" office:value="208388.689820378" calcext:value-type="float">
            <text:p>208388.689820378</text:p>
          </table:table-cell>
          <table:table-cell office:value-type="float" office:value="192959.051082456" calcext:value-type="float">
            <text:p>192959.051082456</text:p>
          </table:table-cell>
          <table:table-cell office:value-type="float" office:value="178684.695384755" calcext:value-type="float">
            <text:p>178684.695384755</text:p>
          </table:table-cell>
          <table:table-cell office:value-type="float" office:value="165478.24684815" calcext:value-type="float">
            <text:p>165478.24684815</text:p>
          </table:table-cell>
          <table:table-cell office:value-type="float" office:value="153258.99194332" calcext:value-type="float">
            <text:p>153258.99194332</text:p>
          </table:table-cell>
          <table:table-cell office:value-type="float" office:value="141952.369779767" calcext:value-type="float">
            <text:p>141952.369779767</text:p>
          </table:table-cell>
          <table:table-cell office:value-type="float" office:value="131489.499713626" calcext:value-type="float">
            <text:p>131489.499713626</text:p>
          </table:table-cell>
          <table:table-cell office:value-type="float" office:value="121806.747563337" calcext:value-type="float">
            <text:p>121806.747563337</text:p>
          </table:table-cell>
          <table:table-cell office:value-type="float" office:value="112845.322186359" calcext:value-type="float">
            <text:p>112845.322186359</text:p>
          </table:table-cell>
          <table:table-cell office:value-type="float" office:value="104550.904471995" calcext:value-type="float">
            <text:p>104550.904471995</text:p>
          </table:table-cell>
          <table:table-cell office:value-type="float" office:value="96873.3045235767" calcext:value-type="float">
            <text:p>96873.3045235767</text:p>
          </table:table-cell>
          <table:table-cell office:value-type="float" office:value="89766.1462560009" calcext:value-type="float">
            <text:p>89766.1462560009</text:p>
          </table:table-cell>
          <table:table-cell office:value-type="float" office:value="83186.5739078867" calcext:value-type="float">
            <text:p>83186.5739078867</text:p>
          </table:table-cell>
          <table:table-cell office:value-type="float" office:value="77094.9836557023" calcext:value-type="float">
            <text:p>77094.9836557023</text:p>
          </table:table-cell>
          <table:table-cell office:value-type="float" office:value="71454.7747763826" calcext:value-type="float">
            <text:p>71454.7747763826</text:p>
          </table:table-cell>
          <table:table-cell office:value-type="float" office:value="66232.1194828067" calcext:value-type="float">
            <text:p>66232.1194828067</text:p>
          </table:table-cell>
          <table:table-cell office:value-type="float" office:value="61395.7515991226" calcext:value-type="float">
            <text:p>61395.7515991226</text:p>
          </table:table-cell>
          <table:table-cell office:value-type="float" office:value="56916.7707626438" calcext:value-type="float">
            <text:p>56916.7707626438</text:p>
          </table:table-cell>
          <table:table-cell office:value-type="float" office:value="52768.4614604236" calcext:value-type="float">
            <text:p>52768.4614604236</text:p>
          </table:table-cell>
          <table:table-cell office:value-type="float" office:value="48926.1267442758" calcext:value-type="float">
            <text:p>48926.1267442758</text:p>
          </table:table-cell>
          <table:table-cell office:value-type="float" office:value="45366.9343015207" calcext:value-type="float">
            <text:p>45366.9343015207</text:p>
          </table:table-cell>
          <table:table-cell office:value-type="float" office:value="42069.773936947" calcext:value-type="float">
            <text:p>42069.773936947</text:p>
          </table:table-cell>
          <table:table-cell office:value-type="float" office:value="39015.1271727792" calcext:value-type="float">
            <text:p>39015.1271727792</text:p>
          </table:table-cell>
          <table:table-cell office:value-type="float" office:value="36184.9448466746" calcext:value-type="float">
            <text:p>36184.9448466746</text:p>
          </table:table-cell>
          <table:table-cell office:value-type="float" office:value="33562.5366720255" calcext:value-type="float">
            <text:p>33562.5366720255</text:p>
          </table:table-cell>
          <table:table-cell office:value-type="float" office:value="31132.4670872908" calcext:value-type="float">
            <text:p>31132.4670872908</text:p>
          </table:table-cell>
          <table:table-cell office:value-type="float" office:value="28880.4606161596" calcext:value-type="float">
            <text:p>28880.4606161596</text:p>
          </table:table-cell>
          <table:table-cell office:value-type="float" office:value="26793.3132375477" calcext:value-type="float">
            <text:p>26793.3132375477</text:p>
          </table:table-cell>
          <table:table-cell office:value-type="float" office:value="24858.8113607365" calcext:value-type="float">
            <text:p>24858.8113607365</text:p>
          </table:table-cell>
          <table:table-cell office:value-type="float" office:value="23065.656726969" calcext:value-type="float">
            <text:p>23065.656726969</text:p>
          </table:table-cell>
          <table:table-cell office:value-type="float" office:value="21403.3970628084" calcext:value-type="float">
            <text:p>21403.3970628084</text:p>
          </table:table-cell>
          <table:table-cell office:value-type="float" office:value="19862.3620558083" calcext:value-type="float">
            <text:p>19862.3620558083</text:p>
          </table:table-cell>
          <table:table-cell office:value-type="float" office:value="18433.604211454" calcext:value-type="float">
            <text:p>18433.604211454</text:p>
          </table:table-cell>
          <table:table-cell office:value-type="float" office:value="17108.844250056" calcext:value-type="float">
            <text:p>17108.844250056</text:p>
          </table:table-cell>
          <table:table-cell office:value-type="float" office:value="15880.4206751342" calcext:value-type="float">
            <text:p>15880.4206751342</text:p>
          </table:table-cell>
          <table:table-cell office:value-type="float" office:value="14741.2430424406" calcext:value-type="float">
            <text:p>14741.2430424406</text:p>
          </table:table-cell>
          <table:table-cell office:value-type="float" office:value="13684.7490998977" calcext:value-type="float">
            <text:p>13684.7490998977</text:p>
          </table:table-cell>
          <table:table-cell office:value-type="float" office:value="12704.8648335646" calcext:value-type="float">
            <text:p>12704.8648335646</text:p>
          </table:table-cell>
          <table:table-cell office:value-type="float" office:value="11795.9678432078" calcext:value-type="float">
            <text:p>11795.9678432078</text:p>
          </table:table-cell>
          <table:table-cell office:value-type="float" office:value="10952.8532856643" calcext:value-type="float">
            <text:p>10952.8532856643</text:p>
          </table:table-cell>
          <table:table-cell office:value-type="float" office:value="10170.7025761227" calcext:value-type="float">
            <text:p>10170.7025761227</text:p>
          </table:table-cell>
          <table:table-cell office:value-type="float" office:value="9445.05434931193" calcext:value-type="float">
            <text:p>9445.05434931193</text:p>
          </table:table-cell>
          <table:table-cell office:value-type="float" office:value="8771.77768415797" calcext:value-type="float">
            <text:p>8771.77768415797</text:p>
          </table:table-cell>
          <table:table-cell office:value-type="float" office:value="8147.0473475668" calcext:value-type="float">
            <text:p>8147.0473475668</text:p>
          </table:table-cell>
          <table:table-cell office:value-type="float" office:value="7567.32087443756" calcext:value-type="float">
            <text:p>7567.32087443756</text:p>
          </table:table-cell>
          <table:table-cell office:value-type="float" office:value="7029.31746647012" calcext:value-type="float">
            <text:p>7029.31746647012</text:p>
          </table:table-cell>
          <table:table-cell office:value-type="float" office:value="6529.9983792437" calcext:value-type="float">
            <text:p>6529.9983792437</text:p>
          </table:table-cell>
          <table:table-cell office:value-type="float" office:value="6066.54890673599" calcext:value-type="float">
            <text:p>6066.54890673599</text:p>
          </table:table-cell>
          <table:table-cell office:value-type="float" office:value="5636.36160756908" calcext:value-type="float">
            <text:p>5636.36160756908</text:p>
          </table:table-cell>
          <table:table-cell office:value-type="float" office:value="5237.0209142995" calcext:value-type="float">
            <text:p>5237.0209142995</text:p>
          </table:table-cell>
          <table:table-cell office:value-type="float" office:value="4866.28879613597" calcext:value-type="float">
            <text:p>4866.28879613597</text:p>
          </table:table-cell>
          <table:table-cell office:value-type="float" office:value="4522.09158991449" calcext:value-type="float">
            <text:p>4522.09158991449</text:p>
          </table:table-cell>
          <table:table-cell office:value-type="float" office:value="4202.50775724561" calcext:value-type="float">
            <text:p>4202.50775724561</text:p>
          </table:table-cell>
          <table:table-cell office:value-type="float" office:value="3905.7566009831" calcext:value-type="float">
            <text:p>3905.7566009831</text:p>
          </table:table-cell>
          <table:table-cell office:value-type="float" office:value="3630.18781510345" calcext:value-type="float">
            <text:p>3630.18781510345</text:p>
          </table:table-cell>
          <table:table-cell office:value-type="float" office:value="3374.27181393989" calcext:value-type="float">
            <text:p>3374.27181393989</text:p>
          </table:table-cell>
          <table:table-cell office:value-type="float" office:value="3136.59080679351" calcext:value-type="float">
            <text:p>3136.59080679351</text:p>
          </table:table-cell>
          <table:table-cell office:value-type="float" office:value="2915.83050893741" calcext:value-type="float">
            <text:p>2915.83050893741</text:p>
          </table:table-cell>
          <table:table-cell office:value-type="float" office:value="2710.77251433003" calcext:value-type="float">
            <text:p>2710.77251433003</text:p>
          </table:table-cell>
          <table:table-cell office:value-type="float" office:value="2520.28719255888" calcext:value-type="float">
            <text:p>2520.28719255888</text:p>
          </table:table-cell>
          <table:table-cell office:value-type="float" office:value="2343.32716421702" calcext:value-type="float">
            <text:p>2343.32716421702</text:p>
          </table:table-cell>
          <table:table-cell office:value-type="float" office:value="2178.92121788841" calcext:value-type="float">
            <text:p>2178.92121788841</text:p>
          </table:table-cell>
          <table:table-cell office:value-type="float" office:value="2026.1687206365" calcext:value-type="float">
            <text:p>2026.1687206365</text:p>
          </table:table-cell>
          <table:table-cell office:value-type="float" office:value="1884.23441333588" calcext:value-type="float">
            <text:p>1884.23441333588</text:p>
          </table:table-cell>
          <table:table-cell office:value-type="float" office:value="1752.34361569079" calcext:value-type="float">
            <text:p>1752.34361569079</text:p>
          </table:table-cell>
          <table:table-cell office:value-type="float" office:value="1629.77777528787" calcext:value-type="float">
            <text:p>1629.77777528787</text:p>
          </table:table-cell>
          <table:table-cell office:value-type="float" office:value="1515.87035119898" calcext:value-type="float">
            <text:p>1515.87035119898</text:p>
          </table:table-cell>
          <table:table-cell office:value-type="float" office:value="1410.00300671298" calcext:value-type="float">
            <text:p>1410.00300671298</text:p>
          </table:table-cell>
          <table:table-cell office:value-type="float" office:value="1311.60207499084" calcext:value-type="float">
            <text:p>1311.60207499084</text:p>
          </table:table-cell>
          <table:table-cell office:value-type="float" office:value="1220.13530045744" calcext:value-type="float">
            <text:p>1220.13530045744</text:p>
          </table:table-cell>
          <table:table-cell office:value-type="float" office:value="1135.1088045911" calcext:value-type="float">
            <text:p>1135.1088045911</text:p>
          </table:table-cell>
          <table:table-cell office:value-type="float" office:value="1056.06429439674" calcext:value-type="float">
            <text:p>1056.06429439674</text:p>
          </table:table-cell>
          <table:table-cell office:value-type="float" office:value="982.576458688197" calcext:value-type="float">
            <text:p>982.576458688197</text:p>
          </table:table-cell>
          <table:table-cell office:value-type="float" office:value="914.250573802124" calcext:value-type="float">
            <text:p>914.250573802124</text:p>
          </table:table-cell>
          <table:table-cell office:value-type="float" office:value="850.720271024398" calcext:value-type="float">
            <text:p>850.720271024398</text:p>
          </table:table-cell>
          <table:table-cell office:value-type="float" office:value="791.645479906569" calcext:value-type="float">
            <text:p>791.645479906569</text:p>
          </table:table-cell>
          <table:table-cell office:value-type="float" office:value="736.710515342389" calcext:value-type="float">
            <text:p>736.710515342389</text:p>
          </table:table-cell>
          <table:table-cell office:value-type="float" office:value="685.622309196618" calcext:value-type="float">
            <text:p>685.622309196618</text:p>
          </table:table-cell>
          <table:table-cell office:value-type="float" office:value="638.108771181885" calcext:value-type="float">
            <text:p>638.108771181885</text:p>
          </table:table-cell>
          <table:table-cell office:value-type="float" office:value="593.917267932208" calcext:value-type="float">
            <text:p>593.917267932208</text:p>
          </table:table-cell>
          <table:table-cell office:value-type="float" office:value="552.813217798646" calcext:value-type="float">
            <text:p>552.813217798646</text:p>
          </table:table-cell>
          <table:table-cell office:value-type="float" office:value="514.578782754105" calcext:value-type="float">
            <text:p>514.578782754105</text:p>
          </table:table-cell>
          <table:table-cell office:value-type="float" office:value="479.011662825634" calcext:value-type="float">
            <text:p>479.011662825634</text:p>
          </table:table-cell>
          <table:table-cell office:value-type="float" office:value="445.923971369255" calcext:value-type="float">
            <text:p>445.923971369255</text:p>
          </table:table-cell>
          <table:table-cell office:value-type="float" office:value="415.141199666126" calcext:value-type="float">
            <text:p>415.141199666126</text:p>
          </table:table-cell>
          <table:table-cell office:value-type="float" office:value="386.501250480123" calcext:value-type="float">
            <text:p>386.501250480123</text:p>
          </table:table-cell>
          <table:table-cell office:value-type="float" office:value="359.853547544554" calcext:value-type="float">
            <text:p>359.853547544554</text:p>
          </table:table-cell>
          <table:table-cell office:value-type="float" office:value="335.058205779608" calcext:value-type="float">
            <text:p>335.058205779608</text:p>
          </table:table-cell>
          <table:table-cell office:value-type="float" office:value="311.98526448293" calcext:value-type="float">
            <text:p>311.98526448293</text:p>
          </table:table-cell>
          <table:table-cell office:value-type="float" office:value="290.513975059664" calcext:value-type="float">
            <text:p>290.513975059664</text:p>
          </table:table-cell>
          <table:table-cell office:value-type="float" office:value="270.532140403871" calcext:value-type="float">
            <text:p>270.532140403871</text:p>
          </table:table-cell>
          <table:table-cell office:value-type="float" office:value="251.935503271876" calcext:value-type="float">
            <text:p>251.935503271876</text:p>
          </table:table-cell>
          <table:table-cell office:value-type="float" office:value="234.627177106325" calcext:value-type="float">
            <text:p>234.627177106325</text:p>
          </table:table-cell>
          <table:table-cell office:value-type="float" office:value="218.517120497209" calcext:value-type="float">
            <text:p>218.517120497209</text:p>
          </table:table-cell>
          <table:table-cell office:value-type="float" office:value="203.521646873802" calcext:value-type="float">
            <text:p>203.521646873802</text:p>
          </table:table-cell>
          <table:table-cell office:value-type="float" office:value="189.562972524149" calcext:value-type="float">
            <text:p>189.562972524149</text:p>
          </table:table-cell>
          <table:table-cell office:value-type="float" office:value="176.568794428955" calcext:value-type="float">
            <text:p>176.568794428955</text:p>
          </table:table-cell>
          <table:table-cell office:value-type="float" office:value="164.471901061383" calcext:value-type="float">
            <text:p>164.471901061383</text:p>
          </table:table-cell>
          <table:table-cell office:value-type="float" office:value="153.209809167843" calcext:value-type="float">
            <text:p>153.209809167843</text:p>
          </table:table-cell>
          <table:table-cell office:value-type="float" office:value="142.724428176863" calcext:value-type="float">
            <text:p>142.724428176863</text:p>
          </table:table-cell>
          <table:table-cell office:value-type="float" office:value="132.961747861622" calcext:value-type="float">
            <text:p>132.961747861622</text:p>
          </table:table-cell>
          <table:table-cell office:value-type="float" office:value="123.871548769441" calcext:value-type="float">
            <text:p>123.871548769441</text:p>
          </table:table-cell>
          <table:table-cell office:value-type="float" office:value="115.407133579716" calcext:value-type="float">
            <text:p>115.407133579716</text:p>
          </table:table-cell>
          <table:table-cell office:value-type="float" office:value="107.525077201089" calcext:value-type="float">
            <text:p>107.525077201089</text:p>
          </table:table-cell>
          <table:table-cell office:value-type="float" office:value="100.184995591261" calcext:value-type="float">
            <text:p>100.184995591261</text:p>
          </table:table-cell>
          <table:table-cell office:value-type="float" office:value="93.3493301037533" calcext:value-type="float">
            <text:p>93.3493301037533</text:p>
          </table:table-cell>
          <table:table-cell office:value-type="float" office:value="86.9831483926962" calcext:value-type="float">
            <text:p>86.9831483926962</text:p>
          </table:table-cell>
          <table:table-cell office:value-type="float" office:value="81.0539583801159" calcext:value-type="float">
            <text:p>81.0539583801159</text:p>
          </table:table-cell>
          <table:table-cell office:value-type="float" office:value="75.5315366087548" calcext:value-type="float">
            <text:p>75.5315366087548</text:p>
          </table:table-cell>
          <table:table-cell office:value-type="float" office:value="70.3877678695907" calcext:value-type="float">
            <text:p>70.3877678695907</text:p>
          </table:table-cell>
          <table:table-cell office:value-type="float" office:value="65.5964970204411" calcext:value-type="float">
            <text:p>65.5964970204411</text:p>
          </table:table-cell>
          <table:table-cell office:value-type="float" office:value="61.1333908281332" calcext:value-type="float">
            <text:p>61.1333908281332</text:p>
          </table:table-cell>
          <table:table-cell office:value-type="float" office:value="56.9758099285699" calcext:value-type="float">
            <text:p>56.9758099285699</text:p>
          </table:table-cell>
          <table:table-cell office:value-type="float" office:value="53.102689809269" calcext:value-type="float">
            <text:p>53.102689809269</text:p>
          </table:table-cell>
          <table:table-cell office:value-type="float" office:value="49.4944301394113" calcext:value-type="float">
            <text:p>49.4944301394113</text:p>
          </table:table-cell>
          <table:table-cell office:value-type="float" office:value="46.1327921996643" calcext:value-type="float">
            <text:p>46.1327921996643</text:p>
          </table:table-cell>
          <table:table-cell office:value-type="float" office:value="43.0008032257112" calcext:value-type="float">
            <text:p>43.0008032257112</text:p>
          </table:table-cell>
          <table:table-cell office:value-type="float" office:value="40.082667956093" calcext:value-type="float">
            <text:p>40.082667956093</text:p>
          </table:table-cell>
          <table:table-cell office:value-type="float" office:value="37.3636859725027" calcext:value-type="float">
            <text:p>37.3636859725027</text:p>
          </table:table-cell>
          <table:table-cell office:value-type="float" office:value="34.8301753531003" calcext:value-type="float">
            <text:p>34.8301753531003</text:p>
          </table:table-cell>
          <table:table-cell office:value-type="float" office:value="32.4694013070922" calcext:value-type="float">
            <text:p>32.4694013070922</text:p>
          </table:table-cell>
          <table:table-cell office:value-type="float" office:value="30.2695101551901" calcext:value-type="float">
            <text:p>30.2695101551901</text:p>
          </table:table-cell>
          <table:table-cell office:value-type="float" office:value="28.2194676355198" calcext:value-type="float">
            <text:p>28.2194676355198</text:p>
          </table:table-cell>
          <table:table-cell office:value-type="float" office:value="26.3090021119079" calcext:value-type="float">
            <text:p>26.3090021119079</text:p>
          </table:table-cell>
          <table:table-cell office:value-type="float" office:value="24.5285510752128" calcext:value-type="float">
            <text:p>24.5285510752128</text:p>
          </table:table-cell>
          <table:table-cell office:value-type="float" office:value="22.8692120373201" calcext:value-type="float">
            <text:p>22.8692120373201</text:p>
          </table:table-cell>
          <table:table-cell office:value-type="float" office:value="21.3226963379451" calcext:value-type="float">
            <text:p>21.3226963379451</text:p>
          </table:table-cell>
          <table:table-cell office:value-type="float" office:value="19.8812867473759" calcext:value-type="float">
            <text:p>19.8812867473759</text:p>
          </table:table-cell>
          <table:table-cell office:value-type="float" office:value="18.5377974834954" calcext:value-type="float">
            <text:p>18.5377974834954</text:p>
          </table:table-cell>
          <table:table-cell office:value-type="float" office:value="17.2855375626866" calcext:value-type="float">
            <text:p>17.2855375626866</text:p>
          </table:table-cell>
          <table:table-cell office:value-type="float" office:value="16.1182762340575" calcext:value-type="float">
            <text:p>16.1182762340575</text:p>
          </table:table-cell>
          <table:table-cell office:value-type="float" office:value="15.0302112692351" calcext:value-type="float">
            <text:p>15.0302112692351</text:p>
          </table:table-cell>
          <table:table-cell office:value-type="float" office:value="14.0159390678954" calcext:value-type="float">
            <text:p>14.0159390678954</text:p>
          </table:table-cell>
          <table:table-cell office:value-type="float" office:value="13.0704272514872" calcext:value-type="float">
            <text:p>13.0704272514872</text:p>
          </table:table-cell>
          <table:table-cell office:value-type="float" office:value="12.1889887900534" calcext:value-type="float">
            <text:p>12.1889887900534</text:p>
          </table:table-cell>
          <table:table-cell office:value-type="float" office:value="11.3672582757279" calcext:value-type="float">
            <text:p>11.3672582757279</text:p>
          </table:table-cell>
          <table:table-cell office:value-type="float" office:value="10.6011695458075" calcext:value-type="float">
            <text:p>10.6011695458075</text:p>
          </table:table-cell>
          <table:table-cell office:value-type="float" office:value="9.88693515239662" calcext:value-type="float">
            <text:p>9.88693515239662</text:p>
          </table:table-cell>
          <table:table-cell office:value-type="float" office:value="9.22102699354885" calcext:value-type="float">
            <text:p>9.22102699354885</text:p>
          </table:table-cell>
          <table:table-cell office:value-type="float" office:value="8.60015854037904" calcext:value-type="float">
            <text:p>8.60015854037904</text:p>
          </table:table-cell>
          <table:table-cell office:value-type="float" office:value="8.02126807495337" calcext:value-type="float">
            <text:p>8.02126807495337</text:p>
          </table:table-cell>
          <table:table-cell office:value-type="float" office:value="7.48150329587471" calcext:value-type="float">
            <text:p>7.48150329587471</text:p>
          </table:table-cell>
          <table:table-cell office:value-type="float" office:value="6.97820680925569" calcext:value-type="float">
            <text:p>6.97820680925569</text:p>
          </table:table-cell>
          <table:table-cell office:value-type="float" office:value="6.50890279737614" calcext:value-type="float">
            <text:p>6.50890279737614</text:p>
          </table:table-cell>
          <table:table-cell office:value-type="float" office:value="6.07128445632985" calcext:value-type="float">
            <text:p>6.07128445632985</text:p>
          </table:table-cell>
          <table:table-cell office:value-type="float" office:value="5.66320244339966" calcext:value-type="float">
            <text:p>5.66320244339966</text:p>
          </table:table-cell>
          <table:table-cell office:value-type="float" office:value="5.28265400047574" calcext:value-type="float">
            <text:p>5.28265400047574</text:p>
          </table:table-cell>
          <table:table-cell office:value-type="float" office:value="4.92777294276384" calcext:value-type="float">
            <text:p>4.92777294276384</text:p>
          </table:table-cell>
          <table:table-cell office:value-type="float" office:value="4.59682023891738" calcext:value-type="float">
            <text:p>4.59682023891738</text:p>
          </table:table-cell>
          <table:table-cell office:value-type="float" office:value="4.28817533315321" calcext:value-type="float">
            <text:p>4.28817533315321</text:p>
          </table:table-cell>
          <table:table-cell office:value-type="float" office:value="4.00032798638878" calcext:value-type="float">
            <text:p>4.00032798638878</text:p>
          </table:table-cell>
          <table:table-cell office:value-type="float" office:value="3.73187075163931" calcext:value-type="float">
            <text:p>3.73187075163931</text:p>
          </table:table-cell>
          <table:table-cell office:value-type="float" office:value="3.48149190608531" calcext:value-type="float">
            <text:p>3.48149190608531</text:p>
          </table:table-cell>
          <table:table-cell office:value-type="float" office:value="3.24796892612578" calcext:value-type="float">
            <text:p>3.24796892612578</text:p>
          </table:table-cell>
          <table:table-cell office:value-type="float" office:value="3.0301623634703" calcext:value-type="float">
            <text:p>3.0301623634703</text:p>
          </table:table-cell>
          <table:table-cell office:value-type="float" office:value="2.82701018511716" calcext:value-type="float">
            <text:p>2.82701018511716</text:p>
          </table:table-cell>
          <table:table-cell office:value-type="float" office:value="2.63752246671013" calcext:value-type="float">
            <text:p>2.63752246671013</text:p>
          </table:table-cell>
          <table:table-cell office:value-type="float" office:value="2.46077648214587" calcext:value-type="float">
            <text:p>2.46077648214587</text:p>
          </table:table-cell>
          <table:table-cell office:value-type="float" office:value="2.29591210427033" calcext:value-type="float">
            <text:p>2.29591210427033</text:p>
          </table:table-cell>
          <table:table-cell office:value-type="float" office:value="2.14212754401582" calcext:value-type="float">
            <text:p>2.14212754401582</text:p>
          </table:table-cell>
          <table:table-cell office:value-type="float" office:value="1.99867536364223" calcext:value-type="float">
            <text:p>1.99867536364223</text:p>
          </table:table-cell>
          <table:table-cell office:value-type="float" office:value="1.86485877865553" calcext:value-type="float">
            <text:p>1.86485877865553</text:p>
          </table:table-cell>
          <table:table-cell office:value-type="float" office:value="1.74002820142232" calcext:value-type="float">
            <text:p>1.74002820142232</text:p>
          </table:table-cell>
          <table:table-cell office:value-type="float" office:value="1.62357803114464" calcext:value-type="float">
            <text:p>1.62357803114464</text:p>
          </table:table-cell>
          <table:table-cell office:value-type="float" office:value="1.51494365685857" calcext:value-type="float">
            <text:p>1.51494365685857</text:p>
          </table:table-cell>
          <table:table-cell office:value-type="float" office:value="1.41359867046656" calcext:value-type="float">
            <text:p>1.41359867046656</text:p>
          </table:table-cell>
          <table:table-cell office:value-type="float" office:value="1.31905226767493" calcext:value-type="float">
            <text:p>1.31905226767493</text:p>
          </table:table-cell>
          <table:table-cell office:value-type="float" office:value="1.23084682798286" calcext:value-type="float">
            <text:p>1.23084682798286</text:p>
          </table:table-cell>
          <table:table-cell office:value-type="float" office:value="1.1485556603647" calcext:value-type="float">
            <text:p>1.1485556603647</text:p>
          </table:table-cell>
          <table:table-cell office:value-type="float" office:value="1.07178090157616" calcext:value-type="float">
            <text:p>1.07178090157616</text:p>
          </table:table-cell>
          <table:table-cell office:value-type="float" office:value="1.00015156058879" calcext:value-type="float">
            <text:p>1.00015156058879</text:p>
          </table:table-cell>
          <table:table-cell office:value-type="float" office:value="0.933321693043244" calcext:value-type="float">
            <text:p>0.933321693043244</text:p>
          </table:table-cell>
          <table:table-cell office:value-type="float" office:value="0.870968704576718" calcext:value-type="float">
            <text:p>0.870968704576718</text:p>
          </table:table-cell>
          <table:table-cell office:value-type="float" office:value="0.812791764941053" calcext:value-type="float">
            <text:p>0.812791764941053</text:p>
          </table:table-cell>
          <table:table-cell office:value-type="float" office:value="0.758510335746976" calcext:value-type="float">
            <text:p>0.758510335746976</text:p>
          </table:table-cell>
          <table:table-cell office:value-type="float" office:value="0.707862792574536" calcext:value-type="float">
            <text:p>0.707862792574536</text:p>
          </table:table-cell>
          <table:table-cell office:value-type="float" office:value="0.660605147267639" calcext:value-type="float">
            <text:p>0.660605147267639</text:p>
          </table:table-cell>
          <table:table-cell office:value-type="float" office:value="0.616509850606981" calcext:value-type="float">
            <text:p>0.616509850606981</text:p>
          </table:table-cell>
          <table:table-cell office:value-type="float" office:value="0.575364683286239" calcext:value-type="float">
            <text:p>0.575364683286239</text:p>
          </table:table-cell>
          <table:table-cell office:value-type="float" office:value="0.536971715355486" calcext:value-type="float">
            <text:p>0.536971715355486</text:p>
          </table:table-cell>
          <table:table-cell office:value-type="float" office:value="0.501146343483158" calcext:value-type="float">
            <text:p>0.501146343483158</text:p>
          </table:table-cell>
          <table:table-cell office:value-type="float" office:value="0.467716386528415" calcext:value-type="float">
            <text:p>0.467716386528415</text:p>
          </table:table-cell>
          <table:table-cell office:value-type="float" office:value="0.436521249672146" calcext:value-type="float">
            <text:p>0.436521249672146</text:p>
          </table:table-cell>
          <table:table-cell office:value-type="float" office:value="0.407411138233444" calcext:value-type="float">
            <text:p>0.407411138233444</text:p>
          </table:table-cell>
          <table:table-cell office:value-type="float" office:value="0.380246331831021" calcext:value-type="float">
            <text:p>0.380246331831021</text:p>
          </table:table-cell>
          <table:table-cell office:value-type="float" office:value="0.354896500945047" calcext:value-type="float">
            <text:p>0.354896500945047</text:p>
          </table:table-cell>
          <table:table-cell office:value-type="float" office:value="0.331240076491411" calcext:value-type="float">
            <text:p>0.331240076491411</text:p>
          </table:table-cell>
          <table:table-cell office:value-type="float" office:value="0.309163655691915" calcext:value-type="float">
            <text:p>0.309163655691915</text:p>
          </table:table-cell>
          <table:table-cell office:value-type="float" office:value="0.288561454397423" calcext:value-type="float">
            <text:p>0.288561454397423</text:p>
          </table:table-cell>
          <table:table-cell office:value-type="float" office:value="0.269334790587104" calcext:value-type="float">
            <text:p>0.269334790587104</text:p>
          </table:table-cell>
          <table:table-cell office:value-type="float" office:value="0.251391608480975" calcext:value-type="float">
            <text:p>0.251391608480975</text:p>
          </table:table-cell>
          <table:table-cell office:value-type="float" office:value="0.234646029514361" calcext:value-type="float">
            <text:p>0.234646029514361</text:p>
          </table:table-cell>
          <table:table-cell office:value-type="float" office:value="0.219017938746405" calcext:value-type="float">
            <text:p>0.219017938746405</text:p>
          </table:table-cell>
          <table:table-cell office:value-type="float" office:value="0.204432594485577" calcext:value-type="float">
            <text:p>0.204432594485577</text:p>
          </table:table-cell>
          <table:table-cell office:value-type="float" office:value="0.190820268771935" calcext:value-type="float">
            <text:p>0.190820268771935</text:p>
          </table:table-cell>
          <table:table-cell office:value-type="float" office:value="0.178115907982311" calcext:value-type="float">
            <text:p>0.178115907982311</text:p>
          </table:table-cell>
          <table:table-cell office:value-type="float" office:value="0.166258820260714" calcext:value-type="float">
            <text:p>0.166258820260714</text:p>
          </table:table-cell>
          <table:table-cell office:value-type="float" office:value="0.155192380436221" calcext:value-type="float">
            <text:p>0.155192380436221</text:p>
          </table:table-cell>
          <table:table-cell office:value-type="float" office:value="0.144863758224252" calcext:value-type="float">
            <text:p>0.144863758224252</text:p>
          </table:table-cell>
          <table:table-cell office:value-type="float" office:value="0.13522366166252" calcext:value-type="float">
            <text:p>0.13522366166252</text:p>
          </table:table-cell>
          <table:table-cell office:value-type="float" office:value="0.126226100727354" calcext:value-type="float">
            <text:p>0.126226100727354</text:p>
          </table:table-cell>
          <table:table-cell office:value-type="float" office:value="0.117828164251213" calcext:value-type="float">
            <text:p>0.117828164251213</text:p>
          </table:table-cell>
          <table:table-cell office:value-type="float" office:value="0.109989814307925" calcext:value-type="float">
            <text:p>0.109989814307925</text:p>
          </table:table-cell>
          <table:table-cell office:value-type="float" office:value="0.10267369223472" calcext:value-type="float">
            <text:p>0.10267369223472</text:p>
          </table:table-cell>
          <table:table-cell office:value-type="float" office:value="0.095844939755546" calcext:value-type="float">
            <text:p>0.095844939755546</text:p>
          </table:table-cell>
          <table:table-cell office:value-type="float" office:value="0.0894710303032683" calcext:value-type="float">
            <text:p>0.089471030303268</text:p>
          </table:table-cell>
          <table:table-cell office:value-type="float" office:value="0.0835216133827623" calcext:value-type="float">
            <text:p>0.083521613382762</text:p>
          </table:table-cell>
          <table:table-cell office:value-type="float" office:value="0.0779683678869502" calcext:value-type="float">
            <text:p>0.07796836788695</text:p>
          </table:table-cell>
          <table:table-cell office:value-type="float" office:value="0.0727848666627263" calcext:value-type="float">
            <text:p>0.072784866662726</text:p>
          </table:table-cell>
          <table:table-cell office:value-type="float" office:value="0.0679464489662686" calcext:value-type="float">
            <text:p>0.067946448966269</text:p>
          </table:table-cell>
          <table:table-cell office:value-type="float" office:value="0.0634301026634734" calcext:value-type="float">
            <text:p>0.063430102663473</text:p>
          </table:table-cell>
          <table:table-cell office:value-type="float" office:value="0.0592143529216552" calcext:value-type="float">
            <text:p>0.059214352921655</text:p>
          </table:table-cell>
          <table:table-cell office:value-type="float" office:value="0.0552791600031752" calcext:value-type="float">
            <text:p>0.055279160003175</text:p>
          </table:table-cell>
          <table:table-cell office:value-type="float" office:value="0.0516058229229259" calcext:value-type="float">
            <text:p>0.051605822922926</text:p>
          </table:table-cell>
          <table:table-cell office:value-type="float" office:value="0.0481768895287296" calcext:value-type="float">
            <text:p>0.04817688952873</text:p>
          </table:table-cell>
          <table:table-cell office:value-type="float" office:value="0.044976073362616" calcext:value-type="float">
            <text:p>0.044976073362616</text:p>
          </table:table-cell>
          <table:table-cell office:value-type="float" office:value="0.041988174918358" calcext:value-type="float">
            <text:p>0.041988174918358</text:p>
          </table:table-cell>
          <table:table-cell office:value-type="float" office:value="0.0391990098159608" calcext:value-type="float">
            <text:p>0.039199009815961</text:p>
          </table:table-cell>
          <table:table-cell office:value-type="float" office:value="0.0365953399753213" calcext:value-type="float">
            <text:p>0.036595339975321</text:p>
          </table:table-cell>
          <table:table-cell office:value-type="float" office:value="0.0341648110556607" calcext:value-type="float">
            <text:p>0.034164811055661</text:p>
          </table:table-cell>
          <table:table-cell office:value-type="float" office:value="0.0318958928349237" calcext:value-type="float">
            <text:p>0.031895892834924</text:p>
          </table:table-cell>
          <table:table-cell office:value-type="float" office:value="0.0297778243782367" calcext:value-type="float">
            <text:p>0.029777824378237</text:p>
          </table:table-cell>
          <table:table-cell office:value-type="float" office:value="0.0278005625219295" calcext:value-type="float">
            <text:p>0.02780056252193</text:p>
          </table:table-cell>
          <table:table-cell office:value-type="float" office:value="0.0259547337690916" calcext:value-type="float">
            <text:p>0.025954733769092</text:p>
          </table:table-cell>
          <table:table-cell office:value-type="float" office:value="0.0242315898786982" calcext:value-type="float">
            <text:p>0.024231589878698</text:p>
          </table:table-cell>
          <table:table-cell office:value-type="float" office:value="0.022622965629189" calcext:value-type="float">
            <text:p>0.022622965629189</text:p>
          </table:table-cell>
          <table:table-cell office:value-type="float" office:value="0.0211212403380099" calcext:value-type="float">
            <text:p>0.02112124033801</text:p>
          </table:table-cell>
          <table:table-cell office:value-type="float" office:value="0.0197193010471444" calcext:value-type="float">
            <text:p>0.019719301047145</text:p>
          </table:table-cell>
          <table:table-cell office:value-type="float" office:value="0.0184105089873418" calcext:value-type="float">
            <text:p>0.018410508987342</text:p>
          </table:table-cell>
          <table:table-cell office:value-type="float" office:value="0.017188667653447" calcext:value-type="float">
            <text:p>0.017188667653447</text:p>
          </table:table-cell>
          <table:table-cell office:value-type="float" office:value="0.0160479934160421" calcext:value-type="float">
            <text:p>0.016047993416042</text:p>
          </table:table-cell>
          <table:table-cell office:value-type="float" office:value="0.0149830879520192" calcext:value-type="float">
            <text:p>0.014983087952019</text:p>
          </table:table-cell>
          <table:table-cell office:value-type="float" office:value="0.0139889124275873" calcext:value-type="float">
            <text:p>0.013988912427587</text:p>
          </table:table-cell>
          <table:table-cell office:value-type="float" office:value="0.0130607636975903" calcext:value-type="float">
            <text:p>0.01306076369759</text:p>
          </table:table-cell>
          <table:table-cell office:value-type="float" office:value="0.0121942516774708" calcext:value-type="float">
            <text:p>0.012194251677471</text:p>
          </table:table-cell>
          <table:table-cell office:value-type="float" office:value="0.0113852787351802" calcext:value-type="float">
            <text:p>0.01138527873518</text:p>
          </table:table-cell>
          <table:table-cell office:value-type="float" office:value="0.0106300198289859" calcext:value-type="float">
            <text:p>0.010630019828986</text:p>
          </table:table-cell>
          <table:table-cell office:value-type="float" office:value="0.00992490463171828" calcext:value-type="float">
            <text:p>0.009924904631718</text:p>
          </table:table-cell>
          <table:table-cell office:value-type="float" office:value="0.00926660052280609" calcext:value-type="float">
            <text:p>0.009266600522806</text:p>
          </table:table-cell>
          <table:table-cell office:value-type="float" office:value="0.00865199652212125" calcext:value-type="float">
            <text:p>0.008651996522121</text:p>
          </table:table-cell>
          <table:table-cell office:value-type="float" office:value="0.00807818882366091" calcext:value-type="float">
            <text:p>0.008078188823661</text:p>
          </table:table-cell>
          <table:table-cell office:value-type="float" office:value="0.00754246667665431" calcext:value-type="float">
            <text:p>0.007542466676654</text:p>
          </table:table-cell>
          <table:table-cell office:value-type="float" office:value="0.00704229972701303" calcext:value-type="float">
            <text:p>0.007042299727013</text:p>
          </table:table-cell>
          <table:table-cell office:value-type="float" office:value="0.00657532598028525" calcext:value-type="float">
            <text:p>0.006575325980285</text:p>
          </table:table-cell>
          <table:table-cell office:value-type="float" office:value="0.00613934043218065" calcext:value-type="float">
            <text:p>0.006139340432181</text:p>
          </table:table-cell>
          <table:table-cell office:value-type="float" office:value="0.00573228485931725" calcext:value-type="float">
            <text:p>0.005732284859317</text:p>
          </table:table-cell>
          <table:table-cell office:value-type="float" office:value="0.0053522378124939" calcext:value-type="float">
            <text:p>0.005352237812494</text:p>
          </table:table-cell>
          <table:table-cell office:value-type="float" office:value="0.00499740563717876" calcext:value-type="float">
            <text:p>0.004997405637179</text:p>
          </table:table-cell>
          <table:table-cell office:value-type="float" office:value="0.00466611395120298" calcext:value-type="float">
            <text:p>0.004666113951203</text:p>
          </table:table-cell>
          <table:table-cell office:value-type="float" office:value="0.00435679960252298" calcext:value-type="float">
            <text:p>0.004356799602523</text:p>
          </table:table-cell>
          <table:table-cell office:value-type="float" office:value="0.00406800344802182" calcext:value-type="float">
            <text:p>0.004068003448022</text:p>
          </table:table-cell>
          <table:table-cell office:value-type="float" office:value="0.00379836325837602" calcext:value-type="float">
            <text:p>0.003798363258376</text:p>
          </table:table-cell>
          <table:table-cell office:value-type="float" office:value="0.00354660736037693" calcext:value-type="float">
            <text:p>0.003546607360377</text:p>
          </table:table-cell>
          <table:table-cell office:value-type="float" office:value="0.00331154860674032" calcext:value-type="float">
            <text:p>0.00331154860674</text:p>
          </table:table-cell>
          <table:table-cell office:value-type="float" office:value="0.0030920786852849" calcext:value-type="float">
            <text:p>0.003092078685285</text:p>
          </table:table-cell>
          <table:table-cell office:value-type="float" office:value="0.00288716300664212" calcext:value-type="float">
            <text:p>0.002887163006642</text:p>
          </table:table-cell>
          <table:table-cell office:value-type="float" office:value="0.00269583562536144" calcext:value-type="float">
            <text:p>0.002695835625361</text:p>
          </table:table-cell>
          <table:table-cell office:value-type="float" office:value="0.00251719471868716" calcext:value-type="float">
            <text:p>0.002517194718687</text:p>
          </table:table-cell>
          <table:table-cell office:value-type="float" office:value="0.00235039852870284" calcext:value-type="float">
            <text:p>0.002350398528703</text:p>
          </table:table-cell>
          <table:table-cell office:value-type="float" office:value="0.0021946611032853" calcext:value-type="float">
            <text:p>0.002194661103285</text:p>
          </table:table-cell>
          <table:table-cell office:value-type="float" office:value="0.00204924868429967" calcext:value-type="float">
            <text:p>0.0020492486843</text:p>
          </table:table-cell>
          <table:table-cell office:value-type="float" office:value="0.00191347631786601" calcext:value-type="float">
            <text:p>0.001913476317866</text:p>
          </table:table-cell>
          <table:table-cell office:value-type="float" office:value="0.00178670444243285" calcext:value-type="float">
            <text:p>0.001786704442433</text:p>
          </table:table-cell>
          <table:table-cell office:value-type="float" office:value="0.00166833598434984" calcext:value-type="float">
            <text:p>0.00166833598435</text:p>
          </table:table-cell>
          <table:table-cell office:value-type="float" office:value="0.00155781356662382" calcext:value-type="float">
            <text:p>0.001557813566624</text:p>
          </table:table-cell>
          <table:table-cell office:value-type="float" office:value="0.00145461673674372" calcext:value-type="float">
            <text:p>0.001454616736744</text:p>
          </table:table-cell>
          <table:table-cell office:value-type="float" office:value="0.00135825963034699" calcext:value-type="float">
            <text:p>0.001358259630347</text:p>
          </table:table-cell>
          <table:table-cell office:value-type="float" office:value="0.00126828865835884" calcext:value-type="float">
            <text:p>0.001268288658359</text:p>
          </table:table-cell>
          <table:table-cell office:value-type="float" office:value="0.0011842802874183" calcext:value-type="float">
            <text:p>0.001184280287418</text:p>
          </table:table-cell>
          <table:table-cell office:value-type="float" office:value="0.00110583913189296" calcext:value-type="float">
            <text:p>0.001105839131893</text:p>
          </table:table-cell>
          <table:table-cell office:value-type="float" office:value="0.00103259604166631" calcext:value-type="float">
            <text:p>0.001032596041666</text:p>
          </table:table-cell>
          <table:table-cell office:value-type="float" office:value="0.00096420631918582" calcext:value-type="float">
            <text:p>0.000964206319186</text:p>
          </table:table-cell>
          <table:table-cell office:value-type="float" office:value="0.000900348191125168" calcext:value-type="float">
            <text:p>0.000900348191125</text:p>
          </table:table-cell>
          <table:table-cell office:value-type="float" office:value="0.000840721222960458" calcext:value-type="float">
            <text:p>0.00084072122296</text:p>
          </table:table-cell>
          <table:table-cell office:value-type="float" office:value="0.000785044886550658" calcext:value-type="float">
            <text:p>0.000785044886551</text:p>
          </table:table-cell>
          <table:table-cell office:value-type="float" office:value="0.000733057302342447" calcext:value-type="float">
            <text:p>0.000733057302342</text:p>
          </table:table-cell>
          <table:table-cell office:value-type="float" office:value="0.000684513944994713" calcext:value-type="float">
            <text:p>0.000684513944995</text:p>
          </table:table-cell>
          <table:table-cell office:value-type="float" office:value="0.000639186493219314" calcext:value-type="float">
            <text:p>0.000639186493219</text:p>
          </table:table-cell>
          <table:table-cell office:value-type="float" office:value="0.000596861806499571" calcext:value-type="float">
            <text:p>0.0005968618065</text:p>
          </table:table-cell>
          <table:table-cell office:value-type="float" office:value="0.000557340855735658" calcext:value-type="float">
            <text:p>0.000557340855736</text:p>
          </table:table-cell>
          <table:table-cell office:value-type="float" office:value="0.000520437799761144" calcext:value-type="float">
            <text:p>0.000520437799761</text:p>
          </table:table-cell>
          <table:table-cell office:value-type="float" office:value="0.000485979159035162" calcext:value-type="float">
            <text:p>0.000485979159035</text:p>
          </table:table-cell>
          <table:table-cell office:value-type="float" office:value="0.000453802936614095" calcext:value-type="float">
            <text:p>0.000453802936614</text:p>
          </table:table-cell>
          <table:table-cell office:value-type="float" office:value="0.000423757873027903" calcext:value-type="float">
            <text:p>0.000423757873028</text:p>
          </table:table-cell>
          <table:table-cell office:value-type="float" office:value="0.000395702759293278" calcext:value-type="float">
            <text:p>0.000395702759293</text:p>
          </table:table-cell>
          <table:table-cell office:value-type="float" office:value="0.00036950572981951" calcext:value-type="float">
            <text:p>0.00036950572982</text:p>
          </table:table-cell>
          <table:table-cell office:value-type="float" office:value="0.000345043659481219" calcext:value-type="float">
            <text:p>0.000345043659481</text:p>
          </table:table-cell>
          <table:table-cell office:value-type="float" office:value="0.00032220160686301" calcext:value-type="float">
            <text:p>0.000322201606863</text:p>
          </table:table-cell>
          <table:table-cell office:value-type="float" office:value="0.000300872232908267" calcext:value-type="float">
            <text:p>0.000300872232908</text:p>
          </table:table-cell>
          <table:table-cell office:value-type="float" office:value="0.000280955315261049" calcext:value-type="float">
            <text:p>0.000280955315261</text:p>
          </table:table-cell>
          <table:table-cell office:value-type="float" office:value="0.000262357288017158" calcext:value-type="float">
            <text:p>0.000262357288017</text:p>
          </table:table-cell>
          <table:table-cell office:value-type="float" office:value="0.000244990774216159" calcext:value-type="float">
            <text:p>0.000244990774216</text:p>
          </table:table-cell>
          <table:table-cell office:value-type="float" office:value="0.00022877419122062" calcext:value-type="float">
            <text:p>0.000228774191221</text:p>
          </table:table-cell>
          <table:table-cell office:value-type="float" office:value="0.000213631371094137" calcext:value-type="float">
            <text:p>0.000213631371094</text:p>
          </table:table-cell>
          <table:table-cell office:value-type="float" office:value="0.000199491182276193" calcext:value-type="float">
            <text:p>0.000199491182276</text:p>
          </table:table-cell>
          <table:table-cell office:value-type="float" office:value="0.000186287211823806" calcext:value-type="float">
            <text:p>0.000186287211824</text:p>
          </table:table-cell>
          <table:table-cell office:value-type="float" office:value="0.000173957454113355" calcext:value-type="float">
            <text:p>0.000173957454113</text:p>
          </table:table-cell>
          <table:table-cell office:value-type="float" office:value="0.00016244400386171" calcext:value-type="float">
            <text:p>0.000162444003862</text:p>
          </table:table-cell>
          <table:table-cell office:value-type="float" office:value="0.000151692797069263" calcext:value-type="float">
            <text:p>0.000151692797069</text:p>
          </table:table-cell>
          <table:table-cell office:value-type="float" office:value="0.000141653354357526" calcext:value-type="float">
            <text:p>0.000141653354358</text:p>
          </table:table-cell>
          <table:table-cell office:value-type="float" office:value="0.000132278534141851" calcext:value-type="float">
            <text:p>0.000132278534142</text:p>
          </table:table-cell>
          <table:table-cell office:value-type="float" office:value="0.000123524323206702" calcext:value-type="float">
            <text:p>0.000123524323207</text:p>
          </table:table-cell>
          <table:table-cell office:value-type="float" office:value="0.000115349625514544" calcext:value-type="float">
            <text:p>0.000115349625515</text:p>
          </table:table-cell>
          <table:table-cell office:value-type="float" office:value="0.000107716062078194" calcext:value-type="float">
            <text:p>0.000107716062078</text:p>
          </table:table-cell>
          <table:table-cell office:value-type="float" office:value="0.000100587801198023" calcext:value-type="float">
            <text:p>0.000100587801198</text:p>
          </table:table-cell>
          <table:table-cell office:value-type="float" office:value="0.0000939313850699947" calcext:value-type="float">
            <text:p>9.39313850699947E-05</text:p>
          </table:table-cell>
          <table:table-cell office:value-type="float" office:value="0.0000877155682332114" calcext:value-type="float">
            <text:p>8.77155682332114E-05</text:p>
          </table:table-cell>
          <table:table-cell office:value-type="float" office:value="0.0000819111793946208" calcext:value-type="float">
            <text:p>8.19111793946208E-05</text:p>
          </table:table-cell>
          <table:table-cell office:value-type="float" office:value="0.0000764909779028936" calcext:value-type="float">
            <text:p>7.64909779028936E-05</text:p>
          </table:table-cell>
          <table:table-cell office:value-type="float" office:value="0.0000714295250456182" calcext:value-type="float">
            <text:p>7.14295250456182E-05</text:p>
          </table:table-cell>
          <table:table-cell office:value-type="float" office:value="0.0000667030742865155" calcext:value-type="float">
            <text:p>6.67030742865155E-05</text:p>
          </table:table-cell>
          <table:table-cell office:value-type="float" office:value="0.0000622894474040635" calcext:value-type="float">
            <text:p>6.22894474040635E-05</text:p>
          </table:table-cell>
          <table:table-cell office:value-type="float" office:value="0.0000581679262527128" calcext:value-type="float">
            <text:p>5.81679262527128E-05</text:p>
          </table:table-cell>
          <table:table-cell office:value-type="float" office:value="0.0000543191680171159" calcext:value-type="float">
            <text:p>5.43191680171159E-05</text:p>
          </table:table-cell>
          <table:table-cell office:value-type="float" office:value="0.0000507251234872676" calcext:value-type="float">
            <text:p>5.07251234872676E-05</text:p>
          </table:table-cell>
          <table:table-cell office:value-type="float" office:value="0.0000473689301330641" calcext:value-type="float">
            <text:p>4.73689301330641E-05</text:p>
          </table:table-cell>
          <table:table-cell office:value-type="float" office:value="0.0000442348422296073" calcext:value-type="float">
            <text:p>4.42348422296073E-05</text:p>
          </table:table-cell>
          <table:table-cell office:value-type="float" office:value="0.0000413081530890183" calcext:value-type="float">
            <text:p>4.13081530890183E-05</text:p>
          </table:table-cell>
          <table:table-cell office:value-type="float" office:value="0.0000385751343552401" calcext:value-type="float">
            <text:p>3.85751343552401E-05</text:p>
          </table:table-cell>
        </table:table-row>
        <table:table-row table:style-name="ro1">
          <table:table-cell office:value-type="string" calcext:value-type="string">
            <text:p>Infected</text:p>
          </table:table-cell>
          <table:table-cell office:value-type="float" office:value="0" calcext:value-type="float">
            <text:p>0</text:p>
          </table:table-cell>
          <table:table-cell office:value-type="float" office:value="0.0782866398581841" calcext:value-type="float">
            <text:p>0.078286639858184</text:p>
          </table:table-cell>
          <table:table-cell office:value-type="float" office:value="0.151464082766728" calcext:value-type="float">
            <text:p>0.151464082766728</text:p>
          </table:table-cell>
          <table:table-cell office:value-type="float" office:value="0.225981474986587" calcext:value-type="float">
            <text:p>0.225981474986587</text:p>
          </table:table-cell>
          <table:table-cell office:value-type="float" office:value="0.307467868623585" calcext:value-type="float">
            <text:p>0.307467868623585</text:p>
          </table:table-cell>
          <table:table-cell office:value-type="float" office:value="0.401289646104664" calcext:value-type="float">
            <text:p>0.401289646104664</text:p>
          </table:table-cell>
          <table:table-cell office:value-type="float" office:value="0.513007384059908" calcext:value-type="float">
            <text:p>0.513007384059908</text:p>
          </table:table-cell>
          <table:table-cell office:value-type="float" office:value="0.648782380063756" calcext:value-type="float">
            <text:p>0.648782380063756</text:p>
          </table:table-cell>
          <table:table-cell office:value-type="float" office:value="0.815771844008872" calcext:value-type="float">
            <text:p>0.815771844008872</text:p>
          </table:table-cell>
          <table:table-cell office:value-type="float" office:value="1.02254520788279" calcext:value-type="float">
            <text:p>1.02254520788279</text:p>
          </table:table-cell>
          <table:table-cell office:value-type="float" office:value="1.27955108043888" calcext:value-type="float">
            <text:p>1.27955108043888</text:p>
          </table:table-cell>
          <table:table-cell office:value-type="float" office:value="1.59966403268396" calcext:value-type="float">
            <text:p>1.59966403268396</text:p>
          </table:table-cell>
          <table:table-cell office:value-type="float" office:value="1.99884252090837" calcext:value-type="float">
            <text:p>1.99884252090837</text:p>
          </table:table-cell>
          <table:table-cell office:value-type="float" office:value="2.49693333754446" calcext:value-type="float">
            <text:p>2.49693333754446</text:p>
          </table:table-cell>
          <table:table-cell office:value-type="float" office:value="3.118664528572" calcext:value-type="float">
            <text:p>3.118664528572</text:p>
          </table:table-cell>
          <table:table-cell office:value-type="float" office:value="3.89487723097355" calcext:value-type="float">
            <text:p>3.89487723097355</text:p>
          </table:table-cell>
          <table:table-cell office:value-type="float" office:value="4.86405840099135" calcext:value-type="float">
            <text:p>4.86405840099135</text:p>
          </table:table-cell>
          <table:table-cell office:value-type="float" office:value="6.07425119141915" calcext:value-type="float">
            <text:p>6.07425119141915</text:p>
          </table:table-cell>
          <table:table-cell office:value-type="float" office:value="7.58543777036186" calcext:value-type="float">
            <text:p>7.58543777036186</text:p>
          </table:table-cell>
          <table:table-cell office:value-type="float" office:value="9.4725132183313" calcext:value-type="float">
            <text:p>9.4725132183313</text:p>
          </table:table-cell>
          <table:table-cell office:value-type="float" office:value="11.828998025969" calcext:value-type="float">
            <text:p>11.828998025969</text:p>
          </table:table-cell>
          <table:table-cell office:value-type="float" office:value="14.7716732520117" calcext:value-type="float">
            <text:p>14.7716732520117</text:p>
          </table:table-cell>
          <table:table-cell office:value-type="float" office:value="18.4463680953374" calcext:value-type="float">
            <text:p>18.4463680953374</text:p>
          </table:table-cell>
          <table:table-cell office:value-type="float" office:value="23.0351870572918" calcext:value-type="float">
            <text:p>23.0351870572918</text:p>
          </table:table-cell>
          <table:table-cell office:value-type="float" office:value="28.7655343060889" calcext:value-type="float">
            <text:p>28.7655343060889</text:p>
          </table:table-cell>
          <table:table-cell office:value-type="float" office:value="35.921383198256" calcext:value-type="float">
            <text:p>35.921383198256</text:p>
          </table:table-cell>
          <table:table-cell office:value-type="float" office:value="44.8573488034892" calcext:value-type="float">
            <text:p>44.8573488034892</text:p>
          </table:table-cell>
          <table:table-cell office:value-type="float" office:value="56.0162610544411" calcext:value-type="float">
            <text:p>56.0162610544411</text:p>
          </table:table-cell>
          <table:table-cell office:value-type="float" office:value="69.9511098600233" calcext:value-type="float">
            <text:p>69.9511098600233</text:p>
          </table:table-cell>
          <table:table-cell office:value-type="float" office:value="87.3524483786005" calcext:value-type="float">
            <text:p>87.3524483786005</text:p>
          </table:table-cell>
          <table:table-cell office:value-type="float" office:value="109.082614022343" calcext:value-type="float">
            <text:p>109.082614022343</text:p>
          </table:table-cell>
          <table:table-cell office:value-type="float" office:value="136.218461920259" calcext:value-type="float">
            <text:p>136.218461920259</text:p>
          </table:table-cell>
          <table:table-cell office:value-type="float" office:value="170.104727943854" calcext:value-type="float">
            <text:p>170.104727943854</text:p>
          </table:table-cell>
          <table:table-cell office:value-type="float" office:value="212.420668110926" calcext:value-type="float">
            <text:p>212.420668110926</text:p>
          </table:table-cell>
          <table:table-cell office:value-type="float" office:value="265.263272396017" calcext:value-type="float">
            <text:p>265.263272396017</text:p>
          </table:table-cell>
          <table:table-cell office:value-type="float" office:value="331.251179772517" calcext:value-type="float">
            <text:p>331.251179772517</text:p>
          </table:table-cell>
          <table:table-cell office:value-type="float" office:value="413.654443233199" calcext:value-type="float">
            <text:p>413.654443233199</text:p>
          </table:table-cell>
          <table:table-cell office:value-type="float" office:value="516.556569159896" calcext:value-type="float">
            <text:p>516.556569159896</text:p>
          </table:table-cell>
          <table:table-cell office:value-type="float" office:value="645.056869206573" calcext:value-type="float">
            <text:p>645.056869206573</text:p>
          </table:table-cell>
          <table:table-cell office:value-type="float" office:value="805.523138996341" calcext:value-type="float">
            <text:p>805.523138996341</text:p>
          </table:table-cell>
          <table:table-cell office:value-type="float" office:value="1005.90718609106" calcext:value-type="float">
            <text:p>1005.90718609106</text:p>
          </table:table-cell>
          <table:table-cell office:value-type="float" office:value="1256.13884495932" calcext:value-type="float">
            <text:p>1256.13884495932</text:p>
          </table:table-cell>
          <table:table-cell office:value-type="float" office:value="1568.61797187467" calcext:value-type="float">
            <text:p>1568.61797187467</text:p>
          </table:table-cell>
          <table:table-cell office:value-type="float" office:value="1958.82881487632" calcext:value-type="float">
            <text:p>1958.82881487632</text:p>
          </table:table-cell>
          <table:table-cell office:value-type="float" office:value="2446.10715860011" calcext:value-type="float">
            <text:p>2446.10715860011</text:p>
          </table:table-cell>
          <table:table-cell office:value-type="float" office:value="3054.59821651711" calcext:value-type="float">
            <text:p>3054.59821651711</text:p>
          </table:table-cell>
          <table:table-cell office:value-type="float" office:value="3814.4527228784" calcext:value-type="float">
            <text:p>3814.4527228784</text:p>
          </table:table-cell>
          <table:table-cell office:value-type="float" office:value="4763.32033069869" calcext:value-type="float">
            <text:p>4763.32033069869</text:p>
          </table:table-cell>
          <table:table-cell office:value-type="float" office:value="5948.21424391069" calcext:value-type="float">
            <text:p>5948.21424391069</text:p>
          </table:table-cell>
          <table:table-cell office:value-type="float" office:value="7427.83924764128" calcext:value-type="float">
            <text:p>7427.83924764128</text:p>
          </table:table-cell>
          <table:table-cell office:value-type="float" office:value="9275.4980654768" calcext:value-type="float">
            <text:p>9275.4980654768</text:p>
          </table:table-cell>
          <table:table-cell office:value-type="float" office:value="11582.7196874633" calcext:value-type="float">
            <text:p>11582.7196874633</text:p>
          </table:table-cell>
          <table:table-cell office:value-type="float" office:value="14463.7884106339" calcext:value-type="float">
            <text:p>14463.7884106339</text:p>
          </table:table-cell>
          <table:table-cell office:value-type="float" office:value="18061.3967868676" calcext:value-type="float">
            <text:p>18061.3967868676</text:p>
          </table:table-cell>
          <table:table-cell office:value-type="float" office:value="22553.7006318292" calcext:value-type="float">
            <text:p>22553.7006318292</text:p>
          </table:table-cell>
          <table:table-cell office:value-type="float" office:value="28163.1220446018" calcext:value-type="float">
            <text:p>28163.1220446018</text:p>
          </table:table-cell>
          <table:table-cell office:value-type="float" office:value="35167.3320993632" calcext:value-type="float">
            <text:p>35167.3320993632</text:p>
          </table:table-cell>
          <table:table-cell office:value-type="float" office:value="43912.9490908965" calcext:value-type="float">
            <text:p>43912.9490908965</text:p>
          </table:table-cell>
          <table:table-cell office:value-type="float" office:value="54832.6187131124" calcext:value-type="float">
            <text:p>54832.6187131124</text:p>
          </table:table-cell>
          <table:table-cell office:value-type="float" office:value="68466.3039479005" calcext:value-type="float">
            <text:p>68466.3039479005</text:p>
          </table:table-cell>
          <table:table-cell office:value-type="float" office:value="85487.8083321625" calcext:value-type="float">
            <text:p>85487.8083321625</text:p>
          </table:table-cell>
          <table:table-cell office:value-type="float" office:value="106737.801304715" calcext:value-type="float">
            <text:p>106737.801304715</text:p>
          </table:table-cell>
          <table:table-cell office:value-type="float" office:value="133264.908865681" calcext:value-type="float">
            <text:p>133264.908865681</text:p>
          </table:table-cell>
          <table:table-cell office:value-type="float" office:value="166376.791121387" calcext:value-type="float">
            <text:p>166376.791121387</text:p>
          </table:table-cell>
          <table:table-cell office:value-type="float" office:value="207703.563887818" calcext:value-type="float">
            <text:p>207703.563887818</text:p>
          </table:table-cell>
          <table:table-cell office:value-type="float" office:value="259276.429792888" calcext:value-type="float">
            <text:p>259276.429792888</text:p>
          </table:table-cell>
          <table:table-cell office:value-type="float" office:value="323624.991522407" calcext:value-type="float">
            <text:p>323624.991522407</text:p>
          </table:table-cell>
          <table:table-cell office:value-type="float" office:value="403897.410369455" calcext:value-type="float">
            <text:p>403897.410369455</text:p>
          </table:table-cell>
          <table:table-cell office:value-type="float" office:value="504008.337986701" calcext:value-type="float">
            <text:p>504008.337986701</text:p>
          </table:table-cell>
          <table:table-cell office:value-type="float" office:value="628820.378438198" calcext:value-type="float">
            <text:p>628820.378438198</text:p>
          </table:table-cell>
          <table:table-cell office:value-type="float" office:value="784365.632187182" calcext:value-type="float">
            <text:p>784365.632187182</text:p>
          </table:table-cell>
          <table:table-cell office:value-type="float" office:value="978114.557504408" calcext:value-type="float">
            <text:p>978114.557504408</text:p>
          </table:table-cell>
          <table:table-cell office:value-type="float" office:value="1219299.73745653" calcext:value-type="float">
            <text:p>1219299.73745653</text:p>
          </table:table-cell>
          <table:table-cell office:value-type="float" office:value="1519301.84029706" calcext:value-type="float">
            <text:p>1519301.84029706</text:p>
          </table:table-cell>
          <table:table-cell office:value-type="float" office:value="1892103.63587549" calcext:value-type="float">
            <text:p>1892103.63587549</text:p>
          </table:table-cell>
          <table:table-cell office:value-type="float" office:value="2354814.58867594" calcext:value-type="float">
            <text:p>2354814.58867594</text:p>
          </table:table-cell>
          <table:table-cell office:value-type="float" office:value="2928262.20216641" calcext:value-type="float">
            <text:p>2928262.20216641</text:p>
          </table:table-cell>
          <table:table-cell office:value-type="float" office:value="3637635.48650552" calcext:value-type="float">
            <text:p>3637635.48650552</text:p>
          </table:table-cell>
          <table:table-cell office:value-type="float" office:value="4513148.52577548" calcext:value-type="float">
            <text:p>4513148.52577548</text:p>
          </table:table-cell>
          <table:table-cell office:value-type="float" office:value="5590666.07670751" calcext:value-type="float">
            <text:p>5590666.07670751</text:p>
          </table:table-cell>
          <table:table-cell office:value-type="float" office:value="6912195.70074319" calcext:value-type="float">
            <text:p>6912195.70074319</text:p>
          </table:table-cell>
          <table:table-cell office:value-type="float" office:value="8526101.13038758" calcext:value-type="float">
            <text:p>8526101.13038758</text:p>
          </table:table-cell>
          <table:table-cell office:value-type="float" office:value="10486830.053167" calcext:value-type="float">
            <text:p>10486830.053167</text:p>
          </table:table-cell>
          <table:table-cell office:value-type="float" office:value="12853883.0406139" calcext:value-type="float">
            <text:p>12853883.0406139</text:p>
          </table:table-cell>
          <table:table-cell office:value-type="float" office:value="15689694.632619" calcext:value-type="float">
            <text:p>15689694.632619</text:p>
          </table:table-cell>
          <table:table-cell office:value-type="float" office:value="19056081.552628" calcext:value-type="float">
            <text:p>19056081.552628</text:p>
          </table:table-cell>
          <table:table-cell office:value-type="float" office:value="23008980.5715041" calcext:value-type="float">
            <text:p>23008980.5715041</text:p>
          </table:table-cell>
          <table:table-cell office:value-type="float" office:value="27591405.7093211" calcext:value-type="float">
            <text:p>27591405.7093211</text:p>
          </table:table-cell>
          <table:table-cell office:value-type="float" office:value="32824936.7325047" calcext:value-type="float">
            <text:p>32824936.7325047</text:p>
          </table:table-cell>
          <table:table-cell office:value-type="float" office:value="38700616.9212981" calcext:value-type="float">
            <text:p>38700616.9212981</text:p>
          </table:table-cell>
          <table:table-cell office:value-type="float" office:value="45170773.2112564" calcext:value-type="float">
            <text:p>45170773.2112564</text:p>
          </table:table-cell>
          <table:table-cell office:value-type="float" office:value="52143764.3867941" calcext:value-type="float">
            <text:p>52143764.3867941</text:p>
          </table:table-cell>
          <table:table-cell office:value-type="float" office:value="59483699.433724" calcext:value-type="float">
            <text:p>59483699.433724</text:p>
          </table:table-cell>
          <table:table-cell office:value-type="float" office:value="67016497.6363553" calcext:value-type="float">
            <text:p>67016497.6363553</text:p>
          </table:table-cell>
          <table:table-cell office:value-type="float" office:value="74542283.8805065" calcext:value-type="float">
            <text:p>74542283.8805065</text:p>
          </table:table-cell>
          <table:table-cell office:value-type="float" office:value="81852404.9153659" calcext:value-type="float">
            <text:p>81852404.9153659</text:p>
          </table:table-cell>
          <table:table-cell office:value-type="float" office:value="88747977.3043579" calcext:value-type="float">
            <text:p>88747977.3043579</text:p>
          </table:table-cell>
          <table:table-cell office:value-type="float" office:value="95056442.5322684" calcext:value-type="float">
            <text:p>95056442.5322684</text:p>
          </table:table-cell>
          <table:table-cell office:value-type="float" office:value="100643288.702437" calcext:value-type="float">
            <text:p>100643288.702437</text:p>
          </table:table-cell>
          <table:table-cell office:value-type="float" office:value="105417531.086997" calcext:value-type="float">
            <text:p>105417531.086997</text:p>
          </table:table-cell>
          <table:table-cell office:value-type="float" office:value="109330884.56098" calcext:value-type="float">
            <text:p>109330884.56098</text:p>
          </table:table-cell>
          <table:table-cell office:value-type="float" office:value="112370701.412941" calcext:value-type="float">
            <text:p>112370701.412941</text:p>
          </table:table-cell>
          <table:table-cell office:value-type="float" office:value="114548584.093483" calcext:value-type="float">
            <text:p>114548584.093483</text:p>
          </table:table-cell>
          <table:table-cell office:value-type="float" office:value="115903096.940975" calcext:value-type="float">
            <text:p>115903096.940975</text:p>
          </table:table-cell>
          <table:table-cell office:value-type="float" office:value="116505018.574688" calcext:value-type="float">
            <text:p>116505018.574688</text:p>
          </table:table-cell>
          <table:table-cell office:value-type="float" office:value="116436223.016442" calcext:value-type="float">
            <text:p>116436223.016442</text:p>
          </table:table-cell>
          <table:table-cell office:value-type="float" office:value="115777063.711539" calcext:value-type="float">
            <text:p>115777063.711539</text:p>
          </table:table-cell>
          <table:table-cell office:value-type="float" office:value="114603916.548989" calcext:value-type="float">
            <text:p>114603916.548989</text:p>
          </table:table-cell>
          <table:table-cell office:value-type="float" office:value="112988532.262221" calcext:value-type="float">
            <text:p>112988532.262221</text:p>
          </table:table-cell>
          <table:table-cell office:value-type="float" office:value="110997541.115052" calcext:value-type="float">
            <text:p>110997541.115052</text:p>
          </table:table-cell>
          <table:table-cell office:value-type="float" office:value="108692056.422369" calcext:value-type="float">
            <text:p>108692056.422369</text:p>
          </table:table-cell>
          <table:table-cell office:value-type="float" office:value="106127476.793324" calcext:value-type="float">
            <text:p>106127476.793324</text:p>
          </table:table-cell>
          <table:table-cell office:value-type="float" office:value="103353516.216386" calcext:value-type="float">
            <text:p>103353516.216386</text:p>
          </table:table-cell>
          <table:table-cell office:value-type="float" office:value="100414420.902929" calcext:value-type="float">
            <text:p>100414420.902929</text:p>
          </table:table-cell>
          <table:table-cell office:value-type="float" office:value="97349306.8067378" calcext:value-type="float">
            <text:p>97349306.8067378</text:p>
          </table:table-cell>
          <table:table-cell office:value-type="float" office:value="94192558.6310517" calcext:value-type="float">
            <text:p>94192558.6310517</text:p>
          </table:table-cell>
          <table:table-cell office:value-type="float" office:value="90974248.3735471" calcext:value-type="float">
            <text:p>90974248.3735471</text:p>
          </table:table-cell>
          <table:table-cell office:value-type="float" office:value="87720547.670996" calcext:value-type="float">
            <text:p>87720547.670996</text:p>
          </table:table-cell>
          <table:table-cell office:value-type="float" office:value="84454119.7844309" calcext:value-type="float">
            <text:p>84454119.7844309</text:p>
          </table:table-cell>
          <table:table-cell office:value-type="float" office:value="81194484.4673735" calcext:value-type="float">
            <text:p>81194484.4673735</text:p>
          </table:table-cell>
          <table:table-cell office:value-type="float" office:value="77958353.2879266" calcext:value-type="float">
            <text:p>77958353.2879266</text:p>
          </table:table-cell>
          <table:table-cell office:value-type="float" office:value="74759935.3571404" calcext:value-type="float">
            <text:p>74759935.3571404</text:p>
          </table:table-cell>
          <table:table-cell office:value-type="float" office:value="71611214.6867058" calcext:value-type="float">
            <text:p>71611214.6867058</text:p>
          </table:table-cell>
          <table:table-cell office:value-type="float" office:value="68522200.9753485" calcext:value-type="float">
            <text:p>68522200.9753485</text:p>
          </table:table-cell>
          <table:table-cell office:value-type="float" office:value="65501155.8426958" calcext:value-type="float">
            <text:p>65501155.8426958</text:p>
          </table:table-cell>
          <table:table-cell office:value-type="float" office:value="62554796.5703423" calcext:value-type="float">
            <text:p>62554796.5703423</text:p>
          </table:table-cell>
          <table:table-cell office:value-type="float" office:value="59688479.333537" calcext:value-type="float">
            <text:p>59688479.333537</text:p>
          </table:table-cell>
          <table:table-cell office:value-type="float" office:value="56906363.7912795" calcext:value-type="float">
            <text:p>56906363.7912795</text:p>
          </table:table-cell>
          <table:table-cell office:value-type="float" office:value="54211560.7704011" calcext:value-type="float">
            <text:p>54211560.7704011</text:p>
          </table:table-cell>
          <table:table-cell office:value-type="float" office:value="51606264.6280366" calcext:value-type="float">
            <text:p>51606264.6280366</text:p>
          </table:table-cell>
          <table:table-cell office:value-type="float" office:value="49091871.7541735" calcext:value-type="float">
            <text:p>49091871.7541735</text:p>
          </table:table-cell>
          <table:table-cell office:value-type="float" office:value="46669086.5407666" calcext:value-type="float">
            <text:p>46669086.5407666</text:p>
          </table:table-cell>
          <table:table-cell office:value-type="float" office:value="44338016.0264823" calcext:value-type="float">
            <text:p>44338016.0264823</text:p>
          </table:table-cell>
          <table:table-cell office:value-type="float" office:value="42098254.3143851" calcext:value-type="float">
            <text:p>42098254.3143851</text:p>
          </table:table-cell>
          <table:table-cell office:value-type="float" office:value="39948957.7606068" calcext:value-type="float">
            <text:p>39948957.7606068</text:p>
          </table:table-cell>
          <table:table-cell office:value-type="float" office:value="37888911.8371812" calcext:value-type="float">
            <text:p>37888911.8371812</text:p>
          </table:table-cell>
          <table:table-cell office:value-type="float" office:value="35916590.4672295" calcext:value-type="float">
            <text:p>35916590.4672295</text:p>
          </table:table-cell>
          <table:table-cell office:value-type="float" office:value="34030208.7631497" calcext:value-type="float">
            <text:p>34030208.7631497</text:p>
          </table:table-cell>
          <table:table-cell office:value-type="float" office:value="32227769.3333558" calcext:value-type="float">
            <text:p>32227769.3333558</text:p>
          </table:table-cell>
          <table:table-cell office:value-type="float" office:value="30507103.63579" calcext:value-type="float">
            <text:p>30507103.63579</text:p>
          </table:table-cell>
          <table:table-cell office:value-type="float" office:value="28865907.7703221" calcext:value-type="float">
            <text:p>28865907.7703221</text:p>
          </table:table-cell>
          <table:table-cell office:value-type="float" office:value="27301774.5772438" calcext:value-type="float">
            <text:p>27301774.5772438</text:p>
          </table:table-cell>
          <table:table-cell office:value-type="float" office:value="25812221.1168345" calcext:value-type="float">
            <text:p>25812221.1168345</text:p>
          </table:table-cell>
          <table:table-cell office:value-type="float" office:value="24394713.1664993" calcext:value-type="float">
            <text:p>24394713.1664993</text:p>
          </table:table-cell>
          <table:table-cell office:value-type="float" office:value="23046686.1066919" calcext:value-type="float">
            <text:p>23046686.1066919</text:p>
          </table:table-cell>
          <table:table-cell office:value-type="float" office:value="21765563.2684847" calcext:value-type="float">
            <text:p>21765563.2684847</text:p>
          </table:table-cell>
          <table:table-cell office:value-type="float" office:value="20548771.6092971" calcext:value-type="float">
            <text:p>20548771.6092971</text:p>
          </table:table-cell>
          <table:table-cell office:value-type="float" office:value="19393755.1424566" calcext:value-type="float">
            <text:p>19393755.1424566</text:p>
          </table:table-cell>
          <table:table-cell office:value-type="float" office:value="18297986.4562704" calcext:value-type="float">
            <text:p>18297986.4562704</text:p>
          </table:table-cell>
          <table:table-cell office:value-type="float" office:value="17258976.2719819" calcext:value-type="float">
            <text:p>17258976.2719819</text:p>
          </table:table-cell>
          <table:table-cell office:value-type="float" office:value="16274281.6459194" calcext:value-type="float">
            <text:p>16274281.6459194</text:p>
          </table:table-cell>
          <table:table-cell office:value-type="float" office:value="15341512.5233353" calcext:value-type="float">
            <text:p>15341512.5233353</text:p>
          </table:table-cell>
          <table:table-cell office:value-type="float" office:value="14458337.3023927" calcext:value-type="float">
            <text:p>14458337.3023927</text:p>
          </table:table-cell>
          <table:table-cell office:value-type="float" office:value="13622487.0729307" calcext:value-type="float">
            <text:p>13622487.0729307</text:p>
          </table:table-cell>
          <table:table-cell office:value-type="float" office:value="12831759.0938958" calcext:value-type="float">
            <text:p>12831759.0938958</text:p>
          </table:table-cell>
          <table:table-cell office:value-type="float" office:value="12084019.2815047" calcext:value-type="float">
            <text:p>12084019.2815047</text:p>
          </table:table-cell>
          <table:table-cell office:value-type="float" office:value="11377204.0533453" calcext:value-type="float">
            <text:p>11377204.0533453</text:p>
          </table:table-cell>
          <table:table-cell office:value-type="float" office:value="10709321.4916308" calcext:value-type="float">
            <text:p>10709321.4916308</text:p>
          </table:table-cell>
          <table:table-cell office:value-type="float" office:value="10078451.9464116" calcext:value-type="float">
            <text:p>10078451.9464116</text:p>
          </table:table-cell>
          <table:table-cell office:value-type="float" office:value="9482748.19617949" calcext:value-type="float">
            <text:p>9482748.19617949</text:p>
          </table:table-cell>
          <table:table-cell office:value-type="float" office:value="8920435.13418362" calcext:value-type="float">
            <text:p>8920435.13418362</text:p>
          </table:table-cell>
          <table:table-cell office:value-type="float" office:value="8389809.18000603" calcext:value-type="float">
            <text:p>8389809.18000603</text:p>
          </table:table-cell>
          <table:table-cell office:value-type="float" office:value="7889237.30648496" calcext:value-type="float">
            <text:p>7889237.30648496</text:p>
          </table:table-cell>
          <table:table-cell office:value-type="float" office:value="7417155.90122371" calcext:value-type="float">
            <text:p>7417155.90122371</text:p>
          </table:table-cell>
          <table:table-cell office:value-type="float" office:value="6972069.34078582" calcext:value-type="float">
            <text:p>6972069.34078582</text:p>
          </table:table-cell>
          <table:table-cell office:value-type="float" office:value="6552548.45785594" calcext:value-type="float">
            <text:p>6552548.45785594</text:p>
          </table:table-cell>
          <table:table-cell office:value-type="float" office:value="6157228.82274456" calcext:value-type="float">
            <text:p>6157228.82274456</text:p>
          </table:table-cell>
          <table:table-cell office:value-type="float" office:value="5784808.94332964" calcext:value-type="float">
            <text:p>5784808.94332964</text:p>
          </table:table-cell>
          <table:table-cell office:value-type="float" office:value="5434048.36957228" calcext:value-type="float">
            <text:p>5434048.36957228</text:p>
          </table:table-cell>
          <table:table-cell office:value-type="float" office:value="5103765.75005707" calcext:value-type="float">
            <text:p>5103765.75005707</text:p>
          </table:table-cell>
          <table:table-cell office:value-type="float" office:value="4792837.33225905" calcext:value-type="float">
            <text:p>4792837.33225905</text:p>
          </table:table-cell>
          <table:table-cell office:value-type="float" office:value="4500205.28861885" calcext:value-type="float">
            <text:p>4500205.28861885</text:p>
          </table:table-cell>
          <table:table-cell office:value-type="float" office:value="4224896.80518836" calcext:value-type="float">
            <text:p>4224896.80518836</text:p>
          </table:table-cell>
          <table:table-cell office:value-type="float" office:value="3965958.34637781" calcext:value-type="float">
            <text:p>3965958.34637781</text:p>
          </table:table-cell>
          <table:table-cell office:value-type="float" office:value="3722460.01651222" calcext:value-type="float">
            <text:p>3722460.01651222</text:p>
          </table:table-cell>
          <table:table-cell office:value-type="float" office:value="3493519.12160683" calcext:value-type="float">
            <text:p>3493519.12160683</text:p>
          </table:table-cell>
          <table:table-cell office:value-type="float" office:value="3278299.95543527" calcext:value-type="float">
            <text:p>3278299.95543527</text:p>
          </table:table-cell>
          <table:table-cell office:value-type="float" office:value="3076011.66281641" calcext:value-type="float">
            <text:p>3076011.66281641</text:p>
          </table:table-cell>
          <table:table-cell office:value-type="float" office:value="2885906.14932896" calcext:value-type="float">
            <text:p>2885906.14932896</text:p>
          </table:table-cell>
          <table:table-cell office:value-type="float" office:value="2707275.98287828" calcext:value-type="float">
            <text:p>2707275.98287828</text:p>
          </table:table-cell>
          <table:table-cell office:value-type="float" office:value="2539452.47548734" calcext:value-type="float">
            <text:p>2539452.47548734</text:p>
          </table:table-cell>
          <table:table-cell office:value-type="float" office:value="2381803.75465179" calcext:value-type="float">
            <text:p>2381803.75465179</text:p>
          </table:table-cell>
          <table:table-cell office:value-type="float" office:value="2233732.94054606" calcext:value-type="float">
            <text:p>2233732.94054606</text:p>
          </table:table-cell>
          <table:table-cell office:value-type="float" office:value="2094676.37720027" calcext:value-type="float">
            <text:p>2094676.37720027</text:p>
          </table:table-cell>
          <table:table-cell office:value-type="float" office:value="1964101.96415271" calcext:value-type="float">
            <text:p>1964101.96415271</text:p>
          </table:table-cell>
          <table:table-cell office:value-type="float" office:value="1841507.52717239" calcext:value-type="float">
            <text:p>1841507.52717239</text:p>
          </table:table-cell>
          <table:table-cell office:value-type="float" office:value="1726419.27249625" calcext:value-type="float">
            <text:p>1726419.27249625</text:p>
          </table:table-cell>
          <table:table-cell office:value-type="float" office:value="1618390.30501828" calcext:value-type="float">
            <text:p>1618390.30501828</text:p>
          </table:table-cell>
          <table:table-cell office:value-type="float" office:value="1516999.21385029" calcext:value-type="float">
            <text:p>1516999.21385029</text:p>
          </table:table-cell>
          <table:table-cell office:value-type="float" office:value="1421848.72109247" calcext:value-type="float">
            <text:p>1421848.72109247</text:p>
          </table:table-cell>
          <table:table-cell office:value-type="float" office:value="1332564.39211861" calcext:value-type="float">
            <text:p>1332564.39211861</text:p>
          </table:table-cell>
          <table:table-cell office:value-type="float" office:value="1248793.40604196" calcext:value-type="float">
            <text:p>1248793.40604196</text:p>
          </table:table-cell>
          <table:table-cell office:value-type="float" office:value="1170203.3856067" calcext:value-type="float">
            <text:p>1170203.3856067</text:p>
          </table:table-cell>
          <table:table-cell office:value-type="float" office:value="1096481.28145346" calcext:value-type="float">
            <text:p>1096481.28145346</text:p>
          </table:table-cell>
          <table:table-cell office:value-type="float" office:value="1027332.31256186" calcext:value-type="float">
            <text:p>1027332.31256186</text:p>
          </table:table-cell>
          <table:table-cell office:value-type="float" office:value="962478.958017729" calcext:value-type="float">
            <text:p>962478.958017729</text:p>
          </table:table-cell>
          <table:table-cell office:value-type="float" office:value="901659.998641454" calcext:value-type="float">
            <text:p>901659.998641454</text:p>
          </table:table-cell>
          <table:table-cell office:value-type="float" office:value="844629.60815953" calcext:value-type="float">
            <text:p>844629.60815953</text:p>
          </table:table-cell>
          <table:table-cell office:value-type="float" office:value="791156.489994387" calcext:value-type="float">
            <text:p>791156.489994387</text:p>
          </table:table-cell>
          <table:table-cell office:value-type="float" office:value="741023.057767041" calcext:value-type="float">
            <text:p>741023.057767041</text:p>
          </table:table-cell>
          <table:table-cell office:value-type="float" office:value="694024.659661862" calcext:value-type="float">
            <text:p>694024.659661862</text:p>
          </table:table-cell>
          <table:table-cell office:value-type="float" office:value="649968.842843196" calcext:value-type="float">
            <text:p>649968.842843196</text:p>
          </table:table-cell>
          <table:table-cell office:value-type="float" office:value="608674.655805945" calcext:value-type="float">
            <text:p>608674.655805945</text:p>
          </table:table-cell>
          <table:table-cell office:value-type="float" office:value="569971.98994753" calcext:value-type="float">
            <text:p>569971.98994753</text:p>
          </table:table-cell>
          <table:table-cell office:value-type="float" office:value="533700.953051109" calcext:value-type="float">
            <text:p>533700.953051109</text:p>
          </table:table-cell>
          <table:table-cell office:value-type="float" office:value="499711.280614963" calcext:value-type="float">
            <text:p>499711.280614963</text:p>
          </table:table-cell>
          <table:table-cell office:value-type="float" office:value="467861.775819485" calcext:value-type="float">
            <text:p>467861.775819485</text:p>
          </table:table-cell>
          <table:table-cell office:value-type="float" office:value="438019.782469001" calcext:value-type="float">
            <text:p>438019.782469001</text:p>
          </table:table-cell>
          <table:table-cell office:value-type="float" office:value="410060.685061396" calcext:value-type="float">
            <text:p>410060.685061396</text:p>
          </table:table-cell>
          <table:table-cell office:value-type="float" office:value="383867.437763256" calcext:value-type="float">
            <text:p>383867.437763256</text:p>
          </table:table-cell>
          <table:table-cell office:value-type="float" office:value="359330.118942402" calcext:value-type="float">
            <text:p>359330.118942402</text:p>
          </table:table-cell>
          <table:table-cell office:value-type="float" office:value="336345.510764825" calcext:value-type="float">
            <text:p>336345.510764825</text:p>
          </table:table-cell>
          <table:table-cell office:value-type="float" office:value="314816.70262355" calcext:value-type="float">
            <text:p>314816.70262355</text:p>
          </table:table-cell>
          <table:table-cell office:value-type="float" office:value="294652.716675194" calcext:value-type="float">
            <text:p>294652.716675194</text:p>
          </table:table-cell>
          <table:table-cell office:value-type="float" office:value="275768.154748209" calcext:value-type="float">
            <text:p>275768.154748209</text:p>
          </table:table-cell>
          <table:table-cell office:value-type="float" office:value="258082.865430243" calcext:value-type="float">
            <text:p>258082.865430243</text:p>
          </table:table-cell>
          <table:table-cell office:value-type="float" office:value="241521.629914271" calcext:value-type="float">
            <text:p>241521.629914271</text:p>
          </table:table-cell>
          <table:table-cell office:value-type="float" office:value="226013.866462889" calcext:value-type="float">
            <text:p>226013.866462889</text:p>
          </table:table-cell>
          <table:table-cell office:value-type="float" office:value="211493.351269868" calcext:value-type="float">
            <text:p>211493.351269868</text:p>
          </table:table-cell>
          <table:table-cell office:value-type="float" office:value="197897.955996227" calcext:value-type="float">
            <text:p>197897.955996227</text:p>
          </table:table-cell>
          <table:table-cell office:value-type="float" office:value="185169.400191022" calcext:value-type="float">
            <text:p>185169.400191022</text:p>
          </table:table-cell>
          <table:table-cell office:value-type="float" office:value="173253.018479656" calcext:value-type="float">
            <text:p>173253.018479656</text:p>
          </table:table-cell>
          <table:table-cell office:value-type="float" office:value="162097.541118097" calcext:value-type="float">
            <text:p>162097.541118097</text:p>
          </table:table-cell>
          <table:table-cell office:value-type="float" office:value="151654.887548577" calcext:value-type="float">
            <text:p>151654.887548577</text:p>
          </table:table-cell>
          <table:table-cell office:value-type="float" office:value="141879.972150267" calcext:value-type="float">
            <text:p>141879.972150267</text:p>
          </table:table-cell>
          <table:table-cell office:value-type="float" office:value="132730.5213301" calcext:value-type="float">
            <text:p>132730.5213301</text:p>
          </table:table-cell>
          <table:table-cell office:value-type="float" office:value="124166.901665038" calcext:value-type="float">
            <text:p>124166.901665038</text:p>
          </table:table-cell>
          <table:table-cell office:value-type="float" office:value="116151.957978188" calcext:value-type="float">
            <text:p>116151.957978188</text:p>
          </table:table-cell>
          <table:table-cell office:value-type="float" office:value="108650.86139304" calcext:value-type="float">
            <text:p>108650.86139304</text:p>
          </table:table-cell>
          <table:table-cell office:value-type="float" office:value="101630.966111687" calcext:value-type="float">
            <text:p>101630.966111687</text:p>
          </table:table-cell>
          <table:table-cell office:value-type="float" office:value="95061.6751316561" calcext:value-type="float">
            <text:p>95061.6751316561</text:p>
          </table:table-cell>
          <table:table-cell office:value-type="float" office:value="88914.3136942482" calcext:value-type="float">
            <text:p>88914.3136942482</text:p>
          </table:table-cell>
          <table:table-cell office:value-type="float" office:value="83162.0106232054" calcext:value-type="float">
            <text:p>83162.0106232054</text:p>
          </table:table-cell>
          <table:table-cell office:value-type="float" office:value="77779.5866272625" calcext:value-type="float">
            <text:p>77779.5866272625</text:p>
          </table:table-cell>
          <table:table-cell office:value-type="float" office:value="72743.4494780766" calcext:value-type="float">
            <text:p>72743.4494780766</text:p>
          </table:table-cell>
          <table:table-cell office:value-type="float" office:value="68031.4954942259" calcext:value-type="float">
            <text:p>68031.4954942259</text:p>
          </table:table-cell>
          <table:table-cell office:value-type="float" office:value="63623.016983955" calcext:value-type="float">
            <text:p>63623.016983955</text:p>
          </table:table-cell>
          <table:table-cell office:value-type="float" office:value="59498.6154079442" calcext:value-type="float">
            <text:p>59498.6154079442</text:p>
          </table:table-cell>
          <table:table-cell office:value-type="float" office:value="55640.1197011946" calcext:value-type="float">
            <text:p>55640.1197011946</text:p>
          </table:table-cell>
          <table:table-cell office:value-type="float" office:value="52030.5097583462" calcext:value-type="float">
            <text:p>52030.5097583462</text:p>
          </table:table-cell>
          <table:table-cell office:value-type="float" office:value="48653.8444068586" calcext:value-type="float">
            <text:p>48653.8444068586</text:p>
          </table:table-cell>
          <table:table-cell office:value-type="float" office:value="45495.1940009683" calcext:value-type="float">
            <text:p>45495.1940009683</text:p>
          </table:table-cell>
          <table:table-cell office:value-type="float" office:value="42540.5769591282" calcext:value-type="float">
            <text:p>42540.5769591282</text:p>
          </table:table-cell>
          <table:table-cell office:value-type="float" office:value="39776.9003848059" calcext:value-type="float">
            <text:p>39776.9003848059</text:p>
          </table:table-cell>
          <table:table-cell office:value-type="float" office:value="37191.9042024334" calcext:value-type="float">
            <text:p>37191.9042024334</text:p>
          </table:table-cell>
          <table:table-cell office:value-type="float" office:value="34774.1088445799" calcext:value-type="float">
            <text:p>34774.1088445799</text:p>
          </table:table-cell>
          <table:table-cell office:value-type="float" office:value="32512.7661176345" calcext:value-type="float">
            <text:p>32512.7661176345</text:p>
          </table:table-cell>
          <table:table-cell office:value-type="float" office:value="30397.8131247068" calcext:value-type="float">
            <text:p>30397.8131247068</text:p>
          </table:table-cell>
          <table:table-cell office:value-type="float" office:value="28419.8290691304" calcext:value-type="float">
            <text:p>28419.8290691304</text:p>
          </table:table-cell>
          <table:table-cell office:value-type="float" office:value="26569.9946876867" calcext:value-type="float">
            <text:p>26569.9946876867</text:p>
          </table:table-cell>
          <table:table-cell office:value-type="float" office:value="24840.0542847314" calcext:value-type="float">
            <text:p>24840.0542847314</text:p>
          </table:table-cell>
          <table:table-cell office:value-type="float" office:value="23222.2800361856" calcext:value-type="float">
            <text:p>23222.2800361856</text:p>
          </table:table-cell>
          <table:table-cell office:value-type="float" office:value="21709.4386250497" calcext:value-type="float">
            <text:p>21709.4386250497</text:p>
          </table:table-cell>
          <table:table-cell office:value-type="float" office:value="20294.7598530061" calcext:value-type="float">
            <text:p>20294.7598530061</text:p>
          </table:table-cell>
          <table:table-cell office:value-type="float" office:value="18971.9073167319" calcext:value-type="float">
            <text:p>18971.9073167319</text:p>
          </table:table-cell>
          <table:table-cell office:value-type="float" office:value="17734.9508313175" calcext:value-type="float">
            <text:p>17734.9508313175</text:p>
          </table:table-cell>
          <table:table-cell office:value-type="float" office:value="16578.3406513711" calcext:value-type="float">
            <text:p>16578.3406513711</text:p>
          </table:table-cell>
          <table:table-cell office:value-type="float" office:value="15496.8832636555" calcext:value-type="float">
            <text:p>15496.8832636555</text:p>
          </table:table-cell>
          <table:table-cell office:value-type="float" office:value="14485.7187239315" calcext:value-type="float">
            <text:p>14485.7187239315</text:p>
          </table:table-cell>
          <table:table-cell office:value-type="float" office:value="13540.2994168037" calcext:value-type="float">
            <text:p>13540.2994168037</text:p>
          </table:table-cell>
          <table:table-cell office:value-type="float" office:value="12656.3701372048" calcext:value-type="float">
            <text:p>12656.3701372048</text:p>
          </table:table-cell>
          <table:table-cell office:value-type="float" office:value="11829.9494579061" calcext:value-type="float">
            <text:p>11829.9494579061</text:p>
          </table:table-cell>
          <table:table-cell office:value-type="float" office:value="11057.3122307124" calcext:value-type="float">
            <text:p>11057.3122307124</text:p>
          </table:table-cell>
          <table:table-cell office:value-type="float" office:value="10334.9732424431" calcext:value-type="float">
            <text:p>10334.9732424431</text:p>
          </table:table-cell>
          <table:table-cell office:value-type="float" office:value="9659.6718506327" calcext:value-type="float">
            <text:p>9659.6718506327</text:p>
          </table:table-cell>
          <table:table-cell office:value-type="float" office:value="9028.35764501839" calcext:value-type="float">
            <text:p>9028.35764501839</text:p>
          </table:table-cell>
          <table:table-cell office:value-type="float" office:value="8438.17696762489" calcext:value-type="float">
            <text:p>8438.17696762489</text:p>
          </table:table-cell>
          <table:table-cell office:value-type="float" office:value="7886.46032929807" calcext:value-type="float">
            <text:p>7886.46032929807</text:p>
          </table:table-cell>
          <table:table-cell office:value-type="float" office:value="7370.71059306375" calcext:value-type="float">
            <text:p>7370.71059306375</text:p>
          </table:table-cell>
          <table:table-cell office:value-type="float" office:value="6888.59192803185" calcext:value-type="float">
            <text:p>6888.59192803185</text:p>
          </table:table-cell>
          <table:table-cell office:value-type="float" office:value="6437.91945654683" calcext:value-type="float">
            <text:p>6437.91945654683</text:p>
          </table:table-cell>
          <table:table-cell office:value-type="float" office:value="6016.64955862776" calcext:value-type="float">
            <text:p>6016.64955862776</text:p>
          </table:table-cell>
          <table:table-cell office:value-type="float" office:value="5622.8708034091" calcext:value-type="float">
            <text:p>5622.8708034091</text:p>
          </table:table-cell>
          <table:table-cell office:value-type="float" office:value="5254.79544176288" calcext:value-type="float">
            <text:p>5254.79544176288</text:p>
          </table:table-cell>
          <table:table-cell office:value-type="float" office:value="4910.75146301622" calcext:value-type="float">
            <text:p>4910.75146301622</text:p>
          </table:table-cell>
          <table:table-cell office:value-type="float" office:value="4589.17513359473" calcext:value-type="float">
            <text:p>4589.17513359473</text:p>
          </table:table-cell>
          <table:table-cell office:value-type="float" office:value="4288.60403839863" calcext:value-type="float">
            <text:p>4288.60403839863</text:p>
          </table:table-cell>
          <table:table-cell office:value-type="float" office:value="4007.67054108294" calcext:value-type="float">
            <text:p>4007.67054108294</text:p>
          </table:table-cell>
          <table:table-cell office:value-type="float" office:value="3745.09568583827" calcext:value-type="float">
            <text:p>3745.09568583827</text:p>
          </table:table-cell>
          <table:table-cell office:value-type="float" office:value="3499.68347015031" calcext:value-type="float">
            <text:p>3499.68347015031</text:p>
          </table:table-cell>
          <table:table-cell office:value-type="float" office:value="3270.31549820478" calcext:value-type="float">
            <text:p>3270.31549820478</text:p>
          </table:table-cell>
          <table:table-cell office:value-type="float" office:value="3055.94596861797" calcext:value-type="float">
            <text:p>3055.94596861797</text:p>
          </table:table-cell>
          <table:table-cell office:value-type="float" office:value="2855.59698641852" calcext:value-type="float">
            <text:p>2855.59698641852</text:p>
          </table:table-cell>
          <table:table-cell office:value-type="float" office:value="2668.35417751905" calcext:value-type="float">
            <text:p>2668.35417751905</text:p>
          </table:table-cell>
          <table:table-cell office:value-type="float" office:value="2493.36257907418" calcext:value-type="float">
            <text:p>2493.36257907418</text:p>
          </table:table-cell>
          <table:table-cell office:value-type="float" office:value="2329.82280246744" calcext:value-type="float">
            <text:p>2329.82280246744</text:p>
          </table:table-cell>
          <table:table-cell office:value-type="float" office:value="2176.98743202103" calcext:value-type="float">
            <text:p>2176.98743202103</text:p>
          </table:table-cell>
          <table:table-cell office:value-type="float" office:value="2034.15766744839" calcext:value-type="float">
            <text:p>2034.15766744839</text:p>
          </table:table-cell>
          <table:table-cell office:value-type="float" office:value="1900.68016974859" calcext:value-type="float">
            <text:p>1900.68016974859</text:p>
          </table:table-cell>
          <table:table-cell office:value-type="float" office:value="1775.94412219948" calcext:value-type="float">
            <text:p>1775.94412219948</text:p>
          </table:table-cell>
          <table:table-cell office:value-type="float" office:value="1659.37846999645" calcext:value-type="float">
            <text:p>1659.37846999645</text:p>
          </table:table-cell>
          <table:table-cell office:value-type="float" office:value="1550.44934622706" calcext:value-type="float">
            <text:p>1550.44934622706</text:p>
          </table:table-cell>
          <table:table-cell office:value-type="float" office:value="1448.65765794564" calcext:value-type="float">
            <text:p>1448.65765794564</text:p>
          </table:table-cell>
          <table:table-cell office:value-type="float" office:value="1353.53683116725" calcext:value-type="float">
            <text:p>1353.53683116725</text:p>
          </table:table-cell>
          <table:table-cell office:value-type="float" office:value="1264.6507006209" calcext:value-type="float">
            <text:p>1264.6507006209</text:p>
          </table:table-cell>
          <table:table-cell office:value-type="float" office:value="1181.59153440995" calcext:value-type="float">
            <text:p>1181.59153440995</text:p>
          </table:table-cell>
          <table:table-cell office:value-type="float" office:value="1103.97818934416" calcext:value-type="float">
            <text:p>1103.97818934416</text:p>
          </table:table-cell>
          <table:table-cell office:value-type="float" office:value="1031.4543810807" calcext:value-type="float">
            <text:p>1031.4543810807</text:p>
          </table:table-cell>
          <table:table-cell office:value-type="float" office:value="963.687071431386" calcext:value-type="float">
            <text:p>963.687071431386</text:p>
          </table:table-cell>
          <table:table-cell office:value-type="float" office:value="900.364954159914" calcext:value-type="float">
            <text:p>900.364954159914</text:p>
          </table:table-cell>
          <table:table-cell office:value-type="float" office:value="841.197044654728" calcext:value-type="float">
            <text:p>841.197044654728</text:p>
          </table:table-cell>
          <table:table-cell office:value-type="float" office:value="785.911355690001" calcext:value-type="float">
            <text:p>785.911355690001</text:p>
          </table:table-cell>
          <table:table-cell office:value-type="float" office:value="734.253662874916" calcext:value-type="float">
            <text:p>734.253662874916</text:p>
          </table:table-cell>
          <table:table-cell office:value-type="float" office:value="685.98634582167" calcext:value-type="float">
            <text:p>685.98634582167</text:p>
          </table:table-cell>
          <table:table-cell office:value-type="float" office:value="640.887311622662" calcext:value-type="float">
            <text:p>640.887311622662</text:p>
          </table:table-cell>
          <table:table-cell office:value-type="float" office:value="598.748978908254" calcext:value-type="float">
            <text:p>598.748978908254</text:p>
          </table:table-cell>
          <table:table-cell office:value-type="float" office:value="559.377336156911" calcext:value-type="float">
            <text:p>559.377336156911</text:p>
          </table:table-cell>
          <table:table-cell office:value-type="float" office:value="522.591053814567" calcext:value-type="float">
            <text:p>522.591053814567</text:p>
          </table:table-cell>
          <table:table-cell office:value-type="float" office:value="488.220661555889" calcext:value-type="float">
            <text:p>488.220661555889</text:p>
          </table:table-cell>
          <table:table-cell office:value-type="float" office:value="456.107771274879" calcext:value-type="float">
            <text:p>456.107771274879</text:p>
          </table:table-cell>
          <table:table-cell office:value-type="float" office:value="426.104357830454" calcext:value-type="float">
            <text:p>426.104357830454</text:p>
          </table:table-cell>
          <table:table-cell office:value-type="float" office:value="398.072079788821" calcext:value-type="float">
            <text:p>398.072079788821</text:p>
          </table:table-cell>
          <table:table-cell office:value-type="float" office:value="371.881650557142" calcext:value-type="float">
            <text:p>371.881650557142</text:p>
          </table:table-cell>
          <table:table-cell office:value-type="float" office:value="347.412244513686" calcext:value-type="float">
            <text:p>347.412244513686</text:p>
          </table:table-cell>
          <table:table-cell office:value-type="float" office:value="324.550947501757" calcext:value-type="float">
            <text:p>324.550947501757</text:p>
          </table:table-cell>
          <table:table-cell office:value-type="float" office:value="303.192237594018" calcext:value-type="float">
            <text:p>303.192237594018</text:p>
          </table:table-cell>
          <table:table-cell office:value-type="float" office:value="283.237504666156" calcext:value-type="float">
            <text:p>283.237504666156</text:p>
          </table:table-cell>
          <table:table-cell office:value-type="float" office:value="264.594596636392" calcext:value-type="float">
            <text:p>264.594596636392</text:p>
          </table:table-cell>
          <table:table-cell office:value-type="float" office:value="247.177399600539" calcext:value-type="float">
            <text:p>247.177399600539</text:p>
          </table:table-cell>
          <table:table-cell office:value-type="float" office:value="230.905441234166" calcext:value-type="float">
            <text:p>230.905441234166</text:p>
          </table:table-cell>
          <table:table-cell office:value-type="float" office:value="215.703523808577" calcext:value-type="float">
            <text:p>215.703523808577</text:p>
          </table:table-cell>
          <table:table-cell office:value-type="float" office:value="201.501377653571" calcext:value-type="float">
            <text:p>201.501377653571</text:p>
          </table:table-cell>
          <table:table-cell office:value-type="float" office:value="188.233340402196" calcext:value-type="float">
            <text:p>188.233340402196</text:p>
          </table:table-cell>
          <table:table-cell office:value-type="float" office:value="175.838054215585" calcext:value-type="float">
            <text:p>175.838054215585</text:p>
          </table:table-cell>
          <table:table-cell office:value-type="float" office:value="164.258185463" calcext:value-type="float">
            <text:p>164.258185463</text:p>
          </table:table-cell>
          <table:table-cell office:value-type="float" office:value="153.440160211486" calcext:value-type="float">
            <text:p>153.440160211486</text:p>
          </table:table-cell>
          <table:table-cell office:value-type="float" office:value="143.333919227841" calcext:value-type="float">
            <text:p>143.333919227841</text:p>
          </table:table-cell>
          <table:table-cell office:value-type="float" office:value="133.892686929477" calcext:value-type="float">
            <text:p>133.892686929477</text:p>
          </table:table-cell>
          <table:table-cell office:value-type="float" office:value="125.072757279168" calcext:value-type="float">
            <text:p>125.072757279168</text:p>
          </table:table-cell>
          <table:table-cell office:value-type="float" office:value="116.833291979262" calcext:value-type="float">
            <text:p>116.833291979262</text:p>
          </table:table-cell>
          <table:table-cell office:value-type="float" office:value="109.136133361501" calcext:value-type="float">
            <text:p>109.136133361501</text:p>
          </table:table-cell>
          <table:table-cell office:value-type="float" office:value="101.945628144184" calcext:value-type="float">
            <text:p>101.945628144184</text:p>
          </table:table-cell>
          <table:table-cell office:value-type="float" office:value="95.2284639210784" calcext:value-type="float">
            <text:p>95.2284639210784</text:p>
          </table:table-cell>
          <table:table-cell office:value-type="float" office:value="88.953515256014" calcext:value-type="float">
            <text:p>88.953515256014</text:p>
          </table:table-cell>
          <table:table-cell office:value-type="float" office:value="83.0917007989396" calcext:value-type="float">
            <text:p>83.0917007989396</text:p>
          </table:table-cell>
          <table:table-cell office:value-type="float" office:value="77.6158488992586" calcext:value-type="float">
            <text:p>77.6158488992586</text:p>
          </table:table-cell>
          <table:table-cell office:value-type="float" office:value="72.5005727497118" calcext:value-type="float">
            <text:p>72.5005727497118</text:p>
          </table:table-cell>
          <table:table-cell office:value-type="float" office:value="67.7221530524542" calcext:value-type="float">
            <text:p>67.7221530524542</text:p>
          </table:table-cell>
          <table:table-cell office:value-type="float" office:value="63.2584289210268" calcext:value-type="float">
            <text:p>63.2584289210268</text:p>
          </table:table-cell>
          <table:table-cell office:value-type="float" office:value="59.0886954432786" calcext:value-type="float">
            <text:p>59.0886954432786</text:p>
          </table:table-cell>
          <table:table-cell office:value-type="float" office:value="55.1936083546286" calcext:value-type="float">
            <text:p>55.1936083546286</text:p>
          </table:table-cell>
          <table:table-cell office:value-type="float" office:value="51.555094612989" calcext:value-type="float">
            <text:p>51.555094612989</text:p>
          </table:table-cell>
          <table:table-cell office:value-type="float" office:value="48.1562691085414" calcext:value-type="float">
            <text:p>48.1562691085414</text:p>
          </table:table-cell>
          <table:table-cell office:value-type="float" office:value="44.9813566031049" calcext:value-type="float">
            <text:p>44.9813566031049</text:p>
          </table:table-cell>
          <table:table-cell office:value-type="float" office:value="42.0156189587122" calcext:value-type="float">
            <text:p>42.0156189587122</text:p>
          </table:table-cell>
          <table:table-cell office:value-type="float" office:value="39.2452870015923" calcext:value-type="float">
            <text:p>39.2452870015923</text:p>
          </table:table-cell>
          <table:table-cell office:value-type="float" office:value="36.6574969434253" calcext:value-type="float">
            <text:p>36.6574969434253</text:p>
          </table:table-cell>
          <table:table-cell office:value-type="float" office:value="34.2402309115721" calcext:value-type="float">
            <text:p>34.2402309115721</text:p>
          </table:table-cell>
          <table:table-cell office:value-type="float" office:value="31.982261403799" calcext:value-type="float">
            <text:p>31.982261403799</text:p>
          </table:table-cell>
          <table:table-cell office:value-type="float" office:value="29.8730993854782" calcext:value-type="float">
            <text:p>29.8730993854782</text:p>
          </table:table-cell>
          <table:table-cell office:value-type="float" office:value="27.90294576428" calcext:value-type="float">
            <text:p>27.90294576428</text:p>
          </table:table-cell>
          <table:table-cell office:value-type="float" office:value="26.0626460937755" calcext:value-type="float">
            <text:p>26.0626460937755</text:p>
          </table:table-cell>
          <table:table-cell office:value-type="float" office:value="24.3436481825762" calcext:value-type="float">
            <text:p>24.3436481825762</text:p>
          </table:table-cell>
          <table:table-cell office:value-type="float" office:value="22.7379625654067" calcext:value-type="float">
            <text:p>22.7379625654067</text:p>
          </table:table-cell>
          <table:table-cell office:value-type="float" office:value="21.2381254724263" calcext:value-type="float">
            <text:p>21.2381254724263</text:p>
          </table:table-cell>
          <table:table-cell office:value-type="float" office:value="19.8371643349411" calcext:value-type="float">
            <text:p>19.8371643349411</text:p>
          </table:table-cell>
          <table:table-cell office:value-type="float" office:value="18.5285654383643" calcext:value-type="float">
            <text:p>18.5285654383643</text:p>
          </table:table-cell>
          <table:table-cell office:value-type="float" office:value="17.3062438225579" calcext:value-type="float">
            <text:p>17.3062438225579</text:p>
          </table:table-cell>
          <table:table-cell office:value-type="float" office:value="16.1645150270851" calcext:value-type="float">
            <text:p>16.1645150270851</text:p>
          </table:table-cell>
          <table:table-cell office:value-type="float" office:value="15.0980688273351" calcext:value-type="float">
            <text:p>15.0980688273351</text:p>
          </table:table-cell>
          <table:table-cell office:value-type="float" office:value="14.1019445552344" calcext:value-type="float">
            <text:p>14.1019445552344</text:p>
          </table:table-cell>
          <table:table-cell office:value-type="float" office:value="13.1715081831155" calcext:value-type="float">
            <text:p>13.1715081831155</text:p>
          </table:table-cell>
          <table:table-cell office:value-type="float" office:value="12.3024307682688" calcext:value-type="float">
            <text:p>12.3024307682688</text:p>
          </table:table-cell>
          <table:table-cell office:value-type="float" office:value="11.4906684584571" calcext:value-type="float">
            <text:p>11.4906684584571</text:p>
          </table:table-cell>
          <table:table-cell office:value-type="float" office:value="10.7324436658067" calcext:value-type="float">
            <text:p>10.7324436658067</text:p>
          </table:table-cell>
          <table:table-cell office:value-type="float" office:value="10.0242276214622" calcext:value-type="float">
            <text:p>10.0242276214622</text:p>
          </table:table-cell>
          <table:table-cell office:value-type="float" office:value="9.36272393469493" calcext:value-type="float">
            <text:p>9.36272393469493</text:p>
          </table:table-cell>
          <table:table-cell office:value-type="float" office:value="8.74485337105166" calcext:value-type="float">
            <text:p>8.74485337105166</text:p>
          </table:table-cell>
          <table:table-cell office:value-type="float" office:value="8.16773949614619" calcext:value-type="float">
            <text:p>8.16773949614619</text:p>
          </table:table-cell>
          <table:table-cell office:value-type="float" office:value="7.62869539318264" calcext:value-type="float">
            <text:p>7.62869539318264</text:p>
          </table:table-cell>
          <table:table-cell office:value-type="float" office:value="7.12521112851069" calcext:value-type="float">
            <text:p>7.12521112851069</text:p>
          </table:table-cell>
          <table:table-cell office:value-type="float" office:value="6.65494216083359" calcext:value-type="float">
            <text:p>6.65494216083359</text:p>
          </table:table-cell>
          <table:table-cell office:value-type="float" office:value="6.21569839852401" calcext:value-type="float">
            <text:p>6.21569839852401</text:p>
          </table:table-cell>
          <table:table-cell office:value-type="float" office:value="5.80543408459004" calcext:value-type="float">
            <text:p>5.80543408459004</text:p>
          </table:table-cell>
          <table:table-cell office:value-type="float" office:value="5.42223824456971" calcext:value-type="float">
            <text:p>5.42223824456971</text:p>
          </table:table-cell>
          <table:table-cell office:value-type="float" office:value="5.06432585897703" calcext:value-type="float">
            <text:p>5.06432585897703</text:p>
          </table:table-cell>
          <table:table-cell office:value-type="float" office:value="4.73002952585471" calcext:value-type="float">
            <text:p>4.73002952585471</text:p>
          </table:table-cell>
          <table:table-cell office:value-type="float" office:value="4.41779175652111" calcext:value-type="float">
            <text:p>4.41779175652111</text:p>
          </table:table-cell>
          <table:table-cell office:value-type="float" office:value="4.12615769897133" calcext:value-type="float">
            <text:p>4.12615769897133</text:p>
          </table:table-cell>
          <table:table-cell office:value-type="float" office:value="3.85376841374757" calcext:value-type="float">
            <text:p>3.85376841374757</text:p>
          </table:table-cell>
          <table:table-cell office:value-type="float" office:value="3.59935452373774" calcext:value-type="float">
            <text:p>3.59935452373774</text:p>
          </table:table-cell>
          <table:table-cell office:value-type="float" office:value="3.36173034528909" calcext:value-type="float">
            <text:p>3.36173034528909</text:p>
          </table:table-cell>
          <table:table-cell office:value-type="float" office:value="3.13978834689792" calcext:value-type="float">
            <text:p>3.13978834689792</text:p>
          </table:table-cell>
          <table:table-cell office:value-type="float" office:value="2.93249402664163" calcext:value-type="float">
            <text:p>2.93249402664163</text:p>
          </table:table-cell>
          <table:table-cell office:value-type="float" office:value="2.7388810770768" calcext:value-type="float">
            <text:p>2.7388810770768</text:p>
          </table:table-cell>
          <table:table-cell office:value-type="float" office:value="2.5580469139696" calcext:value-type="float">
            <text:p>2.5580469139696</text:p>
          </table:table-cell>
          <table:table-cell office:value-type="float" office:value="2.38914845768934" calcext:value-type="float">
            <text:p>2.38914845768934</text:p>
          </table:table-cell>
          <table:table-cell office:value-type="float" office:value="2.23139823034195" calcext:value-type="float">
            <text:p>2.23139823034195</text:p>
          </table:table-cell>
          <table:table-cell office:value-type="float" office:value="2.08406067528837" calcext:value-type="float">
            <text:p>2.08406067528837</text:p>
          </table:table-cell>
          <table:table-cell office:value-type="float" office:value="1.94644875035823" calcext:value-type="float">
            <text:p>1.94644875035823</text:p>
          </table:table-cell>
          <table:table-cell office:value-type="float" office:value="1.81792071747923" calcext:value-type="float">
            <text:p>1.81792071747923</text:p>
          </table:table-cell>
          <table:table-cell office:value-type="float" office:value="1.6978771704474" calcext:value-type="float">
            <text:p>1.6978771704474</text:p>
          </table:table-cell>
          <table:table-cell office:value-type="float" office:value="1.58575822558302" calcext:value-type="float">
            <text:p>1.58575822558302</text:p>
          </table:table-cell>
          <table:table-cell office:value-type="float" office:value="1.48104093467823" calcext:value-type="float">
            <text:p>1.48104093467823</text:p>
          </table:table-cell>
          <table:table-cell office:value-type="float" office:value="1.38323684513214" calcext:value-type="float">
            <text:p>1.38323684513214</text:p>
          </table:table-cell>
          <table:table-cell office:value-type="float" office:value="1.29188971977736" calcext:value-type="float">
            <text:p>1.29188971977736</text:p>
          </table:table-cell>
          <table:table-cell office:value-type="float" office:value="1.20657342401596" calcext:value-type="float">
            <text:p>1.20657342401596</text:p>
          </table:table-cell>
          <table:table-cell office:value-type="float" office:value="1.1268899245612" calcext:value-type="float">
            <text:p>1.1268899245612</text:p>
          </table:table-cell>
          <table:table-cell office:value-type="float" office:value="1.05246745803034" calcext:value-type="float">
            <text:p>1.05246745803034</text:p>
          </table:table-cell>
          <table:table-cell office:value-type="float" office:value="0.982958777691057" calcext:value-type="float">
            <text:p>0.982958777691057</text:p>
          </table:table-cell>
          <table:table-cell office:value-type="float" office:value="0.918039554230227" calcext:value-type="float">
            <text:p>0.918039554230227</text:p>
          </table:table-cell>
          <table:table-cell office:value-type="float" office:value="0.857406852407856" calcext:value-type="float">
            <text:p>0.857406852407856</text:p>
          </table:table-cell>
          <table:table-cell office:value-type="float" office:value="0.800777726871232" calcext:value-type="float">
            <text:p>0.800777726871232</text:p>
          </table:table-cell>
          <table:table-cell office:value-type="float" office:value="0.747887901893187" calcext:value-type="float">
            <text:p>0.747887901893187</text:p>
          </table:table-cell>
          <table:table-cell office:value-type="float" office:value="0.69849053706793" calcext:value-type="float">
            <text:p>0.69849053706793</text:p>
          </table:table-cell>
          <table:table-cell office:value-type="float" office:value="0.652355085473094" calcext:value-type="float">
            <text:p>0.652355085473094</text:p>
          </table:table-cell>
          <table:table-cell office:value-type="float" office:value="0.609266208188463" calcext:value-type="float">
            <text:p>0.609266208188463</text:p>
          </table:table-cell>
          <table:table-cell office:value-type="float" office:value="0.569022782424739" calcext:value-type="float">
            <text:p>0.569022782424739</text:p>
          </table:table-cell>
          <table:table-cell office:value-type="float" office:value="0.531436953177507" calcext:value-type="float">
            <text:p>0.531436953177507</text:p>
          </table:table-cell>
          <table:table-cell office:value-type="float" office:value="0.496333266967224" calcext:value-type="float">
            <text:p>0.496333266967224</text:p>
          </table:table-cell>
          <table:table-cell office:value-type="float" office:value="0.463547847444108" calcext:value-type="float">
            <text:p>0.463547847444108</text:p>
          </table:table-cell>
          <table:table-cell office:value-type="float" office:value="0.432927634946151" calcext:value-type="float">
            <text:p>0.432927634946151</text:p>
          </table:table-cell>
          <table:table-cell office:value-type="float" office:value="0.404329672618618" calcext:value-type="float">
            <text:p>0.404329672618618</text:p>
          </table:table-cell>
          <table:table-cell office:value-type="float" office:value="0.377620437440507" calcext:value-type="float">
            <text:p>0.377620437440507</text:p>
          </table:table-cell>
          <table:table-cell office:value-type="float" office:value="0.352675222379411" calcext:value-type="float">
            <text:p>0.352675222379411</text:p>
          </table:table-cell>
          <table:table-cell office:value-type="float" office:value="0.329377549055872" calcext:value-type="float">
            <text:p>0.329377549055872</text:p>
          </table:table-cell>
          <table:table-cell office:value-type="float" office:value="0.307618631481333" calcext:value-type="float">
            <text:p>0.307618631481333</text:p>
          </table:table-cell>
          <table:table-cell office:value-type="float" office:value="0.287296859805034" calcext:value-type="float">
            <text:p>0.287296859805034</text:p>
          </table:table-cell>
          <table:table-cell office:value-type="float" office:value="0.268317334163598" calcext:value-type="float">
            <text:p>0.268317334163598</text:p>
          </table:table-cell>
          <table:table-cell office:value-type="float" office:value="0.250591421278403" calcext:value-type="float">
            <text:p>0.250591421278403</text:p>
          </table:table-cell>
          <table:table-cell office:value-type="float" office:value="0.23403633555577" calcext:value-type="float">
            <text:p>0.23403633555577</text:p>
          </table:table-cell>
          <table:table-cell office:value-type="float" office:value="0.218574760776567" calcext:value-type="float">
            <text:p>0.218574760776567</text:p>
          </table:table-cell>
          <table:table-cell office:value-type="float" office:value="0.204134481459147" calcext:value-type="float">
            <text:p>0.204134481459147</text:p>
          </table:table-cell>
          <table:table-cell office:value-type="float" office:value="0.190648051311649" calcext:value-type="float">
            <text:p>0.190648051311649</text:p>
          </table:table-cell>
          <table:table-cell office:value-type="float" office:value="0.178052478034071" calcext:value-type="float">
            <text:p>0.178052478034071</text:p>
          </table:table-cell>
          <table:table-cell office:value-type="float" office:value="0.166288925567202" calcext:value-type="float">
            <text:p>0.166288925567202</text:p>
          </table:table-cell>
          <table:table-cell office:value-type="float" office:value="0.155302445907826" calcext:value-type="float">
            <text:p>0.155302445907826</text:p>
          </table:table-cell>
          <table:table-cell office:value-type="float" office:value="0.145041716734748" calcext:value-type="float">
            <text:p>0.145041716734748</text:p>
          </table:table-cell>
          <table:table-cell office:value-type="float" office:value="0.135458805323844" calcext:value-type="float">
            <text:p>0.135458805323844</text:p>
          </table:table-cell>
          <table:table-cell office:value-type="float" office:value="0.12650894449044" calcext:value-type="float">
            <text:p>0.12650894449044</text:p>
          </table:table-cell>
          <table:table-cell office:value-type="float" office:value="0.118150321090489" calcext:value-type="float">
            <text:p>0.118150321090489</text:p>
          </table:table-cell>
          <table:table-cell office:value-type="float" office:value="0.110343885567893" calcext:value-type="float">
            <text:p>0.110343885567893</text:p>
          </table:table-cell>
          <table:table-cell office:value-type="float" office:value="0.103053165226363" calcext:value-type="float">
            <text:p>0.103053165226363</text:p>
          </table:table-cell>
          <table:table-cell office:value-type="float" office:value="0.0962440964434911" calcext:value-type="float">
            <text:p>0.096244096443491</text:p>
          </table:table-cell>
          <table:table-cell office:value-type="float" office:value="0.089884865528291" calcext:value-type="float">
            <text:p>0.089884865528291</text:p>
          </table:table-cell>
          <table:table-cell office:value-type="float" office:value="0.0839457584983411" calcext:value-type="float">
            <text:p>0.083945758498341</text:p>
          </table:table-cell>
          <table:table-cell office:value-type="float" office:value="0.0783990258046099" calcext:value-type="float">
            <text:p>0.07839902580461</text:p>
          </table:table-cell>
          <table:table-cell office:value-type="float" office:value="0.0732187482353701" calcext:value-type="float">
            <text:p>0.07321874823537</text:p>
          </table:table-cell>
          <table:table-cell office:value-type="float" office:value="0.0683807171967634" calcext:value-type="float">
            <text:p>0.068380717196763</text:p>
          </table:table-cell>
          <table:table-cell office:value-type="float" office:value="0.0638623269766541" calcext:value-type="float">
            <text:p>0.063862326976654</text:p>
          </table:table-cell>
          <table:table-cell office:value-type="float" office:value="0.0596424622277657" calcext:value-type="float">
            <text:p>0.059642462227766</text:p>
          </table:table-cell>
          <table:table-cell office:value-type="float" office:value="0.0557014020742166" calcext:value-type="float">
            <text:p>0.055701402074217</text:p>
          </table:table-cell>
          <table:table-cell office:value-type="float" office:value="0.0520207301013382" calcext:value-type="float">
            <text:p>0.052020730101338</text:p>
          </table:table-cell>
          <table:table-cell office:value-type="float" office:value="0.0485832439469432" calcext:value-type="float">
            <text:p>0.048583243946943</text:p>
          </table:table-cell>
          <table:table-cell office:value-type="float" office:value="0.045372878016058" calcext:value-type="float">
            <text:p>0.045372878016058</text:p>
          </table:table-cell>
          <table:table-cell office:value-type="float" office:value="0.0423746292500121" calcext:value-type="float">
            <text:p>0.042374629250012</text:p>
          </table:table-cell>
          <table:table-cell office:value-type="float" office:value="0.0395744835578043" calcext:value-type="float">
            <text:p>0.039574483557804</text:p>
          </table:table-cell>
          <table:table-cell office:value-type="float" office:value="0.0369593534997226" calcext:value-type="float">
            <text:p>0.036959353499723</text:p>
          </table:table-cell>
          <table:table-cell office:value-type="float" office:value="0.0345170167164918" calcext:value-type="float">
            <text:p>0.034517016716492</text:p>
          </table:table-cell>
          <table:table-cell office:value-type="float" office:value="0.0322360568747933" calcext:value-type="float">
            <text:p>0.032236056874793</text:p>
          </table:table-cell>
          <table:table-cell office:value-type="float" office:value="0.0301058127469165" calcext:value-type="float">
            <text:p>0.030105812746917</text:p>
          </table:table-cell>
          <table:table-cell office:value-type="float" office:value="0.028116327251464" calcext:value-type="float">
            <text:p>0.028116327251464</text:p>
          </table:table-cell>
          <table:table-cell office:value-type="float" office:value="0.0262582999143795" calcext:value-type="float">
            <text:p>0.02625829991438</text:p>
          </table:table-cell>
          <table:table-cell office:value-type="float" office:value="0.0245230459445504" calcext:value-type="float">
            <text:p>0.024523045944551</text:p>
          </table:table-cell>
          <table:table-cell office:value-type="float" office:value="0.0229024539645782" calcext:value-type="float">
            <text:p>0.022902453964578</text:p>
          </table:table-cell>
          <table:table-cell office:value-type="float" office:value="0.0213889477439505" calcext:value-type="float">
            <text:p>0.021388947743951</text:p>
          </table:table-cell>
          <table:table-cell office:value-type="float" office:value="0.0199754525236339" calcext:value-type="float">
            <text:p>0.019975452523634</text:p>
          </table:table-cell>
          <table:table-cell office:value-type="float" office:value="0.0186553604298291" calcext:value-type="float">
            <text:p>0.018655360429829</text:p>
          </table:table-cell>
          <table:table-cell office:value-type="float" office:value="0.0174224996928042" calcext:value-type="float">
            <text:p>0.017422499692804</text:p>
          </table:table-cell>
          <table:table-cell office:value-type="float" office:value="0.0162711072098921" calcext:value-type="float">
            <text:p>0.016271107209892</text:p>
          </table:table-cell>
          <table:table-cell office:value-type="float" office:value="0.0151957999558466" calcext:value-type="float">
            <text:p>0.015195799955847</text:p>
          </table:table-cell>
          <table:table-cell office:value-type="float" office:value="0.0141915502199094" calcext:value-type="float">
            <text:p>0.014191550219909</text:p>
          </table:table-cell>
          <table:table-cell office:value-type="float" office:value="0.0132536633917143" calcext:value-type="float">
            <text:p>0.013253663391714</text:p>
          </table:table-cell>
          <table:table-cell office:value-type="float" office:value="0.0123777544469457" calcext:value-type="float">
            <text:p>0.012377754446946</text:p>
          </table:table-cell>
          <table:table-cell office:value-type="float" office:value="0.0115597279373817" calcext:value-type="float">
            <text:p>0.011559727937382</text:p>
          </table:table-cell>
          <table:table-cell office:value-type="float" office:value="0.0107957595479416" calcext:value-type="float">
            <text:p>0.010795759547942</text:p>
          </table:table-cell>
          <table:table-cell office:value-type="float" office:value="0.0100822771222819" calcext:value-type="float">
            <text:p>0.010082277122282</text:p>
          </table:table-cell>
          <table:table-cell office:value-type="float" office:value="0.00941594445332476" calcext:value-type="float">
            <text:p>0.009415944453325</text:p>
          </table:table-cell>
          <table:table-cell office:value-type="float" office:value="0.00879364629283177" calcext:value-type="float">
            <text:p>0.008793646292832</text:p>
          </table:table-cell>
          <table:table-cell office:value-type="float" office:value="0.00821247276156467" calcext:value-type="float">
            <text:p>0.008212472761565</text:p>
          </table:table-cell>
          <table:table-cell office:value-type="float" office:value="0.00766970626721603" calcext:value-type="float">
            <text:p>0.007669706267216</text:p>
          </table:table-cell>
          <table:table-cell office:value-type="float" office:value="0.00716280911091192" calcext:value-type="float">
            <text:p>0.007162809110912</text:p>
          </table:table-cell>
          <table:table-cell office:value-type="float" office:value="0.00668941091919812" calcext:value-type="float">
            <text:p>0.006689410919198</text:p>
          </table:table-cell>
          <table:table-cell office:value-type="float" office:value="0.00624729801249527" calcext:value-type="float">
            <text:p>0.006247298012495</text:p>
          </table:table-cell>
          <table:table-cell office:value-type="float" office:value="0.00583440318151958" calcext:value-type="float">
            <text:p>0.00583440318152</text:p>
          </table:table-cell>
          <table:table-cell office:value-type="float" office:value="0.0054487955023044" calcext:value-type="float">
            <text:p>0.005448795502304</text:p>
          </table:table-cell>
          <table:table-cell office:value-type="float" office:value="0.0050886717539447" calcext:value-type="float">
            <text:p>0.005088671753945</text:p>
          </table:table-cell>
          <table:table-cell office:value-type="float" office:value="0.00475234802029044" calcext:value-type="float">
            <text:p>0.00475234802029</text:p>
          </table:table-cell>
          <table:table-cell office:value-type="float" office:value="0.00443825142452335" calcext:value-type="float">
            <text:p>0.004438251424523</text:p>
          </table:table-cell>
          <table:table-cell office:value-type="float" office:value="0.00414491313476793" calcext:value-type="float">
            <text:p>0.004144913134768</text:p>
          </table:table-cell>
          <table:table-cell office:value-type="float" office:value="0.00387096143808473" calcext:value-type="float">
            <text:p>0.003870961438085</text:p>
          </table:table-cell>
          <table:table-cell office:value-type="float" office:value="0.00361511507834685" calcext:value-type="float">
            <text:p>0.003615115078347</text:p>
          </table:table-cell>
          <table:table-cell office:value-type="float" office:value="0.00337617759353553" calcext:value-type="float">
            <text:p>0.003376177593536</text:p>
          </table:table-cell>
          <table:table-cell office:value-type="float" office:value="0.0031530316137807" calcext:value-type="float">
            <text:p>0.003153031613781</text:p>
          </table:table-cell>
          <table:table-cell office:value-type="float" office:value="0.00294463345853848" calcext:value-type="float">
            <text:p>0.002944633458538</text:p>
          </table:table-cell>
          <table:table-cell office:value-type="float" office:value="0.00275000853722582" calcext:value-type="float">
            <text:p>0.002750008537226</text:p>
          </table:table-cell>
          <table:table-cell office:value-type="float" office:value="0.00256824666372198" calcext:value-type="float">
            <text:p>0.002568246663722</text:p>
          </table:table-cell>
          <table:table-cell office:value-type="float" office:value="0.00239849768893838" calcext:value-type="float">
            <text:p>0.002398497688938</text:p>
          </table:table-cell>
          <table:table-cell office:value-type="float" office:value="0.00223996776446841" calcext:value-type="float">
            <text:p>0.002239967764468</text:p>
          </table:table-cell>
          <table:table-cell office:value-type="float" office:value="0.00209191545928055" calcext:value-type="float">
            <text:p>0.002091915459281</text:p>
          </table:table-cell>
          <table:table-cell office:value-type="float" office:value="0.00195364827602433" calcext:value-type="float">
            <text:p>0.001953648276024</text:p>
          </table:table-cell>
          <table:table-cell office:value-type="float" office:value="0.00182451966723253" calcext:value-type="float">
            <text:p>0.001824519667233</text:p>
          </table:table-cell>
          <table:table-cell office:value-type="float" office:value="0.00170392569551029" calcext:value-type="float">
            <text:p>0.00170392569551</text:p>
          </table:table-cell>
          <table:table-cell office:value-type="float" office:value="0.00159130210497455" calcext:value-type="float">
            <text:p>0.001591302104975</text:p>
          </table:table-cell>
          <table:table-cell office:value-type="float" office:value="0.00148612201134031" calcext:value-type="float">
            <text:p>0.00148612201134</text:p>
          </table:table-cell>
          <table:table-cell office:value-type="float" office:value="0.00138789367771145" calcext:value-type="float">
            <text:p>0.001387893677711</text:p>
          </table:table-cell>
          <table:table-cell office:value-type="float" office:value="0.00129615764021477" calcext:value-type="float">
            <text:p>0.001296157640215</text:p>
          </table:table-cell>
          <table:table-cell office:value-type="float" office:value="0.00121048480447296" calcext:value-type="float">
            <text:p>0.001210484804473</text:p>
          </table:table-cell>
          <table:table-cell office:value-type="float" office:value="0.00113047433099573" calcext:value-type="float">
            <text:p>0.001130474330996</text:p>
          </table:table-cell>
          <table:table-cell office:value-type="float" office:value="0.00105575199250889" calcext:value-type="float">
            <text:p>0.001055751992509</text:p>
          </table:table-cell>
        </table:table-row>
        <table:table-row table:style-name="ro1">
          <table:table-cell office:value-type="string" calcext:value-type="string">
            <text:p>Recovered</text:p>
          </table:table-cell>
          <table:table-cell office:value-type="float" office:value="0" calcext:value-type="float">
            <text:p>0</text:p>
          </table:table-cell>
          <table:table-cell office:value-type="float" office:value="0.00199360032192175" calcext:value-type="float">
            <text:p>0.001993600321922</text:p>
          </table:table-cell>
          <table:table-cell office:value-type="float" office:value="0.00774435347578582" calcext:value-type="float">
            <text:p>0.007744353475786</text:p>
          </table:table-cell>
          <table:table-cell office:value-type="float" office:value="0.0171627892254876" calcext:value-type="float">
            <text:p>0.017162789225488</text:p>
          </table:table-cell>
          <table:table-cell office:value-type="float" office:value="0.030458790293887" calcext:value-type="float">
            <text:p>0.030458790293887</text:p>
          </table:table-cell>
          <table:table-cell office:value-type="float" office:value="0.0481150543166159" calcext:value-type="float">
            <text:p>0.048115054316616</text:p>
          </table:table-cell>
          <table:table-cell office:value-type="float" office:value="0.0708856863784281" calcext:value-type="float">
            <text:p>0.070885686378428</text:p>
          </table:table-cell>
          <table:table-cell office:value-type="float" office:value="0.0998161952659137" calcext:value-type="float">
            <text:p>0.099816195265914</text:p>
          </table:table-cell>
          <table:table-cell office:value-type="float" office:value="0.136283384792853" calcext:value-type="float">
            <text:p>0.136283384792853</text:p>
          </table:table-cell>
          <table:table-cell office:value-type="float" office:value="0.182055406426119" calcext:value-type="float">
            <text:p>0.182055406426119</text:p>
          </table:table-cell>
          <table:table-cell office:value-type="float" office:value="0.239373774080256" calcext:value-type="float">
            <text:p>0.239373774080256</text:p>
          </table:table-cell>
          <table:table-cell office:value-type="float" office:value="0.311060596221433" calcext:value-type="float">
            <text:p>0.311060596221433</text:p>
          </table:table-cell>
          <table:table-cell office:value-type="float" office:value="0.400655791877987" calcext:value-type="float">
            <text:p>0.400655791877987</text:p>
          </table:table-cell>
          <table:table-cell office:value-type="float" office:value="0.512590697591202" calcext:value-type="float">
            <text:p>0.512590697591202</text:p>
          </table:table-cell>
          <table:table-cell office:value-type="float" office:value="0.652406430156519" calcext:value-type="float">
            <text:p>0.652406430156519</text:p>
          </table:table-cell>
          <table:table-cell office:value-type="float" office:value="0.827027629104162" calcext:value-type="float">
            <text:p>0.827027629104162</text:p>
          </table:table-cell>
          <table:table-cell office:value-type="float" office:value="1.04510502090838" calcext:value-type="float">
            <text:p>1.04510502090838</text:p>
          </table:table-cell>
          <table:table-cell office:value-type="float" office:value="1.31744373451056" calcext:value-type="float">
            <text:p>1.31744373451056</text:p>
          </table:table-cell>
          <table:table-cell office:value-type="float" office:value="1.65753846831507" calcext:value-type="float">
            <text:p>1.65753846831507</text:p>
          </table:table-cell>
          <table:table-cell office:value-type="float" office:value="2.08224204428333" calcext:value-type="float">
            <text:p>2.08224204428333</text:p>
          </table:table-cell>
          <table:table-cell office:value-type="float" office:value="2.61260044243913" calcext:value-type="float">
            <text:p>2.61260044243913</text:p>
          </table:table-cell>
          <table:table-cell office:value-type="float" office:value="3.27489566467297" calcext:value-type="float">
            <text:p>3.27489566467297</text:p>
          </table:table-cell>
          <table:table-cell office:value-type="float" office:value="4.10194808590015" calcext:value-type="float">
            <text:p>4.10194808590015</text:p>
          </table:table-cell>
          <table:table-cell office:value-type="float" office:value="5.13474289132086" calcext:value-type="float">
            <text:p>5.13474289132086</text:p>
          </table:table-cell>
          <table:table-cell office:value-type="float" office:value="6.42446106247818" calcext:value-type="float">
            <text:p>6.42446106247818</text:p>
          </table:table-cell>
          <table:table-cell office:value-type="float" office:value="8.03501571686212" calcext:value-type="float">
            <text:p>8.03501571686212</text:p>
          </table:table-cell>
          <table:table-cell office:value-type="float" office:value="10.0462193440003" calcext:value-type="float">
            <text:p>10.0462193440003</text:p>
          </table:table-cell>
          <table:table-cell office:value-type="float" office:value="12.557738944858" calcext:value-type="float">
            <text:p>12.557738944858</text:p>
          </table:table-cell>
          <table:table-cell office:value-type="float" office:value="15.6940351828052" calcext:value-type="float">
            <text:p>15.6940351828052</text:p>
          </table:table-cell>
          <table:table-cell office:value-type="float" office:value="19.6105300158104" calcext:value-type="float">
            <text:p>19.6105300158104</text:p>
          </table:table-cell>
          <table:table-cell office:value-type="float" office:value="24.5013088112333" calcext:value-type="float">
            <text:p>24.5013088112333</text:p>
          </table:table-cell>
          <table:table-cell office:value-type="float" office:value="30.6087383827639" calcext:value-type="float">
            <text:p>30.6087383827639</text:p>
          </table:table-cell>
          <table:table-cell office:value-type="float" office:value="38.2354774595373" calcext:value-type="float">
            <text:p>38.2354774595373</text:p>
          </table:table-cell>
          <table:table-cell office:value-type="float" office:value="47.7594753293875" calcext:value-type="float">
            <text:p>47.7594753293875</text:p>
          </table:table-cell>
          <table:table-cell office:value-type="float" office:value="59.6527009814269" calcext:value-type="float">
            <text:p>59.6527009814269</text:p>
          </table:table-cell>
          <table:table-cell office:value-type="float" office:value="74.5045316338468" calcext:value-type="float">
            <text:p>74.5045316338468</text:p>
          </table:table-cell>
          <table:table-cell office:value-type="float" office:value="93.0509595732953" calcext:value-type="float">
            <text:p>93.0509595732953</text:p>
          </table:table-cell>
          <table:table-cell office:value-type="float" office:value="116.211063394002" calcext:value-type="float">
            <text:p>116.211063394002</text:p>
          </table:table-cell>
          <table:table-cell office:value-type="float" office:value="145.132553032093" calcext:value-type="float">
            <text:p>145.132553032093</text:p>
          </table:table-cell>
          <table:table-cell office:value-type="float" office:value="181.248642899612" calcext:value-type="float">
            <text:p>181.248642899612</text:p>
          </table:table-cell>
          <table:table-cell office:value-type="float" office:value="226.349072155525" calcext:value-type="float">
            <text:p>226.349072155525</text:p>
          </table:table-cell>
          <table:table-cell office:value-type="float" office:value="282.668792650824" calcext:value-type="float">
            <text:p>282.668792650824</text:p>
          </table:table-cell>
          <table:table-cell office:value-type="float" office:value="352.998713312616" calcext:value-type="float">
            <text:p>352.998713312616</text:p>
          </table:table-cell>
          <table:table-cell office:value-type="float" office:value="440.82399392175" calcext:value-type="float">
            <text:p>440.82399392175</text:p>
          </table:table-cell>
          <table:table-cell office:value-type="float" office:value="550.496734023546" calcext:value-type="float">
            <text:p>550.496734023546</text:p>
          </table:table-cell>
          <table:table-cell office:value-type="float" office:value="687.451609164656" calcext:value-type="float">
            <text:p>687.451609164656</text:p>
          </table:table-cell>
          <table:table-cell office:value-type="float" office:value="858.47514349275" calcext:value-type="float">
            <text:p>858.47514349275</text:p>
          </table:table-cell>
          <table:table-cell office:value-type="float" office:value="1072.04193570705" calcext:value-type="float">
            <text:p>1072.04193570705</text:p>
          </table:table-cell>
          <table:table-cell office:value-type="float" office:value="1338.73449917039" calcext:value-type="float">
            <text:p>1338.73449917039</text:p>
          </table:table-cell>
          <table:table-cell office:value-type="float" office:value="1671.76749352818" calcext:value-type="float">
            <text:p>1671.76749352818</text:p>
          </table:table-cell>
          <table:table-cell office:value-type="float" office:value="2087.64226785378" calcext:value-type="float">
            <text:p>2087.64226785378</text:p>
          </table:table-cell>
          <table:table-cell office:value-type="float" office:value="2606.96412814285" calcext:value-type="float">
            <text:p>2606.96412814285</text:p>
          </table:table-cell>
          <table:table-cell office:value-type="float" office:value="3255.46268748875" calcext:value-type="float">
            <text:p>3255.46268748875</text:p>
          </table:table-cell>
          <table:table-cell office:value-type="float" office:value="4065.26573481715" calcext:value-type="float">
            <text:p>4065.26573481715</text:p>
          </table:table-cell>
          <table:table-cell office:value-type="float" office:value="5076.4895405683" calcext:value-type="float">
            <text:p>5076.4895405683</text:p>
          </table:table-cell>
          <table:table-cell office:value-type="float" office:value="6339.22395085304" calcext:value-type="float">
            <text:p>6339.22395085304</text:p>
          </table:table-cell>
          <table:table-cell office:value-type="float" office:value="7916.01018860168" calcext:value-type="float">
            <text:p>7916.01018860168</text:p>
          </table:table-cell>
          <table:table-cell office:value-type="float" office:value="9884.93316107271" calcext:value-type="float">
            <text:p>9884.93316107271</text:p>
          </table:table-cell>
          <table:table-cell office:value-type="float" office:value="12343.4801082776" calcext:value-type="float">
            <text:p>12343.4801082776</text:p>
          </table:table-cell>
          <table:table-cell office:value-type="float" office:value="15413.3547921999" calcext:value-type="float">
            <text:p>15413.3547921999</text:p>
          </table:table-cell>
          <table:table-cell office:value-type="float" office:value="19246.4821123035" calcext:value-type="float">
            <text:p>19246.4821123035</text:p>
          </table:table-cell>
          <table:table-cell office:value-type="float" office:value="24032.4957036675" calcext:value-type="float">
            <text:p>24032.4957036675</text:p>
          </table:table-cell>
          <table:table-cell office:value-type="float" office:value="30008.0712502942" calcext:value-type="float">
            <text:p>30008.0712502942</text:p>
          </table:table-cell>
          <table:table-cell office:value-type="float" office:value="37468.5549262803" calcext:value-type="float">
            <text:p>37468.5549262803</text:p>
          </table:table-cell>
          <table:table-cell office:value-type="float" office:value="46782.4438806451" calcext:value-type="float">
            <text:p>46782.4438806451</text:p>
          </table:table-cell>
          <table:table-cell office:value-type="float" office:value="58409.4045294065" calcext:value-type="float">
            <text:p>58409.4045294065</text:p>
          </table:table-cell>
          <table:table-cell office:value-type="float" office:value="72922.6737247601" calcext:value-type="float">
            <text:p>72922.6737247601</text:p>
          </table:table-cell>
          <table:table-cell office:value-type="float" office:value="91036.8782049316" calcext:value-type="float">
            <text:p>91036.8782049316</text:p>
          </table:table-cell>
          <table:table-cell office:value-type="float" office:value="113642.533237469" calcext:value-type="float">
            <text:p>113642.533237469</text:p>
          </table:table-cell>
          <table:table-cell office:value-type="float" office:value="141848.751353846" calcext:value-type="float">
            <text:p>141848.751353846</text:p>
          </table:table-cell>
          <table:table-cell office:value-type="float" office:value="177035.996802639" calcext:value-type="float">
            <text:p>177035.996802639</text:p>
          </table:table-cell>
          <table:table-cell office:value-type="float" office:value="220921.068629972" calcext:value-type="float">
            <text:p>220921.068629972</text:p>
          </table:table-cell>
          <table:table-cell office:value-type="float" office:value="275636.868732704" calcext:value-type="float">
            <text:p>275636.868732704</text:p>
          </table:table-cell>
          <table:table-cell office:value-type="float" office:value="343829.884099631" calcext:value-type="float">
            <text:p>343829.884099631</text:p>
          </table:table-cell>
          <table:table-cell office:value-type="float" office:value="428778.648947544" calcext:value-type="float">
            <text:p>428778.648947544</text:p>
          </table:table-cell>
          <table:table-cell office:value-type="float" office:value="534536.672165154" calcext:value-type="float">
            <text:p>534536.672165154</text:p>
          </table:table-cell>
          <table:table-cell office:value-type="float" office:value="666103.297468854" calcext:value-type="float">
            <text:p>666103.297468854</text:p>
          </table:table-cell>
          <table:table-cell office:value-type="float" office:value="829625.526007856" calcext:value-type="float">
            <text:p>829625.526007856</text:p>
          </table:table-cell>
          <table:table-cell office:value-type="float" office:value="1032632.69302899" calcext:value-type="float">
            <text:p>1032632.69302899</text:p>
          </table:table-cell>
          <table:table-cell office:value-type="float" office:value="1284303.68686395" calcext:value-type="float">
            <text:p>1284303.68686395</text:p>
          </table:table-cell>
          <table:table-cell office:value-type="float" office:value="1595762.60040153" calcext:value-type="float">
            <text:p>1595762.60040153</text:p>
          </table:table-cell>
          <table:table-cell office:value-type="float" office:value="1980392.74766724" calcext:value-type="float">
            <text:p>1980392.74766724</text:p>
          </table:table-cell>
          <table:table-cell office:value-type="float" office:value="2454150.2114456" calcext:value-type="float">
            <text:p>2454150.2114456</text:p>
          </table:table-cell>
          <table:table-cell office:value-type="float" office:value="3035846.07308521" calcext:value-type="float">
            <text:p>3035846.07308521</text:p>
          </table:table-cell>
          <table:table-cell office:value-type="float" office:value="3747351.35767181" calcext:value-type="float">
            <text:p>3747351.35767181</text:p>
          </table:table-cell>
          <table:table-cell office:value-type="float" office:value="4613661.56815638" calcext:value-type="float">
            <text:p>4613661.56815638</text:p>
          </table:table-cell>
          <table:table-cell office:value-type="float" office:value="5662741.7610374" calcext:value-type="float">
            <text:p>5662741.7610374</text:p>
          </table:table-cell>
          <table:table-cell office:value-type="float" office:value="6925063.58230137" calcext:value-type="float">
            <text:p>6925063.58230137</text:p>
          </table:table-cell>
          <table:table-cell office:value-type="float" office:value="8432751.12982067" calcext:value-type="float">
            <text:p>8432751.12982067</text:p>
          </table:table-cell>
          <table:table-cell office:value-type="float" office:value="10218281.4729339" calcext:value-type="float">
            <text:p>10218281.4729339</text:p>
          </table:table-cell>
          <table:table-cell office:value-type="float" office:value="12312745.5653479" calcext:value-type="float">
            <text:p>12312745.5653479</text:p>
          </table:table-cell>
          <table:table-cell office:value-type="float" office:value="14743764.4509592" calcext:value-type="float">
            <text:p>14743764.4509592</text:p>
          </table:table-cell>
          <table:table-cell office:value-type="float" office:value="17533259.439371" calcext:value-type="float">
            <text:p>17533259.439371</text:p>
          </table:table-cell>
          <table:table-cell office:value-type="float" office:value="20695363.4474565" calcext:value-type="float">
            <text:p>20695363.4474565</text:p>
          </table:table-cell>
          <table:table-cell office:value-type="float" office:value="24234797.2844155" calcext:value-type="float">
            <text:p>24234797.2844155</text:p>
          </table:table-cell>
          <table:table-cell office:value-type="float" office:value="28145991.7912067" calcext:value-type="float">
            <text:p>28145991.7912067</text:p>
          </table:table-cell>
          <table:table-cell office:value-type="float" office:value="32413113.6330385" calcext:value-type="float">
            <text:p>32413113.6330385</text:p>
          </table:table-cell>
          <table:table-cell office:value-type="float" office:value="37010982.8200268" calcext:value-type="float">
            <text:p>37010982.8200268</text:p>
          </table:table-cell>
          <table:table-cell office:value-type="float" office:value="41906706.2986208" calcext:value-type="float">
            <text:p>41906706.2986208</text:p>
          </table:table-cell>
          <table:table-cell office:value-type="float" office:value="47061744.1847477" calcext:value-type="float">
            <text:p>47061744.1847477</text:p>
          </table:table-cell>
          <table:table-cell office:value-type="float" office:value="52434090.9840786" calcext:value-type="float">
            <text:p>52434090.9840786</text:p>
          </table:table-cell>
          <table:table-cell office:value-type="float" office:value="57980261.0745296" calcext:value-type="float">
            <text:p>57980261.0745296</text:p>
          </table:table-cell>
          <table:table-cell office:value-type="float" office:value="63656782.0889384" calcext:value-type="float">
            <text:p>63656782.0889384</text:p>
          </table:table-cell>
          <table:table-cell office:value-type="float" office:value="69421375.0702258" calcext:value-type="float">
            <text:p>69421375.0702258</text:p>
          </table:table-cell>
          <table:table-cell office:value-type="float" office:value="75234544.0889551" calcext:value-type="float">
            <text:p>75234544.0889551</text:p>
          </table:table-cell>
          <table:table-cell office:value-type="float" office:value="81060699.6966836" calcext:value-type="float">
            <text:p>81060699.6966836</text:p>
          </table:table-cell>
          <table:table-cell office:value-type="float" office:value="86868329.2616062" calcext:value-type="float">
            <text:p>86868329.2616062</text:p>
          </table:table-cell>
          <table:table-cell office:value-type="float" office:value="92629842.1744848" calcext:value-type="float">
            <text:p>92629842.1744848</text:p>
          </table:table-cell>
          <table:table-cell office:value-type="float" office:value="98321353.1486023" calcext:value-type="float">
            <text:p>98321353.1486023</text:p>
          </table:table-cell>
          <table:table-cell office:value-type="float" office:value="103922438.365658" calcext:value-type="float">
            <text:p>103922438.365658</text:p>
          </table:table-cell>
          <table:table-cell office:value-type="float" office:value="109415868.891911" calcext:value-type="float">
            <text:p>109415868.891911</text:p>
          </table:table-cell>
          <table:table-cell office:value-type="float" office:value="114787328.929532" calcext:value-type="float">
            <text:p>114787328.929532</text:p>
          </table:table-cell>
          <table:table-cell office:value-type="float" office:value="120025129.93399" calcext:value-type="float">
            <text:p>120025129.93399</text:p>
          </table:table-cell>
          <table:table-cell office:value-type="float" office:value="125119931.158821" calcext:value-type="float">
            <text:p>125119931.158821</text:p>
          </table:table-cell>
          <table:table-cell office:value-type="float" office:value="130064474.339967" calcext:value-type="float">
            <text:p>130064474.339967</text:p>
          </table:table-cell>
          <table:table-cell office:value-type="float" office:value="134853336.999872" calcext:value-type="float">
            <text:p>134853336.999872</text:p>
          </table:table-cell>
          <table:table-cell office:value-type="float" office:value="139482706.33344" calcext:value-type="float">
            <text:p>139482706.33344</text:p>
          </table:table-cell>
          <table:table-cell office:value-type="float" office:value="143950173.943337" calcext:value-type="float">
            <text:p>143950173.943337</text:p>
          </table:table-cell>
          <table:table-cell office:value-type="float" office:value="148254550.725171" calcext:value-type="float">
            <text:p>148254550.725171</text:p>
          </table:table-cell>
          <table:table-cell office:value-type="float" office:value="152395700.689628" calcext:value-type="float">
            <text:p>152395700.689628</text:p>
          </table:table-cell>
          <table:table-cell office:value-type="float" office:value="156374392.296" calcext:value-type="float">
            <text:p>156374392.296</text:p>
          </table:table-cell>
          <table:table-cell office:value-type="float" office:value="160192165.807069" calcext:value-type="float">
            <text:p>160192165.807069</text:p>
          </table:table-cell>
          <table:table-cell office:value-type="float" office:value="163851215.214849" calcext:value-type="float">
            <text:p>163851215.214849</text:p>
          </table:table-cell>
          <table:table-cell office:value-type="float" office:value="167354283.361788" calcext:value-type="float">
            <text:p>167354283.361788</text:p>
          </table:table-cell>
          <table:table-cell office:value-type="float" office:value="170704568.97906" calcext:value-type="float">
            <text:p>170704568.97906</text:p>
          </table:table-cell>
          <table:table-cell office:value-type="float" office:value="173905644.465655" calcext:value-type="float">
            <text:p>173905644.465655</text:p>
          </table:table-cell>
          <table:table-cell office:value-type="float" office:value="176961383.333892" calcext:value-type="float">
            <text:p>176961383.333892</text:p>
          </table:table-cell>
          <table:table-cell office:value-type="float" office:value="179875896.343258" calcext:value-type="float">
            <text:p>179875896.343258</text:p>
          </table:table-cell>
          <table:table-cell office:value-type="float" office:value="182653475.431943" calcext:value-type="float">
            <text:p>182653475.431943</text:p>
          </table:table-cell>
          <table:table-cell office:value-type="float" office:value="185298544.646339" calcext:value-type="float">
            <text:p>185298544.646339</text:p>
          </table:table-cell>
          <table:table-cell office:value-type="float" office:value="187815617.335007" calcext:value-type="float">
            <text:p>187815617.335007</text:p>
          </table:table-cell>
          <table:table-cell office:value-type="float" office:value="190209258.949125" calcext:value-type="float">
            <text:p>190209258.949125</text:p>
          </table:table-cell>
          <table:table-cell office:value-type="float" office:value="192484054.853402" calcext:value-type="float">
            <text:p>192484054.853402</text:p>
          </table:table-cell>
          <table:table-cell office:value-type="float" office:value="194644582.609265" calcext:value-type="float">
            <text:p>194644582.609265</text:p>
          </table:table-cell>
          <table:table-cell office:value-type="float" office:value="196695388.244365" calcext:value-type="float">
            <text:p>196695388.244365</text:p>
          </table:table-cell>
          <table:table-cell office:value-type="float" office:value="198640966.071352" calcext:value-type="float">
            <text:p>198640966.071352</text:p>
          </table:table-cell>
          <table:table-cell office:value-type="float" office:value="200485741.672664" calcext:value-type="float">
            <text:p>200485741.672664</text:p>
          </table:table-cell>
          <table:table-cell office:value-type="float" office:value="202234057.600149" calcext:value-type="float">
            <text:p>202234057.600149</text:p>
          </table:table-cell>
          <table:table-cell office:value-type="float" office:value="203890161.731358" calcext:value-type="float">
            <text:p>203890161.731358</text:p>
          </table:table-cell>
          <table:table-cell office:value-type="float" office:value="205458197.549435" calcext:value-type="float">
            <text:p>205458197.549435</text:p>
          </table:table-cell>
          <table:table-cell office:value-type="float" office:value="206942196.683466" calcext:value-type="float">
            <text:p>206942196.683466</text:p>
          </table:table-cell>
          <table:table-cell office:value-type="float" office:value="208346072.778341" calcext:value-type="float">
            <text:p>208346072.778341</text:p>
          </table:table-cell>
          <table:table-cell office:value-type="float" office:value="209673617.189419" calcext:value-type="float">
            <text:p>209673617.189419</text:p>
          </table:table-cell>
          <table:table-cell office:value-type="float" office:value="210928495.691883" calcext:value-type="float">
            <text:p>210928495.691883</text:p>
          </table:table-cell>
          <table:table-cell office:value-type="float" office:value="212114246.545618" calcext:value-type="float">
            <text:p>212114246.545618</text:p>
          </table:table-cell>
          <table:table-cell office:value-type="float" office:value="213234279.390958" calcext:value-type="float">
            <text:p>213234279.390958</text:p>
          </table:table-cell>
          <table:table-cell office:value-type="float" office:value="214291875.06491" calcext:value-type="float">
            <text:p>214291875.06491</text:p>
          </table:table-cell>
          <table:table-cell office:value-type="float" office:value="215290186.139621" calcext:value-type="float">
            <text:p>215290186.139621</text:p>
          </table:table-cell>
          <table:table-cell office:value-type="float" office:value="216232238.035348" calcext:value-type="float">
            <text:p>216232238.035348</text:p>
          </table:table-cell>
          <table:table-cell office:value-type="float" office:value="217120930.747214" calcext:value-type="float">
            <text:p>217120930.747214</text:p>
          </table:table-cell>
          <table:table-cell office:value-type="float" office:value="217959040.903801" calcext:value-type="float">
            <text:p>217959040.903801</text:p>
          </table:table-cell>
          <table:table-cell office:value-type="float" office:value="218749224.314007" calcext:value-type="float">
            <text:p>218749224.314007</text:p>
          </table:table-cell>
          <table:table-cell office:value-type="float" office:value="219494018.696179" calcext:value-type="float">
            <text:p>219494018.696179</text:p>
          </table:table-cell>
          <table:table-cell office:value-type="float" office:value="220195846.764149" calcext:value-type="float">
            <text:p>220195846.764149</text:p>
          </table:table-cell>
          <table:table-cell office:value-type="float" office:value="220857019.410607" calcext:value-type="float">
            <text:p>220857019.410607</text:p>
          </table:table-cell>
          <table:table-cell office:value-type="float" office:value="221479739.109269" calcext:value-type="float">
            <text:p>221479739.109269</text:p>
          </table:table-cell>
          <table:table-cell office:value-type="float" office:value="222066103.381572" calcext:value-type="float">
            <text:p>222066103.381572</text:p>
          </table:table-cell>
          <table:table-cell office:value-type="float" office:value="222618108.356993" calcext:value-type="float">
            <text:p>222618108.356993</text:p>
          </table:table-cell>
          <table:table-cell office:value-type="float" office:value="223137652.378878" calcext:value-type="float">
            <text:p>223137652.378878</text:p>
          </table:table-cell>
          <table:table-cell office:value-type="float" office:value="223626539.612006" calcext:value-type="float">
            <text:p>223626539.612006</text:p>
          </table:table-cell>
          <table:table-cell office:value-type="float" office:value="224086483.673779" calcext:value-type="float">
            <text:p>224086483.673779</text:p>
          </table:table-cell>
          <table:table-cell office:value-type="float" office:value="224519111.207925" calcext:value-type="float">
            <text:p>224519111.207925</text:p>
          </table:table-cell>
          <table:table-cell office:value-type="float" office:value="224925965.457057" calcext:value-type="float">
            <text:p>224925965.457057</text:p>
          </table:table-cell>
          <table:table-cell office:value-type="float" office:value="225308509.744506" calcext:value-type="float">
            <text:p>225308509.744506</text:p>
          </table:table-cell>
          <table:table-cell office:value-type="float" office:value="225668130.925978" calcext:value-type="float">
            <text:p>225668130.925978</text:p>
          </table:table-cell>
          <table:table-cell office:value-type="float" office:value="226006142.739213" calcext:value-type="float">
            <text:p>226006142.739213</text:p>
          </table:table-cell>
          <table:table-cell office:value-type="float" office:value="226323789.092238" calcext:value-type="float">
            <text:p>226323789.092238</text:p>
          </table:table-cell>
          <table:table-cell office:value-type="float" office:value="226622247.251632" calcext:value-type="float">
            <text:p>226622247.251632</text:p>
          </table:table-cell>
          <table:table-cell office:value-type="float" office:value="226902630.943221" calcext:value-type="float">
            <text:p>226902630.943221</text:p>
          </table:table-cell>
          <table:table-cell office:value-type="float" office:value="227165993.356342" calcext:value-type="float">
            <text:p>227165993.356342</text:p>
          </table:table-cell>
          <table:table-cell office:value-type="float" office:value="227413330.055119" calcext:value-type="float">
            <text:p>227413330.055119</text:p>
          </table:table-cell>
          <table:table-cell office:value-type="float" office:value="227645581.966686" calcext:value-type="float">
            <text:p>227645581.966686</text:p>
          </table:table-cell>
          <table:table-cell office:value-type="float" office:value="227863639.320197" calcext:value-type="float">
            <text:p>227863639.320197</text:p>
          </table:table-cell>
          <table:table-cell office:value-type="float" office:value="228068344.462453" calcext:value-type="float">
            <text:p>228068344.462453</text:p>
          </table:table-cell>
          <table:table-cell office:value-type="float" office:value="228260492.463444" calcext:value-type="float">
            <text:p>228260492.463444</text:p>
          </table:table-cell>
          <table:table-cell office:value-type="float" office:value="228440833.06389" calcext:value-type="float">
            <text:p>228440833.06389</text:p>
          </table:table-cell>
          <table:table-cell office:value-type="float" office:value="228610073.049834" calcext:value-type="float">
            <text:p>228610073.049834</text:p>
          </table:table-cell>
          <table:table-cell office:value-type="float" office:value="228768878.557839" calcext:value-type="float">
            <text:p>228768878.557839</text:p>
          </table:table-cell>
          <table:table-cell office:value-type="float" office:value="228917877.239039" calcext:value-type="float">
            <text:p>228917877.239039</text:p>
          </table:table-cell>
          <table:table-cell office:value-type="float" office:value="229057660.399343" calcext:value-type="float">
            <text:p>229057660.399343</text:p>
          </table:table-cell>
          <table:table-cell office:value-type="float" office:value="229188784.926326" calcext:value-type="float">
            <text:p>229188784.926326</text:p>
          </table:table-cell>
          <table:table-cell office:value-type="float" office:value="229311775.206261" calcext:value-type="float">
            <text:p>229311775.206261</text:p>
          </table:table-cell>
          <table:table-cell office:value-type="float" office:value="229427124.911202" calcext:value-type="float">
            <text:p>229427124.911202</text:p>
          </table:table-cell>
          <table:table-cell office:value-type="float" office:value="229535298.718245" calcext:value-type="float">
            <text:p>229535298.718245</text:p>
          </table:table-cell>
          <table:table-cell office:value-type="float" office:value="229636733.904884" calcext:value-type="float">
            <text:p>229636733.904884</text:p>
          </table:table-cell>
          <table:table-cell office:value-type="float" office:value="229731841.901833" calcext:value-type="float">
            <text:p>229731841.901833</text:p>
          </table:table-cell>
          <table:table-cell office:value-type="float" office:value="229821009.74746" calcext:value-type="float">
            <text:p>229821009.74746</text:p>
          </table:table-cell>
          <table:table-cell office:value-type="float" office:value="229904601.470286" calcext:value-type="float">
            <text:p>229904601.470286</text:p>
          </table:table-cell>
          <table:table-cell office:value-type="float" office:value="229982959.396207" calcext:value-type="float">
            <text:p>229982959.396207</text:p>
          </table:table-cell>
          <table:table-cell office:value-type="float" office:value="230056405.389323" calcext:value-type="float">
            <text:p>230056405.389323</text:p>
          </table:table-cell>
          <table:table-cell office:value-type="float" office:value="230125242.026125" calcext:value-type="float">
            <text:p>230125242.026125</text:p>
          </table:table-cell>
          <table:table-cell office:value-type="float" office:value="230189753.707026" calcext:value-type="float">
            <text:p>230189753.707026</text:p>
          </table:table-cell>
          <table:table-cell office:value-type="float" office:value="230250207.706324" calcext:value-type="float">
            <text:p>230250207.706324</text:p>
          </table:table-cell>
          <table:table-cell office:value-type="float" office:value="230306855.168134" calcext:value-type="float">
            <text:p>230306855.168134</text:p>
          </table:table-cell>
          <table:table-cell office:value-type="float" office:value="230359932.044725" calcext:value-type="float">
            <text:p>230359932.044725</text:p>
          </table:table-cell>
          <table:table-cell office:value-type="float" office:value="230409659.984681" calcext:value-type="float">
            <text:p>230409659.984681</text:p>
          </table:table-cell>
          <table:table-cell office:value-type="float" office:value="230456247.172555" calcext:value-type="float">
            <text:p>230456247.172555</text:p>
          </table:table-cell>
          <table:table-cell office:value-type="float" office:value="230499889.120113" calcext:value-type="float">
            <text:p>230499889.120113</text:p>
          </table:table-cell>
          <table:table-cell office:value-type="float" office:value="230540769.414319" calcext:value-type="float">
            <text:p>230540769.414319</text:p>
          </table:table-cell>
          <table:table-cell office:value-type="float" office:value="230579060.42392" calcext:value-type="float">
            <text:p>230579060.42392</text:p>
          </table:table-cell>
          <table:table-cell office:value-type="float" office:value="230614923.964601" calcext:value-type="float">
            <text:p>230614923.964601</text:p>
          </table:table-cell>
          <table:table-cell office:value-type="float" office:value="230648511.927106" calcext:value-type="float">
            <text:p>230648511.927106</text:p>
          </table:table-cell>
          <table:table-cell office:value-type="float" office:value="230679966.870463" calcext:value-type="float">
            <text:p>230679966.870463</text:p>
          </table:table-cell>
          <table:table-cell office:value-type="float" office:value="230709422.578914" calcext:value-type="float">
            <text:p>230709422.578914</text:p>
          </table:table-cell>
          <table:table-cell office:value-type="float" office:value="230737004.590656" calcext:value-type="float">
            <text:p>230737004.590656</text:p>
          </table:table-cell>
          <table:table-cell office:value-type="float" office:value="230762830.691359" calcext:value-type="float">
            <text:p>230762830.691359</text:p>
          </table:table-cell>
          <table:table-cell office:value-type="float" office:value="230787011.383028" calcext:value-type="float">
            <text:p>230787011.383028</text:p>
          </table:table-cell>
          <table:table-cell office:value-type="float" office:value="230809650.322834" calcext:value-type="float">
            <text:p>230809650.322834</text:p>
          </table:table-cell>
          <table:table-cell office:value-type="float" office:value="230830844.738546" calcext:value-type="float">
            <text:p>230830844.738546</text:p>
          </table:table-cell>
          <table:table-cell office:value-type="float" office:value="230850685.818169" calcext:value-type="float">
            <text:p>230850685.818169</text:p>
          </table:table-cell>
          <table:table-cell office:value-type="float" office:value="230869259.07735" calcext:value-type="float">
            <text:p>230869259.07735</text:p>
          </table:table-cell>
          <table:table-cell office:value-type="float" office:value="230886644.705015" calcext:value-type="float">
            <text:p>230886644.705015</text:p>
          </table:table-cell>
          <table:table-cell office:value-type="float" office:value="230902917.888423" calcext:value-type="float">
            <text:p>230902917.888423</text:p>
          </table:table-cell>
          <table:table-cell office:value-type="float" office:value="230918149.119164" calcext:value-type="float">
            <text:p>230918149.119164</text:p>
          </table:table-cell>
          <table:table-cell office:value-type="float" office:value="230932404.480858" calcext:value-type="float">
            <text:p>230932404.480858</text:p>
          </table:table-cell>
          <table:table-cell office:value-type="float" office:value="230945745.919666" calcext:value-type="float">
            <text:p>230945745.919666</text:p>
          </table:table-cell>
          <table:table-cell office:value-type="float" office:value="230958231.498948" calcext:value-type="float">
            <text:p>230958231.498948</text:p>
          </table:table-cell>
          <table:table-cell office:value-type="float" office:value="230969915.638032" calcext:value-type="float">
            <text:p>230969915.638032</text:p>
          </table:table-cell>
          <table:table-cell office:value-type="float" office:value="230980849.33738" calcext:value-type="float">
            <text:p>230980849.33738</text:p>
          </table:table-cell>
          <table:table-cell office:value-type="float" office:value="230991080.389609" calcext:value-type="float">
            <text:p>230991080.389609</text:p>
          </table:table-cell>
          <table:table-cell office:value-type="float" office:value="231000653.578214" calcext:value-type="float">
            <text:p>231000653.578214</text:p>
          </table:table-cell>
          <table:table-cell office:value-type="float" office:value="231009610.863914" calcext:value-type="float">
            <text:p>231009610.863914</text:p>
          </table:table-cell>
          <table:table-cell office:value-type="float" office:value="231017991.559962" calcext:value-type="float">
            <text:p>231017991.559962</text:p>
          </table:table-cell>
          <table:table-cell office:value-type="float" office:value="231025832.496698" calcext:value-type="float">
            <text:p>231025832.496698</text:p>
          </table:table-cell>
          <table:table-cell office:value-type="float" office:value="231033168.176061" calcext:value-type="float">
            <text:p>231033168.176061</text:p>
          </table:table-cell>
          <table:table-cell office:value-type="float" office:value="231040030.9168" calcext:value-type="float">
            <text:p>231040030.9168</text:p>
          </table:table-cell>
          <table:table-cell office:value-type="float" office:value="231046450.990615" calcext:value-type="float">
            <text:p>231046450.990615</text:p>
          </table:table-cell>
          <table:table-cell office:value-type="float" office:value="231052456.750224" calcext:value-type="float">
            <text:p>231052456.750224</text:p>
          </table:table-cell>
          <table:table-cell office:value-type="float" office:value="231058074.749271" calcext:value-type="float">
            <text:p>231058074.749271</text:p>
          </table:table-cell>
          <table:table-cell office:value-type="float" office:value="231063329.8552" calcext:value-type="float">
            <text:p>231063329.8552</text:p>
          </table:table-cell>
          <table:table-cell office:value-type="float" office:value="231068245.354847" calcext:value-type="float">
            <text:p>231068245.354847</text:p>
          </table:table-cell>
          <table:table-cell office:value-type="float" office:value="231072843.053829" calcext:value-type="float">
            <text:p>231072843.053829</text:p>
          </table:table-cell>
          <table:table-cell office:value-type="float" office:value="231077143.369548" calcext:value-type="float">
            <text:p>231077143.369548</text:p>
          </table:table-cell>
          <table:table-cell office:value-type="float" office:value="231081165.418623" calcext:value-type="float">
            <text:p>231081165.418623</text:p>
          </table:table-cell>
          <table:table-cell office:value-type="float" office:value="231084927.098799" calcext:value-type="float">
            <text:p>231084927.098799</text:p>
          </table:table-cell>
          <table:table-cell office:value-type="float" office:value="231088445.165815" calcext:value-type="float">
            <text:p>231088445.165815</text:p>
          </table:table-cell>
          <table:table-cell office:value-type="float" office:value="231091735.305517" calcext:value-type="float">
            <text:p>231091735.305517</text:p>
          </table:table-cell>
          <table:table-cell office:value-type="float" office:value="231094812.201417" calcext:value-type="float">
            <text:p>231094812.201417</text:p>
          </table:table-cell>
          <table:table-cell office:value-type="float" office:value="231097689.598156" calcext:value-type="float">
            <text:p>231097689.598156</text:p>
          </table:table-cell>
          <table:table-cell office:value-type="float" office:value="231100380.360859" calcext:value-type="float">
            <text:p>231100380.360859</text:p>
          </table:table-cell>
          <table:table-cell office:value-type="float" office:value="231102896.530956" calcext:value-type="float">
            <text:p>231102896.530956</text:p>
          </table:table-cell>
          <table:table-cell office:value-type="float" office:value="231105249.378334" calcext:value-type="float">
            <text:p>231105249.378334</text:p>
          </table:table-cell>
          <table:table-cell office:value-type="float" office:value="231107449.450396" calcext:value-type="float">
            <text:p>231107449.450396</text:p>
          </table:table-cell>
          <table:table-cell office:value-type="float" office:value="231109506.61789" calcext:value-type="float">
            <text:p>231109506.61789</text:p>
          </table:table-cell>
          <table:table-cell office:value-type="float" office:value="231111430.117988" calcext:value-type="float">
            <text:p>231111430.117988</text:p>
          </table:table-cell>
          <table:table-cell office:value-type="float" office:value="231113228.594569" calcext:value-type="float">
            <text:p>231113228.594569</text:p>
          </table:table-cell>
          <table:table-cell office:value-type="float" office:value="231114910.136018" calcext:value-type="float">
            <text:p>231114910.136018</text:p>
          </table:table-cell>
          <table:table-cell office:value-type="float" office:value="231116482.310638" calcext:value-type="float">
            <text:p>231116482.310638</text:p>
          </table:table-cell>
          <table:table-cell office:value-type="float" office:value="231117952.199797" calcext:value-type="float">
            <text:p>231117952.199797</text:p>
          </table:table-cell>
          <table:table-cell office:value-type="float" office:value="231119326.429046" calcext:value-type="float">
            <text:p>231119326.429046</text:p>
          </table:table-cell>
          <table:table-cell office:value-type="float" office:value="231120611.197193" calcext:value-type="float">
            <text:p>231120611.197193</text:p>
          </table:table-cell>
          <table:table-cell office:value-type="float" office:value="231121812.303623" calcext:value-type="float">
            <text:p>231121812.303623</text:p>
          </table:table-cell>
          <table:table-cell office:value-type="float" office:value="231122935.173808" calcext:value-type="float">
            <text:p>231122935.173808</text:p>
          </table:table-cell>
          <table:table-cell office:value-type="float" office:value="231123984.883278" calcext:value-type="float">
            <text:p>231123984.883278</text:p>
          </table:table-cell>
          <table:table-cell office:value-type="float" office:value="231124966.179996" calcext:value-type="float">
            <text:p>231124966.179996</text:p>
          </table:table-cell>
          <table:table-cell office:value-type="float" office:value="231125883.505389" calcext:value-type="float">
            <text:p>231125883.505389</text:p>
          </table:table-cell>
          <table:table-cell office:value-type="float" office:value="231126741.013978" calcext:value-type="float">
            <text:p>231126741.013978</text:p>
          </table:table-cell>
          <table:table-cell office:value-type="float" office:value="231127542.591807" calcext:value-type="float">
            <text:p>231127542.591807</text:p>
          </table:table-cell>
          <table:table-cell office:value-type="float" office:value="231128291.873671" calcext:value-type="float">
            <text:p>231128291.873671</text:p>
          </table:table-cell>
          <table:table-cell office:value-type="float" office:value="231128992.259263" calcext:value-type="float">
            <text:p>231128992.259263</text:p>
          </table:table-cell>
          <table:table-cell office:value-type="float" office:value="231129646.928288" calcext:value-type="float">
            <text:p>231129646.928288</text:p>
          </table:table-cell>
          <table:table-cell office:value-type="float" office:value="231130258.854604" calcext:value-type="float">
            <text:p>231130258.854604</text:p>
          </table:table-cell>
          <table:table-cell office:value-type="float" office:value="231130830.819485" calcext:value-type="float">
            <text:p>231130830.819485</text:p>
          </table:table-cell>
          <table:table-cell office:value-type="float" office:value="231131365.424001" calcext:value-type="float">
            <text:p>231131365.424001</text:p>
          </table:table-cell>
          <table:table-cell office:value-type="float" office:value="231131865.100647" calcext:value-type="float">
            <text:p>231131865.100647</text:p>
          </table:table-cell>
          <table:table-cell office:value-type="float" office:value="231132332.124192" calcext:value-type="float">
            <text:p>231132332.124192</text:p>
          </table:table-cell>
          <table:table-cell office:value-type="float" office:value="231132768.621863" calcext:value-type="float">
            <text:p>231132768.621863</text:p>
          </table:table-cell>
          <table:table-cell office:value-type="float" office:value="231133176.582856" calcext:value-type="float">
            <text:p>231133176.582856</text:p>
          </table:table-cell>
          <table:table-cell office:value-type="float" office:value="231133557.867251" calcext:value-type="float">
            <text:p>231133557.867251</text:p>
          </table:table-cell>
          <table:table-cell office:value-type="float" office:value="231133914.214346" calcext:value-type="float">
            <text:p>231133914.214346</text:p>
          </table:table-cell>
          <table:table-cell office:value-type="float" office:value="231134247.250464" calcext:value-type="float">
            <text:p>231134247.250464</text:p>
          </table:table-cell>
          <table:table-cell office:value-type="float" office:value="231134558.496257" calcext:value-type="float">
            <text:p>231134558.496257</text:p>
          </table:table-cell>
          <table:table-cell office:value-type="float" office:value="231134849.373534" calcext:value-type="float">
            <text:p>231134849.373534</text:p>
          </table:table-cell>
          <table:table-cell office:value-type="float" office:value="231135121.21166" calcext:value-type="float">
            <text:p>231135121.21166</text:p>
          </table:table-cell>
          <table:table-cell office:value-type="float" office:value="231135375.253538" calcext:value-type="float">
            <text:p>231135375.253538</text:p>
          </table:table-cell>
          <table:table-cell office:value-type="float" office:value="231135612.661209" calcext:value-type="float">
            <text:p>231135612.661209</text:p>
          </table:table-cell>
          <table:table-cell office:value-type="float" office:value="231135834.521084" calcext:value-type="float">
            <text:p>231135834.521084</text:p>
          </table:table-cell>
          <table:table-cell office:value-type="float" office:value="231136041.848854" calcext:value-type="float">
            <text:p>231136041.848854</text:p>
          </table:table-cell>
          <table:table-cell office:value-type="float" office:value="231136235.594067" calcext:value-type="float">
            <text:p>231136235.594067</text:p>
          </table:table-cell>
          <table:table-cell office:value-type="float" office:value="231136416.644421" calcext:value-type="float">
            <text:p>231136416.644421</text:p>
          </table:table-cell>
          <table:table-cell office:value-type="float" office:value="231136585.829776" calcext:value-type="float">
            <text:p>231136585.829776</text:p>
          </table:table-cell>
          <table:table-cell office:value-type="float" office:value="231136743.925906" calcext:value-type="float">
            <text:p>231136743.925906</text:p>
          </table:table-cell>
          <table:table-cell office:value-type="float" office:value="231136891.658012" calcext:value-type="float">
            <text:p>231136891.658012</text:p>
          </table:table-cell>
          <table:table-cell office:value-type="float" office:value="231137029.704006" calcext:value-type="float">
            <text:p>231137029.704006</text:p>
          </table:table-cell>
          <table:table-cell office:value-type="float" office:value="231137158.697584" calcext:value-type="float">
            <text:p>231137158.697584</text:p>
          </table:table-cell>
          <table:table-cell office:value-type="float" office:value="231137279.231097" calcext:value-type="float">
            <text:p>231137279.231097</text:p>
          </table:table-cell>
          <table:table-cell office:value-type="float" office:value="231137391.858243" calcext:value-type="float">
            <text:p>231137391.858243</text:p>
          </table:table-cell>
          <table:table-cell office:value-type="float" office:value="231137497.096574" calcext:value-type="float">
            <text:p>231137497.096574</text:p>
          </table:table-cell>
          <table:table-cell office:value-type="float" office:value="231137595.429856" calcext:value-type="float">
            <text:p>231137595.429856</text:p>
          </table:table-cell>
          <table:table-cell office:value-type="float" office:value="231137687.310259" calcext:value-type="float">
            <text:p>231137687.310259</text:p>
          </table:table-cell>
          <table:table-cell office:value-type="float" office:value="231137773.16042" calcext:value-type="float">
            <text:p>231137773.16042</text:p>
          </table:table-cell>
          <table:table-cell office:value-type="float" office:value="231137853.375361" calcext:value-type="float">
            <text:p>231137853.375361</text:p>
          </table:table-cell>
          <table:table-cell office:value-type="float" office:value="231137928.324292" calcext:value-type="float">
            <text:p>231137928.324292</text:p>
          </table:table-cell>
          <table:table-cell office:value-type="float" office:value="231137998.35229" calcext:value-type="float">
            <text:p>231137998.35229</text:p>
          </table:table-cell>
          <table:table-cell office:value-type="float" office:value="231138063.781871" calcext:value-type="float">
            <text:p>231138063.781871</text:p>
          </table:table-cell>
          <table:table-cell office:value-type="float" office:value="231138124.914461" calcext:value-type="float">
            <text:p>231138124.914461</text:p>
          </table:table-cell>
          <table:table-cell office:value-type="float" office:value="231138182.031773" calcext:value-type="float">
            <text:p>231138182.031773</text:p>
          </table:table-cell>
          <table:table-cell office:value-type="float" office:value="231138235.397092" calcext:value-type="float">
            <text:p>231138235.397092</text:p>
          </table:table-cell>
          <table:table-cell office:value-type="float" office:value="231138285.256474" calcext:value-type="float">
            <text:p>231138285.256474</text:p>
          </table:table-cell>
          <table:table-cell office:value-type="float" office:value="231138331.839874" calcext:value-type="float">
            <text:p>231138331.839874</text:p>
          </table:table-cell>
          <table:table-cell office:value-type="float" office:value="231138375.362195" calcext:value-type="float">
            <text:p>231138375.362195</text:p>
          </table:table-cell>
          <table:table-cell office:value-type="float" office:value="231138416.024271" calcext:value-type="float">
            <text:p>231138416.024271</text:p>
          </table:table-cell>
          <table:table-cell office:value-type="float" office:value="231138454.013787" calcext:value-type="float">
            <text:p>231138454.013787</text:p>
          </table:table-cell>
          <table:table-cell office:value-type="float" office:value="231138489.506134" calcext:value-type="float">
            <text:p>231138489.506134</text:p>
          </table:table-cell>
          <table:table-cell office:value-type="float" office:value="231138522.665217" calcext:value-type="float">
            <text:p>231138522.665217</text:p>
          </table:table-cell>
          <table:table-cell office:value-type="float" office:value="231138553.644202" calcext:value-type="float">
            <text:p>231138553.644202</text:p>
          </table:table-cell>
          <table:table-cell office:value-type="float" office:value="231138582.586219" calcext:value-type="float">
            <text:p>231138582.586219</text:p>
          </table:table-cell>
          <table:table-cell office:value-type="float" office:value="231138609.625018" calcext:value-type="float">
            <text:p>231138609.625018</text:p>
          </table:table-cell>
          <table:table-cell office:value-type="float" office:value="231138634.885582" calcext:value-type="float">
            <text:p>231138634.885582</text:p>
          </table:table-cell>
          <table:table-cell office:value-type="float" office:value="231138658.484703" calcext:value-type="float">
            <text:p>231138658.484703</text:p>
          </table:table-cell>
          <table:table-cell office:value-type="float" office:value="231138680.531511" calcext:value-type="float">
            <text:p>231138680.531511</text:p>
          </table:table-cell>
          <table:table-cell office:value-type="float" office:value="231138701.127985" calcext:value-type="float">
            <text:p>231138701.127985</text:p>
          </table:table-cell>
          <table:table-cell office:value-type="float" office:value="231138720.369412" calcext:value-type="float">
            <text:p>231138720.369412</text:p>
          </table:table-cell>
          <table:table-cell office:value-type="float" office:value="231138738.344829" calcext:value-type="float">
            <text:p>231138738.344829</text:p>
          </table:table-cell>
          <table:table-cell office:value-type="float" office:value="231138755.137433" calcext:value-type="float">
            <text:p>231138755.137433</text:p>
          </table:table-cell>
          <table:table-cell office:value-type="float" office:value="231138770.824963" calcext:value-type="float">
            <text:p>231138770.824963</text:p>
          </table:table-cell>
          <table:table-cell office:value-type="float" office:value="231138785.480053" calcext:value-type="float">
            <text:p>231138785.480053</text:p>
          </table:table-cell>
          <table:table-cell office:value-type="float" office:value="231138799.170573" calcext:value-type="float">
            <text:p>231138799.170573</text:p>
          </table:table-cell>
          <table:table-cell office:value-type="float" office:value="231138811.959938" calcext:value-type="float">
            <text:p>231138811.959938</text:p>
          </table:table-cell>
          <table:table-cell office:value-type="float" office:value="231138823.907397" calcext:value-type="float">
            <text:p>231138823.907397</text:p>
          </table:table-cell>
          <table:table-cell office:value-type="float" office:value="231138835.068313" calcext:value-type="float">
            <text:p>231138835.068313</text:p>
          </table:table-cell>
          <table:table-cell office:value-type="float" office:value="231138845.49441" calcext:value-type="float">
            <text:p>231138845.49441</text:p>
          </table:table-cell>
          <table:table-cell office:value-type="float" office:value="231138855.234016" calcext:value-type="float">
            <text:p>231138855.234016</text:p>
          </table:table-cell>
          <table:table-cell office:value-type="float" office:value="231138864.332287" calcext:value-type="float">
            <text:p>231138864.332287</text:p>
          </table:table-cell>
          <table:table-cell office:value-type="float" office:value="231138872.83141" calcext:value-type="float">
            <text:p>231138872.83141</text:p>
          </table:table-cell>
          <table:table-cell office:value-type="float" office:value="231138880.770801" calcext:value-type="float">
            <text:p>231138880.770801</text:p>
          </table:table-cell>
          <table:table-cell office:value-type="float" office:value="231138888.187287" calcext:value-type="float">
            <text:p>231138888.187287</text:p>
          </table:table-cell>
          <table:table-cell office:value-type="float" office:value="231138895.115275" calcext:value-type="float">
            <text:p>231138895.115275</text:p>
          </table:table-cell>
          <table:table-cell office:value-type="float" office:value="231138901.586909" calcext:value-type="float">
            <text:p>231138901.586909</text:p>
          </table:table-cell>
          <table:table-cell office:value-type="float" office:value="231138907.632223" calcext:value-type="float">
            <text:p>231138907.632223</text:p>
          </table:table-cell>
          <table:table-cell office:value-type="float" office:value="231138913.279275" calcext:value-type="float">
            <text:p>231138913.279275</text:p>
          </table:table-cell>
          <table:table-cell office:value-type="float" office:value="231138918.554279" calcext:value-type="float">
            <text:p>231138918.554279</text:p>
          </table:table-cell>
          <table:table-cell office:value-type="float" office:value="231138923.481726" calcext:value-type="float">
            <text:p>231138923.481726</text:p>
          </table:table-cell>
          <table:table-cell office:value-type="float" office:value="231138928.084495" calcext:value-type="float">
            <text:p>231138928.084495</text:p>
          </table:table-cell>
          <table:table-cell office:value-type="float" office:value="231138932.383962" calcext:value-type="float">
            <text:p>231138932.383962</text:p>
          </table:table-cell>
          <table:table-cell office:value-type="float" office:value="231138936.400096" calcext:value-type="float">
            <text:p>231138936.400096</text:p>
          </table:table-cell>
          <table:table-cell office:value-type="float" office:value="231138940.151555" calcext:value-type="float">
            <text:p>231138940.151555</text:p>
          </table:table-cell>
          <table:table-cell office:value-type="float" office:value="231138943.655767" calcext:value-type="float">
            <text:p>231138943.655767</text:p>
          </table:table-cell>
          <table:table-cell office:value-type="float" office:value="231138946.929014" calcext:value-type="float">
            <text:p>231138946.929014</text:p>
          </table:table-cell>
          <table:table-cell office:value-type="float" office:value="231138949.986509" calcext:value-type="float">
            <text:p>231138949.986509</text:p>
          </table:table-cell>
          <table:table-cell office:value-type="float" office:value="231138952.842461" calcext:value-type="float">
            <text:p>231138952.842461</text:p>
          </table:table-cell>
          <table:table-cell office:value-type="float" office:value="231138955.510145" calcext:value-type="float">
            <text:p>231138955.510145</text:p>
          </table:table-cell>
          <table:table-cell office:value-type="float" office:value="231138958.001964" calcext:value-type="float">
            <text:p>231138958.001964</text:p>
          </table:table-cell>
          <table:table-cell office:value-type="float" office:value="231138960.329503" calcext:value-type="float">
            <text:p>231138960.329503</text:p>
          </table:table-cell>
          <table:table-cell office:value-type="float" office:value="231138962.503586" calcext:value-type="float">
            <text:p>231138962.503586</text:p>
          </table:table-cell>
          <table:table-cell office:value-type="float" office:value="231138964.534321" calcext:value-type="float">
            <text:p>231138964.534321</text:p>
          </table:table-cell>
          <table:table-cell office:value-type="float" office:value="231138966.431156" calcext:value-type="float">
            <text:p>231138966.431156</text:p>
          </table:table-cell>
          <table:table-cell office:value-type="float" office:value="231138968.202913" calcext:value-type="float">
            <text:p>231138968.202913</text:p>
          </table:table-cell>
          <table:table-cell office:value-type="float" office:value="231138969.857834" calcext:value-type="float">
            <text:p>231138969.857834</text:p>
          </table:table-cell>
          <table:table-cell office:value-type="float" office:value="231138971.403618" calcext:value-type="float">
            <text:p>231138971.403618</text:p>
          </table:table-cell>
          <table:table-cell office:value-type="float" office:value="231138972.84746" calcext:value-type="float">
            <text:p>231138972.84746</text:p>
          </table:table-cell>
          <table:table-cell office:value-type="float" office:value="231138974.196077" calcext:value-type="float">
            <text:p>231138974.196077</text:p>
          </table:table-cell>
          <table:table-cell office:value-type="float" office:value="231138975.455746" calcext:value-type="float">
            <text:p>231138975.455746</text:p>
          </table:table-cell>
          <table:table-cell office:value-type="float" office:value="231138976.63233" calcext:value-type="float">
            <text:p>231138976.63233</text:p>
          </table:table-cell>
          <table:table-cell office:value-type="float" office:value="231138977.731306" calcext:value-type="float">
            <text:p>231138977.731306</text:p>
          </table:table-cell>
          <table:table-cell office:value-type="float" office:value="231138978.75779" calcext:value-type="float">
            <text:p>231138978.75779</text:p>
          </table:table-cell>
          <table:table-cell office:value-type="float" office:value="231138979.716562" calcext:value-type="float">
            <text:p>231138979.716562</text:p>
          </table:table-cell>
          <table:table-cell office:value-type="float" office:value="231138980.612084" calcext:value-type="float">
            <text:p>231138980.612084</text:p>
          </table:table-cell>
          <table:table-cell office:value-type="float" office:value="231138981.448529" calcext:value-type="float">
            <text:p>231138981.448529</text:p>
          </table:table-cell>
          <table:table-cell office:value-type="float" office:value="231138982.22979" calcext:value-type="float">
            <text:p>231138982.22979</text:p>
          </table:table-cell>
          <table:table-cell office:value-type="float" office:value="231138982.959508" calcext:value-type="float">
            <text:p>231138982.959508</text:p>
          </table:table-cell>
          <table:table-cell office:value-type="float" office:value="231138983.641079" calcext:value-type="float">
            <text:p>231138983.641079</text:p>
          </table:table-cell>
          <table:table-cell office:value-type="float" office:value="231138984.277681" calcext:value-type="float">
            <text:p>231138984.277681</text:p>
          </table:table-cell>
          <table:table-cell office:value-type="float" office:value="231138984.872278" calcext:value-type="float">
            <text:p>231138984.872278</text:p>
          </table:table-cell>
          <table:table-cell office:value-type="float" office:value="231138985.42764" calcext:value-type="float">
            <text:p>231138985.42764</text:p>
          </table:table-cell>
          <table:table-cell office:value-type="float" office:value="231138985.946355" calcext:value-type="float">
            <text:p>231138985.946355</text:p>
          </table:table-cell>
          <table:table-cell office:value-type="float" office:value="231138986.430841" calcext:value-type="float">
            <text:p>231138986.430841</text:p>
          </table:table-cell>
          <table:table-cell office:value-type="float" office:value="231138986.883355" calcext:value-type="float">
            <text:p>231138986.883355</text:p>
          </table:table-cell>
          <table:table-cell office:value-type="float" office:value="231138987.306006" calcext:value-type="float">
            <text:p>231138987.306006</text:p>
          </table:table-cell>
          <table:table-cell office:value-type="float" office:value="231138987.700763" calcext:value-type="float">
            <text:p>231138987.700763</text:p>
          </table:table-cell>
          <table:table-cell office:value-type="float" office:value="231138988.069468" calcext:value-type="float">
            <text:p>231138988.069468</text:p>
          </table:table-cell>
          <table:table-cell office:value-type="float" office:value="231138988.413838" calcext:value-type="float">
            <text:p>231138988.413838</text:p>
          </table:table-cell>
          <table:table-cell office:value-type="float" office:value="231138988.735479" calcext:value-type="float">
            <text:p>231138988.735479</text:p>
          </table:table-cell>
          <table:table-cell office:value-type="float" office:value="231138989.035891" calcext:value-type="float">
            <text:p>231138989.035891</text:p>
          </table:table-cell>
          <table:table-cell office:value-type="float" office:value="231138989.316473" calcext:value-type="float">
            <text:p>231138989.316473</text:p>
          </table:table-cell>
          <table:table-cell office:value-type="float" office:value="231138989.578536" calcext:value-type="float">
            <text:p>231138989.578536</text:p>
          </table:table-cell>
          <table:table-cell office:value-type="float" office:value="231138989.823299" calcext:value-type="float">
            <text:p>231138989.823299</text:p>
          </table:table-cell>
          <table:table-cell office:value-type="float" office:value="231138990.051906" calcext:value-type="float">
            <text:p>231138990.051906</text:p>
          </table:table-cell>
          <table:table-cell office:value-type="float" office:value="231138990.265422" calcext:value-type="float">
            <text:p>231138990.265422</text:p>
          </table:table-cell>
          <table:table-cell office:value-type="float" office:value="231138990.464843" calcext:value-type="float">
            <text:p>231138990.464843</text:p>
          </table:table-cell>
          <table:table-cell office:value-type="float" office:value="231138990.651098" calcext:value-type="float">
            <text:p>231138990.651098</text:p>
          </table:table-cell>
          <table:table-cell office:value-type="float" office:value="231138990.825058" calcext:value-type="float">
            <text:p>231138990.825058</text:p>
          </table:table-cell>
          <table:table-cell office:value-type="float" office:value="231138990.987533" calcext:value-type="float">
            <text:p>231138990.987533</text:p>
          </table:table-cell>
          <table:table-cell office:value-type="float" office:value="231138991.139281" calcext:value-type="float">
            <text:p>231138991.139281</text:p>
          </table:table-cell>
          <table:table-cell office:value-type="float" office:value="231138991.28101" calcext:value-type="float">
            <text:p>231138991.28101</text:p>
          </table:table-cell>
          <table:table-cell office:value-type="float" office:value="231138991.413382" calcext:value-type="float">
            <text:p>231138991.413382</text:p>
          </table:table-cell>
          <table:table-cell office:value-type="float" office:value="231138991.537014" calcext:value-type="float">
            <text:p>231138991.537014</text:p>
          </table:table-cell>
          <table:table-cell office:value-type="float" office:value="231138991.652482" calcext:value-type="float">
            <text:p>231138991.652482</text:p>
          </table:table-cell>
          <table:table-cell office:value-type="float" office:value="231138991.760327" calcext:value-type="float">
            <text:p>231138991.760327</text:p>
          </table:table-cell>
          <table:table-cell office:value-type="float" office:value="231138991.861051" calcext:value-type="float">
            <text:p>231138991.861051</text:p>
          </table:table-cell>
          <table:table-cell office:value-type="float" office:value="231138991.955123" calcext:value-type="float">
            <text:p>231138991.955123</text:p>
          </table:table-cell>
          <table:table-cell office:value-type="float" office:value="231138992.042984" calcext:value-type="float">
            <text:p>231138992.042984</text:p>
          </table:table-cell>
          <table:table-cell office:value-type="float" office:value="231138992.125043" calcext:value-type="float">
            <text:p>231138992.125043</text:p>
          </table:table-cell>
          <table:table-cell office:value-type="float" office:value="231138992.201683" calcext:value-type="float">
            <text:p>231138992.201683</text:p>
          </table:table-cell>
          <table:table-cell office:value-type="float" office:value="231138992.273262" calcext:value-type="float">
            <text:p>231138992.273262</text:p>
          </table:table-cell>
          <table:table-cell office:value-type="float" office:value="231138992.340114" calcext:value-type="float">
            <text:p>231138992.340114</text:p>
          </table:table-cell>
          <table:table-cell office:value-type="float" office:value="231138992.402552" calcext:value-type="float">
            <text:p>231138992.402552</text:p>
          </table:table-cell>
          <table:table-cell office:value-type="float" office:value="231138992.460866" calcext:value-type="float">
            <text:p>231138992.460866</text:p>
          </table:table-cell>
          <table:table-cell office:value-type="float" office:value="231138992.515328" calcext:value-type="float">
            <text:p>231138992.515328</text:p>
          </table:table-cell>
          <table:table-cell office:value-type="float" office:value="231138992.566194" calcext:value-type="float">
            <text:p>231138992.566194</text:p>
          </table:table-cell>
          <table:table-cell office:value-type="float" office:value="231138992.613701" calcext:value-type="float">
            <text:p>231138992.613701</text:p>
          </table:table-cell>
          <table:table-cell office:value-type="float" office:value="231138992.65807" calcext:value-type="float">
            <text:p>231138992.65807</text:p>
          </table:table-cell>
          <table:table-cell office:value-type="float" office:value="231138992.699508" calcext:value-type="float">
            <text:p>231138992.699508</text:p>
          </table:table-cell>
          <table:table-cell office:value-type="float" office:value="231138992.73821" calcext:value-type="float">
            <text:p>231138992.73821</text:p>
          </table:table-cell>
          <table:table-cell office:value-type="float" office:value="231138992.774355" calcext:value-type="float">
            <text:p>231138992.774355</text:p>
          </table:table-cell>
          <table:table-cell office:value-type="float" office:value="231138992.808113" calcext:value-type="float">
            <text:p>231138992.808113</text:p>
          </table:table-cell>
          <table:table-cell office:value-type="float" office:value="231138992.839641" calcext:value-type="float">
            <text:p>231138992.839641</text:p>
          </table:table-cell>
          <table:table-cell office:value-type="float" office:value="231138992.869087" calcext:value-type="float">
            <text:p>231138992.869087</text:p>
          </table:table-cell>
          <table:table-cell office:value-type="float" office:value="231138992.896588" calcext:value-type="float">
            <text:p>231138992.896588</text:p>
          </table:table-cell>
          <table:table-cell office:value-type="float" office:value="231138992.922272" calcext:value-type="float">
            <text:p>231138992.922272</text:p>
          </table:table-cell>
          <table:table-cell office:value-type="float" office:value="231138992.94626" calcext:value-type="float">
            <text:p>231138992.94626</text:p>
          </table:table-cell>
          <table:table-cell office:value-type="float" office:value="231138992.968663" calcext:value-type="float">
            <text:p>231138992.968663</text:p>
          </table:table-cell>
          <table:table-cell office:value-type="float" office:value="231138992.989586" calcext:value-type="float">
            <text:p>231138992.989586</text:p>
          </table:table-cell>
          <table:table-cell office:value-type="float" office:value="231138993.009128" calcext:value-type="float">
            <text:p>231138993.009128</text:p>
          </table:table-cell>
          <table:table-cell office:value-type="float" office:value="231138993.027378" calcext:value-type="float">
            <text:p>231138993.027378</text:p>
          </table:table-cell>
          <table:table-cell office:value-type="float" office:value="231138993.044422" calcext:value-type="float">
            <text:p>231138993.044422</text:p>
          </table:table-cell>
          <table:table-cell office:value-type="float" office:value="231138993.060341" calcext:value-type="float">
            <text:p>231138993.060341</text:p>
          </table:table-cell>
          <table:table-cell office:value-type="float" office:value="231138993.075208" calcext:value-type="float">
            <text:p>231138993.075208</text:p>
          </table:table-cell>
          <table:table-cell office:value-type="float" office:value="231138993.089093" calcext:value-type="float">
            <text:p>231138993.089093</text:p>
          </table:table-cell>
          <table:table-cell office:value-type="float" office:value="231138993.102061" calcext:value-type="float">
            <text:p>231138993.102061</text:p>
          </table:table-cell>
          <table:table-cell office:value-type="float" office:value="231138993.114172" calcext:value-type="float">
            <text:p>231138993.114172</text:p>
          </table:table-cell>
          <table:table-cell office:value-type="float" office:value="231138993.125483" calcext:value-type="float">
            <text:p>231138993.125483</text:p>
          </table:table-cell>
          <table:table-cell office:value-type="float" office:value="231138993.136046" calcext:value-type="float">
            <text:p>231138993.136046</text:p>
          </table:table-cell>
          <table:table-cell office:value-type="float" office:value="231138993.145912" calcext:value-type="float">
            <text:p>231138993.145912</text:p>
          </table:table-cell>
          <table:table-cell office:value-type="float" office:value="231138993.155126" calcext:value-type="float">
            <text:p>231138993.155126</text:p>
          </table:table-cell>
          <table:table-cell office:value-type="float" office:value="231138993.163731" calcext:value-type="float">
            <text:p>231138993.163731</text:p>
          </table:table-cell>
          <table:table-cell office:value-type="float" office:value="231138993.171768" calcext:value-type="float">
            <text:p>231138993.171768</text:p>
          </table:table-cell>
          <table:table-cell office:value-type="float" office:value="231138993.179274" calcext:value-type="float">
            <text:p>231138993.179274</text:p>
          </table:table-cell>
          <table:table-cell office:value-type="float" office:value="231138993.186283" calcext:value-type="float">
            <text:p>231138993.186283</text:p>
          </table:table-cell>
          <table:table-cell office:value-type="float" office:value="231138993.19283" calcext:value-type="float">
            <text:p>231138993.19283</text:p>
          </table:table-cell>
          <table:table-cell office:value-type="float" office:value="231138993.198944" calcext:value-type="float">
            <text:p>231138993.198944</text:p>
          </table:table-cell>
          <table:table-cell office:value-type="float" office:value="231138993.204654" calcext:value-type="float">
            <text:p>231138993.204654</text:p>
          </table:table-cell>
          <table:table-cell office:value-type="float" office:value="231138993.209987" calcext:value-type="float">
            <text:p>231138993.209987</text:p>
          </table:table-cell>
          <table:table-cell office:value-type="float" office:value="231138993.214968" calcext:value-type="float">
            <text:p>231138993.214968</text:p>
          </table:table-cell>
          <table:table-cell office:value-type="float" office:value="231138993.219619" calcext:value-type="float">
            <text:p>231138993.219619</text:p>
          </table:table-cell>
          <table:table-cell office:value-type="float" office:value="231138993.223963" calcext:value-type="float">
            <text:p>231138993.223963</text:p>
          </table:table-cell>
          <table:table-cell office:value-type="float" office:value="231138993.22802" calcext:value-type="float">
            <text:p>231138993.22802</text:p>
          </table:table-cell>
          <table:table-cell office:value-type="float" office:value="231138993.231809" calcext:value-type="float">
            <text:p>231138993.231809</text:p>
          </table:table-cell>
          <table:table-cell office:value-type="float" office:value="231138993.235348" calcext:value-type="float">
            <text:p>231138993.235348</text:p>
          </table:table-cell>
          <table:table-cell office:value-type="float" office:value="231138993.238653" calcext:value-type="float">
            <text:p>231138993.238653</text:p>
          </table:table-cell>
          <table:table-cell office:value-type="float" office:value="231138993.241739" calcext:value-type="float">
            <text:p>231138993.241739</text:p>
          </table:table-cell>
          <table:table-cell office:value-type="float" office:value="231138993.244621" calcext:value-type="float">
            <text:p>231138993.244621</text:p>
          </table:table-cell>
          <table:table-cell office:value-type="float" office:value="231138993.247313" calcext:value-type="float">
            <text:p>231138993.247313</text:p>
          </table:table-cell>
          <table:table-cell office:value-type="float" office:value="231138993.249828" calcext:value-type="float">
            <text:p>231138993.249828</text:p>
          </table:table-cell>
          <table:table-cell office:value-type="float" office:value="231138993.252176" calcext:value-type="float">
            <text:p>231138993.252176</text:p>
          </table:table-cell>
          <table:table-cell office:value-type="float" office:value="231138993.254368" calcext:value-type="float">
            <text:p>231138993.254368</text:p>
          </table:table-cell>
          <table:table-cell office:value-type="float" office:value="231138993.256416" calcext:value-type="float">
            <text:p>231138993.256416</text:p>
          </table:table-cell>
          <table:table-cell office:value-type="float" office:value="231138993.258329" calcext:value-type="float">
            <text:p>231138993.258329</text:p>
          </table:table-cell>
          <table:table-cell office:value-type="float" office:value="231138993.260115" calcext:value-type="float">
            <text:p>231138993.260115</text:p>
          </table:table-cell>
          <table:table-cell office:value-type="float" office:value="231138993.261783" calcext:value-type="float">
            <text:p>231138993.261783</text:p>
          </table:table-cell>
          <table:table-cell office:value-type="float" office:value="231138993.263341" calcext:value-type="float">
            <text:p>231138993.263341</text:p>
          </table:table-cell>
          <table:table-cell office:value-type="float" office:value="231138993.264796" calcext:value-type="float">
            <text:p>231138993.264796</text:p>
          </table:table-cell>
          <table:table-cell office:value-type="float" office:value="231138993.266155" calcext:value-type="float">
            <text:p>231138993.266155</text:p>
          </table:table-cell>
          <table:table-cell office:value-type="float" office:value="231138993.267424" calcext:value-type="float">
            <text:p>231138993.267424</text:p>
          </table:table-cell>
          <table:table-cell office:value-type="float" office:value="231138993.268609" calcext:value-type="float">
            <text:p>231138993.268609</text:p>
          </table:table-cell>
          <table:table-cell office:value-type="float" office:value="231138993.269716" calcext:value-type="float">
            <text:p>231138993.269716</text:p>
          </table:table-cell>
          <table:table-cell office:value-type="float" office:value="231138993.27075" calcext:value-type="float">
            <text:p>231138993.27075</text:p>
          </table:table-cell>
          <table:table-cell office:value-type="float" office:value="231138993.271715" calcext:value-type="float">
            <text:p>231138993.271715</text:p>
          </table:table-cell>
          <table:table-cell office:value-type="float" office:value="231138993.272617" calcext:value-type="float">
            <text:p>231138993.272617</text:p>
          </table:table-cell>
          <table:table-cell office:value-type="float" office:value="231138993.273459" calcext:value-type="float">
            <text:p>231138993.273459</text:p>
          </table:table-cell>
          <table:table-cell office:value-type="float" office:value="231138993.274245" calcext:value-type="float">
            <text:p>231138993.274245</text:p>
          </table:table-cell>
          <table:table-cell office:value-type="float" office:value="231138993.27498" calcext:value-type="float">
            <text:p>231138993.27498</text:p>
          </table:table-cell>
          <table:table-cell office:value-type="float" office:value="231138993.275665" calcext:value-type="float">
            <text:p>231138993.275665</text:p>
          </table:table-cell>
          <table:table-cell office:value-type="float" office:value="231138993.276306" calcext:value-type="float">
            <text:p>231138993.276306</text:p>
          </table:table-cell>
          <table:table-cell office:value-type="float" office:value="231138993.276904" calcext:value-type="float">
            <text:p>231138993.276904</text:p>
          </table:table-cell>
          <table:table-cell office:value-type="float" office:value="231138993.277463" calcext:value-type="float">
            <text:p>231138993.277463</text:p>
          </table:table-cell>
          <table:table-cell office:value-type="float" office:value="231138993.277985" calcext:value-type="float">
            <text:p>231138993.277985</text:p>
          </table:table-cell>
          <table:table-cell office:value-type="float" office:value="231138993.278472" calcext:value-type="float">
            <text:p>231138993.278472</text:p>
          </table:table-cell>
          <table:table-cell office:value-type="float" office:value="231138993.278927" calcext:value-type="float">
            <text:p>231138993.278927</text:p>
          </table:table-cell>
          <table:table-cell office:value-type="float" office:value="231138993.279352" calcext:value-type="float">
            <text:p>231138993.279352</text:p>
          </table:table-cell>
          <table:table-cell office:value-type="float" office:value="231138993.279749" calcext:value-type="float">
            <text:p>231138993.279749</text:p>
          </table:table-cell>
          <table:table-cell office:value-type="float" office:value="231138993.280119" calcext:value-type="float">
            <text:p>231138993.280119</text:p>
          </table:table-cell>
          <table:table-cell office:value-type="float" office:value="231138993.280466" calcext:value-type="float">
            <text:p>231138993.280466</text:p>
          </table:table-cell>
          <table:table-cell office:value-type="float" office:value="231138993.280789" calcext:value-type="float">
            <text:p>231138993.280789</text:p>
          </table:table-cell>
          <table:table-cell office:value-type="float" office:value="231138993.281091" calcext:value-type="float">
            <text:p>231138993.281091</text:p>
          </table:table-cell>
          <table:table-cell office:value-type="float" office:value="231138993.281373" calcext:value-type="float">
            <text:p>231138993.281373</text:p>
          </table:table-cell>
          <table:table-cell office:value-type="float" office:value="231138993.281636" calcext:value-type="float">
            <text:p>231138993.281636</text:p>
          </table:table-cell>
          <table:table-cell office:value-type="float" office:value="231138993.281882" calcext:value-type="float">
            <text:p>231138993.281882</text:p>
          </table:table-cell>
          <table:table-cell office:value-type="float" office:value="231138993.282112" calcext:value-type="float">
            <text:p>231138993.282112</text:p>
          </table:table-cell>
          <table:table-cell office:value-type="float" office:value="231138993.282326" calcext:value-type="float">
            <text:p>231138993.282326</text:p>
          </table:table-cell>
          <table:table-cell office:value-type="float" office:value="231138993.282527" calcext:value-type="float">
            <text:p>231138993.282527</text:p>
          </table:table-cell>
          <table:table-cell office:value-type="float" office:value="231138993.282714" calcext:value-type="float">
            <text:p>231138993.282714</text:p>
          </table:table-cell>
          <table:table-cell office:value-type="float" office:value="231138993.282888" calcext:value-type="float">
            <text:p>231138993.282888</text:p>
          </table:table-cell>
          <table:table-cell office:value-type="float" office:value="231138993.283052" calcext:value-type="float">
            <text:p>231138993.283052</text:p>
          </table:table-cell>
          <table:table-cell office:value-type="float" office:value="231138993.283204" calcext:value-type="float">
            <text:p>231138993.283204</text:p>
          </table:table-cell>
          <table:table-cell office:value-type="float" office:value="231138993.283346" calcext:value-type="float">
            <text:p>231138993.283346</text:p>
          </table:table-cell>
          <table:table-cell office:value-type="float" office:value="231138993.283479" calcext:value-type="float">
            <text:p>231138993.283479</text:p>
          </table:table-cell>
          <table:table-cell office:value-type="float" office:value="231138993.283603" calcext:value-type="float">
            <text:p>231138993.283603</text:p>
          </table:table-cell>
          <table:table-cell office:value-type="float" office:value="231138993.283719" calcext:value-type="float">
            <text:p>231138993.283719</text:p>
          </table:table-cell>
          <table:table-cell office:value-type="float" office:value="231138993.283828" calcext:value-type="float">
            <text:p>231138993.283828</text:p>
          </table:table-cell>
          <table:table-cell office:value-type="float" office:value="231138993.283929" calcext:value-type="float">
            <text:p>231138993.283929</text:p>
          </table:table-cell>
          <table:table-cell office:value-type="float" office:value="231138993.284023" calcext:value-type="float">
            <text:p>231138993.284023</text:p>
          </table:table-cell>
          <table:table-cell office:value-type="float" office:value="231138993.284111" calcext:value-type="float">
            <text:p>231138993.284111</text:p>
          </table:table-cell>
          <table:table-cell office:value-type="float" office:value="231138993.284194" calcext:value-type="float">
            <text:p>231138993.284194</text:p>
          </table:table-cell>
          <table:table-cell office:value-type="float" office:value="231138993.28427" calcext:value-type="float">
            <text:p>231138993.28427</text:p>
          </table:table-cell>
          <table:table-cell office:value-type="float" office:value="231138993.284342" calcext:value-type="float">
            <text:p>231138993.284342</text:p>
          </table:table-cell>
          <table:table-cell office:value-type="float" office:value="231138993.284409" calcext:value-type="float">
            <text:p>231138993.284409</text:p>
          </table:table-cell>
          <table:table-cell office:value-type="float" office:value="231138993.284472" calcext:value-type="float">
            <text:p>231138993.284472</text:p>
          </table:table-cell>
          <table:table-cell office:value-type="float" office:value="231138993.284531" calcext:value-type="float">
            <text:p>231138993.284531</text:p>
          </table:table-cell>
          <table:table-cell office:value-type="float" office:value="231138993.284585" calcext:value-type="float">
            <text:p>231138993.284585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0" calcext:value-type="float">
            <text:p>0</text:p>
          </table:table-cell>
          <table:table-cell office:value-type="float" office:value="0.000854400137966464" calcext:value-type="float">
            <text:p>0.000854400137966</text:p>
          </table:table-cell>
          <table:table-cell office:value-type="float" office:value="0.00331900863247964" calcext:value-type="float">
            <text:p>0.00331900863248</text:p>
          </table:table-cell>
          <table:table-cell office:value-type="float" office:value="0.00735548109663754" calcext:value-type="float">
            <text:p>0.007355481096638</text:p>
          </table:table-cell>
          <table:table-cell office:value-type="float" office:value="0.0130537672688087" calcext:value-type="float">
            <text:p>0.013053767268809</text:p>
          </table:table-cell>
          <table:table-cell office:value-type="float" office:value="0.0206207375642639" calcext:value-type="float">
            <text:p>0.020620737564264</text:p>
          </table:table-cell>
          <table:table-cell office:value-type="float" office:value="0.0303795798764692" calcext:value-type="float">
            <text:p>0.030379579876469</text:p>
          </table:table-cell>
          <table:table-cell office:value-type="float" office:value="0.0427783693996773" calcext:value-type="float">
            <text:p>0.042778369399677</text:p>
          </table:table-cell>
          <table:table-cell office:value-type="float" office:value="0.0584071649112228" calcext:value-type="float">
            <text:p>0.058407164911223</text:p>
          </table:table-cell>
          <table:table-cell office:value-type="float" office:value="0.0780237456111939" calcext:value-type="float">
            <text:p>0.078023745611194</text:p>
          </table:table-cell>
          <table:table-cell office:value-type="float" office:value="0.10258876032011" calcext:value-type="float">
            <text:p>0.10258876032011</text:p>
          </table:table-cell>
          <table:table-cell office:value-type="float" office:value="0.1333116840949" calcext:value-type="float">
            <text:p>0.1333116840949</text:p>
          </table:table-cell>
          <table:table-cell office:value-type="float" office:value="0.171709625090566" calcext:value-type="float">
            <text:p>0.171709625090566</text:p>
          </table:table-cell>
          <table:table-cell office:value-type="float" office:value="0.219681727539087" calcext:value-type="float">
            <text:p>0.219681727539087</text:p>
          </table:table-cell>
          <table:table-cell office:value-type="float" office:value="0.279602755781365" calcext:value-type="float">
            <text:p>0.279602755781365</text:p>
          </table:table-cell>
          <table:table-cell office:value-type="float" office:value="0.354440412473212" calcext:value-type="float">
            <text:p>0.354440412473212</text:p>
          </table:table-cell>
          <table:table-cell office:value-type="float" office:value="0.447902151817877" calcext:value-type="float">
            <text:p>0.447902151817877</text:p>
          </table:table-cell>
          <table:table-cell office:value-type="float" office:value="0.564618743361669" calcext:value-type="float">
            <text:p>0.564618743361669</text:p>
          </table:table-cell>
          <table:table-cell office:value-type="float" office:value="0.710373629277888" calcext:value-type="float">
            <text:p>0.710373629277888</text:p>
          </table:table-cell>
          <table:table-cell office:value-type="float" office:value="0.892389447549997" calcext:value-type="float">
            <text:p>0.892389447549997</text:p>
          </table:table-cell>
          <table:table-cell office:value-type="float" office:value="1.11968590390248" calcext:value-type="float">
            <text:p>1.11968590390248</text:p>
          </table:table-cell>
          <table:table-cell office:value-type="float" office:value="1.40352671343127" calcext:value-type="float">
            <text:p>1.40352671343127</text:p>
          </table:table-cell>
          <table:table-cell office:value-type="float" office:value="1.75797775110006" calcext:value-type="float">
            <text:p>1.75797775110006</text:p>
          </table:table-cell>
          <table:table-cell office:value-type="float" office:value="2.20060409628037" calcext:value-type="float">
            <text:p>2.20060409628037</text:p>
          </table:table-cell>
          <table:table-cell office:value-type="float" office:value="2.75334045534779" calcext:value-type="float">
            <text:p>2.75334045534779</text:p>
          </table:table-cell>
          <table:table-cell office:value-type="float" office:value="3.44357816436948" calcext:value-type="float">
            <text:p>3.44357816436948</text:p>
          </table:table-cell>
          <table:table-cell office:value-type="float" office:value="4.30552257600011" calcext:value-type="float">
            <text:p>4.30552257600011</text:p>
          </table:table-cell>
          <table:table-cell office:value-type="float" office:value="5.38188811922486" calcext:value-type="float">
            <text:p>5.38188811922486</text:p>
          </table:table-cell>
          <table:table-cell office:value-type="float" office:value="6.72601507834507" calcext:value-type="float">
            <text:p>6.72601507834507</text:p>
          </table:table-cell>
          <table:table-cell office:value-type="float" office:value="8.40451286391875" calcext:value-type="float">
            <text:p>8.40451286391875</text:p>
          </table:table-cell>
          <table:table-cell office:value-type="float" office:value="10.5005609191" calcext:value-type="float">
            <text:p>10.5005609191</text:p>
          </table:table-cell>
          <table:table-cell office:value-type="float" office:value="13.1180307354703" calcext:value-type="float">
            <text:p>13.1180307354703</text:p>
          </table:table-cell>
          <table:table-cell office:value-type="float" office:value="16.3866331969446" calcext:value-type="float">
            <text:p>16.3866331969446</text:p>
          </table:table-cell>
          <table:table-cell office:value-type="float" office:value="20.4683465697375" calcext:value-type="float">
            <text:p>20.4683465697375</text:p>
          </table:table-cell>
          <table:table-cell office:value-type="float" office:value="25.5654432777544" calcext:value-type="float">
            <text:p>25.5654432777544</text:p>
          </table:table-cell>
          <table:table-cell office:value-type="float" office:value="31.9305135573629" calcext:value-type="float">
            <text:p>31.9305135573629</text:p>
          </table:table-cell>
          <table:table-cell office:value-type="float" office:value="39.8789826742694" calcext:value-type="float">
            <text:p>39.8789826742694</text:p>
          </table:table-cell>
          <table:table-cell office:value-type="float" office:value="49.8047414545721" calcext:value-type="float">
            <text:p>49.8047414545721</text:p>
          </table:table-cell>
          <table:table-cell office:value-type="float" office:value="62.1996655851826" calcext:value-type="float">
            <text:p>62.1996655851826</text:p>
          </table:table-cell>
          <table:table-cell office:value-type="float" office:value="77.6779898141193" calcext:value-type="float">
            <text:p>77.6779898141193</text:p>
          </table:table-cell>
          <table:table-cell office:value-type="float" office:value="97.0067452095107" calcext:value-type="float">
            <text:p>97.0067452095107</text:p>
          </table:table-cell>
          <table:table-cell office:value-type="float" office:value="121.143768278925" calcext:value-type="float">
            <text:p>121.143768278925</text:p>
          </table:table-cell>
          <table:table-cell office:value-type="float" office:value="151.285162848264" calcext:value-type="float">
            <text:p>151.285162848264</text:p>
          </table:table-cell>
          <table:table-cell office:value-type="float" office:value="188.924568823607" calcext:value-type="float">
            <text:p>188.924568823607</text:p>
          </table:table-cell>
          <table:table-cell office:value-type="float" office:value="235.927171724377" calcext:value-type="float">
            <text:p>235.927171724377</text:p>
          </table:table-cell>
          <table:table-cell office:value-type="float" office:value="294.622118213424" calcext:value-type="float">
            <text:p>294.622118213424</text:p>
          </table:table-cell>
          <table:table-cell office:value-type="float" office:value="367.91791863975" calcext:value-type="float">
            <text:p>367.91791863975</text:p>
          </table:table-cell>
          <table:table-cell office:value-type="float" office:value="459.446543874452" calcext:value-type="float">
            <text:p>459.446543874452</text:p>
          </table:table-cell>
          <table:table-cell office:value-type="float" office:value="573.743356787309" calcext:value-type="float">
            <text:p>573.743356787309</text:p>
          </table:table-cell>
          <table:table-cell office:value-type="float" office:value="716.471782940649" calcext:value-type="float">
            <text:p>716.471782940649</text:p>
          </table:table-cell>
          <table:table-cell office:value-type="float" office:value="894.703829080193" calcext:value-type="float">
            <text:p>894.703829080193</text:p>
          </table:table-cell>
          <table:table-cell office:value-type="float" office:value="1117.27034063265" calcext:value-type="float">
            <text:p>1117.27034063265</text:p>
          </table:table-cell>
          <table:table-cell office:value-type="float" office:value="1395.19829463803" calcext:value-type="float">
            <text:p>1395.19829463803</text:p>
          </table:table-cell>
          <table:table-cell office:value-type="float" office:value="1742.25674349306" calcext:value-type="float">
            <text:p>1742.25674349306</text:p>
          </table:table-cell>
          <table:table-cell office:value-type="float" office:value="2175.63837452927" calcext:value-type="float">
            <text:p>2175.63837452927</text:p>
          </table:table-cell>
          <table:table-cell office:value-type="float" office:value="2716.8102646513" calcext:value-type="float">
            <text:p>2716.8102646513</text:p>
          </table:table-cell>
          <table:table-cell office:value-type="float" office:value="3392.57579511501" calcext:value-type="float">
            <text:p>3392.57579511501</text:p>
          </table:table-cell>
          <table:table-cell office:value-type="float" office:value="4236.39992617402" calcext:value-type="float">
            <text:p>4236.39992617402</text:p>
          </table:table-cell>
          <table:table-cell office:value-type="float" office:value="5290.06290354756" calcext:value-type="float">
            <text:p>5290.06290354756</text:p>
          </table:table-cell>
          <table:table-cell office:value-type="float" office:value="6605.72348237137" calcext:value-type="float">
            <text:p>6605.72348237137</text:p>
          </table:table-cell>
          <table:table-cell office:value-type="float" office:value="8248.49233384434" calcext:value-type="float">
            <text:p>8248.49233384434</text:p>
          </table:table-cell>
          <table:table-cell office:value-type="float" office:value="10299.6410158575" calcext:value-type="float">
            <text:p>10299.6410158575</text:p>
          </table:table-cell>
          <table:table-cell office:value-type="float" office:value="12860.6019644118" calcext:value-type="float">
            <text:p>12860.6019644118</text:p>
          </table:table-cell>
          <table:table-cell office:value-type="float" office:value="16057.952111263" calcext:value-type="float">
            <text:p>16057.952111263</text:p>
          </table:table-cell>
          <table:table-cell office:value-type="float" office:value="20049.6188059908" calcext:value-type="float">
            <text:p>20049.6188059908</text:p>
          </table:table-cell>
          <table:table-cell office:value-type="float" office:value="25032.6019411742" calcext:value-type="float">
            <text:p>25032.6019411742</text:p>
          </table:table-cell>
          <table:table-cell office:value-type="float" office:value="31252.5744534686" calcext:value-type="float">
            <text:p>31252.5744534686</text:p>
          </table:table-cell>
          <table:table-cell office:value-type="float" office:value="39015.8049449707" calcext:value-type="float">
            <text:p>39015.8049449707</text:p>
          </table:table-cell>
          <table:table-cell office:value-type="float" office:value="48703.942816058" calcext:value-type="float">
            <text:p>48703.942816058</text:p>
          </table:table-cell>
          <table:table-cell office:value-type="float" office:value="60792.3220087912" calcext:value-type="float">
            <text:p>60792.3220087912</text:p>
          </table:table-cell>
          <table:table-cell office:value-type="float" office:value="75872.570058274" calcext:value-type="float">
            <text:p>75872.570058274</text:p>
          </table:table-cell>
          <table:table-cell office:value-type="float" office:value="94680.4579842737" calcext:value-type="float">
            <text:p>94680.4579842737</text:p>
          </table:table-cell>
          <table:table-cell office:value-type="float" office:value="118130.08659973" calcext:value-type="float">
            <text:p>118130.08659973</text:p>
          </table:table-cell>
          <table:table-cell office:value-type="float" office:value="147355.664614128" calcext:value-type="float">
            <text:p>147355.664614128</text:p>
          </table:table-cell>
          <table:table-cell office:value-type="float" office:value="183762.278120376" calcext:value-type="float">
            <text:p>183762.278120376</text:p>
          </table:table-cell>
          <table:table-cell office:value-type="float" office:value="229087.145213637" calcext:value-type="float">
            <text:p>229087.145213637</text:p>
          </table:table-cell>
          <table:table-cell office:value-type="float" office:value="285472.841772366" calcext:value-type="float">
            <text:p>285472.841772366</text:p>
          </table:table-cell>
          <table:table-cell office:value-type="float" office:value="355553.79686051" calcext:value-type="float">
            <text:p>355553.79686051</text:p>
          </table:table-cell>
          <table:table-cell office:value-type="float" office:value="442556.868440995" calcext:value-type="float">
            <text:p>442556.868440995</text:p>
          </table:table-cell>
          <table:table-cell office:value-type="float" office:value="550415.865798837" calcext:value-type="float">
            <text:p>550415.865798837</text:p>
          </table:table-cell>
          <table:table-cell office:value-type="float" office:value="683898.257314943" calcext:value-type="float">
            <text:p>683898.257314943</text:p>
          </table:table-cell>
          <table:table-cell office:value-type="float" office:value="848739.749000244" calcext:value-type="float">
            <text:p>848739.749000244</text:p>
          </table:table-cell>
          <table:table-cell office:value-type="float" office:value="1051778.66204812" calcext:value-type="float">
            <text:p>1051778.66204812</text:p>
          </table:table-cell>
          <table:table-cell office:value-type="float" office:value="1301076.88846509" calcext:value-type="float">
            <text:p>1301076.88846509</text:p>
          </table:table-cell>
          <table:table-cell office:value-type="float" office:value="1606007.72471649" calcext:value-type="float">
            <text:p>1606007.72471649</text:p>
          </table:table-cell>
          <table:table-cell office:value-type="float" office:value="1977283.52920988" calcext:value-type="float">
            <text:p>1977283.52920988</text:p>
          </table:table-cell>
          <table:table-cell office:value-type="float" office:value="2426889.32615889" calcext:value-type="float">
            <text:p>2426889.32615889</text:p>
          </table:table-cell>
          <table:table-cell office:value-type="float" office:value="2967884.39241487" calcext:value-type="float">
            <text:p>2967884.39241487</text:p>
          </table:table-cell>
          <table:table-cell office:value-type="float" office:value="3614036.19849457" calcext:value-type="float">
            <text:p>3614036.19849457</text:p>
          </table:table-cell>
          <table:table-cell office:value-type="float" office:value="4379263.48840025" calcext:value-type="float">
            <text:p>4379263.48840025</text:p>
          </table:table-cell>
          <table:table-cell office:value-type="float" office:value="5276890.95657767" calcext:value-type="float">
            <text:p>5276890.95657767</text:p>
          </table:table-cell>
          <table:table-cell office:value-type="float" office:value="6318756.19326824" calcext:value-type="float">
            <text:p>6318756.19326824</text:p>
          </table:table-cell>
          <table:table-cell office:value-type="float" office:value="7514254.04544469" calcext:value-type="float">
            <text:p>7514254.04544469</text:p>
          </table:table-cell>
          <table:table-cell office:value-type="float" office:value="8869441.47748138" calcext:value-type="float">
            <text:p>8869441.47748138</text:p>
          </table:table-cell>
          <table:table-cell office:value-type="float" office:value="10386341.6933209" calcext:value-type="float">
            <text:p>10386341.6933209</text:p>
          </table:table-cell>
          <table:table-cell office:value-type="float" office:value="12062567.9105172" calcext:value-type="float">
            <text:p>12062567.9105172</text:p>
          </table:table-cell>
          <table:table-cell office:value-type="float" office:value="13891334.4141593" calcext:value-type="float">
            <text:p>13891334.4141593</text:p>
          </table:table-cell>
          <table:table-cell office:value-type="float" office:value="15861849.7800115" calcext:value-type="float">
            <text:p>15861849.7800115</text:p>
          </table:table-cell>
          <table:table-cell office:value-type="float" office:value="17960016.9851232" calcext:value-type="float">
            <text:p>17960016.9851232</text:p>
          </table:table-cell>
          <table:table-cell office:value-type="float" office:value="20169318.9363204" calcext:value-type="float">
            <text:p>20169318.9363204</text:p>
          </table:table-cell>
          <table:table-cell office:value-type="float" office:value="22471753.2788908" calcext:value-type="float">
            <text:p>22471753.2788908</text:p>
          </table:table-cell>
          <table:table-cell office:value-type="float" office:value="24848683.3176555" calcext:value-type="float">
            <text:p>24848683.3176555</text:p>
          </table:table-cell>
          <table:table-cell office:value-type="float" office:value="27281478.0381165" calcext:value-type="float">
            <text:p>27281478.0381165</text:p>
          </table:table-cell>
          <table:table-cell office:value-type="float" office:value="29752017.8872396" calcext:value-type="float">
            <text:p>29752017.8872396</text:p>
          </table:table-cell>
          <table:table-cell office:value-type="float" office:value="32243376.0381236" calcext:value-type="float">
            <text:p>32243376.0381236</text:p>
          </table:table-cell>
          <table:table-cell office:value-type="float" office:value="34740299.8700073" calcext:value-type="float">
            <text:p>34740299.8700073</text:p>
          </table:table-cell>
          <table:table-cell office:value-type="float" office:value="37229283.9692598" calcext:value-type="float">
            <text:p>37229283.9692598</text:p>
          </table:table-cell>
          <table:table-cell office:value-type="float" office:value="39698503.7890649" calcext:value-type="float">
            <text:p>39698503.7890649</text:p>
          </table:table-cell>
          <table:table-cell office:value-type="float" office:value="42137722.7779724" calcext:value-type="float">
            <text:p>42137722.7779724</text:p>
          </table:table-cell>
          <table:table-cell office:value-type="float" office:value="44538187.8709961" calcext:value-type="float">
            <text:p>44538187.8709961</text:p>
          </table:table-cell>
          <table:table-cell office:value-type="float" office:value="46892515.2393903" calcext:value-type="float">
            <text:p>46892515.2393903</text:p>
          </table:table-cell>
          <table:table-cell office:value-type="float" office:value="49194569.5412282" calcext:value-type="float">
            <text:p>49194569.5412282</text:p>
          </table:table-cell>
          <table:table-cell office:value-type="float" office:value="51439341.4002815" calcext:value-type="float">
            <text:p>51439341.4002815</text:p>
          </table:table-cell>
          <table:table-cell office:value-type="float" office:value="53622827.6394946" calcext:value-type="float">
            <text:p>53622827.6394946</text:p>
          </table:table-cell>
          <table:table-cell office:value-type="float" office:value="55741917.5742716" calcext:value-type="float">
            <text:p>55741917.5742716</text:p>
          </table:table-cell>
          <table:table-cell office:value-type="float" office:value="57794287.2856594" calcext:value-type="float">
            <text:p>57794287.2856594</text:p>
          </table:table-cell>
          <table:table-cell office:value-type="float" office:value="59778302.7143316" calcext:value-type="float">
            <text:p>59778302.7143316</text:p>
          </table:table-cell>
          <table:table-cell office:value-type="float" office:value="61692931.6900016" calcext:value-type="float">
            <text:p>61692931.6900016</text:p>
          </table:table-cell>
          <table:table-cell office:value-type="float" office:value="63537664.5965021" calcext:value-type="float">
            <text:p>63537664.5965021</text:p>
          </table:table-cell>
          <table:table-cell office:value-type="float" office:value="65312443.1526975" calcext:value-type="float">
            <text:p>65312443.1526975</text:p>
          </table:table-cell>
          <table:table-cell office:value-type="float" office:value="67017596.6982857" calcext:value-type="float">
            <text:p>67017596.6982857</text:p>
          </table:table-cell>
          <table:table-cell office:value-type="float" office:value="68653785.3458868" calcext:value-type="float">
            <text:p>68653785.3458868</text:p>
          </table:table-cell>
          <table:table-cell office:value-type="float" office:value="70221949.3777923" calcext:value-type="float">
            <text:p>70221949.3777923</text:p>
          </table:table-cell>
          <table:table-cell office:value-type="float" office:value="71723264.297909" calcext:value-type="float">
            <text:p>71723264.297909</text:p>
          </table:table-cell>
          <table:table-cell office:value-type="float" office:value="73159100.9910257" calcext:value-type="float">
            <text:p>73159100.9910257</text:p>
          </table:table-cell>
          <table:table-cell office:value-type="float" office:value="74530990.4852809" calcext:value-type="float">
            <text:p>74530990.4852809</text:p>
          </table:table-cell>
          <table:table-cell office:value-type="float" office:value="75840592.8573823" calcext:value-type="float">
            <text:p>75840592.8573823</text:p>
          </table:table-cell>
          <table:table-cell office:value-type="float" office:value="77089669.8613961" calcext:value-type="float">
            <text:p>77089669.8613961</text:p>
          </table:table-cell>
          <table:table-cell office:value-type="float" office:value="78280060.8994042" calcext:value-type="float">
            <text:p>78280060.8994042</text:p>
          </table:table-cell>
          <table:table-cell office:value-type="float" office:value="79413661.9912881" calcext:value-type="float">
            <text:p>79413661.9912881</text:p>
          </table:table-cell>
          <table:table-cell office:value-type="float" office:value="80492407.4292885" calcext:value-type="float">
            <text:p>80492407.4292885</text:p>
          </table:table-cell>
          <table:table-cell office:value-type="float" office:value="81518253.8353393" calcext:value-type="float">
            <text:p>81518253.8353393</text:p>
          </table:table-cell>
          <table:table-cell office:value-type="float" office:value="82493166.3657437" calcext:value-type="float">
            <text:p>82493166.3657437</text:p>
          </table:table-cell>
          <table:table-cell office:value-type="float" office:value="83419106.8325422" calcext:value-type="float">
            <text:p>83419106.8325422</text:p>
          </table:table-cell>
          <table:table-cell office:value-type="float" office:value="84298023.5332995" calcext:value-type="float">
            <text:p>84298023.5332995</text:p>
          </table:table-cell>
          <table:table-cell office:value-type="float" office:value="85131842.6020082" calcext:value-type="float">
            <text:p>85131842.6020082</text:p>
          </table:table-cell>
          <table:table-cell office:value-type="float" office:value="85922460.7168562" calcext:value-type="float">
            <text:p>85922460.7168562</text:p>
          </table:table-cell>
          <table:table-cell office:value-type="float" office:value="86671738.9714925" calcext:value-type="float">
            <text:p>86671738.9714925</text:p>
          </table:table-cell>
          <table:table-cell office:value-type="float" office:value="87381497.8848675" calcext:value-type="float">
            <text:p>87381497.8848675</text:p>
          </table:table-cell>
          <table:table-cell office:value-type="float" office:value="88053513.2354722" calcext:value-type="float">
            <text:p>88053513.2354722</text:p>
          </table:table-cell>
          <table:table-cell office:value-type="float" office:value="88689512.8643425" calcext:value-type="float">
            <text:p>88689512.8643425</text:p>
          </table:table-cell>
          <table:table-cell office:value-type="float" office:value="89291174.0478604" calcext:value-type="float">
            <text:p>89291174.0478604</text:p>
          </table:table-cell>
          <table:table-cell office:value-type="float" office:value="89860121.652608" calcext:value-type="float">
            <text:p>89860121.652608</text:p>
          </table:table-cell>
          <table:table-cell office:value-type="float" office:value="90397926.7250928" calcext:value-type="float">
            <text:p>90397926.7250928</text:p>
          </table:table-cell>
          <table:table-cell office:value-type="float" office:value="90906105.6624078" calcext:value-type="float">
            <text:p>90906105.6624078</text:p>
          </table:table-cell>
          <table:table-cell office:value-type="float" office:value="91386119.7389819" calcext:value-type="float">
            <text:p>91386119.7389819</text:p>
          </table:table-cell>
          <table:table-cell office:value-type="float" office:value="91839375.0278184" calcext:value-type="float">
            <text:p>91839375.0278184</text:p>
          </table:table-cell>
          <table:table-cell office:value-type="float" office:value="92267222.631266" calcext:value-type="float">
            <text:p>92267222.631266</text:p>
          </table:table-cell>
          <table:table-cell office:value-type="float" office:value="92670959.1580063" calcext:value-type="float">
            <text:p>92670959.1580063</text:p>
          </table:table-cell>
          <table:table-cell office:value-type="float" office:value="93051827.4630917" calcext:value-type="float">
            <text:p>93051827.4630917</text:p>
          </table:table-cell>
          <table:table-cell office:value-type="float" office:value="93411017.5302004" calcext:value-type="float">
            <text:p>93411017.5302004</text:p>
          </table:table-cell>
          <table:table-cell office:value-type="float" office:value="93749667.5631457" calcext:value-type="float">
            <text:p>93749667.5631457</text:p>
          </table:table-cell>
          <table:table-cell office:value-type="float" office:value="94068865.1555053" calcext:value-type="float">
            <text:p>94068865.1555053</text:p>
          </table:table-cell>
          <table:table-cell office:value-type="float" office:value="94369648.6132067" calcext:value-type="float">
            <text:p>94369648.6132067</text:p>
          </table:table-cell>
          <table:table-cell office:value-type="float" office:value="94653008.3188318" calcext:value-type="float">
            <text:p>94653008.3188318</text:p>
          </table:table-cell>
          <table:table-cell office:value-type="float" office:value="94919888.1896865" calcext:value-type="float">
            <text:p>94919888.1896865</text:p>
          </table:table-cell>
          <table:table-cell office:value-type="float" office:value="95171187.1635308" calcext:value-type="float">
            <text:p>95171187.1635308</text:p>
          </table:table-cell>
          <table:table-cell office:value-type="float" office:value="95407760.7244254" calcext:value-type="float">
            <text:p>95407760.7244254</text:p>
          </table:table-cell>
          <table:table-cell office:value-type="float" office:value="95630422.4480907" calcext:value-type="float">
            <text:p>95630422.4480907</text:p>
          </table:table-cell>
          <table:table-cell office:value-type="float" office:value="95839945.5480025" calcext:value-type="float">
            <text:p>95839945.5480025</text:p>
          </table:table-cell>
          <table:table-cell office:value-type="float" office:value="96037064.4316194" calcext:value-type="float">
            <text:p>96037064.4316194</text:p>
          </table:table-cell>
          <table:table-cell office:value-type="float" office:value="96222476.2319677" calcext:value-type="float">
            <text:p>96222476.2319677</text:p>
          </table:table-cell>
          <table:table-cell office:value-type="float" office:value="96396842.3387386" calcext:value-type="float">
            <text:p>96396842.3387386</text:p>
          </table:table-cell>
          <table:table-cell office:value-type="float" office:value="96560789.8905025" calcext:value-type="float">
            <text:p>96560789.8905025</text:p>
          </table:table-cell>
          <table:table-cell office:value-type="float" office:value="96714913.2539907" calcext:value-type="float">
            <text:p>96714913.2539907</text:p>
          </table:table-cell>
          <table:table-cell office:value-type="float" office:value="96859775.4596629" calcext:value-type="float">
            <text:p>96859775.4596629</text:p>
          </table:table-cell>
          <table:table-cell office:value-type="float" office:value="96995909.6109593" calcext:value-type="float">
            <text:p>96995909.6109593</text:p>
          </table:table-cell>
          <table:table-cell office:value-type="float" office:value="97123820.2506995" calcext:value-type="float">
            <text:p>97123820.2506995</text:p>
          </table:table-cell>
          <table:table-cell office:value-type="float" office:value="97243984.689952" calcext:value-type="float">
            <text:p>97243984.689952</text:p>
          </table:table-cell>
          <table:table-cell office:value-type="float" office:value="97356854.2955753" calcext:value-type="float">
            <text:p>97356854.2955753</text:p>
          </table:table-cell>
          <table:table-cell office:value-type="float" office:value="97462855.7379084" calcext:value-type="float">
            <text:p>97462855.7379084</text:p>
          </table:table-cell>
          <table:table-cell office:value-type="float" office:value="97562392.2714371" calcext:value-type="float">
            <text:p>97562392.2714371</text:p>
          </table:table-cell>
          <table:table-cell office:value-type="float" office:value="97655845.4229415" calcext:value-type="float">
            <text:p>97655845.4229415</text:p>
          </table:table-cell>
          <table:table-cell office:value-type="float" office:value="97743576.1981943" calcext:value-type="float">
            <text:p>97743576.1981943</text:p>
          </table:table-cell>
          <table:table-cell office:value-type="float" office:value="97825925.3414759" calcext:value-type="float">
            <text:p>97825925.3414759</text:p>
          </table:table-cell>
          <table:table-cell office:value-type="float" office:value="97903214.1702385" calcext:value-type="float">
            <text:p>97903214.1702385</text:p>
          </table:table-cell>
          <table:table-cell office:value-type="float" office:value="97975745.5927861" calcext:value-type="float">
            <text:p>97975745.5927861</text:p>
          </table:table-cell>
          <table:table-cell office:value-type="float" office:value="98043805.0962166" calcext:value-type="float">
            <text:p>98043805.0962166</text:p>
          </table:table-cell>
          <table:table-cell office:value-type="float" office:value="98107661.673874" calcext:value-type="float">
            <text:p>98107661.673874</text:p>
          </table:table-cell>
          <table:table-cell office:value-type="float" office:value="98167568.7425754" calcext:value-type="float">
            <text:p>98167568.7425754</text:p>
          </table:table-cell>
          <table:table-cell office:value-type="float" office:value="98223764.9684255" calcext:value-type="float">
            <text:p>98223764.9684255</text:p>
          </table:table-cell>
          <table:table-cell office:value-type="float" office:value="98276475.0883974" calcext:value-type="float">
            <text:p>98276475.0883974</text:p>
          </table:table-cell>
          <table:table-cell office:value-type="float" office:value="98325910.6762294" calcext:value-type="float">
            <text:p>98325910.6762294</text:p>
          </table:table-cell>
          <table:table-cell office:value-type="float" office:value="98372270.8792477" calcext:value-type="float">
            <text:p>98372270.8792477</text:p>
          </table:table-cell>
          <table:table-cell office:value-type="float" office:value="98415743.102093" calcext:value-type="float">
            <text:p>98415743.102093</text:p>
          </table:table-cell>
          <table:table-cell office:value-type="float" office:value="98456503.672214" calcext:value-type="float">
            <text:p>98456503.672214</text:p>
          </table:table-cell>
          <table:table-cell office:value-type="float" office:value="98494718.4631971" calcext:value-type="float">
            <text:p>98494718.4631971</text:p>
          </table:table-cell>
          <table:table-cell office:value-type="float" office:value="98530543.4872655" calcext:value-type="float">
            <text:p>98530543.4872655</text:p>
          </table:table-cell>
          <table:table-cell office:value-type="float" office:value="98564125.4555175" calcext:value-type="float">
            <text:p>98564125.4555175</text:p>
          </table:table-cell>
          <table:table-cell office:value-type="float" office:value="98595602.3097099" calcext:value-type="float">
            <text:p>98595602.3097099</text:p>
          </table:table-cell>
          <table:table-cell office:value-type="float" office:value="98625103.7254821" calcext:value-type="float">
            <text:p>98625103.7254821</text:p>
          </table:table-cell>
          <table:table-cell office:value-type="float" office:value="98652751.5887256" calcext:value-type="float">
            <text:p>98652751.5887256</text:p>
          </table:table-cell>
          <table:table-cell office:value-type="float" office:value="98678660.4455675" calcext:value-type="float">
            <text:p>98678660.4455675</text:p>
          </table:table-cell>
          <table:table-cell office:value-type="float" office:value="98702937.9292003" calcext:value-type="float">
            <text:p>98702937.9292003</text:p>
          </table:table-cell>
          <table:table-cell office:value-type="float" office:value="98725685.1620249" calcext:value-type="float">
            <text:p>98725685.1620249</text:p>
          </table:table-cell>
          <table:table-cell office:value-type="float" office:value="98746997.1362918" calcext:value-type="float">
            <text:p>98746997.1362918</text:p>
          </table:table-cell>
          <table:table-cell office:value-type="float" office:value="98766963.0739522" calcext:value-type="float">
            <text:p>98766963.0739522</text:p>
          </table:table-cell>
          <table:table-cell office:value-type="float" office:value="98785666.7657625" calcext:value-type="float">
            <text:p>98785666.7657625</text:p>
          </table:table-cell>
          <table:table-cell office:value-type="float" office:value="98803186.8918512" calcext:value-type="float">
            <text:p>98803186.8918512</text:p>
          </table:table-cell>
          <table:table-cell office:value-type="float" office:value="98819597.3245371" calcext:value-type="float">
            <text:p>98819597.3245371</text:p>
          </table:table-cell>
          <table:table-cell office:value-type="float" office:value="98834967.4134005" calcext:value-type="float">
            <text:p>98834967.4134005</text:p>
          </table:table-cell>
          <table:table-cell office:value-type="float" office:value="98849362.254474" calcext:value-type="float">
            <text:p>98849362.254474</text:p>
          </table:table-cell>
          <table:table-cell office:value-type="float" office:value="98862842.9444842" calcext:value-type="float">
            <text:p>98862842.9444842</text:p>
          </table:table-cell>
          <table:table-cell office:value-type="float" office:value="98875466.8195347" calcext:value-type="float">
            <text:p>98875466.8195347</text:p>
          </table:table-cell>
          <table:table-cell office:value-type="float" office:value="98887287.6817098" calcext:value-type="float">
            <text:p>98887287.6817098</text:p>
          </table:table-cell>
          <table:table-cell office:value-type="float" office:value="98898356.0105824" calcext:value-type="float">
            <text:p>98898356.0105824</text:p>
          </table:table-cell>
          <table:table-cell office:value-type="float" office:value="98908719.1641549" calcext:value-type="float">
            <text:p>98908719.1641549</text:p>
          </table:table-cell>
          <table:table-cell office:value-type="float" office:value="98918421.5669287" calcext:value-type="float">
            <text:p>98918421.5669287</text:p>
          </table:table-cell>
          <table:table-cell office:value-type="float" office:value="98927504.8879481" calcext:value-type="float">
            <text:p>98927504.8879481</text:p>
          </table:table-cell>
          <table:table-cell office:value-type="float" office:value="98936008.2077868" calcext:value-type="float">
            <text:p>98936008.2077868</text:p>
          </table:table-cell>
          <table:table-cell office:value-type="float" office:value="98943968.1760073" calcext:value-type="float">
            <text:p>98943968.1760073</text:p>
          </table:table-cell>
          <table:table-cell office:value-type="float" office:value="98951419.1592922" calcext:value-type="float">
            <text:p>98951419.1592922</text:p>
          </table:table-cell>
          <table:table-cell office:value-type="float" office:value="98958393.3807527" calcext:value-type="float">
            <text:p>98958393.3807527</text:p>
          </table:table-cell>
          <table:table-cell office:value-type="float" office:value="98964921.0510701" calcext:value-type="float">
            <text:p>98964921.0510701</text:p>
          </table:table-cell>
          <table:table-cell office:value-type="float" office:value="98971030.4917961" calcext:value-type="float">
            <text:p>98971030.4917961</text:p>
          </table:table-cell>
          <table:table-cell office:value-type="float" office:value="98976748.2512856" calcext:value-type="float">
            <text:p>98976748.2512856</text:p>
          </table:table-cell>
          <table:table-cell office:value-type="float" office:value="98982099.2138347" calcext:value-type="float">
            <text:p>98982099.2138347</text:p>
          </table:table-cell>
          <table:table-cell office:value-type="float" office:value="98987106.7020139" calcext:value-type="float">
            <text:p>98987106.7020139</text:p>
          </table:table-cell>
          <table:table-cell office:value-type="float" office:value="98991792.5731628" calcext:value-type="float">
            <text:p>98991792.5731628</text:p>
          </table:table-cell>
          <table:table-cell office:value-type="float" office:value="98996177.3098323" calcext:value-type="float">
            <text:p>98996177.3098323</text:p>
          </table:table-cell>
          <table:table-cell office:value-type="float" office:value="99000280.1049491" calcext:value-type="float">
            <text:p>99000280.1049491</text:p>
          </table:table-cell>
          <table:table-cell office:value-type="float" office:value="99004118.9416773" calcext:value-type="float">
            <text:p>99004118.9416773</text:p>
          </table:table-cell>
          <table:table-cell office:value-type="float" office:value="99007710.668555" calcext:value-type="float">
            <text:p>99007710.668555</text:p>
          </table:table-cell>
          <table:table-cell office:value-type="float" office:value="99011071.0700135" calcext:value-type="float">
            <text:p>99011071.0700135</text:p>
          </table:table-cell>
          <table:table-cell office:value-type="float" office:value="99014214.9325975" calcext:value-type="float">
            <text:p>99014214.9325975</text:p>
          </table:table-cell>
          <table:table-cell office:value-type="float" office:value="99017156.1072003" calcext:value-type="float">
            <text:p>99017156.1072003</text:p>
          </table:table-cell>
          <table:table-cell office:value-type="float" office:value="99019907.5674067" calcext:value-type="float">
            <text:p>99019907.5674067</text:p>
          </table:table-cell>
          <table:table-cell office:value-type="float" office:value="99022481.4643818" calcext:value-type="float">
            <text:p>99022481.4643818</text:p>
          </table:table-cell>
          <table:table-cell office:value-type="float" office:value="99024889.178259" calcext:value-type="float">
            <text:p>99024889.178259</text:p>
          </table:table-cell>
          <table:table-cell office:value-type="float" office:value="99027141.3665145" calcext:value-type="float">
            <text:p>99027141.3665145</text:p>
          </table:table-cell>
          <table:table-cell office:value-type="float" office:value="99029248.0092202" calcext:value-type="float">
            <text:p>99029248.0092202</text:p>
          </table:table-cell>
          <table:table-cell office:value-type="float" office:value="99031218.451641" calcext:value-type="float">
            <text:p>99031218.451641</text:p>
          </table:table-cell>
          <table:table-cell office:value-type="float" office:value="99033061.4440919" calcext:value-type="float">
            <text:p>99033061.4440919</text:p>
          </table:table-cell>
          <table:table-cell office:value-type="float" office:value="99034785.1794099" calcext:value-type="float">
            <text:p>99034785.1794099</text:p>
          </table:table-cell>
          <table:table-cell office:value-type="float" office:value="99036397.3280569" calcext:value-type="float">
            <text:p>99036397.3280569</text:p>
          </table:table-cell>
          <table:table-cell office:value-type="float" office:value="99037905.0710635" calcext:value-type="float">
            <text:p>99037905.0710635</text:p>
          </table:table-cell>
          <table:table-cell office:value-type="float" office:value="99039315.1309359" calcext:value-type="float">
            <text:p>99039315.1309359</text:p>
          </table:table-cell>
          <table:table-cell office:value-type="float" office:value="99040633.8006075" calcext:value-type="float">
            <text:p>99040633.8006075</text:p>
          </table:table-cell>
          <table:table-cell office:value-type="float" office:value="99041866.9706384" calcext:value-type="float">
            <text:p>99041866.9706384</text:p>
          </table:table-cell>
          <table:table-cell office:value-type="float" office:value="99043020.1546539" calcext:value-type="float">
            <text:p>99043020.1546539</text:p>
          </table:table-cell>
          <table:table-cell office:value-type="float" office:value="99044098.5132669" calcext:value-type="float">
            <text:p>99044098.5132669</text:p>
          </table:table-cell>
          <table:table-cell office:value-type="float" office:value="99045106.876429" calcext:value-type="float">
            <text:p>99045106.876429</text:p>
          </table:table-cell>
          <table:table-cell office:value-type="float" office:value="99046049.7644557" calcext:value-type="float">
            <text:p>99046049.7644557</text:p>
          </table:table-cell>
          <table:table-cell office:value-type="float" office:value="99046931.4076675" calcext:value-type="float">
            <text:p>99046931.4076675</text:p>
          </table:table-cell>
          <table:table-cell office:value-type="float" office:value="99047755.7648522" calcext:value-type="float">
            <text:p>99047755.7648522</text:p>
          </table:table-cell>
          <table:table-cell office:value-type="float" office:value="99048526.5405296" calcext:value-type="float">
            <text:p>99048526.5405296</text:p>
          </table:table-cell>
          <table:table-cell office:value-type="float" office:value="99049247.2011509" calcext:value-type="float">
            <text:p>99049247.2011509</text:p>
          </table:table-cell>
          <table:table-cell office:value-type="float" office:value="99049920.9902734" calcext:value-type="float">
            <text:p>99049920.9902734</text:p>
          </table:table-cell>
          <table:table-cell office:value-type="float" office:value="99050550.9427703" calcext:value-type="float">
            <text:p>99050550.9427703</text:p>
          </table:table-cell>
          <table:table-cell office:value-type="float" office:value="99051139.8981627" calcext:value-type="float">
            <text:p>99051139.8981627</text:p>
          </table:table-cell>
          <table:table-cell office:value-type="float" office:value="99051690.5130826" calcext:value-type="float">
            <text:p>99051690.5130826</text:p>
          </table:table-cell>
          <table:table-cell office:value-type="float" office:value="99052205.2729816" calcext:value-type="float">
            <text:p>99052205.2729816</text:p>
          </table:table-cell>
          <table:table-cell office:value-type="float" office:value="99052686.5030608" calcext:value-type="float">
            <text:p>99052686.5030608</text:p>
          </table:table-cell>
          <table:table-cell office:value-type="float" office:value="99053136.3785478" calcext:value-type="float">
            <text:p>99053136.3785478</text:p>
          </table:table-cell>
          <table:table-cell office:value-type="float" office:value="99053556.9342842" calcext:value-type="float">
            <text:p>99053556.9342842</text:p>
          </table:table-cell>
          <table:table-cell office:value-type="float" office:value="99053950.0737383" calcext:value-type="float">
            <text:p>99053950.0737383</text:p>
          </table:table-cell>
          <table:table-cell office:value-type="float" office:value="99054317.5774194" calcext:value-type="float">
            <text:p>99054317.5774194</text:p>
          </table:table-cell>
          <table:table-cell office:value-type="float" office:value="99054661.1107744" calcext:value-type="float">
            <text:p>99054661.1107744</text:p>
          </table:table-cell>
          <table:table-cell office:value-type="float" office:value="99054982.2315736" calcext:value-type="float">
            <text:p>99054982.2315736</text:p>
          </table:table-cell>
          <table:table-cell office:value-type="float" office:value="99055282.396827" calcext:value-type="float">
            <text:p>99055282.396827</text:p>
          </table:table-cell>
          <table:table-cell office:value-type="float" office:value="99055562.9692664" calcext:value-type="float">
            <text:p>99055562.9692664</text:p>
          </table:table-cell>
          <table:table-cell office:value-type="float" office:value="99055825.2234019" calcext:value-type="float">
            <text:p>99055825.2234019</text:p>
          </table:table-cell>
          <table:table-cell office:value-type="float" office:value="99056070.3512081" calcext:value-type="float">
            <text:p>99056070.3512081</text:p>
          </table:table-cell>
          <table:table-cell office:value-type="float" office:value="99056299.467429" calcext:value-type="float">
            <text:p>99056299.467429</text:p>
          </table:table-cell>
          <table:table-cell office:value-type="float" office:value="99056513.6145632" calcext:value-type="float">
            <text:p>99056513.6145632</text:p>
          </table:table-cell>
          <table:table-cell office:value-type="float" office:value="99056713.7675108" calcext:value-type="float">
            <text:p>99056713.7675108</text:p>
          </table:table-cell>
          <table:table-cell office:value-type="float" office:value="99056900.8379415" calcext:value-type="float">
            <text:p>99056900.8379415</text:p>
          </table:table-cell>
          <table:table-cell office:value-type="float" office:value="99057075.678367" calcext:value-type="float">
            <text:p>99057075.678367</text:p>
          </table:table-cell>
          <table:table-cell office:value-type="float" office:value="99057239.0859646" calcext:value-type="float">
            <text:p>99057239.0859646</text:p>
          </table:table-cell>
          <table:table-cell office:value-type="float" office:value="99057391.8061483" calcext:value-type="float">
            <text:p>99057391.8061483</text:p>
          </table:table-cell>
          <table:table-cell office:value-type="float" office:value="99057534.5359134" calcext:value-type="float">
            <text:p>99057534.5359134</text:p>
          </table:table-cell>
          <table:table-cell office:value-type="float" office:value="99057667.9269676" calcext:value-type="float">
            <text:p>99057667.9269676</text:p>
          </table:table-cell>
          <table:table-cell office:value-type="float" office:value="99057792.5886574" calcext:value-type="float">
            <text:p>99057792.5886574</text:p>
          </table:table-cell>
          <table:table-cell office:value-type="float" office:value="99057909.0907117" calcext:value-type="float">
            <text:p>99057909.0907117</text:p>
          </table:table-cell>
          <table:table-cell office:value-type="float" office:value="99058017.9658021" calcext:value-type="float">
            <text:p>99058017.9658021</text:p>
          </table:table-cell>
          <table:table-cell office:value-type="float" office:value="99058119.7119467" calcext:value-type="float">
            <text:p>99058119.7119467</text:p>
          </table:table-cell>
          <table:table-cell office:value-type="float" office:value="99058214.7947502" calcext:value-type="float">
            <text:p>99058214.7947502</text:p>
          </table:table-cell>
          <table:table-cell office:value-type="float" office:value="99058303.649509" calcext:value-type="float">
            <text:p>99058303.649509</text:p>
          </table:table-cell>
          <table:table-cell office:value-type="float" office:value="99058386.6831717" calcext:value-type="float">
            <text:p>99058386.6831717</text:p>
          </table:table-cell>
          <table:table-cell office:value-type="float" office:value="99058464.2761807" calcext:value-type="float">
            <text:p>99058464.2761807</text:p>
          </table:table-cell>
          <table:table-cell office:value-type="float" office:value="99058536.7841899" calcext:value-type="float">
            <text:p>99058536.7841899</text:p>
          </table:table-cell>
          <table:table-cell office:value-type="float" office:value="99058604.539674" calcext:value-type="float">
            <text:p>99058604.539674</text:p>
          </table:table-cell>
          <table:table-cell office:value-type="float" office:value="99058667.8534337" calcext:value-type="float">
            <text:p>99058667.8534337</text:p>
          </table:table-cell>
          <table:table-cell office:value-type="float" office:value="99058727.0160026" calcext:value-type="float">
            <text:p>99058727.0160026</text:p>
          </table:table-cell>
          <table:table-cell office:value-type="float" office:value="99058782.2989647" calcext:value-type="float">
            <text:p>99058782.2989647</text:p>
          </table:table-cell>
          <table:table-cell office:value-type="float" office:value="99058833.9561846" calcext:value-type="float">
            <text:p>99058833.9561846</text:p>
          </table:table-cell>
          <table:table-cell office:value-type="float" office:value="99058882.2249613" calcext:value-type="float">
            <text:p>99058882.2249613</text:p>
          </table:table-cell>
          <table:table-cell office:value-type="float" office:value="99058927.3271033" calcext:value-type="float">
            <text:p>99058927.3271033</text:p>
          </table:table-cell>
          <table:table-cell office:value-type="float" office:value="99058969.4699384" calcext:value-type="float">
            <text:p>99058969.4699384</text:p>
          </table:table-cell>
          <table:table-cell office:value-type="float" office:value="99059008.8472539" calcext:value-type="float">
            <text:p>99059008.8472539</text:p>
          </table:table-cell>
          <table:table-cell office:value-type="float" office:value="99059045.64018" calcext:value-type="float">
            <text:p>99059045.64018</text:p>
          </table:table-cell>
          <table:table-cell office:value-type="float" office:value="99059080.018012" calcext:value-type="float">
            <text:p>99059080.018012</text:p>
          </table:table-cell>
          <table:table-cell office:value-type="float" office:value="99059112.1389826" calcext:value-type="float">
            <text:p>99059112.1389826</text:p>
          </table:table-cell>
          <table:table-cell office:value-type="float" office:value="99059142.1509817" calcext:value-type="float">
            <text:p>99059142.1509817</text:p>
          </table:table-cell>
          <table:table-cell office:value-type="float" office:value="99059170.1922304" calcext:value-type="float">
            <text:p>99059170.1922304</text:p>
          </table:table-cell>
          <table:table-cell office:value-type="float" office:value="99059196.391912" calcext:value-type="float">
            <text:p>99059196.391912</text:p>
          </table:table-cell>
          <table:table-cell office:value-type="float" office:value="99059220.8707601" calcext:value-type="float">
            <text:p>99059220.8707601</text:p>
          </table:table-cell>
          <table:table-cell office:value-type="float" office:value="99059243.741611" calcext:value-type="float">
            <text:p>99059243.741611</text:p>
          </table:table-cell>
          <table:table-cell office:value-type="float" office:value="99059265.1099174" calcext:value-type="float">
            <text:p>99059265.1099174</text:p>
          </table:table-cell>
          <table:table-cell office:value-type="float" office:value="99059285.0742318" calcext:value-type="float">
            <text:p>99059285.0742318</text:p>
          </table:table-cell>
          <table:table-cell office:value-type="float" office:value="99059303.7266551" calcext:value-type="float">
            <text:p>99059303.7266551</text:p>
          </table:table-cell>
          <table:table-cell office:value-type="float" office:value="99059321.1532593" calcext:value-type="float">
            <text:p>99059321.1532593</text:p>
          </table:table-cell>
          <table:table-cell office:value-type="float" office:value="99059337.4344801" calcext:value-type="float">
            <text:p>99059337.4344801</text:p>
          </table:table-cell>
          <table:table-cell office:value-type="float" office:value="99059352.6454862" calcext:value-type="float">
            <text:p>99059352.6454862</text:p>
          </table:table-cell>
          <table:table-cell office:value-type="float" office:value="99059366.8565218" calcext:value-type="float">
            <text:p>99059366.8565218</text:p>
          </table:table-cell>
          <table:table-cell office:value-type="float" office:value="99059380.1332297" calcext:value-type="float">
            <text:p>99059380.1332297</text:p>
          </table:table-cell>
          <table:table-cell office:value-type="float" office:value="99059392.5369511" calcext:value-type="float">
            <text:p>99059392.5369511</text:p>
          </table:table-cell>
          <table:table-cell office:value-type="float" office:value="99059404.1250078" calcext:value-type="float">
            <text:p>99059404.1250078</text:p>
          </table:table-cell>
          <table:table-cell office:value-type="float" office:value="99059414.950964" calcext:value-type="float">
            <text:p>99059414.950964</text:p>
          </table:table-cell>
          <table:table-cell office:value-type="float" office:value="99059425.0648728" calcext:value-type="float">
            <text:p>99059425.0648728</text:p>
          </table:table-cell>
          <table:table-cell office:value-type="float" office:value="99059434.5135051" calcext:value-type="float">
            <text:p>99059434.5135051</text:p>
          </table:table-cell>
          <table:table-cell office:value-type="float" office:value="99059443.3405653" calcext:value-type="float">
            <text:p>99059443.3405653</text:p>
          </table:table-cell>
          <table:table-cell office:value-type="float" office:value="99059451.5868909" calcext:value-type="float">
            <text:p>99059451.5868909</text:p>
          </table:table-cell>
          <table:table-cell office:value-type="float" office:value="99059459.2906413" calcext:value-type="float">
            <text:p>99059459.2906413</text:p>
          </table:table-cell>
          <table:table-cell office:value-type="float" office:value="99059466.4874717" calcext:value-type="float">
            <text:p>99059466.4874717</text:p>
          </table:table-cell>
          <table:table-cell office:value-type="float" office:value="99059473.2106985" calcext:value-type="float">
            <text:p>99059473.2106985</text:p>
          </table:table-cell>
          <table:table-cell office:value-type="float" office:value="99059479.4914515" calcext:value-type="float">
            <text:p>99059479.4914515</text:p>
          </table:table-cell>
          <table:table-cell office:value-type="float" office:value="99059485.3588174" calcext:value-type="float">
            <text:p>99059485.3588174</text:p>
          </table:table-cell>
          <table:table-cell office:value-type="float" office:value="99059490.8399735" calcext:value-type="float">
            <text:p>99059490.8399735</text:p>
          </table:table-cell>
          <table:table-cell office:value-type="float" office:value="99059495.9603134" calcext:value-type="float">
            <text:p>99059495.9603134</text:p>
          </table:table-cell>
          <table:table-cell office:value-type="float" office:value="99059500.7435629" calcext:value-type="float">
            <text:p>99059500.7435629</text:p>
          </table:table-cell>
          <table:table-cell office:value-type="float" office:value="99059505.2118901" calcext:value-type="float">
            <text:p>99059505.2118901</text:p>
          </table:table-cell>
          <table:table-cell office:value-type="float" office:value="99059509.3860073" calcext:value-type="float">
            <text:p>99059509.3860073</text:p>
          </table:table-cell>
          <table:table-cell office:value-type="float" office:value="99059513.2852662" calcext:value-type="float">
            <text:p>99059513.2852662</text:p>
          </table:table-cell>
          <table:table-cell office:value-type="float" office:value="99059516.9277473" calcext:value-type="float">
            <text:p>99059516.9277473</text:p>
          </table:table-cell>
          <table:table-cell office:value-type="float" office:value="99059520.3303435" calcext:value-type="float">
            <text:p>99059520.3303435</text:p>
          </table:table-cell>
          <table:table-cell office:value-type="float" office:value="99059523.5088375" calcext:value-type="float">
            <text:p>99059523.5088375</text:p>
          </table:table-cell>
          <table:table-cell office:value-type="float" office:value="99059526.477975" calcext:value-type="float">
            <text:p>99059526.477975</text:p>
          </table:table-cell>
          <table:table-cell office:value-type="float" office:value="99059529.2515326" calcext:value-type="float">
            <text:p>99059529.2515326</text:p>
          </table:table-cell>
          <table:table-cell office:value-type="float" office:value="99059531.8423815" calcext:value-type="float">
            <text:p>99059531.8423815</text:p>
          </table:table-cell>
          <table:table-cell office:value-type="float" office:value="99059534.2625467" calcext:value-type="float">
            <text:p>99059534.2625467</text:p>
          </table:table-cell>
          <table:table-cell office:value-type="float" office:value="99059536.5232627" calcext:value-type="float">
            <text:p>99059536.5232627</text:p>
          </table:table-cell>
          <table:table-cell office:value-type="float" office:value="99059538.6350254" calcext:value-type="float">
            <text:p>99059538.6350254</text:p>
          </table:table-cell>
          <table:table-cell office:value-type="float" office:value="99059540.6076407" calcext:value-type="float">
            <text:p>99059540.6076407</text:p>
          </table:table-cell>
          <table:table-cell office:value-type="float" office:value="99059542.4502694" calcext:value-type="float">
            <text:p>99059542.4502694</text:p>
          </table:table-cell>
          <table:table-cell office:value-type="float" office:value="99059544.17147" calcext:value-type="float">
            <text:p>99059544.17147</text:p>
          </table:table-cell>
          <table:table-cell office:value-type="float" office:value="99059545.7792381" calcext:value-type="float">
            <text:p>99059545.7792381</text:p>
          </table:table-cell>
          <table:table-cell office:value-type="float" office:value="99059547.2810431" calcext:value-type="float">
            <text:p>99059547.2810431</text:p>
          </table:table-cell>
          <table:table-cell office:value-type="float" office:value="99059548.6838635" calcext:value-type="float">
            <text:p>99059548.6838635</text:p>
          </table:table-cell>
          <table:table-cell office:value-type="float" office:value="99059549.9942183" calcext:value-type="float">
            <text:p>99059549.9942183</text:p>
          </table:table-cell>
          <table:table-cell office:value-type="float" office:value="99059551.2181976" calcext:value-type="float">
            <text:p>99059551.2181976</text:p>
          </table:table-cell>
          <table:table-cell office:value-type="float" office:value="99059552.361491" calcext:value-type="float">
            <text:p>99059552.361491</text:p>
          </table:table-cell>
          <table:table-cell office:value-type="float" office:value="99059553.4294134" calcext:value-type="float">
            <text:p>99059553.4294134</text:p>
          </table:table-cell>
          <table:table-cell office:value-type="float" office:value="99059554.4269302" calcext:value-type="float">
            <text:p>99059554.4269302</text:p>
          </table:table-cell>
          <table:table-cell office:value-type="float" office:value="99059555.3586797" calcext:value-type="float">
            <text:p>99059555.3586797</text:p>
          </table:table-cell>
          <table:table-cell office:value-type="float" office:value="99059556.2289951" calcext:value-type="float">
            <text:p>99059556.2289951</text:p>
          </table:table-cell>
          <table:table-cell office:value-type="float" office:value="99059557.0419242" calcext:value-type="float">
            <text:p>99059557.0419242</text:p>
          </table:table-cell>
          <table:table-cell office:value-type="float" office:value="99059557.8012485" calcext:value-type="float">
            <text:p>99059557.8012485</text:p>
          </table:table-cell>
          <table:table-cell office:value-type="float" office:value="99059558.5105003" calcext:value-type="float">
            <text:p>99059558.5105003</text:p>
          </table:table-cell>
          <table:table-cell office:value-type="float" office:value="99059559.1729796" calcext:value-type="float">
            <text:p>99059559.1729796</text:p>
          </table:table-cell>
          <table:table-cell office:value-type="float" office:value="99059559.7917688" calcext:value-type="float">
            <text:p>99059559.7917688</text:p>
          </table:table-cell>
          <table:table-cell office:value-type="float" office:value="99059560.3697475" calcext:value-type="float">
            <text:p>99059560.3697475</text:p>
          </table:table-cell>
          <table:table-cell office:value-type="float" office:value="99059560.9096056" calcext:value-type="float">
            <text:p>99059560.9096056</text:p>
          </table:table-cell>
          <table:table-cell office:value-type="float" office:value="99059561.4138559" calcext:value-type="float">
            <text:p>99059561.4138559</text:p>
          </table:table-cell>
          <table:table-cell office:value-type="float" office:value="99059561.8848456" calcext:value-type="float">
            <text:p>99059561.8848456</text:p>
          </table:table-cell>
          <table:table-cell office:value-type="float" office:value="99059562.3247674" calcext:value-type="float">
            <text:p>99059562.3247674</text:p>
          </table:table-cell>
          <table:table-cell office:value-type="float" office:value="99059562.7356695" calcext:value-type="float">
            <text:p>99059562.7356695</text:p>
          </table:table-cell>
          <table:table-cell office:value-type="float" office:value="99059563.119465" calcext:value-type="float">
            <text:p>99059563.119465</text:p>
          </table:table-cell>
          <table:table-cell office:value-type="float" office:value="99059563.4779412" calcext:value-type="float">
            <text:p>99059563.4779412</text:p>
          </table:table-cell>
          <table:table-cell office:value-type="float" office:value="99059563.8127676" calcext:value-type="float">
            <text:p>99059563.8127676</text:p>
          </table:table-cell>
          <table:table-cell office:value-type="float" office:value="99059564.1255035" calcext:value-type="float">
            <text:p>99059564.1255035</text:p>
          </table:table-cell>
          <table:table-cell office:value-type="float" office:value="99059564.4176057" calcext:value-type="float">
            <text:p>99059564.4176057</text:p>
          </table:table-cell>
          <table:table-cell office:value-type="float" office:value="99059564.6904349" calcext:value-type="float">
            <text:p>99059564.6904349</text:p>
          </table:table-cell>
          <table:table-cell office:value-type="float" office:value="99059564.9452621" calcext:value-type="float">
            <text:p>99059564.9452621</text:p>
          </table:table-cell>
          <table:table-cell office:value-type="float" office:value="99059565.1832745" calcext:value-type="float">
            <text:p>99059565.1832745</text:p>
          </table:table-cell>
          <table:table-cell office:value-type="float" office:value="99059565.4055811" calcext:value-type="float">
            <text:p>99059565.4055811</text:p>
          </table:table-cell>
          <table:table-cell office:value-type="float" office:value="99059565.6132178" calcext:value-type="float">
            <text:p>99059565.6132178</text:p>
          </table:table-cell>
          <table:table-cell office:value-type="float" office:value="99059565.8071523" calcext:value-type="float">
            <text:p>99059565.8071523</text:p>
          </table:table-cell>
          <table:table-cell office:value-type="float" office:value="99059565.9882883" calcext:value-type="float">
            <text:p>99059565.9882883</text:p>
          </table:table-cell>
          <table:table-cell office:value-type="float" office:value="99059566.1574702" calcext:value-type="float">
            <text:p>99059566.1574702</text:p>
          </table:table-cell>
          <table:table-cell office:value-type="float" office:value="99059566.3154864" calcext:value-type="float">
            <text:p>99059566.3154864</text:p>
          </table:table-cell>
          <table:table-cell office:value-type="float" office:value="99059566.4630736" calcext:value-type="float">
            <text:p>99059566.4630736</text:p>
          </table:table-cell>
          <table:table-cell office:value-type="float" office:value="99059566.6009198" calcext:value-type="float">
            <text:p>99059566.6009198</text:p>
          </table:table-cell>
          <table:table-cell office:value-type="float" office:value="99059566.7296676" calcext:value-type="float">
            <text:p>99059566.7296676</text:p>
          </table:table-cell>
          <table:table-cell office:value-type="float" office:value="99059566.8499174" calcext:value-type="float">
            <text:p>99059566.8499174</text:p>
          </table:table-cell>
          <table:table-cell office:value-type="float" office:value="99059566.9622298" calcext:value-type="float">
            <text:p>99059566.9622298</text:p>
          </table:table-cell>
          <table:table-cell office:value-type="float" office:value="99059567.0671286" calcext:value-type="float">
            <text:p>99059567.0671286</text:p>
          </table:table-cell>
          <table:table-cell office:value-type="float" office:value="99059567.1651029" calcext:value-type="float">
            <text:p>99059567.1651029</text:p>
          </table:table-cell>
          <table:table-cell office:value-type="float" office:value="99059567.2566096" calcext:value-type="float">
            <text:p>99059567.2566096</text:p>
          </table:table-cell>
          <table:table-cell office:value-type="float" office:value="99059567.3420757" calcext:value-type="float">
            <text:p>99059567.3420757</text:p>
          </table:table-cell>
          <table:table-cell office:value-type="float" office:value="99059567.4218995" calcext:value-type="float">
            <text:p>99059567.4218995</text:p>
          </table:table-cell>
          <table:table-cell office:value-type="float" office:value="99059567.4964536" calcext:value-type="float">
            <text:p>99059567.4964536</text:p>
          </table:table-cell>
          <table:table-cell office:value-type="float" office:value="99059567.5660857" calcext:value-type="float">
            <text:p>99059567.5660857</text:p>
          </table:table-cell>
          <table:table-cell office:value-type="float" office:value="99059567.6311206" calcext:value-type="float">
            <text:p>99059567.6311206</text:p>
          </table:table-cell>
          <table:table-cell office:value-type="float" office:value="99059567.6918617" calcext:value-type="float">
            <text:p>99059567.6918617</text:p>
          </table:table-cell>
          <table:table-cell office:value-type="float" office:value="99059567.7485925" calcext:value-type="float">
            <text:p>99059567.7485925</text:p>
          </table:table-cell>
          <table:table-cell office:value-type="float" office:value="99059567.8015775" calcext:value-type="float">
            <text:p>99059567.8015775</text:p>
          </table:table-cell>
          <table:table-cell office:value-type="float" office:value="99059567.8510642" calcext:value-type="float">
            <text:p>99059567.8510642</text:p>
          </table:table-cell>
          <table:table-cell office:value-type="float" office:value="99059567.8972833" calcext:value-type="float">
            <text:p>99059567.8972833</text:p>
          </table:table-cell>
          <table:table-cell office:value-type="float" office:value="99059567.9404505" calcext:value-type="float">
            <text:p>99059567.9404505</text:p>
          </table:table-cell>
          <table:table-cell office:value-type="float" office:value="99059567.9807673" calcext:value-type="float">
            <text:p>99059567.9807673</text:p>
          </table:table-cell>
          <table:table-cell office:value-type="float" office:value="99059568.018422" calcext:value-type="float">
            <text:p>99059568.018422</text:p>
          </table:table-cell>
          <table:table-cell office:value-type="float" office:value="99059568.0535901" calcext:value-type="float">
            <text:p>99059568.0535901</text:p>
          </table:table-cell>
          <table:table-cell office:value-type="float" office:value="99059568.0864359" calcext:value-type="float">
            <text:p>99059568.0864359</text:p>
          </table:table-cell>
          <table:table-cell office:value-type="float" office:value="99059568.1171127" calcext:value-type="float">
            <text:p>99059568.1171127</text:p>
          </table:table-cell>
          <table:table-cell office:value-type="float" office:value="99059568.1457636" calcext:value-type="float">
            <text:p>99059568.1457636</text:p>
          </table:table-cell>
          <table:table-cell office:value-type="float" office:value="99059568.1725224" calcext:value-type="float">
            <text:p>99059568.1725224</text:p>
          </table:table-cell>
          <table:table-cell office:value-type="float" office:value="99059568.1975141" calcext:value-type="float">
            <text:p>99059568.1975141</text:p>
          </table:table-cell>
          <table:table-cell office:value-type="float" office:value="99059568.2208553" calcext:value-type="float">
            <text:p>99059568.2208553</text:p>
          </table:table-cell>
          <table:table-cell office:value-type="float" office:value="99059568.2426549" calcext:value-type="float">
            <text:p>99059568.2426549</text:p>
          </table:table-cell>
          <table:table-cell office:value-type="float" office:value="99059568.2630149" calcext:value-type="float">
            <text:p>99059568.2630149</text:p>
          </table:table-cell>
          <table:table-cell office:value-type="float" office:value="99059568.2820301" calcext:value-type="float">
            <text:p>99059568.2820301</text:p>
          </table:table-cell>
          <table:table-cell office:value-type="float" office:value="99059568.2997895" calcext:value-type="float">
            <text:p>99059568.2997895</text:p>
          </table:table-cell>
          <table:table-cell office:value-type="float" office:value="99059568.3163759" calcext:value-type="float">
            <text:p>99059568.3163759</text:p>
          </table:table-cell>
          <table:table-cell office:value-type="float" office:value="99059568.3318668" calcext:value-type="float">
            <text:p>99059568.3318668</text:p>
          </table:table-cell>
          <table:table-cell office:value-type="float" office:value="99059568.3463345" calcext:value-type="float">
            <text:p>99059568.3463345</text:p>
          </table:table-cell>
          <table:table-cell office:value-type="float" office:value="99059568.3598466" calcext:value-type="float">
            <text:p>99059568.3598466</text:p>
          </table:table-cell>
          <table:table-cell office:value-type="float" office:value="99059568.3724662" calcext:value-type="float">
            <text:p>99059568.3724662</text:p>
          </table:table-cell>
          <table:table-cell office:value-type="float" office:value="99059568.3842522" calcext:value-type="float">
            <text:p>99059568.3842522</text:p>
          </table:table-cell>
          <table:table-cell office:value-type="float" office:value="99059568.3952598" calcext:value-type="float">
            <text:p>99059568.3952598</text:p>
          </table:table-cell>
          <table:table-cell office:value-type="float" office:value="99059568.4055402" calcext:value-type="float">
            <text:p>99059568.4055402</text:p>
          </table:table-cell>
          <table:table-cell office:value-type="float" office:value="99059568.4151416" calcext:value-type="float">
            <text:p>99059568.4151416</text:p>
          </table:table-cell>
          <table:table-cell office:value-type="float" office:value="99059568.4241087" calcext:value-type="float">
            <text:p>99059568.4241087</text:p>
          </table:table-cell>
          <table:table-cell office:value-type="float" office:value="99059568.4324835" calcext:value-type="float">
            <text:p>99059568.4324835</text:p>
          </table:table-cell>
          <table:table-cell office:value-type="float" office:value="99059568.440305" calcext:value-type="float">
            <text:p>99059568.440305</text:p>
          </table:table-cell>
          <table:table-cell office:value-type="float" office:value="99059568.4476099" calcext:value-type="float">
            <text:p>99059568.4476099</text:p>
          </table:table-cell>
          <table:table-cell office:value-type="float" office:value="99059568.4544322" calcext:value-type="float">
            <text:p>99059568.4544322</text:p>
          </table:table-cell>
          <table:table-cell office:value-type="float" office:value="99059568.4608038" calcext:value-type="float">
            <text:p>99059568.4608038</text:p>
          </table:table-cell>
          <table:table-cell office:value-type="float" office:value="99059568.4667545" calcext:value-type="float">
            <text:p>99059568.4667545</text:p>
          </table:table-cell>
          <table:table-cell office:value-type="float" office:value="99059568.4723121" calcext:value-type="float">
            <text:p>99059568.4723121</text:p>
          </table:table-cell>
          <table:table-cell office:value-type="float" office:value="99059568.4775025" calcext:value-type="float">
            <text:p>99059568.4775025</text:p>
          </table:table-cell>
          <table:table-cell office:value-type="float" office:value="99059568.48235" calcext:value-type="float">
            <text:p>99059568.48235</text:p>
          </table:table-cell>
          <table:table-cell office:value-type="float" office:value="99059568.4868773" calcext:value-type="float">
            <text:p>99059568.4868773</text:p>
          </table:table-cell>
          <table:table-cell office:value-type="float" office:value="99059568.4911055" calcext:value-type="float">
            <text:p>99059568.4911055</text:p>
          </table:table-cell>
          <table:table-cell office:value-type="float" office:value="99059568.4950543" calcext:value-type="float">
            <text:p>99059568.4950543</text:p>
          </table:table-cell>
          <table:table-cell office:value-type="float" office:value="99059568.4987422" calcext:value-type="float">
            <text:p>99059568.4987422</text:p>
          </table:table-cell>
          <table:table-cell office:value-type="float" office:value="99059568.5021865" calcext:value-type="float">
            <text:p>99059568.5021865</text:p>
          </table:table-cell>
          <table:table-cell office:value-type="float" office:value="99059568.5054032" calcext:value-type="float">
            <text:p>99059568.5054032</text:p>
          </table:table-cell>
          <table:table-cell office:value-type="float" office:value="99059568.5084074" calcext:value-type="float">
            <text:p>99059568.5084074</text:p>
          </table:table-cell>
          <table:table-cell office:value-type="float" office:value="99059568.5112131" calcext:value-type="float">
            <text:p>99059568.5112131</text:p>
          </table:table-cell>
          <table:table-cell office:value-type="float" office:value="99059568.5138335" calcext:value-type="float">
            <text:p>99059568.5138335</text:p>
          </table:table-cell>
          <table:table-cell office:value-type="float" office:value="99059568.5162807" calcext:value-type="float">
            <text:p>99059568.5162807</text:p>
          </table:table-cell>
          <table:table-cell office:value-type="float" office:value="99059568.5185662" calcext:value-type="float">
            <text:p>99059568.5185662</text:p>
          </table:table-cell>
          <table:table-cell office:value-type="float" office:value="99059568.5207007" calcext:value-type="float">
            <text:p>99059568.5207007</text:p>
          </table:table-cell>
          <table:table-cell office:value-type="float" office:value="99059568.5226941" calcext:value-type="float">
            <text:p>99059568.5226941</text:p>
          </table:table-cell>
          <table:table-cell office:value-type="float" office:value="99059568.5245559" calcext:value-type="float">
            <text:p>99059568.5245559</text:p>
          </table:table-cell>
          <table:table-cell office:value-type="float" office:value="99059568.5262946" calcext:value-type="float">
            <text:p>99059568.5262946</text:p>
          </table:table-cell>
          <table:table-cell office:value-type="float" office:value="99059568.5279185" calcext:value-type="float">
            <text:p>99059568.5279185</text:p>
          </table:table-cell>
          <table:table-cell office:value-type="float" office:value="99059568.529435" calcext:value-type="float">
            <text:p>99059568.529435</text:p>
          </table:table-cell>
          <table:table-cell office:value-type="float" office:value="99059568.5308514" calcext:value-type="float">
            <text:p>99059568.5308514</text:p>
          </table:table-cell>
          <table:table-cell office:value-type="float" office:value="99059568.5321741" calcext:value-type="float">
            <text:p>99059568.5321741</text:p>
          </table:table-cell>
          <table:table-cell office:value-type="float" office:value="99059568.5334094" calcext:value-type="float">
            <text:p>99059568.5334094</text:p>
          </table:table-cell>
          <table:table-cell office:value-type="float" office:value="99059568.5345632" calcext:value-type="float">
            <text:p>99059568.5345632</text:p>
          </table:table-cell>
          <table:table-cell office:value-type="float" office:value="99059568.5356407" calcext:value-type="float">
            <text:p>99059568.5356407</text:p>
          </table:table-cell>
          <table:table-cell office:value-type="float" office:value="99059568.5366469" calcext:value-type="float">
            <text:p>99059568.5366469</text:p>
          </table:table-cell>
          <table:table-cell office:value-type="float" office:value="99059568.5375867" calcext:value-type="float">
            <text:p>99059568.5375867</text:p>
          </table:table-cell>
          <table:table-cell office:value-type="float" office:value="99059568.5384644" calcext:value-type="float">
            <text:p>99059568.5384644</text:p>
          </table:table-cell>
          <table:table-cell office:value-type="float" office:value="99059568.5392841" calcext:value-type="float">
            <text:p>99059568.5392841</text:p>
          </table:table-cell>
          <table:table-cell office:value-type="float" office:value="99059568.5400496" calcext:value-type="float">
            <text:p>99059568.5400496</text:p>
          </table:table-cell>
          <table:table-cell office:value-type="float" office:value="99059568.5407645" calcext:value-type="float">
            <text:p>99059568.5407645</text:p>
          </table:table-cell>
          <table:table-cell office:value-type="float" office:value="99059568.5414322" calcext:value-type="float">
            <text:p>99059568.5414322</text:p>
          </table:table-cell>
          <table:table-cell office:value-type="float" office:value="99059568.5420558" calcext:value-type="float">
            <text:p>99059568.5420558</text:p>
          </table:table-cell>
          <table:table-cell office:value-type="float" office:value="99059568.5426382" calcext:value-type="float">
            <text:p>99059568.5426382</text:p>
          </table:table-cell>
          <table:table-cell office:value-type="float" office:value="99059568.543182" calcext:value-type="float">
            <text:p>99059568.543182</text:p>
          </table:table-cell>
          <table:table-cell office:value-type="float" office:value="99059568.54369" calcext:value-type="float">
            <text:p>99059568.54369</text:p>
          </table:table-cell>
          <table:table-cell office:value-type="float" office:value="99059568.5441643" calcext:value-type="float">
            <text:p>99059568.5441643</text:p>
          </table:table-cell>
          <table:table-cell office:value-type="float" office:value="99059568.5446074" calcext:value-type="float">
            <text:p>99059568.5446074</text:p>
          </table:table-cell>
          <table:table-cell office:value-type="float" office:value="99059568.5450211" calcext:value-type="float">
            <text:p>99059568.5450211</text:p>
          </table:table-cell>
          <table:table-cell office:value-type="float" office:value="99059568.5454075" calcext:value-type="float">
            <text:p>99059568.5454075</text:p>
          </table:table-cell>
          <table:table-cell office:value-type="float" office:value="99059568.5457684" calcext:value-type="float">
            <text:p>99059568.5457684</text:p>
          </table:table-cell>
          <table:table-cell office:value-type="float" office:value="99059568.5461054" calcext:value-type="float">
            <text:p>99059568.5461054</text:p>
          </table:table-cell>
          <table:table-cell office:value-type="float" office:value="99059568.5464201" calcext:value-type="float">
            <text:p>99059568.5464201</text:p>
          </table:table-cell>
          <table:table-cell office:value-type="float" office:value="99059568.5467141" calcext:value-type="float">
            <text:p>99059568.5467141</text:p>
          </table:table-cell>
          <table:table-cell office:value-type="float" office:value="99059568.5469886" calcext:value-type="float">
            <text:p>99059568.5469886</text:p>
          </table:table-cell>
          <table:table-cell office:value-type="float" office:value="99059568.547245" calcext:value-type="float">
            <text:p>99059568.547245</text:p>
          </table:table-cell>
          <table:table-cell office:value-type="float" office:value="99059568.5474844" calcext:value-type="float">
            <text:p>99059568.5474844</text:p>
          </table:table-cell>
          <table:table-cell office:value-type="float" office:value="99059568.547708" calcext:value-type="float">
            <text:p>99059568.547708</text:p>
          </table:table-cell>
          <table:table-cell office:value-type="float" office:value="99059568.5479168" calcext:value-type="float">
            <text:p>99059568.5479168</text:p>
          </table:table-cell>
          <table:table-cell office:value-type="float" office:value="99059568.5481119" calcext:value-type="float">
            <text:p>99059568.5481119</text:p>
          </table:table-cell>
          <table:table-cell office:value-type="float" office:value="99059568.548294" calcext:value-type="float">
            <text:p>99059568.548294</text:p>
          </table:table-cell>
          <table:table-cell office:value-type="float" office:value="99059568.5484641" calcext:value-type="float">
            <text:p>99059568.5484641</text:p>
          </table:table-cell>
          <table:table-cell office:value-type="float" office:value="99059568.548623" calcext:value-type="float">
            <text:p>99059568.548623</text:p>
          </table:table-cell>
          <table:table-cell office:value-type="float" office:value="99059568.5487713" calcext:value-type="float">
            <text:p>99059568.5487713</text:p>
          </table:table-cell>
          <table:table-cell office:value-type="float" office:value="99059568.5489099" calcext:value-type="float">
            <text:p>99059568.5489099</text:p>
          </table:table-cell>
          <table:table-cell office:value-type="float" office:value="99059568.5490393" calcext:value-type="float">
            <text:p>99059568.5490393</text:p>
          </table:table-cell>
          <table:table-cell office:value-type="float" office:value="99059568.5491601" calcext:value-type="float">
            <text:p>99059568.5491601</text:p>
          </table:table-cell>
          <table:table-cell office:value-type="float" office:value="99059568.549273" calcext:value-type="float">
            <text:p>99059568.549273</text:p>
          </table:table-cell>
          <table:table-cell office:value-type="float" office:value="99059568.5493784" calcext:value-type="float">
            <text:p>99059568.5493784</text:p>
          </table:table-cell>
          <table:table-cell office:value-type="float" office:value="99059568.5494768" calcext:value-type="float">
            <text:p>99059568.5494768</text:p>
          </table:table-cell>
          <table:table-cell office:value-type="float" office:value="99059568.5495688" calcext:value-type="float">
            <text:p>99059568.5495688</text:p>
          </table:table-cell>
          <table:table-cell office:value-type="float" office:value="99059568.5496546" calcext:value-type="float">
            <text:p>99059568.5496546</text:p>
          </table:table-cell>
          <table:table-cell office:value-type="float" office:value="99059568.5497348" calcext:value-type="float">
            <text:p>99059568.5497348</text:p>
          </table:table-cell>
          <table:table-cell office:value-type="float" office:value="99059568.5498097" calcext:value-type="float">
            <text:p>99059568.5498097</text:p>
          </table:table-cell>
          <table:table-cell office:value-type="float" office:value="99059568.5498796" calcext:value-type="float">
            <text:p>99059568.5498796</text:p>
          </table:table-cell>
          <table:table-cell office:value-type="float" office:value="99059568.5499449" calcext:value-type="float">
            <text:p>99059568.5499449</text:p>
          </table:table-cell>
          <table:table-cell office:value-type="float" office:value="99059568.5500059" calcext:value-type="float">
            <text:p>99059568.5500059</text:p>
          </table:table-cell>
          <table:table-cell office:value-type="float" office:value="99059568.5500628" calcext:value-type="float">
            <text:p>99059568.5500628</text:p>
          </table:table-cell>
          <table:table-cell office:value-type="float" office:value="99059568.550116" calcext:value-type="float">
            <text:p>99059568.550116</text:p>
          </table:table-cell>
          <table:table-cell office:value-type="float" office:value="99059568.5501657" calcext:value-type="float">
            <text:p>99059568.5501657</text:p>
          </table:table-cell>
          <table:table-cell office:value-type="float" office:value="99059568.5502121" calcext:value-type="float">
            <text:p>99059568.5502121</text:p>
          </table:table-cell>
          <table:table-cell office:value-type="float" office:value="99059568.5502554" calcext:value-type="float">
            <text:p>99059568.5502554</text:p>
          </table:table-cell>
          <table:table-cell office:value-type="float" office:value="99059568.5502959" calcext:value-type="float">
            <text:p>99059568.5502959</text:p>
          </table:table-cell>
          <table:table-cell office:value-type="float" office:value="99059568.5503337" calcext:value-type="float">
            <text:p>99059568.5503337</text:p>
          </table:table-cell>
          <table:table-cell office:value-type="float" office:value="99059568.550369" calcext:value-type="float">
            <text:p>99059568.550369</text:p>
          </table:table-cell>
          <table:table-cell office:value-type="float" office:value="99059568.550402" calcext:value-type="float">
            <text:p>99059568.550402</text:p>
          </table:table-cell>
          <table:table-cell office:value-type="float" office:value="99059568.5504327" calcext:value-type="float">
            <text:p>99059568.5504327</text:p>
          </table:table-cell>
          <table:table-cell office:value-type="float" office:value="99059568.5504615" calcext:value-type="float">
            <text:p>99059568.5504615</text:p>
          </table:table-cell>
          <table:table-cell office:value-type="float" office:value="99059568.5504883" calcext:value-type="float">
            <text:p>99059568.5504883</text:p>
          </table:table-cell>
          <table:table-cell office:value-type="float" office:value="99059568.5505134" calcext:value-type="float">
            <text:p>99059568.5505134</text:p>
          </table:table-cell>
          <table:table-cell office:value-type="float" office:value="99059568.5505368" calcext:value-type="float">
            <text:p>99059568.5505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4T13:24:23.303526597</dc:date>
    <meta:editing-duration>PT46S</meta:editing-duration>
    <meta:editing-cycles>1</meta:editing-cycles>
    <meta:generator>LibreOffice/7.0.4.2$Linux_X86_64 LibreOffice_project/00$Build-2</meta:generator>
    <meta:document-statistic meta:table-count="1" meta:cell-count="30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Smallpox in the USA</text:p>
        </chart:title>
        <chart:legend chart:legend-position="bottom" svg:x="3.218cm" svg:y="8.401cm" style:legend-expansion="wide" chart:style-name="ch3"/>
        <chart:plot-area chart:style-name="ch4" table:cell-range-address="'United States_smallpox'.A1:'United States_smallpox'.SG1 'United States_smallpox'.A3:'United States_smallpox'.SG6" chart:data-source-has-labels="both" svg:x="1.331cm" svg:y="1.275cm" svg:width="14.349cm" svg:height="5.781cm">
          <chart:coordinate-region svg:x="3.249cm" svg:y="1.396cm" svg:width="12.431cm" svg:height="4.657cm"/>
          <chart:axis chart:dimension="x" chart:name="primary-x" chart:style-name="ch5" chartooo:axis-type="auto">
            <chartooo:date-scale/>
            <chart:title svg:x="8.077cm" svg:y="7.236cm" chart:style-name="ch6">
              <text:p>Days</text:p>
            </chart:title>
            <chart:categories table:cell-range-address="'United States_smallpox'.B1:'United States_smallpox'.SG1"/>
          </chart:axis>
          <chart:axis chart:dimension="y" chart:name="primary-y" chart:style-name="ch5">
            <chart:title svg:x="0.451cm" svg:y="5.532cm" chart:style-name="ch7">
              <text:p>Number of People</text:p>
            </chart:title>
            <chart:grid chart:style-name="ch8" chart:class="major"/>
          </chart:axis>
          <chart:series chart:style-name="ch9" chart:values-cell-range-address="'United States_smallpox'.B3:'United States_smallpox'.SG3" chart:label-cell-address="'United States_smallpox'.A3:'United States_smallpox'.A3" chart:class="chart:line">
            <chart:data-point chart:repeated="500"/>
          </chart:series>
          <chart:series chart:style-name="ch10" chart:values-cell-range-address="'United States_smallpox'.B4:'United States_smallpox'.SG4" chart:label-cell-address="'United States_smallpox'.A4:'United States_smallpox'.A4" chart:class="chart:line">
            <chart:data-point chart:repeated="500"/>
          </chart:series>
          <chart:series chart:style-name="ch11" chart:values-cell-range-address="'United States_smallpox'.B5:'United States_smallpox'.SG5" chart:label-cell-address="'United States_smallpox'.A5:'United States_smallpox'.A5" chart:class="chart:line">
            <chart:data-point chart:repeated="500"/>
          </chart:series>
          <chart:series chart:style-name="ch12" chart:values-cell-range-address="'United States_smallpox'.B6:'United States_smallpox'.SG6" chart:label-cell-address="'United States_smallpox'.A6:'United States_smallpox'.A6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United States_smallpox'.B1:'United States_smallpox'.SG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</table:table-row>
          </table:table-header-rows>
          <table:table-rows>
            <table:table-row>
              <table:table-cell office:value-type="string">
                <text:p>Exposed</text:p>
                <draw:g>
                  <svg:desc>'United States_smallpox'.A3:'United States_smallpox'.A3</svg:desc>
                </draw:g>
              </table:table-cell>
              <table:table-cell office:value-type="float" office:value="1">
                <text:p>1</text:p>
                <draw:g>
                  <svg:desc>'United States_smallpox'.B3:'United States_smallpox'.SG3</svg:desc>
                </draw:g>
              </table:table-cell>
              <table:table-cell office:value-type="float" office:value="0.961776943297637">
                <text:p>0.961776943297637</text:p>
              </table:table-cell>
              <table:table-cell office:value-type="float" office:value="1.00416718694735">
                <text:p>1.00416718694735</text:p>
              </table:table-cell>
              <table:table-cell office:value-type="float" office:value="1.11892358215901">
                <text:p>1.11892358215901</text:p>
              </table:table-cell>
              <table:table-cell office:value-type="float" office:value="1.30463489998896">
                <text:p>1.30463489998896</text:p>
              </table:table-cell>
              <table:table-cell office:value-type="float" office:value="1.56563509571429">
                <text:p>1.56563509571429</text:p>
              </table:table-cell>
              <table:table-cell office:value-type="float" office:value="1.9115181603724">
                <text:p>1.9115181603724</text:p>
              </table:table-cell>
              <table:table-cell office:value-type="float" office:value="2.35713344054327">
                <text:p>2.35713344054327</text:p>
              </table:table-cell>
              <table:table-cell office:value-type="float" office:value="2.92299210673481">
                <text:p>2.92299210673481</text:p>
              </table:table-cell>
              <table:table-cell office:value-type="float" office:value="3.63605766671497">
                <text:p>3.63605766671497</text:p>
              </table:table-cell>
              <table:table-cell office:value-type="float" office:value="4.53092718767324">
                <text:p>4.53092718767324</text:p>
              </table:table-cell>
              <table:table-cell office:value-type="float" office:value="5.65143945683956">
                <text:p>5.65143945683956</text:p>
              </table:table-cell>
              <table:table-cell office:value-type="float" office:value="7.05277456372126">
                <text:p>7.05277456372126</text:p>
              </table:table-cell>
              <table:table-cell office:value-type="float" office:value="8.80413826986601">
                <text:p>8.80413826986601</text:p>
              </table:table-cell>
              <table:table-cell office:value-type="float" office:value="10.9921573279997">
                <text:p>10.9921573279997</text:p>
              </table:table-cell>
              <table:table-cell office:value-type="float" office:value="13.7251487965235">
                <text:p>13.7251487965235</text:p>
              </table:table-cell>
              <table:table-cell office:value-type="float" office:value="17.1384715094819">
                <text:p>17.1384715094819</text:p>
              </table:table-cell>
              <table:table-cell office:value-type="float" office:value="21.401223161335">
                <text:p>21.401223161335</text:p>
              </table:table-cell>
              <table:table-cell office:value-type="float" office:value="26.7246122433624">
                <text:p>26.7246122433624</text:p>
              </table:table-cell>
              <table:table-cell office:value-type="float" office:value="33.3724194548714">
                <text:p>33.3724194548714</text:p>
              </table:table-cell>
              <table:table-cell office:value-type="float" office:value="41.674066109519">
                <text:p>41.674066109519</text:p>
              </table:table-cell>
              <table:table-cell office:value-type="float" office:value="52.0409364224316">
                <text:p>52.0409364224316</text:p>
              </table:table-cell>
              <table:table-cell office:value-type="float" office:value="64.9867620402944">
                <text:p>64.9867620402944</text:p>
              </table:table-cell>
              <table:table-cell office:value-type="float" office:value="81.1530798064415">
                <text:p>81.1530798064415</text:p>
              </table:table-cell>
              <table:table-cell office:value-type="float" office:value="101.341022112832">
                <text:p>101.341022112832</text:p>
              </table:table-cell>
              <table:table-cell office:value-type="float" office:value="126.551017630783">
                <text:p>126.551017630783</text:p>
              </table:table-cell>
              <table:table-cell office:value-type="float" office:value="158.032367442604">
                <text:p>158.032367442604</text:p>
              </table:table-cell>
              <table:table-cell office:value-type="float" office:value="197.345154091727">
                <text:p>197.345154091727</text:p>
              </table:table-cell>
              <table:table-cell office:value-type="float" office:value="246.437553090306">
                <text:p>246.437553090306</text:p>
              </table:table-cell>
              <table:table-cell office:value-type="float" office:value="307.742373367253">
                <text:p>307.742373367253</text:p>
              </table:table-cell>
              <table:table-cell office:value-type="float" office:value="384.297616195272">
                <text:p>384.297616195272</text:p>
              </table:table-cell>
              <table:table-cell office:value-type="float" office:value="479.897022812549">
                <text:p>479.897022812549</text:p>
              </table:table-cell>
              <table:table-cell office:value-type="float" office:value="599.278068842626">
                <text:p>599.278068842626</text:p>
              </table:table-cell>
              <table:table-cell office:value-type="float" office:value="748.356729559569">
                <text:p>748.356729559569</text:p>
              </table:table-cell>
              <table:table-cell office:value-type="float" office:value="934.520633904376">
                <text:p>934.520633904376</text:p>
              </table:table-cell>
              <table:table-cell office:value-type="float" office:value="1166.99514443074">
                <text:p>1166.99514443074</text:p>
              </table:table-cell>
              <table:table-cell office:value-type="float" office:value="1457.30049968931">
                <text:p>1457.30049968931</text:p>
              </table:table-cell>
              <table:table-cell office:value-type="float" office:value="1819.82264818512">
                <text:p>1819.82264818512</text:p>
              </table:table-cell>
              <table:table-cell office:value-type="float" office:value="2272.52608622942">
                <text:p>2272.52608622942</text:p>
              </table:table-cell>
              <table:table-cell office:value-type="float" office:value="2837.84397054403">
                <text:p>2837.84397054403</text:p>
              </table:table-cell>
              <table:table-cell office:value-type="float" office:value="3543.78960737456">
                <text:p>3543.78960737456</text:p>
              </table:table-cell>
              <table:table-cell office:value-type="float" office:value="4425.34438662636">
                <text:p>4425.34438662636</text:p>
              </table:table-cell>
              <table:table-cell office:value-type="float" office:value="5526.19079857484">
                <text:p>5526.19079857484</text:p>
              </table:table-cell>
              <table:table-cell office:value-type="float" office:value="6900.87642080099">
                <text:p>6900.87642080099</text:p>
              </table:table-cell>
              <table:table-cell office:value-type="float" office:value="8617.515886157">
                <text:p>8617.515886157</text:p>
              </table:table-cell>
              <table:table-cell office:value-type="float" office:value="10761.1644722339">
                <text:p>10761.1644722339</text:p>
              </table:table-cell>
              <table:table-cell office:value-type="float" office:value="13438.0302730561">
                <text:p>13438.0302730561</text:p>
              </table:table-cell>
              <table:table-cell office:value-type="float" office:value="16780.7328525547">
                <text:p>16780.7328525547</text:p>
              </table:table-cell>
              <table:table-cell office:value-type="float" office:value="20954.8683094017">
                <text:p>20954.8683094017</text:p>
              </table:table-cell>
              <table:table-cell office:value-type="float" office:value="26167.2046380148">
                <text:p>26167.2046380148</text:p>
              </table:table-cell>
              <table:table-cell office:value-type="float" office:value="32675.9110212342">
                <text:p>32675.9110212342</text:p>
              </table:table-cell>
              <table:table-cell office:value-type="float" office:value="40803.3251426624">
                <text:p>40803.3251426624</text:p>
              </table:table-cell>
              <table:table-cell office:value-type="float" office:value="50951.885167098">
                <text:p>50951.885167098</text:p>
              </table:table-cell>
              <table:table-cell office:value-type="float" office:value="63624.0079278361">
                <text:p>63624.0079278361</text:p>
              </table:table-cell>
              <table:table-cell office:value-type="float" office:value="79446.8858066746">
                <text:p>79446.8858066746</text:p>
              </table:table-cell>
              <table:table-cell office:value-type="float" office:value="99203.409511473">
                <text:p>99203.409511473</text:p>
              </table:table-cell>
              <table:table-cell office:value-type="float" office:value="123870.719393142">
                <text:p>123870.719393142</text:p>
              </table:table-cell>
              <table:table-cell office:value-type="float" office:value="154668.245089542">
                <text:p>154668.245089542</text:p>
              </table:table-cell>
              <table:table-cell office:value-type="float" office:value="193117.537335077">
                <text:p>193117.537335077</text:p>
              </table:table-cell>
              <table:table-cell office:value-type="float" office:value="241116.739842697">
                <text:p>241116.739842697</text:p>
              </table:table-cell>
              <table:table-cell office:value-type="float" office:value="301033.201635894">
                <text:p>301033.201635894</text:p>
              </table:table-cell>
              <table:table-cell office:value-type="float" office:value="375818.534078298">
                <text:p>375818.534078298</text:p>
              </table:table-cell>
              <table:table-cell office:value-type="float" office:value="469151.363082097">
                <text:p>469151.363082097</text:p>
              </table:table-cell>
              <table:table-cell office:value-type="float" office:value="585614.147885887">
                <text:p>585614.147885887</text:p>
              </table:table-cell>
              <table:table-cell office:value-type="float" office:value="730911.750784613">
                <text:p>730911.750784613</text:p>
              </table:table-cell>
              <table:table-cell office:value-type="float" office:value="912140.895327052">
                <text:p>912140.895327052</text:p>
              </table:table-cell>
              <table:table-cell office:value-type="float" office:value="1138121.26281112">
                <text:p>1138121.26281112</text:p>
              </table:table-cell>
              <table:table-cell office:value-type="float" office:value="1419800.60084393">
                <text:p>1419800.60084393</text:p>
              </table:table-cell>
              <table:table-cell office:value-type="float" office:value="1770747.68253946">
                <text:p>1770747.68253946</text:p>
              </table:table-cell>
              <table:table-cell office:value-type="float" office:value="2207747.97069366">
                <text:p>2207747.97069366</text:p>
              </table:table-cell>
              <table:table-cell office:value-type="float" office:value="2751516.78969519">
                <text:p>2751516.78969519</text:p>
              </table:table-cell>
              <table:table-cell office:value-type="float" office:value="3427542.88994755">
                <text:p>3427542.88994755</text:p>
              </table:table-cell>
              <table:table-cell office:value-type="float" office:value="4267070.04295835">
                <text:p>4267070.04295835</text:p>
              </table:table-cell>
              <table:table-cell office:value-type="float" office:value="5308213.79132475">
                <text:p>5308213.79132475</text:p>
              </table:table-cell>
              <table:table-cell office:value-type="float" office:value="6597191.50814659">
                <text:p>6597191.50814659</text:p>
              </table:table-cell>
              <table:table-cell office:value-type="float" office:value="8189612.5689887">
                <text:p>8189612.5689887</text:p>
              </table:table-cell>
              <table:table-cell office:value-type="float" office:value="10151725.6434744">
                <text:p>10151725.6434744</text:p>
              </table:table-cell>
              <table:table-cell office:value-type="float" office:value="12561446.2061659">
                <text:p>12561446.2061659</text:p>
              </table:table-cell>
              <table:table-cell office:value-type="float" office:value="15508880.5387543">
                <text:p>15508880.5387543</text:p>
              </table:table-cell>
              <table:table-cell office:value-type="float" office:value="19095920.410002">
                <text:p>19095920.410002</text:p>
              </table:table-cell>
              <table:table-cell office:value-type="float" office:value="23434304.0607005">
                <text:p>23434304.0607005</text:p>
              </table:table-cell>
              <table:table-cell office:value-type="float" office:value="28641344.908165">
                <text:p>28641344.908165</text:p>
              </table:table-cell>
              <table:table-cell office:value-type="float" office:value="34832362.5378154">
                <text:p>34832362.5378154</text:p>
              </table:table-cell>
              <table:table-cell office:value-type="float" office:value="42108805.3135953">
                <text:p>42108805.3135953</text:p>
              </table:table-cell>
              <table:table-cell office:value-type="float" office:value="50541277.800014">
                <text:p>50541277.800014</text:p>
              </table:table-cell>
              <table:table-cell office:value-type="float" office:value="60147388.6332743">
                <text:p>60147388.6332743</text:p>
              </table:table-cell>
              <table:table-cell office:value-type="float" office:value="70865708.0920612">
                <text:p>70865708.0920612</text:p>
              </table:table-cell>
              <table:table-cell office:value-type="float" office:value="82529276.0557332">
                <text:p>82529276.0557332</text:p>
              </table:table-cell>
              <table:table-cell office:value-type="float" office:value="94844684.642502">
                <text:p>94844684.642502</text:p>
              </table:table-cell>
              <table:table-cell office:value-type="float" office:value="107385022.483352">
                <text:p>107385022.483352</text:p>
              </table:table-cell>
              <table:table-cell office:value-type="float" office:value="119605310.226138">
                <text:p>119605310.226138</text:p>
              </table:table-cell>
              <table:table-cell office:value-type="float" office:value="130885952.378373">
                <text:p>130885952.378373</text:p>
              </table:table-cell>
              <table:table-cell office:value-type="float" office:value="140602489.393617">
                <text:p>140602489.393617</text:p>
              </table:table-cell>
              <table:table-cell office:value-type="float" office:value="148210168.796643">
                <text:p>148210168.796643</text:p>
              </table:table-cell>
              <table:table-cell office:value-type="float" office:value="153323679.98358">
                <text:p>153323679.98358</text:p>
              </table:table-cell>
              <table:table-cell office:value-type="float" office:value="155770650.195029">
                <text:p>155770650.195029</text:p>
              </table:table-cell>
              <table:table-cell office:value-type="float" office:value="155604482.246811">
                <text:p>155604482.246811</text:p>
              </table:table-cell>
              <table:table-cell office:value-type="float" office:value="153075210.895947">
                <text:p>153075210.895947</text:p>
              </table:table-cell>
              <table:table-cell office:value-type="float" office:value="148569932.478755">
                <text:p>148569932.478755</text:p>
              </table:table-cell>
              <table:table-cell office:value-type="float" office:value="142540247.610655">
                <text:p>142540247.610655</text:p>
              </table:table-cell>
              <table:table-cell office:value-type="float" office:value="135427816.519018">
                <text:p>135427816.519018</text:p>
              </table:table-cell>
              <table:table-cell office:value-type="float" office:value="127580940.370225">
                <text:p>127580940.370225</text:p>
              </table:table-cell>
              <table:table-cell office:value-type="float" office:value="119263911.361525">
                <text:p>119263911.361525</text:p>
              </table:table-cell>
              <table:table-cell office:value-type="float" office:value="110922669.28406">
                <text:p>110922669.28406</text:p>
              </table:table-cell>
              <table:table-cell office:value-type="float" office:value="102896140.699916">
                <text:p>102896140.699916</text:p>
              </table:table-cell>
              <table:table-cell office:value-type="float" office:value="95277683.3442458">
                <text:p>95277683.3442458</text:p>
              </table:table-cell>
              <table:table-cell office:value-type="float" office:value="88095312.0877224">
                <text:p>88095312.0877224</text:p>
              </table:table-cell>
              <table:table-cell office:value-type="float" office:value="81362170.4103026">
                <text:p>81362170.4103026</text:p>
              </table:table-cell>
              <table:table-cell office:value-type="float" office:value="75081191.8481583">
                <text:p>75081191.8481583</text:p>
              </table:table-cell>
              <table:table-cell office:value-type="float" office:value="69245350.3967256">
                <text:p>69245350.3967256</text:p>
              </table:table-cell>
              <table:table-cell office:value-type="float" office:value="63839176.1011481">
                <text:p>63839176.1011481</text:p>
              </table:table-cell>
              <table:table-cell office:value-type="float" office:value="58841323.8503773">
                <text:p>58841323.8503773</text:p>
              </table:table-cell>
              <table:table-cell office:value-type="float" office:value="54227182.3467372">
                <text:p>54227182.3467372</text:p>
              </table:table-cell>
              <table:table-cell office:value-type="float" office:value="49970912.8785356">
                <text:p>49970912.8785356</text:p>
              </table:table-cell>
              <table:table-cell office:value-type="float" office:value="46046800.4749885">
                <text:p>46046800.4749885</text:p>
              </table:table-cell>
              <table:table-cell office:value-type="float" office:value="42430046.2991636">
                <text:p>42430046.2991636</text:p>
              </table:table-cell>
              <table:table-cell office:value-type="float" office:value="39097178.2448608">
                <text:p>39097178.2448608</text:p>
              </table:table-cell>
              <table:table-cell office:value-type="float" office:value="36026226.4228403">
                <text:p>36026226.4228403</text:p>
              </table:table-cell>
              <table:table-cell office:value-type="float" office:value="33196763.121471">
                <text:p>33196763.121471</text:p>
              </table:table-cell>
              <table:table-cell office:value-type="float" office:value="30589869.2230774">
                <text:p>30589869.2230774</text:p>
              </table:table-cell>
              <table:table-cell office:value-type="float" office:value="28188063.3485917">
                <text:p>28188063.3485917</text:p>
              </table:table-cell>
              <table:table-cell office:value-type="float" office:value="25975214.4977745">
                <text:p>25975214.4977745</text:p>
              </table:table-cell>
              <table:table-cell office:value-type="float" office:value="23936449.3736928">
                <text:p>23936449.3736928</text:p>
              </table:table-cell>
              <table:table-cell office:value-type="float" office:value="22058060.3887416">
                <text:p>22058060.3887416</text:p>
              </table:table-cell>
              <table:table-cell office:value-type="float" office:value="20327417.3911827">
                <text:p>20327417.3911827</text:p>
              </table:table-cell>
              <table:table-cell office:value-type="float" office:value="18732884.4844113">
                <text:p>18732884.4844113</text:p>
              </table:table-cell>
              <table:table-cell office:value-type="float" office:value="17263742.4421618">
                <text:p>17263742.4421618</text:p>
              </table:table-cell>
              <table:table-cell office:value-type="float" office:value="15910116.7628319">
                <text:p>15910116.7628319</text:p>
              </table:table-cell>
              <table:table-cell office:value-type="float" office:value="14662911.1743125">
                <text:p>14662911.1743125</text:p>
              </table:table-cell>
              <table:table-cell office:value-type="float" office:value="13513746.2789794">
                <text:p>13513746.2789794</text:p>
              </table:table-cell>
              <table:table-cell office:value-type="float" office:value="12454903.0076548">
                <text:p>12454903.0076548</text:p>
              </table:table-cell>
              <table:table-cell office:value-type="float" office:value="11479270.529117">
                <text:p>11479270.529117</text:p>
              </table:table-cell>
              <table:table-cell office:value-type="float" office:value="10580298.2738011">
                <text:p>10580298.2738011</text:p>
              </table:table-cell>
              <table:table-cell office:value-type="float" office:value="9751951.75180157">
                <text:p>9751951.75180157</text:p>
              </table:table-cell>
              <table:table-cell office:value-type="float" office:value="8988671.86491727">
                <text:p>8988671.86491727</text:p>
              </table:table-cell>
              <table:table-cell office:value-type="float" office:value="8285337.43583508">
                <text:p>8285337.43583508</text:p>
              </table:table-cell>
              <table:table-cell office:value-type="float" office:value="7637230.7047334">
                <text:p>7637230.7047334</text:p>
              </table:table-cell>
              <table:table-cell office:value-type="float" office:value="7040005.50940869">
                <text:p>7040005.50940869</text:p>
              </table:table-cell>
              <table:table-cell office:value-type="float" office:value="6489658.06483808">
                <text:p>6489658.06483808</text:p>
              </table:table-cell>
              <table:table-cell office:value-type="float" office:value="5982499.91629154">
                <text:p>5982499.91629154</text:p>
              </table:table-cell>
              <table:table-cell office:value-type="float" office:value="5515133.19166643">
                <text:p>5515133.19166643</text:p>
              </table:table-cell>
              <table:table-cell office:value-type="float" office:value="5084427.61819051">
                <text:p>5084427.61819051</text:p>
              </table:table-cell>
              <table:table-cell office:value-type="float" office:value="4687499.52391743">
                <text:p>4687499.52391743</text:p>
              </table:table-cell>
              <table:table-cell office:value-type="float" office:value="4321692.34426701">
                <text:p>4321692.34426701</text:p>
              </table:table-cell>
              <table:table-cell office:value-type="float" office:value="3984558.78010945">
                <text:p>3984558.78010945</text:p>
              </table:table-cell>
              <table:table-cell office:value-type="float" office:value="3673844.28345283">
                <text:p>3673844.28345283</text:p>
              </table:table-cell>
              <table:table-cell office:value-type="float" office:value="3387471.87968273">
                <text:p>3387471.87968273</text:p>
              </table:table-cell>
              <table:table-cell office:value-type="float" office:value="3123528.1843464">
                <text:p>3123528.1843464</text:p>
              </table:table-cell>
              <table:table-cell office:value-type="float" office:value="2880250.49235831">
                <text:p>2880250.49235831</text:p>
              </table:table-cell>
              <table:table-cell office:value-type="float" office:value="2656014.93461842">
                <text:p>2656014.93461842</text:p>
              </table:table-cell>
              <table:table-cell office:value-type="float" office:value="2449325.5020995">
                <text:p>2449325.5020995</text:p>
              </table:table-cell>
              <table:table-cell office:value-type="float" office:value="2258804.0061632">
                <text:p>2258804.0061632</text:p>
              </table:table-cell>
              <table:table-cell office:value-type="float" office:value="2083180.75676179">
                <text:p>2083180.75676179</text:p>
              </table:table-cell>
              <table:table-cell office:value-type="float" office:value="1921286.04359261">
                <text:p>1921286.04359261</text:p>
              </table:table-cell>
              <table:table-cell office:value-type="float" office:value="1772042.22991687">
                <text:p>1772042.22991687</text:p>
              </table:table-cell>
              <table:table-cell office:value-type="float" office:value="1634456.51286228">
                <text:p>1634456.51286228</text:p>
              </table:table-cell>
              <table:table-cell office:value-type="float" office:value="1507614.22729102">
                <text:p>1507614.22729102</text:p>
              </table:table-cell>
              <table:table-cell office:value-type="float" office:value="1390672.6886403">
                <text:p>1390672.6886403</text:p>
              </table:table-cell>
              <table:table-cell office:value-type="float" office:value="1282855.52342646">
                <text:p>1282855.52342646</text:p>
              </table:table-cell>
              <table:table-cell office:value-type="float" office:value="1183447.43350923">
                <text:p>1183447.43350923</text:p>
              </table:table-cell>
              <table:table-cell office:value-type="float" office:value="1091789.39437107">
                <text:p>1091789.39437107</text:p>
              </table:table-cell>
              <table:table-cell office:value-type="float" office:value="1007274.20524898">
                <text:p>1007274.20524898</text:p>
              </table:table-cell>
              <table:table-cell office:value-type="float" office:value="929342.419875971">
                <text:p>929342.419875971</text:p>
              </table:table-cell>
              <table:table-cell office:value-type="float" office:value="857478.568180543">
                <text:p>857478.568180543</text:p>
              </table:table-cell>
              <table:table-cell office:value-type="float" office:value="791207.703604753">
                <text:p>791207.703604753</text:p>
              </table:table-cell>
              <table:table-cell office:value-type="float" office:value="730092.199718745">
                <text:p>730092.199718745</text:p>
              </table:table-cell>
              <table:table-cell office:value-type="float" office:value="673728.816372391">
                <text:p>673728.816372391</text:p>
              </table:table-cell>
              <table:table-cell office:value-type="float" office:value="621745.990005732">
                <text:p>621745.990005732</text:p>
              </table:table-cell>
              <table:table-cell office:value-type="float" office:value="573801.350448295">
                <text:p>573801.350448295</text:p>
              </table:table-cell>
              <table:table-cell office:value-type="float" office:value="529580.078888206">
                <text:p>529580.078888206</text:p>
              </table:table-cell>
              <table:table-cell office:value-type="float" office:value="488813.7188788">
                <text:p>488813.7188788</text:p>
              </table:table-cell>
              <table:table-cell office:value-type="float" office:value="451570.054310849">
                <text:p>451570.054310849</text:p>
              </table:table-cell>
              <table:table-cell office:value-type="float" office:value="417762.043355416">
                <text:p>417762.043355416</text:p>
              </table:table-cell>
              <table:table-cell office:value-type="float" office:value="386585.706913422">
                <text:p>386585.706913422</text:p>
              </table:table-cell>
              <table:table-cell office:value-type="float" office:value="357762.24303868">
                <text:p>357762.24303868</text:p>
              </table:table-cell>
              <table:table-cell office:value-type="float" office:value="331110.315701009">
                <text:p>331110.315701009</text:p>
              </table:table-cell>
              <table:table-cell office:value-type="float" office:value="306464.810993531">
                <text:p>306464.810993531</text:p>
              </table:table-cell>
              <table:table-cell office:value-type="float" office:value="283673.307073786">
                <text:p>283673.307073786</text:p>
              </table:table-cell>
              <table:table-cell office:value-type="float" office:value="262595.051503117">
                <text:p>262595.051503117</text:p>
              </table:table-cell>
              <table:table-cell office:value-type="float" office:value="243100.039582335">
                <text:p>243100.039582335</text:p>
              </table:table-cell>
              <table:table-cell office:value-type="float" office:value="225068.214340283">
                <text:p>225068.214340283</text:p>
              </table:table-cell>
              <table:table-cell office:value-type="float" office:value="208388.689820378">
                <text:p>208388.689820378</text:p>
              </table:table-cell>
              <table:table-cell office:value-type="float" office:value="192959.051082456">
                <text:p>192959.051082456</text:p>
              </table:table-cell>
              <table:table-cell office:value-type="float" office:value="178684.695384755">
                <text:p>178684.695384755</text:p>
              </table:table-cell>
              <table:table-cell office:value-type="float" office:value="165478.24684815">
                <text:p>165478.24684815</text:p>
              </table:table-cell>
              <table:table-cell office:value-type="float" office:value="153258.99194332">
                <text:p>153258.99194332</text:p>
              </table:table-cell>
              <table:table-cell office:value-type="float" office:value="141952.369779767">
                <text:p>141952.369779767</text:p>
              </table:table-cell>
              <table:table-cell office:value-type="float" office:value="131489.499713626">
                <text:p>131489.499713626</text:p>
              </table:table-cell>
              <table:table-cell office:value-type="float" office:value="121806.747563337">
                <text:p>121806.747563337</text:p>
              </table:table-cell>
              <table:table-cell office:value-type="float" office:value="112845.322186359">
                <text:p>112845.322186359</text:p>
              </table:table-cell>
              <table:table-cell office:value-type="float" office:value="104550.904471995">
                <text:p>104550.904471995</text:p>
              </table:table-cell>
              <table:table-cell office:value-type="float" office:value="96873.3045235767">
                <text:p>96873.3045235767</text:p>
              </table:table-cell>
              <table:table-cell office:value-type="float" office:value="89766.1462560009">
                <text:p>89766.1462560009</text:p>
              </table:table-cell>
              <table:table-cell office:value-type="float" office:value="83186.5739078867">
                <text:p>83186.5739078867</text:p>
              </table:table-cell>
              <table:table-cell office:value-type="float" office:value="77094.9836557023">
                <text:p>77094.9836557023</text:p>
              </table:table-cell>
              <table:table-cell office:value-type="float" office:value="71454.7747763826">
                <text:p>71454.7747763826</text:p>
              </table:table-cell>
              <table:table-cell office:value-type="float" office:value="66232.1194828067">
                <text:p>66232.1194828067</text:p>
              </table:table-cell>
              <table:table-cell office:value-type="float" office:value="61395.7515991226">
                <text:p>61395.7515991226</text:p>
              </table:table-cell>
              <table:table-cell office:value-type="float" office:value="56916.7707626438">
                <text:p>56916.7707626438</text:p>
              </table:table-cell>
              <table:table-cell office:value-type="float" office:value="52768.4614604236">
                <text:p>52768.4614604236</text:p>
              </table:table-cell>
              <table:table-cell office:value-type="float" office:value="48926.1267442758">
                <text:p>48926.1267442758</text:p>
              </table:table-cell>
              <table:table-cell office:value-type="float" office:value="45366.9343015207">
                <text:p>45366.9343015207</text:p>
              </table:table-cell>
              <table:table-cell office:value-type="float" office:value="42069.773936947">
                <text:p>42069.773936947</text:p>
              </table:table-cell>
              <table:table-cell office:value-type="float" office:value="39015.1271727792">
                <text:p>39015.1271727792</text:p>
              </table:table-cell>
              <table:table-cell office:value-type="float" office:value="36184.9448466746">
                <text:p>36184.9448466746</text:p>
              </table:table-cell>
              <table:table-cell office:value-type="float" office:value="33562.5366720255">
                <text:p>33562.5366720255</text:p>
              </table:table-cell>
              <table:table-cell office:value-type="float" office:value="31132.4670872908">
                <text:p>31132.4670872908</text:p>
              </table:table-cell>
              <table:table-cell office:value-type="float" office:value="28880.4606161596">
                <text:p>28880.4606161596</text:p>
              </table:table-cell>
              <table:table-cell office:value-type="float" office:value="26793.3132375477">
                <text:p>26793.3132375477</text:p>
              </table:table-cell>
              <table:table-cell office:value-type="float" office:value="24858.8113607365">
                <text:p>24858.8113607365</text:p>
              </table:table-cell>
              <table:table-cell office:value-type="float" office:value="23065.656726969">
                <text:p>23065.656726969</text:p>
              </table:table-cell>
              <table:table-cell office:value-type="float" office:value="21403.3970628084">
                <text:p>21403.3970628084</text:p>
              </table:table-cell>
              <table:table-cell office:value-type="float" office:value="19862.3620558083">
                <text:p>19862.3620558083</text:p>
              </table:table-cell>
              <table:table-cell office:value-type="float" office:value="18433.604211454">
                <text:p>18433.604211454</text:p>
              </table:table-cell>
              <table:table-cell office:value-type="float" office:value="17108.844250056">
                <text:p>17108.844250056</text:p>
              </table:table-cell>
              <table:table-cell office:value-type="float" office:value="15880.4206751342">
                <text:p>15880.4206751342</text:p>
              </table:table-cell>
              <table:table-cell office:value-type="float" office:value="14741.2430424406">
                <text:p>14741.2430424406</text:p>
              </table:table-cell>
              <table:table-cell office:value-type="float" office:value="13684.7490998977">
                <text:p>13684.7490998977</text:p>
              </table:table-cell>
              <table:table-cell office:value-type="float" office:value="12704.8648335646">
                <text:p>12704.8648335646</text:p>
              </table:table-cell>
              <table:table-cell office:value-type="float" office:value="11795.9678432078">
                <text:p>11795.9678432078</text:p>
              </table:table-cell>
              <table:table-cell office:value-type="float" office:value="10952.8532856643">
                <text:p>10952.8532856643</text:p>
              </table:table-cell>
              <table:table-cell office:value-type="float" office:value="10170.7025761227">
                <text:p>10170.7025761227</text:p>
              </table:table-cell>
              <table:table-cell office:value-type="float" office:value="9445.05434931193">
                <text:p>9445.05434931193</text:p>
              </table:table-cell>
              <table:table-cell office:value-type="float" office:value="8771.77768415797">
                <text:p>8771.77768415797</text:p>
              </table:table-cell>
              <table:table-cell office:value-type="float" office:value="8147.0473475668">
                <text:p>8147.0473475668</text:p>
              </table:table-cell>
              <table:table-cell office:value-type="float" office:value="7567.32087443756">
                <text:p>7567.32087443756</text:p>
              </table:table-cell>
              <table:table-cell office:value-type="float" office:value="7029.31746647012">
                <text:p>7029.31746647012</text:p>
              </table:table-cell>
              <table:table-cell office:value-type="float" office:value="6529.9983792437">
                <text:p>6529.9983792437</text:p>
              </table:table-cell>
              <table:table-cell office:value-type="float" office:value="6066.54890673599">
                <text:p>6066.54890673599</text:p>
              </table:table-cell>
              <table:table-cell office:value-type="float" office:value="5636.36160756908">
                <text:p>5636.36160756908</text:p>
              </table:table-cell>
              <table:table-cell office:value-type="float" office:value="5237.0209142995">
                <text:p>5237.0209142995</text:p>
              </table:table-cell>
              <table:table-cell office:value-type="float" office:value="4866.28879613597">
                <text:p>4866.28879613597</text:p>
              </table:table-cell>
              <table:table-cell office:value-type="float" office:value="4522.09158991449">
                <text:p>4522.09158991449</text:p>
              </table:table-cell>
              <table:table-cell office:value-type="float" office:value="4202.50775724561">
                <text:p>4202.50775724561</text:p>
              </table:table-cell>
              <table:table-cell office:value-type="float" office:value="3905.7566009831">
                <text:p>3905.7566009831</text:p>
              </table:table-cell>
              <table:table-cell office:value-type="float" office:value="3630.18781510345">
                <text:p>3630.18781510345</text:p>
              </table:table-cell>
              <table:table-cell office:value-type="float" office:value="3374.27181393989">
                <text:p>3374.27181393989</text:p>
              </table:table-cell>
              <table:table-cell office:value-type="float" office:value="3136.59080679351">
                <text:p>3136.59080679351</text:p>
              </table:table-cell>
              <table:table-cell office:value-type="float" office:value="2915.83050893741">
                <text:p>2915.83050893741</text:p>
              </table:table-cell>
              <table:table-cell office:value-type="float" office:value="2710.77251433003">
                <text:p>2710.77251433003</text:p>
              </table:table-cell>
              <table:table-cell office:value-type="float" office:value="2520.28719255888">
                <text:p>2520.28719255888</text:p>
              </table:table-cell>
              <table:table-cell office:value-type="float" office:value="2343.32716421702">
                <text:p>2343.32716421702</text:p>
              </table:table-cell>
              <table:table-cell office:value-type="float" office:value="2178.92121788841">
                <text:p>2178.92121788841</text:p>
              </table:table-cell>
              <table:table-cell office:value-type="float" office:value="2026.1687206365">
                <text:p>2026.1687206365</text:p>
              </table:table-cell>
              <table:table-cell office:value-type="float" office:value="1884.23441333588">
                <text:p>1884.23441333588</text:p>
              </table:table-cell>
              <table:table-cell office:value-type="float" office:value="1752.34361569079">
                <text:p>1752.34361569079</text:p>
              </table:table-cell>
              <table:table-cell office:value-type="float" office:value="1629.77777528787">
                <text:p>1629.77777528787</text:p>
              </table:table-cell>
              <table:table-cell office:value-type="float" office:value="1515.87035119898">
                <text:p>1515.87035119898</text:p>
              </table:table-cell>
              <table:table-cell office:value-type="float" office:value="1410.00300671298">
                <text:p>1410.00300671298</text:p>
              </table:table-cell>
              <table:table-cell office:value-type="float" office:value="1311.60207499084">
                <text:p>1311.60207499084</text:p>
              </table:table-cell>
              <table:table-cell office:value-type="float" office:value="1220.13530045744">
                <text:p>1220.13530045744</text:p>
              </table:table-cell>
              <table:table-cell office:value-type="float" office:value="1135.1088045911">
                <text:p>1135.1088045911</text:p>
              </table:table-cell>
              <table:table-cell office:value-type="float" office:value="1056.06429439674">
                <text:p>1056.06429439674</text:p>
              </table:table-cell>
              <table:table-cell office:value-type="float" office:value="982.576458688197">
                <text:p>982.576458688197</text:p>
              </table:table-cell>
              <table:table-cell office:value-type="float" office:value="914.250573802124">
                <text:p>914.250573802124</text:p>
              </table:table-cell>
              <table:table-cell office:value-type="float" office:value="850.720271024398">
                <text:p>850.720271024398</text:p>
              </table:table-cell>
              <table:table-cell office:value-type="float" office:value="791.645479906569">
                <text:p>791.645479906569</text:p>
              </table:table-cell>
              <table:table-cell office:value-type="float" office:value="736.710515342389">
                <text:p>736.710515342389</text:p>
              </table:table-cell>
              <table:table-cell office:value-type="float" office:value="685.622309196618">
                <text:p>685.622309196618</text:p>
              </table:table-cell>
              <table:table-cell office:value-type="float" office:value="638.108771181885">
                <text:p>638.108771181885</text:p>
              </table:table-cell>
              <table:table-cell office:value-type="float" office:value="593.917267932208">
                <text:p>593.917267932208</text:p>
              </table:table-cell>
              <table:table-cell office:value-type="float" office:value="552.813217798646">
                <text:p>552.813217798646</text:p>
              </table:table-cell>
              <table:table-cell office:value-type="float" office:value="514.578782754105">
                <text:p>514.578782754105</text:p>
              </table:table-cell>
              <table:table-cell office:value-type="float" office:value="479.011662825634">
                <text:p>479.011662825634</text:p>
              </table:table-cell>
              <table:table-cell office:value-type="float" office:value="445.923971369255">
                <text:p>445.923971369255</text:p>
              </table:table-cell>
              <table:table-cell office:value-type="float" office:value="415.141199666126">
                <text:p>415.141199666126</text:p>
              </table:table-cell>
              <table:table-cell office:value-type="float" office:value="386.501250480123">
                <text:p>386.501250480123</text:p>
              </table:table-cell>
              <table:table-cell office:value-type="float" office:value="359.853547544554">
                <text:p>359.853547544554</text:p>
              </table:table-cell>
              <table:table-cell office:value-type="float" office:value="335.058205779608">
                <text:p>335.058205779608</text:p>
              </table:table-cell>
              <table:table-cell office:value-type="float" office:value="311.98526448293">
                <text:p>311.98526448293</text:p>
              </table:table-cell>
              <table:table-cell office:value-type="float" office:value="290.513975059664">
                <text:p>290.513975059664</text:p>
              </table:table-cell>
              <table:table-cell office:value-type="float" office:value="270.532140403871">
                <text:p>270.532140403871</text:p>
              </table:table-cell>
              <table:table-cell office:value-type="float" office:value="251.935503271876">
                <text:p>251.935503271876</text:p>
              </table:table-cell>
              <table:table-cell office:value-type="float" office:value="234.627177106325">
                <text:p>234.627177106325</text:p>
              </table:table-cell>
              <table:table-cell office:value-type="float" office:value="218.517120497209">
                <text:p>218.517120497209</text:p>
              </table:table-cell>
              <table:table-cell office:value-type="float" office:value="203.521646873802">
                <text:p>203.521646873802</text:p>
              </table:table-cell>
              <table:table-cell office:value-type="float" office:value="189.562972524149">
                <text:p>189.562972524149</text:p>
              </table:table-cell>
              <table:table-cell office:value-type="float" office:value="176.568794428955">
                <text:p>176.568794428955</text:p>
              </table:table-cell>
              <table:table-cell office:value-type="float" office:value="164.471901061383">
                <text:p>164.471901061383</text:p>
              </table:table-cell>
              <table:table-cell office:value-type="float" office:value="153.209809167843">
                <text:p>153.209809167843</text:p>
              </table:table-cell>
              <table:table-cell office:value-type="float" office:value="142.724428176863">
                <text:p>142.724428176863</text:p>
              </table:table-cell>
              <table:table-cell office:value-type="float" office:value="132.961747861622">
                <text:p>132.961747861622</text:p>
              </table:table-cell>
              <table:table-cell office:value-type="float" office:value="123.871548769441">
                <text:p>123.871548769441</text:p>
              </table:table-cell>
              <table:table-cell office:value-type="float" office:value="115.407133579716">
                <text:p>115.407133579716</text:p>
              </table:table-cell>
              <table:table-cell office:value-type="float" office:value="107.525077201089">
                <text:p>107.525077201089</text:p>
              </table:table-cell>
              <table:table-cell office:value-type="float" office:value="100.184995591261">
                <text:p>100.184995591261</text:p>
              </table:table-cell>
              <table:table-cell office:value-type="float" office:value="93.3493301037533">
                <text:p>93.3493301037533</text:p>
              </table:table-cell>
              <table:table-cell office:value-type="float" office:value="86.9831483926962">
                <text:p>86.9831483926962</text:p>
              </table:table-cell>
              <table:table-cell office:value-type="float" office:value="81.0539583801159">
                <text:p>81.0539583801159</text:p>
              </table:table-cell>
              <table:table-cell office:value-type="float" office:value="75.5315366087548">
                <text:p>75.5315366087548</text:p>
              </table:table-cell>
              <table:table-cell office:value-type="float" office:value="70.3877678695907">
                <text:p>70.3877678695907</text:p>
              </table:table-cell>
              <table:table-cell office:value-type="float" office:value="65.5964970204411">
                <text:p>65.5964970204411</text:p>
              </table:table-cell>
              <table:table-cell office:value-type="float" office:value="61.1333908281332">
                <text:p>61.1333908281332</text:p>
              </table:table-cell>
              <table:table-cell office:value-type="float" office:value="56.9758099285699">
                <text:p>56.9758099285699</text:p>
              </table:table-cell>
              <table:table-cell office:value-type="float" office:value="53.102689809269">
                <text:p>53.102689809269</text:p>
              </table:table-cell>
              <table:table-cell office:value-type="float" office:value="49.4944301394113">
                <text:p>49.4944301394113</text:p>
              </table:table-cell>
              <table:table-cell office:value-type="float" office:value="46.1327921996643">
                <text:p>46.1327921996643</text:p>
              </table:table-cell>
              <table:table-cell office:value-type="float" office:value="43.0008032257112">
                <text:p>43.0008032257112</text:p>
              </table:table-cell>
              <table:table-cell office:value-type="float" office:value="40.082667956093">
                <text:p>40.082667956093</text:p>
              </table:table-cell>
              <table:table-cell office:value-type="float" office:value="37.3636859725027">
                <text:p>37.3636859725027</text:p>
              </table:table-cell>
              <table:table-cell office:value-type="float" office:value="34.8301753531003">
                <text:p>34.8301753531003</text:p>
              </table:table-cell>
              <table:table-cell office:value-type="float" office:value="32.4694013070922">
                <text:p>32.4694013070922</text:p>
              </table:table-cell>
              <table:table-cell office:value-type="float" office:value="30.2695101551901">
                <text:p>30.2695101551901</text:p>
              </table:table-cell>
              <table:table-cell office:value-type="float" office:value="28.2194676355198">
                <text:p>28.2194676355198</text:p>
              </table:table-cell>
              <table:table-cell office:value-type="float" office:value="26.3090021119079">
                <text:p>26.3090021119079</text:p>
              </table:table-cell>
              <table:table-cell office:value-type="float" office:value="24.5285510752128">
                <text:p>24.5285510752128</text:p>
              </table:table-cell>
              <table:table-cell office:value-type="float" office:value="22.8692120373201">
                <text:p>22.8692120373201</text:p>
              </table:table-cell>
              <table:table-cell office:value-type="float" office:value="21.3226963379451">
                <text:p>21.3226963379451</text:p>
              </table:table-cell>
              <table:table-cell office:value-type="float" office:value="19.8812867473759">
                <text:p>19.8812867473759</text:p>
              </table:table-cell>
              <table:table-cell office:value-type="float" office:value="18.5377974834954">
                <text:p>18.5377974834954</text:p>
              </table:table-cell>
              <table:table-cell office:value-type="float" office:value="17.2855375626866">
                <text:p>17.2855375626866</text:p>
              </table:table-cell>
              <table:table-cell office:value-type="float" office:value="16.1182762340575">
                <text:p>16.1182762340575</text:p>
              </table:table-cell>
              <table:table-cell office:value-type="float" office:value="15.0302112692351">
                <text:p>15.0302112692351</text:p>
              </table:table-cell>
              <table:table-cell office:value-type="float" office:value="14.0159390678954">
                <text:p>14.0159390678954</text:p>
              </table:table-cell>
              <table:table-cell office:value-type="float" office:value="13.0704272514872">
                <text:p>13.0704272514872</text:p>
              </table:table-cell>
              <table:table-cell office:value-type="float" office:value="12.1889887900534">
                <text:p>12.1889887900534</text:p>
              </table:table-cell>
              <table:table-cell office:value-type="float" office:value="11.3672582757279">
                <text:p>11.3672582757279</text:p>
              </table:table-cell>
              <table:table-cell office:value-type="float" office:value="10.6011695458075">
                <text:p>10.6011695458075</text:p>
              </table:table-cell>
              <table:table-cell office:value-type="float" office:value="9.88693515239662">
                <text:p>9.88693515239662</text:p>
              </table:table-cell>
              <table:table-cell office:value-type="float" office:value="9.22102699354885">
                <text:p>9.22102699354885</text:p>
              </table:table-cell>
              <table:table-cell office:value-type="float" office:value="8.60015854037904">
                <text:p>8.60015854037904</text:p>
              </table:table-cell>
              <table:table-cell office:value-type="float" office:value="8.02126807495337">
                <text:p>8.02126807495337</text:p>
              </table:table-cell>
              <table:table-cell office:value-type="float" office:value="7.48150329587471">
                <text:p>7.48150329587471</text:p>
              </table:table-cell>
              <table:table-cell office:value-type="float" office:value="6.97820680925569">
                <text:p>6.97820680925569</text:p>
              </table:table-cell>
              <table:table-cell office:value-type="float" office:value="6.50890279737614">
                <text:p>6.50890279737614</text:p>
              </table:table-cell>
              <table:table-cell office:value-type="float" office:value="6.07128445632985">
                <text:p>6.07128445632985</text:p>
              </table:table-cell>
              <table:table-cell office:value-type="float" office:value="5.66320244339966">
                <text:p>5.66320244339966</text:p>
              </table:table-cell>
              <table:table-cell office:value-type="float" office:value="5.28265400047574">
                <text:p>5.28265400047574</text:p>
              </table:table-cell>
              <table:table-cell office:value-type="float" office:value="4.92777294276384">
                <text:p>4.92777294276384</text:p>
              </table:table-cell>
              <table:table-cell office:value-type="float" office:value="4.59682023891738">
                <text:p>4.59682023891738</text:p>
              </table:table-cell>
              <table:table-cell office:value-type="float" office:value="4.28817533315321">
                <text:p>4.28817533315321</text:p>
              </table:table-cell>
              <table:table-cell office:value-type="float" office:value="4.00032798638878">
                <text:p>4.00032798638878</text:p>
              </table:table-cell>
              <table:table-cell office:value-type="float" office:value="3.73187075163931">
                <text:p>3.73187075163931</text:p>
              </table:table-cell>
              <table:table-cell office:value-type="float" office:value="3.48149190608531">
                <text:p>3.48149190608531</text:p>
              </table:table-cell>
              <table:table-cell office:value-type="float" office:value="3.24796892612578">
                <text:p>3.24796892612578</text:p>
              </table:table-cell>
              <table:table-cell office:value-type="float" office:value="3.0301623634703">
                <text:p>3.0301623634703</text:p>
              </table:table-cell>
              <table:table-cell office:value-type="float" office:value="2.82701018511716">
                <text:p>2.82701018511716</text:p>
              </table:table-cell>
              <table:table-cell office:value-type="float" office:value="2.63752246671013">
                <text:p>2.63752246671013</text:p>
              </table:table-cell>
              <table:table-cell office:value-type="float" office:value="2.46077648214587">
                <text:p>2.46077648214587</text:p>
              </table:table-cell>
              <table:table-cell office:value-type="float" office:value="2.29591210427033">
                <text:p>2.29591210427033</text:p>
              </table:table-cell>
              <table:table-cell office:value-type="float" office:value="2.14212754401582">
                <text:p>2.14212754401582</text:p>
              </table:table-cell>
              <table:table-cell office:value-type="float" office:value="1.99867536364223">
                <text:p>1.99867536364223</text:p>
              </table:table-cell>
              <table:table-cell office:value-type="float" office:value="1.86485877865553">
                <text:p>1.86485877865553</text:p>
              </table:table-cell>
              <table:table-cell office:value-type="float" office:value="1.74002820142232">
                <text:p>1.74002820142232</text:p>
              </table:table-cell>
              <table:table-cell office:value-type="float" office:value="1.62357803114464">
                <text:p>1.62357803114464</text:p>
              </table:table-cell>
              <table:table-cell office:value-type="float" office:value="1.51494365685857">
                <text:p>1.51494365685857</text:p>
              </table:table-cell>
              <table:table-cell office:value-type="float" office:value="1.41359867046656">
                <text:p>1.41359867046656</text:p>
              </table:table-cell>
              <table:table-cell office:value-type="float" office:value="1.31905226767493">
                <text:p>1.31905226767493</text:p>
              </table:table-cell>
              <table:table-cell office:value-type="float" office:value="1.23084682798286">
                <text:p>1.23084682798286</text:p>
              </table:table-cell>
              <table:table-cell office:value-type="float" office:value="1.1485556603647">
                <text:p>1.1485556603647</text:p>
              </table:table-cell>
              <table:table-cell office:value-type="float" office:value="1.07178090157616">
                <text:p>1.07178090157616</text:p>
              </table:table-cell>
              <table:table-cell office:value-type="float" office:value="1.00015156058879">
                <text:p>1.00015156058879</text:p>
              </table:table-cell>
              <table:table-cell office:value-type="float" office:value="0.933321693043244">
                <text:p>0.933321693043244</text:p>
              </table:table-cell>
              <table:table-cell office:value-type="float" office:value="0.870968704576718">
                <text:p>0.870968704576718</text:p>
              </table:table-cell>
              <table:table-cell office:value-type="float" office:value="0.812791764941053">
                <text:p>0.812791764941053</text:p>
              </table:table-cell>
              <table:table-cell office:value-type="float" office:value="0.758510335746976">
                <text:p>0.758510335746976</text:p>
              </table:table-cell>
              <table:table-cell office:value-type="float" office:value="0.707862792574536">
                <text:p>0.707862792574536</text:p>
              </table:table-cell>
              <table:table-cell office:value-type="float" office:value="0.660605147267639">
                <text:p>0.660605147267639</text:p>
              </table:table-cell>
              <table:table-cell office:value-type="float" office:value="0.616509850606981">
                <text:p>0.616509850606981</text:p>
              </table:table-cell>
              <table:table-cell office:value-type="float" office:value="0.575364683286239">
                <text:p>0.575364683286239</text:p>
              </table:table-cell>
              <table:table-cell office:value-type="float" office:value="0.536971715355486">
                <text:p>0.536971715355486</text:p>
              </table:table-cell>
              <table:table-cell office:value-type="float" office:value="0.501146343483158">
                <text:p>0.501146343483158</text:p>
              </table:table-cell>
              <table:table-cell office:value-type="float" office:value="0.467716386528415">
                <text:p>0.467716386528415</text:p>
              </table:table-cell>
              <table:table-cell office:value-type="float" office:value="0.436521249672146">
                <text:p>0.436521249672146</text:p>
              </table:table-cell>
              <table:table-cell office:value-type="float" office:value="0.407411138233444">
                <text:p>0.407411138233444</text:p>
              </table:table-cell>
              <table:table-cell office:value-type="float" office:value="0.380246331831021">
                <text:p>0.380246331831021</text:p>
              </table:table-cell>
              <table:table-cell office:value-type="float" office:value="0.354896500945047">
                <text:p>0.354896500945047</text:p>
              </table:table-cell>
              <table:table-cell office:value-type="float" office:value="0.331240076491411">
                <text:p>0.331240076491411</text:p>
              </table:table-cell>
              <table:table-cell office:value-type="float" office:value="0.309163655691915">
                <text:p>0.309163655691915</text:p>
              </table:table-cell>
              <table:table-cell office:value-type="float" office:value="0.288561454397423">
                <text:p>0.288561454397423</text:p>
              </table:table-cell>
              <table:table-cell office:value-type="float" office:value="0.269334790587104">
                <text:p>0.269334790587104</text:p>
              </table:table-cell>
              <table:table-cell office:value-type="float" office:value="0.251391608480975">
                <text:p>0.251391608480975</text:p>
              </table:table-cell>
              <table:table-cell office:value-type="float" office:value="0.234646029514361">
                <text:p>0.234646029514361</text:p>
              </table:table-cell>
              <table:table-cell office:value-type="float" office:value="0.219017938746405">
                <text:p>0.219017938746405</text:p>
              </table:table-cell>
              <table:table-cell office:value-type="float" office:value="0.204432594485577">
                <text:p>0.204432594485577</text:p>
              </table:table-cell>
              <table:table-cell office:value-type="float" office:value="0.190820268771935">
                <text:p>0.190820268771935</text:p>
              </table:table-cell>
              <table:table-cell office:value-type="float" office:value="0.178115907982311">
                <text:p>0.178115907982311</text:p>
              </table:table-cell>
              <table:table-cell office:value-type="float" office:value="0.166258820260714">
                <text:p>0.166258820260714</text:p>
              </table:table-cell>
              <table:table-cell office:value-type="float" office:value="0.155192380436221">
                <text:p>0.155192380436221</text:p>
              </table:table-cell>
              <table:table-cell office:value-type="float" office:value="0.144863758224252">
                <text:p>0.144863758224252</text:p>
              </table:table-cell>
              <table:table-cell office:value-type="float" office:value="0.13522366166252">
                <text:p>0.13522366166252</text:p>
              </table:table-cell>
              <table:table-cell office:value-type="float" office:value="0.126226100727354">
                <text:p>0.126226100727354</text:p>
              </table:table-cell>
              <table:table-cell office:value-type="float" office:value="0.117828164251213">
                <text:p>0.117828164251213</text:p>
              </table:table-cell>
              <table:table-cell office:value-type="float" office:value="0.109989814307925">
                <text:p>0.109989814307925</text:p>
              </table:table-cell>
              <table:table-cell office:value-type="float" office:value="0.10267369223472">
                <text:p>0.10267369223472</text:p>
              </table:table-cell>
              <table:table-cell office:value-type="float" office:value="0.095844939755546">
                <text:p>0.095844939755546</text:p>
              </table:table-cell>
              <table:table-cell office:value-type="float" office:value="0.0894710303032683">
                <text:p>0.0894710303032683</text:p>
              </table:table-cell>
              <table:table-cell office:value-type="float" office:value="0.0835216133827623">
                <text:p>0.0835216133827623</text:p>
              </table:table-cell>
              <table:table-cell office:value-type="float" office:value="0.0779683678869502">
                <text:p>0.0779683678869502</text:p>
              </table:table-cell>
              <table:table-cell office:value-type="float" office:value="0.0727848666627263">
                <text:p>0.0727848666627263</text:p>
              </table:table-cell>
              <table:table-cell office:value-type="float" office:value="0.0679464489662686">
                <text:p>0.0679464489662686</text:p>
              </table:table-cell>
              <table:table-cell office:value-type="float" office:value="0.0634301026634734">
                <text:p>0.0634301026634734</text:p>
              </table:table-cell>
              <table:table-cell office:value-type="float" office:value="0.0592143529216552">
                <text:p>0.0592143529216552</text:p>
              </table:table-cell>
              <table:table-cell office:value-type="float" office:value="0.0552791600031752">
                <text:p>0.0552791600031752</text:p>
              </table:table-cell>
              <table:table-cell office:value-type="float" office:value="0.0516058229229259">
                <text:p>0.0516058229229259</text:p>
              </table:table-cell>
              <table:table-cell office:value-type="float" office:value="0.0481768895287296">
                <text:p>0.0481768895287296</text:p>
              </table:table-cell>
              <table:table-cell office:value-type="float" office:value="0.044976073362616">
                <text:p>0.044976073362616</text:p>
              </table:table-cell>
              <table:table-cell office:value-type="float" office:value="0.041988174918358">
                <text:p>0.041988174918358</text:p>
              </table:table-cell>
              <table:table-cell office:value-type="float" office:value="0.0391990098159608">
                <text:p>0.0391990098159608</text:p>
              </table:table-cell>
              <table:table-cell office:value-type="float" office:value="0.0365953399753213">
                <text:p>0.0365953399753213</text:p>
              </table:table-cell>
              <table:table-cell office:value-type="float" office:value="0.0341648110556607">
                <text:p>0.0341648110556607</text:p>
              </table:table-cell>
              <table:table-cell office:value-type="float" office:value="0.0318958928349237">
                <text:p>0.0318958928349237</text:p>
              </table:table-cell>
              <table:table-cell office:value-type="float" office:value="0.0297778243782367">
                <text:p>0.0297778243782367</text:p>
              </table:table-cell>
              <table:table-cell office:value-type="float" office:value="0.0278005625219295">
                <text:p>0.0278005625219295</text:p>
              </table:table-cell>
              <table:table-cell office:value-type="float" office:value="0.0259547337690916">
                <text:p>0.0259547337690916</text:p>
              </table:table-cell>
              <table:table-cell office:value-type="float" office:value="0.0242315898786982">
                <text:p>0.0242315898786982</text:p>
              </table:table-cell>
              <table:table-cell office:value-type="float" office:value="0.022622965629189">
                <text:p>0.022622965629189</text:p>
              </table:table-cell>
              <table:table-cell office:value-type="float" office:value="0.0211212403380099">
                <text:p>0.0211212403380099</text:p>
              </table:table-cell>
              <table:table-cell office:value-type="float" office:value="0.0197193010471444">
                <text:p>0.0197193010471444</text:p>
              </table:table-cell>
              <table:table-cell office:value-type="float" office:value="0.0184105089873418">
                <text:p>0.0184105089873418</text:p>
              </table:table-cell>
              <table:table-cell office:value-type="float" office:value="0.017188667653447">
                <text:p>0.017188667653447</text:p>
              </table:table-cell>
              <table:table-cell office:value-type="float" office:value="0.0160479934160421">
                <text:p>0.0160479934160421</text:p>
              </table:table-cell>
              <table:table-cell office:value-type="float" office:value="0.0149830879520192">
                <text:p>0.0149830879520192</text:p>
              </table:table-cell>
              <table:table-cell office:value-type="float" office:value="0.0139889124275873">
                <text:p>0.0139889124275873</text:p>
              </table:table-cell>
              <table:table-cell office:value-type="float" office:value="0.0130607636975903">
                <text:p>0.0130607636975903</text:p>
              </table:table-cell>
              <table:table-cell office:value-type="float" office:value="0.0121942516774708">
                <text:p>0.0121942516774708</text:p>
              </table:table-cell>
              <table:table-cell office:value-type="float" office:value="0.0113852787351802">
                <text:p>0.0113852787351802</text:p>
              </table:table-cell>
              <table:table-cell office:value-type="float" office:value="0.0106300198289859">
                <text:p>0.0106300198289859</text:p>
              </table:table-cell>
              <table:table-cell office:value-type="float" office:value="0.00992490463171828">
                <text:p>0.00992490463171828</text:p>
              </table:table-cell>
              <table:table-cell office:value-type="float" office:value="0.00926660052280609">
                <text:p>0.00926660052280609</text:p>
              </table:table-cell>
              <table:table-cell office:value-type="float" office:value="0.00865199652212125">
                <text:p>0.00865199652212125</text:p>
              </table:table-cell>
              <table:table-cell office:value-type="float" office:value="0.00807818882366091">
                <text:p>0.00807818882366091</text:p>
              </table:table-cell>
              <table:table-cell office:value-type="float" office:value="0.00754246667665431">
                <text:p>0.00754246667665431</text:p>
              </table:table-cell>
              <table:table-cell office:value-type="float" office:value="0.00704229972701303">
                <text:p>0.00704229972701303</text:p>
              </table:table-cell>
              <table:table-cell office:value-type="float" office:value="0.00657532598028525">
                <text:p>0.00657532598028525</text:p>
              </table:table-cell>
              <table:table-cell office:value-type="float" office:value="0.00613934043218065">
                <text:p>0.00613934043218065</text:p>
              </table:table-cell>
              <table:table-cell office:value-type="float" office:value="0.00573228485931725">
                <text:p>0.00573228485931725</text:p>
              </table:table-cell>
              <table:table-cell office:value-type="float" office:value="0.0053522378124939">
                <text:p>0.0053522378124939</text:p>
              </table:table-cell>
              <table:table-cell office:value-type="float" office:value="0.00499740563717876">
                <text:p>0.00499740563717876</text:p>
              </table:table-cell>
              <table:table-cell office:value-type="float" office:value="0.00466611395120298">
                <text:p>0.00466611395120298</text:p>
              </table:table-cell>
              <table:table-cell office:value-type="float" office:value="0.00435679960252298">
                <text:p>0.00435679960252298</text:p>
              </table:table-cell>
              <table:table-cell office:value-type="float" office:value="0.00406800344802182">
                <text:p>0.00406800344802182</text:p>
              </table:table-cell>
              <table:table-cell office:value-type="float" office:value="0.00379836325837602">
                <text:p>0.00379836325837602</text:p>
              </table:table-cell>
              <table:table-cell office:value-type="float" office:value="0.00354660736037693">
                <text:p>0.00354660736037693</text:p>
              </table:table-cell>
              <table:table-cell office:value-type="float" office:value="0.00331154860674032">
                <text:p>0.00331154860674032</text:p>
              </table:table-cell>
              <table:table-cell office:value-type="float" office:value="0.0030920786852849">
                <text:p>0.0030920786852849</text:p>
              </table:table-cell>
              <table:table-cell office:value-type="float" office:value="0.00288716300664212">
                <text:p>0.00288716300664212</text:p>
              </table:table-cell>
              <table:table-cell office:value-type="float" office:value="0.00269583562536144">
                <text:p>0.00269583562536144</text:p>
              </table:table-cell>
              <table:table-cell office:value-type="float" office:value="0.00251719471868716">
                <text:p>0.00251719471868716</text:p>
              </table:table-cell>
              <table:table-cell office:value-type="float" office:value="0.00235039852870284">
                <text:p>0.00235039852870284</text:p>
              </table:table-cell>
              <table:table-cell office:value-type="float" office:value="0.0021946611032853">
                <text:p>0.0021946611032853</text:p>
              </table:table-cell>
              <table:table-cell office:value-type="float" office:value="0.00204924868429967">
                <text:p>0.00204924868429967</text:p>
              </table:table-cell>
              <table:table-cell office:value-type="float" office:value="0.00191347631786601">
                <text:p>0.00191347631786601</text:p>
              </table:table-cell>
              <table:table-cell office:value-type="float" office:value="0.00178670444243285">
                <text:p>0.00178670444243285</text:p>
              </table:table-cell>
              <table:table-cell office:value-type="float" office:value="0.00166833598434984">
                <text:p>0.00166833598434984</text:p>
              </table:table-cell>
              <table:table-cell office:value-type="float" office:value="0.00155781356662382">
                <text:p>0.00155781356662382</text:p>
              </table:table-cell>
              <table:table-cell office:value-type="float" office:value="0.00145461673674372">
                <text:p>0.00145461673674372</text:p>
              </table:table-cell>
              <table:table-cell office:value-type="float" office:value="0.00135825963034699">
                <text:p>0.00135825963034699</text:p>
              </table:table-cell>
              <table:table-cell office:value-type="float" office:value="0.00126828865835884">
                <text:p>0.00126828865835884</text:p>
              </table:table-cell>
              <table:table-cell office:value-type="float" office:value="0.0011842802874183">
                <text:p>0.0011842802874183</text:p>
              </table:table-cell>
              <table:table-cell office:value-type="float" office:value="0.00110583913189296">
                <text:p>0.00110583913189296</text:p>
              </table:table-cell>
              <table:table-cell office:value-type="float" office:value="0.00103259604166631">
                <text:p>0.00103259604166631</text:p>
              </table:table-cell>
              <table:table-cell office:value-type="float" office:value="0.00096420631918582">
                <text:p>0.00096420631918582</text:p>
              </table:table-cell>
              <table:table-cell office:value-type="float" office:value="0.000900348191125168">
                <text:p>0.000900348191125168</text:p>
              </table:table-cell>
              <table:table-cell office:value-type="float" office:value="0.000840721222960458">
                <text:p>0.000840721222960458</text:p>
              </table:table-cell>
              <table:table-cell office:value-type="float" office:value="0.000785044886550658">
                <text:p>0.000785044886550658</text:p>
              </table:table-cell>
              <table:table-cell office:value-type="float" office:value="0.000733057302342447">
                <text:p>0.000733057302342447</text:p>
              </table:table-cell>
              <table:table-cell office:value-type="float" office:value="0.000684513944994713">
                <text:p>0.000684513944994713</text:p>
              </table:table-cell>
              <table:table-cell office:value-type="float" office:value="0.000639186493219314">
                <text:p>0.000639186493219314</text:p>
              </table:table-cell>
              <table:table-cell office:value-type="float" office:value="0.000596861806499571">
                <text:p>0.000596861806499571</text:p>
              </table:table-cell>
              <table:table-cell office:value-type="float" office:value="0.000557340855735658">
                <text:p>0.000557340855735658</text:p>
              </table:table-cell>
              <table:table-cell office:value-type="float" office:value="0.000520437799761144">
                <text:p>0.000520437799761144</text:p>
              </table:table-cell>
              <table:table-cell office:value-type="float" office:value="0.000485979159035162">
                <text:p>0.000485979159035162</text:p>
              </table:table-cell>
              <table:table-cell office:value-type="float" office:value="0.000453802936614095">
                <text:p>0.000453802936614095</text:p>
              </table:table-cell>
              <table:table-cell office:value-type="float" office:value="0.000423757873027903">
                <text:p>0.000423757873027903</text:p>
              </table:table-cell>
              <table:table-cell office:value-type="float" office:value="0.000395702759293278">
                <text:p>0.000395702759293278</text:p>
              </table:table-cell>
              <table:table-cell office:value-type="float" office:value="0.00036950572981951">
                <text:p>0.00036950572981951</text:p>
              </table:table-cell>
              <table:table-cell office:value-type="float" office:value="0.000345043659481219">
                <text:p>0.000345043659481219</text:p>
              </table:table-cell>
              <table:table-cell office:value-type="float" office:value="0.00032220160686301">
                <text:p>0.00032220160686301</text:p>
              </table:table-cell>
              <table:table-cell office:value-type="float" office:value="0.000300872232908267">
                <text:p>0.000300872232908267</text:p>
              </table:table-cell>
              <table:table-cell office:value-type="float" office:value="0.000280955315261049">
                <text:p>0.000280955315261049</text:p>
              </table:table-cell>
              <table:table-cell office:value-type="float" office:value="0.000262357288017158">
                <text:p>0.000262357288017158</text:p>
              </table:table-cell>
              <table:table-cell office:value-type="float" office:value="0.000244990774216159">
                <text:p>0.000244990774216159</text:p>
              </table:table-cell>
              <table:table-cell office:value-type="float" office:value="0.00022877419122062">
                <text:p>0.00022877419122062</text:p>
              </table:table-cell>
              <table:table-cell office:value-type="float" office:value="0.000213631371094137">
                <text:p>0.000213631371094137</text:p>
              </table:table-cell>
              <table:table-cell office:value-type="float" office:value="0.000199491182276193">
                <text:p>0.000199491182276193</text:p>
              </table:table-cell>
              <table:table-cell office:value-type="float" office:value="0.000186287211823806">
                <text:p>0.000186287211823806</text:p>
              </table:table-cell>
              <table:table-cell office:value-type="float" office:value="0.000173957454113355">
                <text:p>0.000173957454113355</text:p>
              </table:table-cell>
              <table:table-cell office:value-type="float" office:value="0.00016244400386171">
                <text:p>0.00016244400386171</text:p>
              </table:table-cell>
              <table:table-cell office:value-type="float" office:value="0.000151692797069263">
                <text:p>0.000151692797069263</text:p>
              </table:table-cell>
              <table:table-cell office:value-type="float" office:value="0.000141653354357526">
                <text:p>0.000141653354357526</text:p>
              </table:table-cell>
              <table:table-cell office:value-type="float" office:value="0.000132278534141851">
                <text:p>0.000132278534141851</text:p>
              </table:table-cell>
              <table:table-cell office:value-type="float" office:value="0.000123524323206702">
                <text:p>0.000123524323206702</text:p>
              </table:table-cell>
              <table:table-cell office:value-type="float" office:value="0.000115349625514544">
                <text:p>0.000115349625514544</text:p>
              </table:table-cell>
              <table:table-cell office:value-type="float" office:value="0.000107716062078194">
                <text:p>0.000107716062078194</text:p>
              </table:table-cell>
              <table:table-cell office:value-type="float" office:value="0.000100587801198023">
                <text:p>0.000100587801198023</text:p>
              </table:table-cell>
              <table:table-cell office:value-type="float" office:value="0.0000939313850699947">
                <text:p>0.0000939313850699947</text:p>
              </table:table-cell>
              <table:table-cell office:value-type="float" office:value="0.0000877155682332114">
                <text:p>0.0000877155682332114</text:p>
              </table:table-cell>
              <table:table-cell office:value-type="float" office:value="0.0000819111793946208">
                <text:p>0.0000819111793946208</text:p>
              </table:table-cell>
              <table:table-cell office:value-type="float" office:value="0.0000764909779028936">
                <text:p>0.0000764909779028936</text:p>
              </table:table-cell>
              <table:table-cell office:value-type="float" office:value="0.0000714295250456182">
                <text:p>0.0000714295250456182</text:p>
              </table:table-cell>
              <table:table-cell office:value-type="float" office:value="0.0000667030742865155">
                <text:p>0.0000667030742865155</text:p>
              </table:table-cell>
              <table:table-cell office:value-type="float" office:value="0.0000622894474040635">
                <text:p>0.0000622894474040635</text:p>
              </table:table-cell>
              <table:table-cell office:value-type="float" office:value="0.0000581679262527128">
                <text:p>0.0000581679262527128</text:p>
              </table:table-cell>
              <table:table-cell office:value-type="float" office:value="0.0000543191680171159">
                <text:p>0.0000543191680171159</text:p>
              </table:table-cell>
              <table:table-cell office:value-type="float" office:value="0.0000507251234872676">
                <text:p>0.0000507251234872676</text:p>
              </table:table-cell>
              <table:table-cell office:value-type="float" office:value="0.0000473689301330641">
                <text:p>0.0000473689301330641</text:p>
              </table:table-cell>
              <table:table-cell office:value-type="float" office:value="0.0000442348422296073">
                <text:p>0.0000442348422296073</text:p>
              </table:table-cell>
              <table:table-cell office:value-type="float" office:value="0.0000413081530890183">
                <text:p>0.0000413081530890183</text:p>
              </table:table-cell>
              <table:table-cell office:value-type="float" office:value="0.0000385751343552401">
                <text:p>0.0000385751343552401</text:p>
              </table:table-cell>
            </table:table-row>
            <table:table-row>
              <table:table-cell office:value-type="string">
                <text:p>Infected</text:p>
                <draw:g>
                  <svg:desc>'United States_smallpox'.A4:'United States_smallpox'.A4</svg:desc>
                </draw:g>
              </table:table-cell>
              <table:table-cell office:value-type="float" office:value="0">
                <text:p>0</text:p>
                <draw:g>
                  <svg:desc>'United States_smallpox'.B4:'United States_smallpox'.SG4</svg:desc>
                </draw:g>
              </table:table-cell>
              <table:table-cell office:value-type="float" office:value="0.0782866398581841">
                <text:p>0.0782866398581841</text:p>
              </table:table-cell>
              <table:table-cell office:value-type="float" office:value="0.151464082766728">
                <text:p>0.151464082766728</text:p>
              </table:table-cell>
              <table:table-cell office:value-type="float" office:value="0.225981474986587">
                <text:p>0.225981474986587</text:p>
              </table:table-cell>
              <table:table-cell office:value-type="float" office:value="0.307467868623585">
                <text:p>0.307467868623585</text:p>
              </table:table-cell>
              <table:table-cell office:value-type="float" office:value="0.401289646104664">
                <text:p>0.401289646104664</text:p>
              </table:table-cell>
              <table:table-cell office:value-type="float" office:value="0.513007384059908">
                <text:p>0.513007384059908</text:p>
              </table:table-cell>
              <table:table-cell office:value-type="float" office:value="0.648782380063756">
                <text:p>0.648782380063756</text:p>
              </table:table-cell>
              <table:table-cell office:value-type="float" office:value="0.815771844008872">
                <text:p>0.815771844008872</text:p>
              </table:table-cell>
              <table:table-cell office:value-type="float" office:value="1.02254520788279">
                <text:p>1.02254520788279</text:p>
              </table:table-cell>
              <table:table-cell office:value-type="float" office:value="1.27955108043888">
                <text:p>1.27955108043888</text:p>
              </table:table-cell>
              <table:table-cell office:value-type="float" office:value="1.59966403268396">
                <text:p>1.59966403268396</text:p>
              </table:table-cell>
              <table:table-cell office:value-type="float" office:value="1.99884252090837">
                <text:p>1.99884252090837</text:p>
              </table:table-cell>
              <table:table-cell office:value-type="float" office:value="2.49693333754446">
                <text:p>2.49693333754446</text:p>
              </table:table-cell>
              <table:table-cell office:value-type="float" office:value="3.118664528572">
                <text:p>3.118664528572</text:p>
              </table:table-cell>
              <table:table-cell office:value-type="float" office:value="3.89487723097355">
                <text:p>3.89487723097355</text:p>
              </table:table-cell>
              <table:table-cell office:value-type="float" office:value="4.86405840099135">
                <text:p>4.86405840099135</text:p>
              </table:table-cell>
              <table:table-cell office:value-type="float" office:value="6.07425119141915">
                <text:p>6.07425119141915</text:p>
              </table:table-cell>
              <table:table-cell office:value-type="float" office:value="7.58543777036186">
                <text:p>7.58543777036186</text:p>
              </table:table-cell>
              <table:table-cell office:value-type="float" office:value="9.4725132183313">
                <text:p>9.4725132183313</text:p>
              </table:table-cell>
              <table:table-cell office:value-type="float" office:value="11.828998025969">
                <text:p>11.828998025969</text:p>
              </table:table-cell>
              <table:table-cell office:value-type="float" office:value="14.7716732520117">
                <text:p>14.7716732520117</text:p>
              </table:table-cell>
              <table:table-cell office:value-type="float" office:value="18.4463680953374">
                <text:p>18.4463680953374</text:p>
              </table:table-cell>
              <table:table-cell office:value-type="float" office:value="23.0351870572918">
                <text:p>23.0351870572918</text:p>
              </table:table-cell>
              <table:table-cell office:value-type="float" office:value="28.7655343060889">
                <text:p>28.7655343060889</text:p>
              </table:table-cell>
              <table:table-cell office:value-type="float" office:value="35.921383198256">
                <text:p>35.921383198256</text:p>
              </table:table-cell>
              <table:table-cell office:value-type="float" office:value="44.8573488034892">
                <text:p>44.8573488034892</text:p>
              </table:table-cell>
              <table:table-cell office:value-type="float" office:value="56.0162610544411">
                <text:p>56.0162610544411</text:p>
              </table:table-cell>
              <table:table-cell office:value-type="float" office:value="69.9511098600233">
                <text:p>69.9511098600233</text:p>
              </table:table-cell>
              <table:table-cell office:value-type="float" office:value="87.3524483786005">
                <text:p>87.3524483786005</text:p>
              </table:table-cell>
              <table:table-cell office:value-type="float" office:value="109.082614022343">
                <text:p>109.082614022343</text:p>
              </table:table-cell>
              <table:table-cell office:value-type="float" office:value="136.218461920259">
                <text:p>136.218461920259</text:p>
              </table:table-cell>
              <table:table-cell office:value-type="float" office:value="170.104727943854">
                <text:p>170.104727943854</text:p>
              </table:table-cell>
              <table:table-cell office:value-type="float" office:value="212.420668110926">
                <text:p>212.420668110926</text:p>
              </table:table-cell>
              <table:table-cell office:value-type="float" office:value="265.263272396017">
                <text:p>265.263272396017</text:p>
              </table:table-cell>
              <table:table-cell office:value-type="float" office:value="331.251179772517">
                <text:p>331.251179772517</text:p>
              </table:table-cell>
              <table:table-cell office:value-type="float" office:value="413.654443233199">
                <text:p>413.654443233199</text:p>
              </table:table-cell>
              <table:table-cell office:value-type="float" office:value="516.556569159896">
                <text:p>516.556569159896</text:p>
              </table:table-cell>
              <table:table-cell office:value-type="float" office:value="645.056869206573">
                <text:p>645.056869206573</text:p>
              </table:table-cell>
              <table:table-cell office:value-type="float" office:value="805.523138996341">
                <text:p>805.523138996341</text:p>
              </table:table-cell>
              <table:table-cell office:value-type="float" office:value="1005.90718609106">
                <text:p>1005.90718609106</text:p>
              </table:table-cell>
              <table:table-cell office:value-type="float" office:value="1256.13884495932">
                <text:p>1256.13884495932</text:p>
              </table:table-cell>
              <table:table-cell office:value-type="float" office:value="1568.61797187467">
                <text:p>1568.61797187467</text:p>
              </table:table-cell>
              <table:table-cell office:value-type="float" office:value="1958.82881487632">
                <text:p>1958.82881487632</text:p>
              </table:table-cell>
              <table:table-cell office:value-type="float" office:value="2446.10715860011">
                <text:p>2446.10715860011</text:p>
              </table:table-cell>
              <table:table-cell office:value-type="float" office:value="3054.59821651711">
                <text:p>3054.59821651711</text:p>
              </table:table-cell>
              <table:table-cell office:value-type="float" office:value="3814.4527228784">
                <text:p>3814.4527228784</text:p>
              </table:table-cell>
              <table:table-cell office:value-type="float" office:value="4763.32033069869">
                <text:p>4763.32033069869</text:p>
              </table:table-cell>
              <table:table-cell office:value-type="float" office:value="5948.21424391069">
                <text:p>5948.21424391069</text:p>
              </table:table-cell>
              <table:table-cell office:value-type="float" office:value="7427.83924764128">
                <text:p>7427.83924764128</text:p>
              </table:table-cell>
              <table:table-cell office:value-type="float" office:value="9275.4980654768">
                <text:p>9275.4980654768</text:p>
              </table:table-cell>
              <table:table-cell office:value-type="float" office:value="11582.7196874633">
                <text:p>11582.7196874633</text:p>
              </table:table-cell>
              <table:table-cell office:value-type="float" office:value="14463.7884106339">
                <text:p>14463.7884106339</text:p>
              </table:table-cell>
              <table:table-cell office:value-type="float" office:value="18061.3967868676">
                <text:p>18061.3967868676</text:p>
              </table:table-cell>
              <table:table-cell office:value-type="float" office:value="22553.7006318292">
                <text:p>22553.7006318292</text:p>
              </table:table-cell>
              <table:table-cell office:value-type="float" office:value="28163.1220446018">
                <text:p>28163.1220446018</text:p>
              </table:table-cell>
              <table:table-cell office:value-type="float" office:value="35167.3320993632">
                <text:p>35167.3320993632</text:p>
              </table:table-cell>
              <table:table-cell office:value-type="float" office:value="43912.9490908965">
                <text:p>43912.9490908965</text:p>
              </table:table-cell>
              <table:table-cell office:value-type="float" office:value="54832.6187131124">
                <text:p>54832.6187131124</text:p>
              </table:table-cell>
              <table:table-cell office:value-type="float" office:value="68466.3039479005">
                <text:p>68466.3039479005</text:p>
              </table:table-cell>
              <table:table-cell office:value-type="float" office:value="85487.8083321625">
                <text:p>85487.8083321625</text:p>
              </table:table-cell>
              <table:table-cell office:value-type="float" office:value="106737.801304715">
                <text:p>106737.801304715</text:p>
              </table:table-cell>
              <table:table-cell office:value-type="float" office:value="133264.908865681">
                <text:p>133264.908865681</text:p>
              </table:table-cell>
              <table:table-cell office:value-type="float" office:value="166376.791121387">
                <text:p>166376.791121387</text:p>
              </table:table-cell>
              <table:table-cell office:value-type="float" office:value="207703.563887818">
                <text:p>207703.563887818</text:p>
              </table:table-cell>
              <table:table-cell office:value-type="float" office:value="259276.429792888">
                <text:p>259276.429792888</text:p>
              </table:table-cell>
              <table:table-cell office:value-type="float" office:value="323624.991522407">
                <text:p>323624.991522407</text:p>
              </table:table-cell>
              <table:table-cell office:value-type="float" office:value="403897.410369455">
                <text:p>403897.410369455</text:p>
              </table:table-cell>
              <table:table-cell office:value-type="float" office:value="504008.337986701">
                <text:p>504008.337986701</text:p>
              </table:table-cell>
              <table:table-cell office:value-type="float" office:value="628820.378438198">
                <text:p>628820.378438198</text:p>
              </table:table-cell>
              <table:table-cell office:value-type="float" office:value="784365.632187182">
                <text:p>784365.632187182</text:p>
              </table:table-cell>
              <table:table-cell office:value-type="float" office:value="978114.557504408">
                <text:p>978114.557504408</text:p>
              </table:table-cell>
              <table:table-cell office:value-type="float" office:value="1219299.73745653">
                <text:p>1219299.73745653</text:p>
              </table:table-cell>
              <table:table-cell office:value-type="float" office:value="1519301.84029706">
                <text:p>1519301.84029706</text:p>
              </table:table-cell>
              <table:table-cell office:value-type="float" office:value="1892103.63587549">
                <text:p>1892103.63587549</text:p>
              </table:table-cell>
              <table:table-cell office:value-type="float" office:value="2354814.58867594">
                <text:p>2354814.58867594</text:p>
              </table:table-cell>
              <table:table-cell office:value-type="float" office:value="2928262.20216641">
                <text:p>2928262.20216641</text:p>
              </table:table-cell>
              <table:table-cell office:value-type="float" office:value="3637635.48650552">
                <text:p>3637635.48650552</text:p>
              </table:table-cell>
              <table:table-cell office:value-type="float" office:value="4513148.52577548">
                <text:p>4513148.52577548</text:p>
              </table:table-cell>
              <table:table-cell office:value-type="float" office:value="5590666.07670751">
                <text:p>5590666.07670751</text:p>
              </table:table-cell>
              <table:table-cell office:value-type="float" office:value="6912195.70074319">
                <text:p>6912195.70074319</text:p>
              </table:table-cell>
              <table:table-cell office:value-type="float" office:value="8526101.13038758">
                <text:p>8526101.13038758</text:p>
              </table:table-cell>
              <table:table-cell office:value-type="float" office:value="10486830.053167">
                <text:p>10486830.053167</text:p>
              </table:table-cell>
              <table:table-cell office:value-type="float" office:value="12853883.0406139">
                <text:p>12853883.0406139</text:p>
              </table:table-cell>
              <table:table-cell office:value-type="float" office:value="15689694.632619">
                <text:p>15689694.632619</text:p>
              </table:table-cell>
              <table:table-cell office:value-type="float" office:value="19056081.552628">
                <text:p>19056081.552628</text:p>
              </table:table-cell>
              <table:table-cell office:value-type="float" office:value="23008980.5715041">
                <text:p>23008980.5715041</text:p>
              </table:table-cell>
              <table:table-cell office:value-type="float" office:value="27591405.7093211">
                <text:p>27591405.7093211</text:p>
              </table:table-cell>
              <table:table-cell office:value-type="float" office:value="32824936.7325047">
                <text:p>32824936.7325047</text:p>
              </table:table-cell>
              <table:table-cell office:value-type="float" office:value="38700616.9212981">
                <text:p>38700616.9212981</text:p>
              </table:table-cell>
              <table:table-cell office:value-type="float" office:value="45170773.2112564">
                <text:p>45170773.2112564</text:p>
              </table:table-cell>
              <table:table-cell office:value-type="float" office:value="52143764.3867941">
                <text:p>52143764.3867941</text:p>
              </table:table-cell>
              <table:table-cell office:value-type="float" office:value="59483699.433724">
                <text:p>59483699.433724</text:p>
              </table:table-cell>
              <table:table-cell office:value-type="float" office:value="67016497.6363553">
                <text:p>67016497.6363553</text:p>
              </table:table-cell>
              <table:table-cell office:value-type="float" office:value="74542283.8805065">
                <text:p>74542283.8805065</text:p>
              </table:table-cell>
              <table:table-cell office:value-type="float" office:value="81852404.9153659">
                <text:p>81852404.9153659</text:p>
              </table:table-cell>
              <table:table-cell office:value-type="float" office:value="88747977.3043579">
                <text:p>88747977.3043579</text:p>
              </table:table-cell>
              <table:table-cell office:value-type="float" office:value="95056442.5322684">
                <text:p>95056442.5322684</text:p>
              </table:table-cell>
              <table:table-cell office:value-type="float" office:value="100643288.702437">
                <text:p>100643288.702437</text:p>
              </table:table-cell>
              <table:table-cell office:value-type="float" office:value="105417531.086997">
                <text:p>105417531.086997</text:p>
              </table:table-cell>
              <table:table-cell office:value-type="float" office:value="109330884.56098">
                <text:p>109330884.56098</text:p>
              </table:table-cell>
              <table:table-cell office:value-type="float" office:value="112370701.412941">
                <text:p>112370701.412941</text:p>
              </table:table-cell>
              <table:table-cell office:value-type="float" office:value="114548584.093483">
                <text:p>114548584.093483</text:p>
              </table:table-cell>
              <table:table-cell office:value-type="float" office:value="115903096.940975">
                <text:p>115903096.940975</text:p>
              </table:table-cell>
              <table:table-cell office:value-type="float" office:value="116505018.574688">
                <text:p>116505018.574688</text:p>
              </table:table-cell>
              <table:table-cell office:value-type="float" office:value="116436223.016442">
                <text:p>116436223.016442</text:p>
              </table:table-cell>
              <table:table-cell office:value-type="float" office:value="115777063.711539">
                <text:p>115777063.711539</text:p>
              </table:table-cell>
              <table:table-cell office:value-type="float" office:value="114603916.548989">
                <text:p>114603916.548989</text:p>
              </table:table-cell>
              <table:table-cell office:value-type="float" office:value="112988532.262221">
                <text:p>112988532.262221</text:p>
              </table:table-cell>
              <table:table-cell office:value-type="float" office:value="110997541.115052">
                <text:p>110997541.115052</text:p>
              </table:table-cell>
              <table:table-cell office:value-type="float" office:value="108692056.422369">
                <text:p>108692056.422369</text:p>
              </table:table-cell>
              <table:table-cell office:value-type="float" office:value="106127476.793324">
                <text:p>106127476.793324</text:p>
              </table:table-cell>
              <table:table-cell office:value-type="float" office:value="103353516.216386">
                <text:p>103353516.216386</text:p>
              </table:table-cell>
              <table:table-cell office:value-type="float" office:value="100414420.902929">
                <text:p>100414420.902929</text:p>
              </table:table-cell>
              <table:table-cell office:value-type="float" office:value="97349306.8067378">
                <text:p>97349306.8067378</text:p>
              </table:table-cell>
              <table:table-cell office:value-type="float" office:value="94192558.6310517">
                <text:p>94192558.6310517</text:p>
              </table:table-cell>
              <table:table-cell office:value-type="float" office:value="90974248.3735471">
                <text:p>90974248.3735471</text:p>
              </table:table-cell>
              <table:table-cell office:value-type="float" office:value="87720547.670996">
                <text:p>87720547.670996</text:p>
              </table:table-cell>
              <table:table-cell office:value-type="float" office:value="84454119.7844309">
                <text:p>84454119.7844309</text:p>
              </table:table-cell>
              <table:table-cell office:value-type="float" office:value="81194484.4673735">
                <text:p>81194484.4673735</text:p>
              </table:table-cell>
              <table:table-cell office:value-type="float" office:value="77958353.2879266">
                <text:p>77958353.2879266</text:p>
              </table:table-cell>
              <table:table-cell office:value-type="float" office:value="74759935.3571404">
                <text:p>74759935.3571404</text:p>
              </table:table-cell>
              <table:table-cell office:value-type="float" office:value="71611214.6867058">
                <text:p>71611214.6867058</text:p>
              </table:table-cell>
              <table:table-cell office:value-type="float" office:value="68522200.9753485">
                <text:p>68522200.9753485</text:p>
              </table:table-cell>
              <table:table-cell office:value-type="float" office:value="65501155.8426958">
                <text:p>65501155.8426958</text:p>
              </table:table-cell>
              <table:table-cell office:value-type="float" office:value="62554796.5703423">
                <text:p>62554796.5703423</text:p>
              </table:table-cell>
              <table:table-cell office:value-type="float" office:value="59688479.333537">
                <text:p>59688479.333537</text:p>
              </table:table-cell>
              <table:table-cell office:value-type="float" office:value="56906363.7912795">
                <text:p>56906363.7912795</text:p>
              </table:table-cell>
              <table:table-cell office:value-type="float" office:value="54211560.7704011">
                <text:p>54211560.7704011</text:p>
              </table:table-cell>
              <table:table-cell office:value-type="float" office:value="51606264.6280366">
                <text:p>51606264.6280366</text:p>
              </table:table-cell>
              <table:table-cell office:value-type="float" office:value="49091871.7541735">
                <text:p>49091871.7541735</text:p>
              </table:table-cell>
              <table:table-cell office:value-type="float" office:value="46669086.5407666">
                <text:p>46669086.5407666</text:p>
              </table:table-cell>
              <table:table-cell office:value-type="float" office:value="44338016.0264823">
                <text:p>44338016.0264823</text:p>
              </table:table-cell>
              <table:table-cell office:value-type="float" office:value="42098254.3143851">
                <text:p>42098254.3143851</text:p>
              </table:table-cell>
              <table:table-cell office:value-type="float" office:value="39948957.7606068">
                <text:p>39948957.7606068</text:p>
              </table:table-cell>
              <table:table-cell office:value-type="float" office:value="37888911.8371812">
                <text:p>37888911.8371812</text:p>
              </table:table-cell>
              <table:table-cell office:value-type="float" office:value="35916590.4672295">
                <text:p>35916590.4672295</text:p>
              </table:table-cell>
              <table:table-cell office:value-type="float" office:value="34030208.7631497">
                <text:p>34030208.7631497</text:p>
              </table:table-cell>
              <table:table-cell office:value-type="float" office:value="32227769.3333558">
                <text:p>32227769.3333558</text:p>
              </table:table-cell>
              <table:table-cell office:value-type="float" office:value="30507103.63579">
                <text:p>30507103.63579</text:p>
              </table:table-cell>
              <table:table-cell office:value-type="float" office:value="28865907.7703221">
                <text:p>28865907.7703221</text:p>
              </table:table-cell>
              <table:table-cell office:value-type="float" office:value="27301774.5772438">
                <text:p>27301774.5772438</text:p>
              </table:table-cell>
              <table:table-cell office:value-type="float" office:value="25812221.1168345">
                <text:p>25812221.1168345</text:p>
              </table:table-cell>
              <table:table-cell office:value-type="float" office:value="24394713.1664993">
                <text:p>24394713.1664993</text:p>
              </table:table-cell>
              <table:table-cell office:value-type="float" office:value="23046686.1066919">
                <text:p>23046686.1066919</text:p>
              </table:table-cell>
              <table:table-cell office:value-type="float" office:value="21765563.2684847">
                <text:p>21765563.2684847</text:p>
              </table:table-cell>
              <table:table-cell office:value-type="float" office:value="20548771.6092971">
                <text:p>20548771.6092971</text:p>
              </table:table-cell>
              <table:table-cell office:value-type="float" office:value="19393755.1424566">
                <text:p>19393755.1424566</text:p>
              </table:table-cell>
              <table:table-cell office:value-type="float" office:value="18297986.4562704">
                <text:p>18297986.4562704</text:p>
              </table:table-cell>
              <table:table-cell office:value-type="float" office:value="17258976.2719819">
                <text:p>17258976.2719819</text:p>
              </table:table-cell>
              <table:table-cell office:value-type="float" office:value="16274281.6459194">
                <text:p>16274281.6459194</text:p>
              </table:table-cell>
              <table:table-cell office:value-type="float" office:value="15341512.5233353">
                <text:p>15341512.5233353</text:p>
              </table:table-cell>
              <table:table-cell office:value-type="float" office:value="14458337.3023927">
                <text:p>14458337.3023927</text:p>
              </table:table-cell>
              <table:table-cell office:value-type="float" office:value="13622487.0729307">
                <text:p>13622487.0729307</text:p>
              </table:table-cell>
              <table:table-cell office:value-type="float" office:value="12831759.0938958">
                <text:p>12831759.0938958</text:p>
              </table:table-cell>
              <table:table-cell office:value-type="float" office:value="12084019.2815047">
                <text:p>12084019.2815047</text:p>
              </table:table-cell>
              <table:table-cell office:value-type="float" office:value="11377204.0533453">
                <text:p>11377204.0533453</text:p>
              </table:table-cell>
              <table:table-cell office:value-type="float" office:value="10709321.4916308">
                <text:p>10709321.4916308</text:p>
              </table:table-cell>
              <table:table-cell office:value-type="float" office:value="10078451.9464116">
                <text:p>10078451.9464116</text:p>
              </table:table-cell>
              <table:table-cell office:value-type="float" office:value="9482748.19617949">
                <text:p>9482748.19617949</text:p>
              </table:table-cell>
              <table:table-cell office:value-type="float" office:value="8920435.13418362">
                <text:p>8920435.13418362</text:p>
              </table:table-cell>
              <table:table-cell office:value-type="float" office:value="8389809.18000603">
                <text:p>8389809.18000603</text:p>
              </table:table-cell>
              <table:table-cell office:value-type="float" office:value="7889237.30648496">
                <text:p>7889237.30648496</text:p>
              </table:table-cell>
              <table:table-cell office:value-type="float" office:value="7417155.90122371">
                <text:p>7417155.90122371</text:p>
              </table:table-cell>
              <table:table-cell office:value-type="float" office:value="6972069.34078582">
                <text:p>6972069.34078582</text:p>
              </table:table-cell>
              <table:table-cell office:value-type="float" office:value="6552548.45785594">
                <text:p>6552548.45785594</text:p>
              </table:table-cell>
              <table:table-cell office:value-type="float" office:value="6157228.82274456">
                <text:p>6157228.82274456</text:p>
              </table:table-cell>
              <table:table-cell office:value-type="float" office:value="5784808.94332964">
                <text:p>5784808.94332964</text:p>
              </table:table-cell>
              <table:table-cell office:value-type="float" office:value="5434048.36957228">
                <text:p>5434048.36957228</text:p>
              </table:table-cell>
              <table:table-cell office:value-type="float" office:value="5103765.75005707">
                <text:p>5103765.75005707</text:p>
              </table:table-cell>
              <table:table-cell office:value-type="float" office:value="4792837.33225905">
                <text:p>4792837.33225905</text:p>
              </table:table-cell>
              <table:table-cell office:value-type="float" office:value="4500205.28861885">
                <text:p>4500205.28861885</text:p>
              </table:table-cell>
              <table:table-cell office:value-type="float" office:value="4224896.80518836">
                <text:p>4224896.80518836</text:p>
              </table:table-cell>
              <table:table-cell office:value-type="float" office:value="3965958.34637781">
                <text:p>3965958.34637781</text:p>
              </table:table-cell>
              <table:table-cell office:value-type="float" office:value="3722460.01651222">
                <text:p>3722460.01651222</text:p>
              </table:table-cell>
              <table:table-cell office:value-type="float" office:value="3493519.12160683">
                <text:p>3493519.12160683</text:p>
              </table:table-cell>
              <table:table-cell office:value-type="float" office:value="3278299.95543527">
                <text:p>3278299.95543527</text:p>
              </table:table-cell>
              <table:table-cell office:value-type="float" office:value="3076011.66281641">
                <text:p>3076011.66281641</text:p>
              </table:table-cell>
              <table:table-cell office:value-type="float" office:value="2885906.14932896">
                <text:p>2885906.14932896</text:p>
              </table:table-cell>
              <table:table-cell office:value-type="float" office:value="2707275.98287828">
                <text:p>2707275.98287828</text:p>
              </table:table-cell>
              <table:table-cell office:value-type="float" office:value="2539452.47548734">
                <text:p>2539452.47548734</text:p>
              </table:table-cell>
              <table:table-cell office:value-type="float" office:value="2381803.75465179">
                <text:p>2381803.75465179</text:p>
              </table:table-cell>
              <table:table-cell office:value-type="float" office:value="2233732.94054606">
                <text:p>2233732.94054606</text:p>
              </table:table-cell>
              <table:table-cell office:value-type="float" office:value="2094676.37720027">
                <text:p>2094676.37720027</text:p>
              </table:table-cell>
              <table:table-cell office:value-type="float" office:value="1964101.96415271">
                <text:p>1964101.96415271</text:p>
              </table:table-cell>
              <table:table-cell office:value-type="float" office:value="1841507.52717239">
                <text:p>1841507.52717239</text:p>
              </table:table-cell>
              <table:table-cell office:value-type="float" office:value="1726419.27249625">
                <text:p>1726419.27249625</text:p>
              </table:table-cell>
              <table:table-cell office:value-type="float" office:value="1618390.30501828">
                <text:p>1618390.30501828</text:p>
              </table:table-cell>
              <table:table-cell office:value-type="float" office:value="1516999.21385029">
                <text:p>1516999.21385029</text:p>
              </table:table-cell>
              <table:table-cell office:value-type="float" office:value="1421848.72109247">
                <text:p>1421848.72109247</text:p>
              </table:table-cell>
              <table:table-cell office:value-type="float" office:value="1332564.39211861">
                <text:p>1332564.39211861</text:p>
              </table:table-cell>
              <table:table-cell office:value-type="float" office:value="1248793.40604196">
                <text:p>1248793.40604196</text:p>
              </table:table-cell>
              <table:table-cell office:value-type="float" office:value="1170203.3856067">
                <text:p>1170203.3856067</text:p>
              </table:table-cell>
              <table:table-cell office:value-type="float" office:value="1096481.28145346">
                <text:p>1096481.28145346</text:p>
              </table:table-cell>
              <table:table-cell office:value-type="float" office:value="1027332.31256186">
                <text:p>1027332.31256186</text:p>
              </table:table-cell>
              <table:table-cell office:value-type="float" office:value="962478.958017729">
                <text:p>962478.958017729</text:p>
              </table:table-cell>
              <table:table-cell office:value-type="float" office:value="901659.998641454">
                <text:p>901659.998641454</text:p>
              </table:table-cell>
              <table:table-cell office:value-type="float" office:value="844629.60815953">
                <text:p>844629.60815953</text:p>
              </table:table-cell>
              <table:table-cell office:value-type="float" office:value="791156.489994387">
                <text:p>791156.489994387</text:p>
              </table:table-cell>
              <table:table-cell office:value-type="float" office:value="741023.057767041">
                <text:p>741023.057767041</text:p>
              </table:table-cell>
              <table:table-cell office:value-type="float" office:value="694024.659661862">
                <text:p>694024.659661862</text:p>
              </table:table-cell>
              <table:table-cell office:value-type="float" office:value="649968.842843196">
                <text:p>649968.842843196</text:p>
              </table:table-cell>
              <table:table-cell office:value-type="float" office:value="608674.655805945">
                <text:p>608674.655805945</text:p>
              </table:table-cell>
              <table:table-cell office:value-type="float" office:value="569971.98994753">
                <text:p>569971.98994753</text:p>
              </table:table-cell>
              <table:table-cell office:value-type="float" office:value="533700.953051109">
                <text:p>533700.953051109</text:p>
              </table:table-cell>
              <table:table-cell office:value-type="float" office:value="499711.280614963">
                <text:p>499711.280614963</text:p>
              </table:table-cell>
              <table:table-cell office:value-type="float" office:value="467861.775819485">
                <text:p>467861.775819485</text:p>
              </table:table-cell>
              <table:table-cell office:value-type="float" office:value="438019.782469001">
                <text:p>438019.782469001</text:p>
              </table:table-cell>
              <table:table-cell office:value-type="float" office:value="410060.685061396">
                <text:p>410060.685061396</text:p>
              </table:table-cell>
              <table:table-cell office:value-type="float" office:value="383867.437763256">
                <text:p>383867.437763256</text:p>
              </table:table-cell>
              <table:table-cell office:value-type="float" office:value="359330.118942402">
                <text:p>359330.118942402</text:p>
              </table:table-cell>
              <table:table-cell office:value-type="float" office:value="336345.510764825">
                <text:p>336345.510764825</text:p>
              </table:table-cell>
              <table:table-cell office:value-type="float" office:value="314816.70262355">
                <text:p>314816.70262355</text:p>
              </table:table-cell>
              <table:table-cell office:value-type="float" office:value="294652.716675194">
                <text:p>294652.716675194</text:p>
              </table:table-cell>
              <table:table-cell office:value-type="float" office:value="275768.154748209">
                <text:p>275768.154748209</text:p>
              </table:table-cell>
              <table:table-cell office:value-type="float" office:value="258082.865430243">
                <text:p>258082.865430243</text:p>
              </table:table-cell>
              <table:table-cell office:value-type="float" office:value="241521.629914271">
                <text:p>241521.629914271</text:p>
              </table:table-cell>
              <table:table-cell office:value-type="float" office:value="226013.866462889">
                <text:p>226013.866462889</text:p>
              </table:table-cell>
              <table:table-cell office:value-type="float" office:value="211493.351269868">
                <text:p>211493.351269868</text:p>
              </table:table-cell>
              <table:table-cell office:value-type="float" office:value="197897.955996227">
                <text:p>197897.955996227</text:p>
              </table:table-cell>
              <table:table-cell office:value-type="float" office:value="185169.400191022">
                <text:p>185169.400191022</text:p>
              </table:table-cell>
              <table:table-cell office:value-type="float" office:value="173253.018479656">
                <text:p>173253.018479656</text:p>
              </table:table-cell>
              <table:table-cell office:value-type="float" office:value="162097.541118097">
                <text:p>162097.541118097</text:p>
              </table:table-cell>
              <table:table-cell office:value-type="float" office:value="151654.887548577">
                <text:p>151654.887548577</text:p>
              </table:table-cell>
              <table:table-cell office:value-type="float" office:value="141879.972150267">
                <text:p>141879.972150267</text:p>
              </table:table-cell>
              <table:table-cell office:value-type="float" office:value="132730.5213301">
                <text:p>132730.5213301</text:p>
              </table:table-cell>
              <table:table-cell office:value-type="float" office:value="124166.901665038">
                <text:p>124166.901665038</text:p>
              </table:table-cell>
              <table:table-cell office:value-type="float" office:value="116151.957978188">
                <text:p>116151.957978188</text:p>
              </table:table-cell>
              <table:table-cell office:value-type="float" office:value="108650.86139304">
                <text:p>108650.86139304</text:p>
              </table:table-cell>
              <table:table-cell office:value-type="float" office:value="101630.966111687">
                <text:p>101630.966111687</text:p>
              </table:table-cell>
              <table:table-cell office:value-type="float" office:value="95061.6751316561">
                <text:p>95061.6751316561</text:p>
              </table:table-cell>
              <table:table-cell office:value-type="float" office:value="88914.3136942482">
                <text:p>88914.3136942482</text:p>
              </table:table-cell>
              <table:table-cell office:value-type="float" office:value="83162.0106232054">
                <text:p>83162.0106232054</text:p>
              </table:table-cell>
              <table:table-cell office:value-type="float" office:value="77779.5866272625">
                <text:p>77779.5866272625</text:p>
              </table:table-cell>
              <table:table-cell office:value-type="float" office:value="72743.4494780766">
                <text:p>72743.4494780766</text:p>
              </table:table-cell>
              <table:table-cell office:value-type="float" office:value="68031.4954942259">
                <text:p>68031.4954942259</text:p>
              </table:table-cell>
              <table:table-cell office:value-type="float" office:value="63623.016983955">
                <text:p>63623.016983955</text:p>
              </table:table-cell>
              <table:table-cell office:value-type="float" office:value="59498.6154079442">
                <text:p>59498.6154079442</text:p>
              </table:table-cell>
              <table:table-cell office:value-type="float" office:value="55640.1197011946">
                <text:p>55640.1197011946</text:p>
              </table:table-cell>
              <table:table-cell office:value-type="float" office:value="52030.5097583462">
                <text:p>52030.5097583462</text:p>
              </table:table-cell>
              <table:table-cell office:value-type="float" office:value="48653.8444068586">
                <text:p>48653.8444068586</text:p>
              </table:table-cell>
              <table:table-cell office:value-type="float" office:value="45495.1940009683">
                <text:p>45495.1940009683</text:p>
              </table:table-cell>
              <table:table-cell office:value-type="float" office:value="42540.5769591282">
                <text:p>42540.5769591282</text:p>
              </table:table-cell>
              <table:table-cell office:value-type="float" office:value="39776.9003848059">
                <text:p>39776.9003848059</text:p>
              </table:table-cell>
              <table:table-cell office:value-type="float" office:value="37191.9042024334">
                <text:p>37191.9042024334</text:p>
              </table:table-cell>
              <table:table-cell office:value-type="float" office:value="34774.1088445799">
                <text:p>34774.1088445799</text:p>
              </table:table-cell>
              <table:table-cell office:value-type="float" office:value="32512.7661176345">
                <text:p>32512.7661176345</text:p>
              </table:table-cell>
              <table:table-cell office:value-type="float" office:value="30397.8131247068">
                <text:p>30397.8131247068</text:p>
              </table:table-cell>
              <table:table-cell office:value-type="float" office:value="28419.8290691304">
                <text:p>28419.8290691304</text:p>
              </table:table-cell>
              <table:table-cell office:value-type="float" office:value="26569.9946876867">
                <text:p>26569.9946876867</text:p>
              </table:table-cell>
              <table:table-cell office:value-type="float" office:value="24840.0542847314">
                <text:p>24840.0542847314</text:p>
              </table:table-cell>
              <table:table-cell office:value-type="float" office:value="23222.2800361856">
                <text:p>23222.2800361856</text:p>
              </table:table-cell>
              <table:table-cell office:value-type="float" office:value="21709.4386250497">
                <text:p>21709.4386250497</text:p>
              </table:table-cell>
              <table:table-cell office:value-type="float" office:value="20294.7598530061">
                <text:p>20294.7598530061</text:p>
              </table:table-cell>
              <table:table-cell office:value-type="float" office:value="18971.9073167319">
                <text:p>18971.9073167319</text:p>
              </table:table-cell>
              <table:table-cell office:value-type="float" office:value="17734.9508313175">
                <text:p>17734.9508313175</text:p>
              </table:table-cell>
              <table:table-cell office:value-type="float" office:value="16578.3406513711">
                <text:p>16578.3406513711</text:p>
              </table:table-cell>
              <table:table-cell office:value-type="float" office:value="15496.8832636555">
                <text:p>15496.8832636555</text:p>
              </table:table-cell>
              <table:table-cell office:value-type="float" office:value="14485.7187239315">
                <text:p>14485.7187239315</text:p>
              </table:table-cell>
              <table:table-cell office:value-type="float" office:value="13540.2994168037">
                <text:p>13540.2994168037</text:p>
              </table:table-cell>
              <table:table-cell office:value-type="float" office:value="12656.3701372048">
                <text:p>12656.3701372048</text:p>
              </table:table-cell>
              <table:table-cell office:value-type="float" office:value="11829.9494579061">
                <text:p>11829.9494579061</text:p>
              </table:table-cell>
              <table:table-cell office:value-type="float" office:value="11057.3122307124">
                <text:p>11057.3122307124</text:p>
              </table:table-cell>
              <table:table-cell office:value-type="float" office:value="10334.9732424431">
                <text:p>10334.9732424431</text:p>
              </table:table-cell>
              <table:table-cell office:value-type="float" office:value="9659.6718506327">
                <text:p>9659.6718506327</text:p>
              </table:table-cell>
              <table:table-cell office:value-type="float" office:value="9028.35764501839">
                <text:p>9028.35764501839</text:p>
              </table:table-cell>
              <table:table-cell office:value-type="float" office:value="8438.17696762489">
                <text:p>8438.17696762489</text:p>
              </table:table-cell>
              <table:table-cell office:value-type="float" office:value="7886.46032929807">
                <text:p>7886.46032929807</text:p>
              </table:table-cell>
              <table:table-cell office:value-type="float" office:value="7370.71059306375">
                <text:p>7370.71059306375</text:p>
              </table:table-cell>
              <table:table-cell office:value-type="float" office:value="6888.59192803185">
                <text:p>6888.59192803185</text:p>
              </table:table-cell>
              <table:table-cell office:value-type="float" office:value="6437.91945654683">
                <text:p>6437.91945654683</text:p>
              </table:table-cell>
              <table:table-cell office:value-type="float" office:value="6016.64955862776">
                <text:p>6016.64955862776</text:p>
              </table:table-cell>
              <table:table-cell office:value-type="float" office:value="5622.8708034091">
                <text:p>5622.8708034091</text:p>
              </table:table-cell>
              <table:table-cell office:value-type="float" office:value="5254.79544176288">
                <text:p>5254.79544176288</text:p>
              </table:table-cell>
              <table:table-cell office:value-type="float" office:value="4910.75146301622">
                <text:p>4910.75146301622</text:p>
              </table:table-cell>
              <table:table-cell office:value-type="float" office:value="4589.17513359473">
                <text:p>4589.17513359473</text:p>
              </table:table-cell>
              <table:table-cell office:value-type="float" office:value="4288.60403839863">
                <text:p>4288.60403839863</text:p>
              </table:table-cell>
              <table:table-cell office:value-type="float" office:value="4007.67054108294">
                <text:p>4007.67054108294</text:p>
              </table:table-cell>
              <table:table-cell office:value-type="float" office:value="3745.09568583827">
                <text:p>3745.09568583827</text:p>
              </table:table-cell>
              <table:table-cell office:value-type="float" office:value="3499.68347015031">
                <text:p>3499.68347015031</text:p>
              </table:table-cell>
              <table:table-cell office:value-type="float" office:value="3270.31549820478">
                <text:p>3270.31549820478</text:p>
              </table:table-cell>
              <table:table-cell office:value-type="float" office:value="3055.94596861797">
                <text:p>3055.94596861797</text:p>
              </table:table-cell>
              <table:table-cell office:value-type="float" office:value="2855.59698641852">
                <text:p>2855.59698641852</text:p>
              </table:table-cell>
              <table:table-cell office:value-type="float" office:value="2668.35417751905">
                <text:p>2668.35417751905</text:p>
              </table:table-cell>
              <table:table-cell office:value-type="float" office:value="2493.36257907418">
                <text:p>2493.36257907418</text:p>
              </table:table-cell>
              <table:table-cell office:value-type="float" office:value="2329.82280246744">
                <text:p>2329.82280246744</text:p>
              </table:table-cell>
              <table:table-cell office:value-type="float" office:value="2176.98743202103">
                <text:p>2176.98743202103</text:p>
              </table:table-cell>
              <table:table-cell office:value-type="float" office:value="2034.15766744839">
                <text:p>2034.15766744839</text:p>
              </table:table-cell>
              <table:table-cell office:value-type="float" office:value="1900.68016974859">
                <text:p>1900.68016974859</text:p>
              </table:table-cell>
              <table:table-cell office:value-type="float" office:value="1775.94412219948">
                <text:p>1775.94412219948</text:p>
              </table:table-cell>
              <table:table-cell office:value-type="float" office:value="1659.37846999645">
                <text:p>1659.37846999645</text:p>
              </table:table-cell>
              <table:table-cell office:value-type="float" office:value="1550.44934622706">
                <text:p>1550.44934622706</text:p>
              </table:table-cell>
              <table:table-cell office:value-type="float" office:value="1448.65765794564">
                <text:p>1448.65765794564</text:p>
              </table:table-cell>
              <table:table-cell office:value-type="float" office:value="1353.53683116725">
                <text:p>1353.53683116725</text:p>
              </table:table-cell>
              <table:table-cell office:value-type="float" office:value="1264.6507006209">
                <text:p>1264.6507006209</text:p>
              </table:table-cell>
              <table:table-cell office:value-type="float" office:value="1181.59153440995">
                <text:p>1181.59153440995</text:p>
              </table:table-cell>
              <table:table-cell office:value-type="float" office:value="1103.97818934416">
                <text:p>1103.97818934416</text:p>
              </table:table-cell>
              <table:table-cell office:value-type="float" office:value="1031.4543810807">
                <text:p>1031.4543810807</text:p>
              </table:table-cell>
              <table:table-cell office:value-type="float" office:value="963.687071431386">
                <text:p>963.687071431386</text:p>
              </table:table-cell>
              <table:table-cell office:value-type="float" office:value="900.364954159914">
                <text:p>900.364954159914</text:p>
              </table:table-cell>
              <table:table-cell office:value-type="float" office:value="841.197044654728">
                <text:p>841.197044654728</text:p>
              </table:table-cell>
              <table:table-cell office:value-type="float" office:value="785.911355690001">
                <text:p>785.911355690001</text:p>
              </table:table-cell>
              <table:table-cell office:value-type="float" office:value="734.253662874916">
                <text:p>734.253662874916</text:p>
              </table:table-cell>
              <table:table-cell office:value-type="float" office:value="685.98634582167">
                <text:p>685.98634582167</text:p>
              </table:table-cell>
              <table:table-cell office:value-type="float" office:value="640.887311622662">
                <text:p>640.887311622662</text:p>
              </table:table-cell>
              <table:table-cell office:value-type="float" office:value="598.748978908254">
                <text:p>598.748978908254</text:p>
              </table:table-cell>
              <table:table-cell office:value-type="float" office:value="559.377336156911">
                <text:p>559.377336156911</text:p>
              </table:table-cell>
              <table:table-cell office:value-type="float" office:value="522.591053814567">
                <text:p>522.591053814567</text:p>
              </table:table-cell>
              <table:table-cell office:value-type="float" office:value="488.220661555889">
                <text:p>488.220661555889</text:p>
              </table:table-cell>
              <table:table-cell office:value-type="float" office:value="456.107771274879">
                <text:p>456.107771274879</text:p>
              </table:table-cell>
              <table:table-cell office:value-type="float" office:value="426.104357830454">
                <text:p>426.104357830454</text:p>
              </table:table-cell>
              <table:table-cell office:value-type="float" office:value="398.072079788821">
                <text:p>398.072079788821</text:p>
              </table:table-cell>
              <table:table-cell office:value-type="float" office:value="371.881650557142">
                <text:p>371.881650557142</text:p>
              </table:table-cell>
              <table:table-cell office:value-type="float" office:value="347.412244513686">
                <text:p>347.412244513686</text:p>
              </table:table-cell>
              <table:table-cell office:value-type="float" office:value="324.550947501757">
                <text:p>324.550947501757</text:p>
              </table:table-cell>
              <table:table-cell office:value-type="float" office:value="303.192237594018">
                <text:p>303.192237594018</text:p>
              </table:table-cell>
              <table:table-cell office:value-type="float" office:value="283.237504666156">
                <text:p>283.237504666156</text:p>
              </table:table-cell>
              <table:table-cell office:value-type="float" office:value="264.594596636392">
                <text:p>264.594596636392</text:p>
              </table:table-cell>
              <table:table-cell office:value-type="float" office:value="247.177399600539">
                <text:p>247.177399600539</text:p>
              </table:table-cell>
              <table:table-cell office:value-type="float" office:value="230.905441234166">
                <text:p>230.905441234166</text:p>
              </table:table-cell>
              <table:table-cell office:value-type="float" office:value="215.703523808577">
                <text:p>215.703523808577</text:p>
              </table:table-cell>
              <table:table-cell office:value-type="float" office:value="201.501377653571">
                <text:p>201.501377653571</text:p>
              </table:table-cell>
              <table:table-cell office:value-type="float" office:value="188.233340402196">
                <text:p>188.233340402196</text:p>
              </table:table-cell>
              <table:table-cell office:value-type="float" office:value="175.838054215585">
                <text:p>175.838054215585</text:p>
              </table:table-cell>
              <table:table-cell office:value-type="float" office:value="164.258185463">
                <text:p>164.258185463</text:p>
              </table:table-cell>
              <table:table-cell office:value-type="float" office:value="153.440160211486">
                <text:p>153.440160211486</text:p>
              </table:table-cell>
              <table:table-cell office:value-type="float" office:value="143.333919227841">
                <text:p>143.333919227841</text:p>
              </table:table-cell>
              <table:table-cell office:value-type="float" office:value="133.892686929477">
                <text:p>133.892686929477</text:p>
              </table:table-cell>
              <table:table-cell office:value-type="float" office:value="125.072757279168">
                <text:p>125.072757279168</text:p>
              </table:table-cell>
              <table:table-cell office:value-type="float" office:value="116.833291979262">
                <text:p>116.833291979262</text:p>
              </table:table-cell>
              <table:table-cell office:value-type="float" office:value="109.136133361501">
                <text:p>109.136133361501</text:p>
              </table:table-cell>
              <table:table-cell office:value-type="float" office:value="101.945628144184">
                <text:p>101.945628144184</text:p>
              </table:table-cell>
              <table:table-cell office:value-type="float" office:value="95.2284639210784">
                <text:p>95.2284639210784</text:p>
              </table:table-cell>
              <table:table-cell office:value-type="float" office:value="88.953515256014">
                <text:p>88.953515256014</text:p>
              </table:table-cell>
              <table:table-cell office:value-type="float" office:value="83.0917007989396">
                <text:p>83.0917007989396</text:p>
              </table:table-cell>
              <table:table-cell office:value-type="float" office:value="77.6158488992586">
                <text:p>77.6158488992586</text:p>
              </table:table-cell>
              <table:table-cell office:value-type="float" office:value="72.5005727497118">
                <text:p>72.5005727497118</text:p>
              </table:table-cell>
              <table:table-cell office:value-type="float" office:value="67.7221530524542">
                <text:p>67.7221530524542</text:p>
              </table:table-cell>
              <table:table-cell office:value-type="float" office:value="63.2584289210268">
                <text:p>63.2584289210268</text:p>
              </table:table-cell>
              <table:table-cell office:value-type="float" office:value="59.0886954432786">
                <text:p>59.0886954432786</text:p>
              </table:table-cell>
              <table:table-cell office:value-type="float" office:value="55.1936083546286">
                <text:p>55.1936083546286</text:p>
              </table:table-cell>
              <table:table-cell office:value-type="float" office:value="51.555094612989">
                <text:p>51.555094612989</text:p>
              </table:table-cell>
              <table:table-cell office:value-type="float" office:value="48.1562691085414">
                <text:p>48.1562691085414</text:p>
              </table:table-cell>
              <table:table-cell office:value-type="float" office:value="44.9813566031049">
                <text:p>44.9813566031049</text:p>
              </table:table-cell>
              <table:table-cell office:value-type="float" office:value="42.0156189587122">
                <text:p>42.0156189587122</text:p>
              </table:table-cell>
              <table:table-cell office:value-type="float" office:value="39.2452870015923">
                <text:p>39.2452870015923</text:p>
              </table:table-cell>
              <table:table-cell office:value-type="float" office:value="36.6574969434253">
                <text:p>36.6574969434253</text:p>
              </table:table-cell>
              <table:table-cell office:value-type="float" office:value="34.2402309115721">
                <text:p>34.2402309115721</text:p>
              </table:table-cell>
              <table:table-cell office:value-type="float" office:value="31.982261403799">
                <text:p>31.982261403799</text:p>
              </table:table-cell>
              <table:table-cell office:value-type="float" office:value="29.8730993854782">
                <text:p>29.8730993854782</text:p>
              </table:table-cell>
              <table:table-cell office:value-type="float" office:value="27.90294576428">
                <text:p>27.90294576428</text:p>
              </table:table-cell>
              <table:table-cell office:value-type="float" office:value="26.0626460937755">
                <text:p>26.0626460937755</text:p>
              </table:table-cell>
              <table:table-cell office:value-type="float" office:value="24.3436481825762">
                <text:p>24.3436481825762</text:p>
              </table:table-cell>
              <table:table-cell office:value-type="float" office:value="22.7379625654067">
                <text:p>22.7379625654067</text:p>
              </table:table-cell>
              <table:table-cell office:value-type="float" office:value="21.2381254724263">
                <text:p>21.2381254724263</text:p>
              </table:table-cell>
              <table:table-cell office:value-type="float" office:value="19.8371643349411">
                <text:p>19.8371643349411</text:p>
              </table:table-cell>
              <table:table-cell office:value-type="float" office:value="18.5285654383643">
                <text:p>18.5285654383643</text:p>
              </table:table-cell>
              <table:table-cell office:value-type="float" office:value="17.3062438225579">
                <text:p>17.3062438225579</text:p>
              </table:table-cell>
              <table:table-cell office:value-type="float" office:value="16.1645150270851">
                <text:p>16.1645150270851</text:p>
              </table:table-cell>
              <table:table-cell office:value-type="float" office:value="15.0980688273351">
                <text:p>15.0980688273351</text:p>
              </table:table-cell>
              <table:table-cell office:value-type="float" office:value="14.1019445552344">
                <text:p>14.1019445552344</text:p>
              </table:table-cell>
              <table:table-cell office:value-type="float" office:value="13.1715081831155">
                <text:p>13.1715081831155</text:p>
              </table:table-cell>
              <table:table-cell office:value-type="float" office:value="12.3024307682688">
                <text:p>12.3024307682688</text:p>
              </table:table-cell>
              <table:table-cell office:value-type="float" office:value="11.4906684584571">
                <text:p>11.4906684584571</text:p>
              </table:table-cell>
              <table:table-cell office:value-type="float" office:value="10.7324436658067">
                <text:p>10.7324436658067</text:p>
              </table:table-cell>
              <table:table-cell office:value-type="float" office:value="10.0242276214622">
                <text:p>10.0242276214622</text:p>
              </table:table-cell>
              <table:table-cell office:value-type="float" office:value="9.36272393469493">
                <text:p>9.36272393469493</text:p>
              </table:table-cell>
              <table:table-cell office:value-type="float" office:value="8.74485337105166">
                <text:p>8.74485337105166</text:p>
              </table:table-cell>
              <table:table-cell office:value-type="float" office:value="8.16773949614619">
                <text:p>8.16773949614619</text:p>
              </table:table-cell>
              <table:table-cell office:value-type="float" office:value="7.62869539318264">
                <text:p>7.62869539318264</text:p>
              </table:table-cell>
              <table:table-cell office:value-type="float" office:value="7.12521112851069">
                <text:p>7.12521112851069</text:p>
              </table:table-cell>
              <table:table-cell office:value-type="float" office:value="6.65494216083359">
                <text:p>6.65494216083359</text:p>
              </table:table-cell>
              <table:table-cell office:value-type="float" office:value="6.21569839852401">
                <text:p>6.21569839852401</text:p>
              </table:table-cell>
              <table:table-cell office:value-type="float" office:value="5.80543408459004">
                <text:p>5.80543408459004</text:p>
              </table:table-cell>
              <table:table-cell office:value-type="float" office:value="5.42223824456971">
                <text:p>5.42223824456971</text:p>
              </table:table-cell>
              <table:table-cell office:value-type="float" office:value="5.06432585897703">
                <text:p>5.06432585897703</text:p>
              </table:table-cell>
              <table:table-cell office:value-type="float" office:value="4.73002952585471">
                <text:p>4.73002952585471</text:p>
              </table:table-cell>
              <table:table-cell office:value-type="float" office:value="4.41779175652111">
                <text:p>4.41779175652111</text:p>
              </table:table-cell>
              <table:table-cell office:value-type="float" office:value="4.12615769897133">
                <text:p>4.12615769897133</text:p>
              </table:table-cell>
              <table:table-cell office:value-type="float" office:value="3.85376841374757">
                <text:p>3.85376841374757</text:p>
              </table:table-cell>
              <table:table-cell office:value-type="float" office:value="3.59935452373774">
                <text:p>3.59935452373774</text:p>
              </table:table-cell>
              <table:table-cell office:value-type="float" office:value="3.36173034528909">
                <text:p>3.36173034528909</text:p>
              </table:table-cell>
              <table:table-cell office:value-type="float" office:value="3.13978834689792">
                <text:p>3.13978834689792</text:p>
              </table:table-cell>
              <table:table-cell office:value-type="float" office:value="2.93249402664163">
                <text:p>2.93249402664163</text:p>
              </table:table-cell>
              <table:table-cell office:value-type="float" office:value="2.7388810770768">
                <text:p>2.7388810770768</text:p>
              </table:table-cell>
              <table:table-cell office:value-type="float" office:value="2.5580469139696">
                <text:p>2.5580469139696</text:p>
              </table:table-cell>
              <table:table-cell office:value-type="float" office:value="2.38914845768934">
                <text:p>2.38914845768934</text:p>
              </table:table-cell>
              <table:table-cell office:value-type="float" office:value="2.23139823034195">
                <text:p>2.23139823034195</text:p>
              </table:table-cell>
              <table:table-cell office:value-type="float" office:value="2.08406067528837">
                <text:p>2.08406067528837</text:p>
              </table:table-cell>
              <table:table-cell office:value-type="float" office:value="1.94644875035823">
                <text:p>1.94644875035823</text:p>
              </table:table-cell>
              <table:table-cell office:value-type="float" office:value="1.81792071747923">
                <text:p>1.81792071747923</text:p>
              </table:table-cell>
              <table:table-cell office:value-type="float" office:value="1.6978771704474">
                <text:p>1.6978771704474</text:p>
              </table:table-cell>
              <table:table-cell office:value-type="float" office:value="1.58575822558302">
                <text:p>1.58575822558302</text:p>
              </table:table-cell>
              <table:table-cell office:value-type="float" office:value="1.48104093467823">
                <text:p>1.48104093467823</text:p>
              </table:table-cell>
              <table:table-cell office:value-type="float" office:value="1.38323684513214">
                <text:p>1.38323684513214</text:p>
              </table:table-cell>
              <table:table-cell office:value-type="float" office:value="1.29188971977736">
                <text:p>1.29188971977736</text:p>
              </table:table-cell>
              <table:table-cell office:value-type="float" office:value="1.20657342401596">
                <text:p>1.20657342401596</text:p>
              </table:table-cell>
              <table:table-cell office:value-type="float" office:value="1.1268899245612">
                <text:p>1.1268899245612</text:p>
              </table:table-cell>
              <table:table-cell office:value-type="float" office:value="1.05246745803034">
                <text:p>1.05246745803034</text:p>
              </table:table-cell>
              <table:table-cell office:value-type="float" office:value="0.982958777691057">
                <text:p>0.982958777691057</text:p>
              </table:table-cell>
              <table:table-cell office:value-type="float" office:value="0.918039554230227">
                <text:p>0.918039554230227</text:p>
              </table:table-cell>
              <table:table-cell office:value-type="float" office:value="0.857406852407856">
                <text:p>0.857406852407856</text:p>
              </table:table-cell>
              <table:table-cell office:value-type="float" office:value="0.800777726871232">
                <text:p>0.800777726871232</text:p>
              </table:table-cell>
              <table:table-cell office:value-type="float" office:value="0.747887901893187">
                <text:p>0.747887901893187</text:p>
              </table:table-cell>
              <table:table-cell office:value-type="float" office:value="0.69849053706793">
                <text:p>0.69849053706793</text:p>
              </table:table-cell>
              <table:table-cell office:value-type="float" office:value="0.652355085473094">
                <text:p>0.652355085473094</text:p>
              </table:table-cell>
              <table:table-cell office:value-type="float" office:value="0.609266208188463">
                <text:p>0.609266208188463</text:p>
              </table:table-cell>
              <table:table-cell office:value-type="float" office:value="0.569022782424739">
                <text:p>0.569022782424739</text:p>
              </table:table-cell>
              <table:table-cell office:value-type="float" office:value="0.531436953177507">
                <text:p>0.531436953177507</text:p>
              </table:table-cell>
              <table:table-cell office:value-type="float" office:value="0.496333266967224">
                <text:p>0.496333266967224</text:p>
              </table:table-cell>
              <table:table-cell office:value-type="float" office:value="0.463547847444108">
                <text:p>0.463547847444108</text:p>
              </table:table-cell>
              <table:table-cell office:value-type="float" office:value="0.432927634946151">
                <text:p>0.432927634946151</text:p>
              </table:table-cell>
              <table:table-cell office:value-type="float" office:value="0.404329672618618">
                <text:p>0.404329672618618</text:p>
              </table:table-cell>
              <table:table-cell office:value-type="float" office:value="0.377620437440507">
                <text:p>0.377620437440507</text:p>
              </table:table-cell>
              <table:table-cell office:value-type="float" office:value="0.352675222379411">
                <text:p>0.352675222379411</text:p>
              </table:table-cell>
              <table:table-cell office:value-type="float" office:value="0.329377549055872">
                <text:p>0.329377549055872</text:p>
              </table:table-cell>
              <table:table-cell office:value-type="float" office:value="0.307618631481333">
                <text:p>0.307618631481333</text:p>
              </table:table-cell>
              <table:table-cell office:value-type="float" office:value="0.287296859805034">
                <text:p>0.287296859805034</text:p>
              </table:table-cell>
              <table:table-cell office:value-type="float" office:value="0.268317334163598">
                <text:p>0.268317334163598</text:p>
              </table:table-cell>
              <table:table-cell office:value-type="float" office:value="0.250591421278403">
                <text:p>0.250591421278403</text:p>
              </table:table-cell>
              <table:table-cell office:value-type="float" office:value="0.23403633555577">
                <text:p>0.23403633555577</text:p>
              </table:table-cell>
              <table:table-cell office:value-type="float" office:value="0.218574760776567">
                <text:p>0.218574760776567</text:p>
              </table:table-cell>
              <table:table-cell office:value-type="float" office:value="0.204134481459147">
                <text:p>0.204134481459147</text:p>
              </table:table-cell>
              <table:table-cell office:value-type="float" office:value="0.190648051311649">
                <text:p>0.190648051311649</text:p>
              </table:table-cell>
              <table:table-cell office:value-type="float" office:value="0.178052478034071">
                <text:p>0.178052478034071</text:p>
              </table:table-cell>
              <table:table-cell office:value-type="float" office:value="0.166288925567202">
                <text:p>0.166288925567202</text:p>
              </table:table-cell>
              <table:table-cell office:value-type="float" office:value="0.155302445907826">
                <text:p>0.155302445907826</text:p>
              </table:table-cell>
              <table:table-cell office:value-type="float" office:value="0.145041716734748">
                <text:p>0.145041716734748</text:p>
              </table:table-cell>
              <table:table-cell office:value-type="float" office:value="0.135458805323844">
                <text:p>0.135458805323844</text:p>
              </table:table-cell>
              <table:table-cell office:value-type="float" office:value="0.12650894449044">
                <text:p>0.12650894449044</text:p>
              </table:table-cell>
              <table:table-cell office:value-type="float" office:value="0.118150321090489">
                <text:p>0.118150321090489</text:p>
              </table:table-cell>
              <table:table-cell office:value-type="float" office:value="0.110343885567893">
                <text:p>0.110343885567893</text:p>
              </table:table-cell>
              <table:table-cell office:value-type="float" office:value="0.103053165226363">
                <text:p>0.103053165226363</text:p>
              </table:table-cell>
              <table:table-cell office:value-type="float" office:value="0.0962440964434911">
                <text:p>0.0962440964434911</text:p>
              </table:table-cell>
              <table:table-cell office:value-type="float" office:value="0.089884865528291">
                <text:p>0.089884865528291</text:p>
              </table:table-cell>
              <table:table-cell office:value-type="float" office:value="0.0839457584983411">
                <text:p>0.0839457584983411</text:p>
              </table:table-cell>
              <table:table-cell office:value-type="float" office:value="0.0783990258046099">
                <text:p>0.0783990258046099</text:p>
              </table:table-cell>
              <table:table-cell office:value-type="float" office:value="0.0732187482353701">
                <text:p>0.0732187482353701</text:p>
              </table:table-cell>
              <table:table-cell office:value-type="float" office:value="0.0683807171967634">
                <text:p>0.0683807171967634</text:p>
              </table:table-cell>
              <table:table-cell office:value-type="float" office:value="0.0638623269766541">
                <text:p>0.0638623269766541</text:p>
              </table:table-cell>
              <table:table-cell office:value-type="float" office:value="0.0596424622277657">
                <text:p>0.0596424622277657</text:p>
              </table:table-cell>
              <table:table-cell office:value-type="float" office:value="0.0557014020742166">
                <text:p>0.0557014020742166</text:p>
              </table:table-cell>
              <table:table-cell office:value-type="float" office:value="0.0520207301013382">
                <text:p>0.0520207301013382</text:p>
              </table:table-cell>
              <table:table-cell office:value-type="float" office:value="0.0485832439469432">
                <text:p>0.0485832439469432</text:p>
              </table:table-cell>
              <table:table-cell office:value-type="float" office:value="0.045372878016058">
                <text:p>0.045372878016058</text:p>
              </table:table-cell>
              <table:table-cell office:value-type="float" office:value="0.0423746292500121">
                <text:p>0.0423746292500121</text:p>
              </table:table-cell>
              <table:table-cell office:value-type="float" office:value="0.0395744835578043">
                <text:p>0.0395744835578043</text:p>
              </table:table-cell>
              <table:table-cell office:value-type="float" office:value="0.0369593534997226">
                <text:p>0.0369593534997226</text:p>
              </table:table-cell>
              <table:table-cell office:value-type="float" office:value="0.0345170167164918">
                <text:p>0.0345170167164918</text:p>
              </table:table-cell>
              <table:table-cell office:value-type="float" office:value="0.0322360568747933">
                <text:p>0.0322360568747933</text:p>
              </table:table-cell>
              <table:table-cell office:value-type="float" office:value="0.0301058127469165">
                <text:p>0.0301058127469165</text:p>
              </table:table-cell>
              <table:table-cell office:value-type="float" office:value="0.028116327251464">
                <text:p>0.028116327251464</text:p>
              </table:table-cell>
              <table:table-cell office:value-type="float" office:value="0.0262582999143795">
                <text:p>0.0262582999143795</text:p>
              </table:table-cell>
              <table:table-cell office:value-type="float" office:value="0.0245230459445504">
                <text:p>0.0245230459445504</text:p>
              </table:table-cell>
              <table:table-cell office:value-type="float" office:value="0.0229024539645782">
                <text:p>0.0229024539645782</text:p>
              </table:table-cell>
              <table:table-cell office:value-type="float" office:value="0.0213889477439505">
                <text:p>0.0213889477439505</text:p>
              </table:table-cell>
              <table:table-cell office:value-type="float" office:value="0.0199754525236339">
                <text:p>0.0199754525236339</text:p>
              </table:table-cell>
              <table:table-cell office:value-type="float" office:value="0.0186553604298291">
                <text:p>0.0186553604298291</text:p>
              </table:table-cell>
              <table:table-cell office:value-type="float" office:value="0.0174224996928042">
                <text:p>0.0174224996928042</text:p>
              </table:table-cell>
              <table:table-cell office:value-type="float" office:value="0.0162711072098921">
                <text:p>0.0162711072098921</text:p>
              </table:table-cell>
              <table:table-cell office:value-type="float" office:value="0.0151957999558466">
                <text:p>0.0151957999558466</text:p>
              </table:table-cell>
              <table:table-cell office:value-type="float" office:value="0.0141915502199094">
                <text:p>0.0141915502199094</text:p>
              </table:table-cell>
              <table:table-cell office:value-type="float" office:value="0.0132536633917143">
                <text:p>0.0132536633917143</text:p>
              </table:table-cell>
              <table:table-cell office:value-type="float" office:value="0.0123777544469457">
                <text:p>0.0123777544469457</text:p>
              </table:table-cell>
              <table:table-cell office:value-type="float" office:value="0.0115597279373817">
                <text:p>0.0115597279373817</text:p>
              </table:table-cell>
              <table:table-cell office:value-type="float" office:value="0.0107957595479416">
                <text:p>0.0107957595479416</text:p>
              </table:table-cell>
              <table:table-cell office:value-type="float" office:value="0.0100822771222819">
                <text:p>0.0100822771222819</text:p>
              </table:table-cell>
              <table:table-cell office:value-type="float" office:value="0.00941594445332476">
                <text:p>0.00941594445332476</text:p>
              </table:table-cell>
              <table:table-cell office:value-type="float" office:value="0.00879364629283177">
                <text:p>0.00879364629283177</text:p>
              </table:table-cell>
              <table:table-cell office:value-type="float" office:value="0.00821247276156467">
                <text:p>0.00821247276156467</text:p>
              </table:table-cell>
              <table:table-cell office:value-type="float" office:value="0.00766970626721603">
                <text:p>0.00766970626721603</text:p>
              </table:table-cell>
              <table:table-cell office:value-type="float" office:value="0.00716280911091192">
                <text:p>0.00716280911091192</text:p>
              </table:table-cell>
              <table:table-cell office:value-type="float" office:value="0.00668941091919812">
                <text:p>0.00668941091919812</text:p>
              </table:table-cell>
              <table:table-cell office:value-type="float" office:value="0.00624729801249527">
                <text:p>0.00624729801249527</text:p>
              </table:table-cell>
              <table:table-cell office:value-type="float" office:value="0.00583440318151958">
                <text:p>0.00583440318151958</text:p>
              </table:table-cell>
              <table:table-cell office:value-type="float" office:value="0.0054487955023044">
                <text:p>0.0054487955023044</text:p>
              </table:table-cell>
              <table:table-cell office:value-type="float" office:value="0.0050886717539447">
                <text:p>0.0050886717539447</text:p>
              </table:table-cell>
              <table:table-cell office:value-type="float" office:value="0.00475234802029044">
                <text:p>0.00475234802029044</text:p>
              </table:table-cell>
              <table:table-cell office:value-type="float" office:value="0.00443825142452335">
                <text:p>0.00443825142452335</text:p>
              </table:table-cell>
              <table:table-cell office:value-type="float" office:value="0.00414491313476793">
                <text:p>0.00414491313476793</text:p>
              </table:table-cell>
              <table:table-cell office:value-type="float" office:value="0.00387096143808473">
                <text:p>0.00387096143808473</text:p>
              </table:table-cell>
              <table:table-cell office:value-type="float" office:value="0.00361511507834685">
                <text:p>0.00361511507834685</text:p>
              </table:table-cell>
              <table:table-cell office:value-type="float" office:value="0.00337617759353553">
                <text:p>0.00337617759353553</text:p>
              </table:table-cell>
              <table:table-cell office:value-type="float" office:value="0.0031530316137807">
                <text:p>0.0031530316137807</text:p>
              </table:table-cell>
              <table:table-cell office:value-type="float" office:value="0.00294463345853848">
                <text:p>0.00294463345853848</text:p>
              </table:table-cell>
              <table:table-cell office:value-type="float" office:value="0.00275000853722582">
                <text:p>0.00275000853722582</text:p>
              </table:table-cell>
              <table:table-cell office:value-type="float" office:value="0.00256824666372198">
                <text:p>0.00256824666372198</text:p>
              </table:table-cell>
              <table:table-cell office:value-type="float" office:value="0.00239849768893838">
                <text:p>0.00239849768893838</text:p>
              </table:table-cell>
              <table:table-cell office:value-type="float" office:value="0.00223996776446841">
                <text:p>0.00223996776446841</text:p>
              </table:table-cell>
              <table:table-cell office:value-type="float" office:value="0.00209191545928055">
                <text:p>0.00209191545928055</text:p>
              </table:table-cell>
              <table:table-cell office:value-type="float" office:value="0.00195364827602433">
                <text:p>0.00195364827602433</text:p>
              </table:table-cell>
              <table:table-cell office:value-type="float" office:value="0.00182451966723253">
                <text:p>0.00182451966723253</text:p>
              </table:table-cell>
              <table:table-cell office:value-type="float" office:value="0.00170392569551029">
                <text:p>0.00170392569551029</text:p>
              </table:table-cell>
              <table:table-cell office:value-type="float" office:value="0.00159130210497455">
                <text:p>0.00159130210497455</text:p>
              </table:table-cell>
              <table:table-cell office:value-type="float" office:value="0.00148612201134031">
                <text:p>0.00148612201134031</text:p>
              </table:table-cell>
              <table:table-cell office:value-type="float" office:value="0.00138789367771145">
                <text:p>0.00138789367771145</text:p>
              </table:table-cell>
              <table:table-cell office:value-type="float" office:value="0.00129615764021477">
                <text:p>0.00129615764021477</text:p>
              </table:table-cell>
              <table:table-cell office:value-type="float" office:value="0.00121048480447296">
                <text:p>0.00121048480447296</text:p>
              </table:table-cell>
              <table:table-cell office:value-type="float" office:value="0.00113047433099573">
                <text:p>0.00113047433099573</text:p>
              </table:table-cell>
              <table:table-cell office:value-type="float" office:value="0.00105575199250889">
                <text:p>0.00105575199250889</text:p>
              </table:table-cell>
            </table:table-row>
            <table:table-row>
              <table:table-cell office:value-type="string">
                <text:p>Recovered</text:p>
                <draw:g>
                  <svg:desc>'United States_smallpox'.A5:'United States_smallpox'.A5</svg:desc>
                </draw:g>
              </table:table-cell>
              <table:table-cell office:value-type="float" office:value="0">
                <text:p>0</text:p>
                <draw:g>
                  <svg:desc>'United States_smallpox'.B5:'United States_smallpox'.SG5</svg:desc>
                </draw:g>
              </table:table-cell>
              <table:table-cell office:value-type="float" office:value="0.00199360032192175">
                <text:p>0.00199360032192175</text:p>
              </table:table-cell>
              <table:table-cell office:value-type="float" office:value="0.00774435347578582">
                <text:p>0.00774435347578582</text:p>
              </table:table-cell>
              <table:table-cell office:value-type="float" office:value="0.0171627892254876">
                <text:p>0.0171627892254876</text:p>
              </table:table-cell>
              <table:table-cell office:value-type="float" office:value="0.030458790293887">
                <text:p>0.030458790293887</text:p>
              </table:table-cell>
              <table:table-cell office:value-type="float" office:value="0.0481150543166159">
                <text:p>0.0481150543166159</text:p>
              </table:table-cell>
              <table:table-cell office:value-type="float" office:value="0.0708856863784281">
                <text:p>0.0708856863784281</text:p>
              </table:table-cell>
              <table:table-cell office:value-type="float" office:value="0.0998161952659137">
                <text:p>0.0998161952659137</text:p>
              </table:table-cell>
              <table:table-cell office:value-type="float" office:value="0.136283384792853">
                <text:p>0.136283384792853</text:p>
              </table:table-cell>
              <table:table-cell office:value-type="float" office:value="0.182055406426119">
                <text:p>0.182055406426119</text:p>
              </table:table-cell>
              <table:table-cell office:value-type="float" office:value="0.239373774080256">
                <text:p>0.239373774080256</text:p>
              </table:table-cell>
              <table:table-cell office:value-type="float" office:value="0.311060596221433">
                <text:p>0.311060596221433</text:p>
              </table:table-cell>
              <table:table-cell office:value-type="float" office:value="0.400655791877987">
                <text:p>0.400655791877987</text:p>
              </table:table-cell>
              <table:table-cell office:value-type="float" office:value="0.512590697591202">
                <text:p>0.512590697591202</text:p>
              </table:table-cell>
              <table:table-cell office:value-type="float" office:value="0.652406430156519">
                <text:p>0.652406430156519</text:p>
              </table:table-cell>
              <table:table-cell office:value-type="float" office:value="0.827027629104162">
                <text:p>0.827027629104162</text:p>
              </table:table-cell>
              <table:table-cell office:value-type="float" office:value="1.04510502090838">
                <text:p>1.04510502090838</text:p>
              </table:table-cell>
              <table:table-cell office:value-type="float" office:value="1.31744373451056">
                <text:p>1.31744373451056</text:p>
              </table:table-cell>
              <table:table-cell office:value-type="float" office:value="1.65753846831507">
                <text:p>1.65753846831507</text:p>
              </table:table-cell>
              <table:table-cell office:value-type="float" office:value="2.08224204428333">
                <text:p>2.08224204428333</text:p>
              </table:table-cell>
              <table:table-cell office:value-type="float" office:value="2.61260044243913">
                <text:p>2.61260044243913</text:p>
              </table:table-cell>
              <table:table-cell office:value-type="float" office:value="3.27489566467297">
                <text:p>3.27489566467297</text:p>
              </table:table-cell>
              <table:table-cell office:value-type="float" office:value="4.10194808590015">
                <text:p>4.10194808590015</text:p>
              </table:table-cell>
              <table:table-cell office:value-type="float" office:value="5.13474289132086">
                <text:p>5.13474289132086</text:p>
              </table:table-cell>
              <table:table-cell office:value-type="float" office:value="6.42446106247818">
                <text:p>6.42446106247818</text:p>
              </table:table-cell>
              <table:table-cell office:value-type="float" office:value="8.03501571686212">
                <text:p>8.03501571686212</text:p>
              </table:table-cell>
              <table:table-cell office:value-type="float" office:value="10.0462193440003">
                <text:p>10.0462193440003</text:p>
              </table:table-cell>
              <table:table-cell office:value-type="float" office:value="12.557738944858">
                <text:p>12.557738944858</text:p>
              </table:table-cell>
              <table:table-cell office:value-type="float" office:value="15.6940351828052">
                <text:p>15.6940351828052</text:p>
              </table:table-cell>
              <table:table-cell office:value-type="float" office:value="19.6105300158104">
                <text:p>19.6105300158104</text:p>
              </table:table-cell>
              <table:table-cell office:value-type="float" office:value="24.5013088112333">
                <text:p>24.5013088112333</text:p>
              </table:table-cell>
              <table:table-cell office:value-type="float" office:value="30.6087383827639">
                <text:p>30.6087383827639</text:p>
              </table:table-cell>
              <table:table-cell office:value-type="float" office:value="38.2354774595373">
                <text:p>38.2354774595373</text:p>
              </table:table-cell>
              <table:table-cell office:value-type="float" office:value="47.7594753293875">
                <text:p>47.7594753293875</text:p>
              </table:table-cell>
              <table:table-cell office:value-type="float" office:value="59.6527009814269">
                <text:p>59.6527009814269</text:p>
              </table:table-cell>
              <table:table-cell office:value-type="float" office:value="74.5045316338468">
                <text:p>74.5045316338468</text:p>
              </table:table-cell>
              <table:table-cell office:value-type="float" office:value="93.0509595732953">
                <text:p>93.0509595732953</text:p>
              </table:table-cell>
              <table:table-cell office:value-type="float" office:value="116.211063394002">
                <text:p>116.211063394002</text:p>
              </table:table-cell>
              <table:table-cell office:value-type="float" office:value="145.132553032093">
                <text:p>145.132553032093</text:p>
              </table:table-cell>
              <table:table-cell office:value-type="float" office:value="181.248642899612">
                <text:p>181.248642899612</text:p>
              </table:table-cell>
              <table:table-cell office:value-type="float" office:value="226.349072155525">
                <text:p>226.349072155525</text:p>
              </table:table-cell>
              <table:table-cell office:value-type="float" office:value="282.668792650824">
                <text:p>282.668792650824</text:p>
              </table:table-cell>
              <table:table-cell office:value-type="float" office:value="352.998713312616">
                <text:p>352.998713312616</text:p>
              </table:table-cell>
              <table:table-cell office:value-type="float" office:value="440.82399392175">
                <text:p>440.82399392175</text:p>
              </table:table-cell>
              <table:table-cell office:value-type="float" office:value="550.496734023546">
                <text:p>550.496734023546</text:p>
              </table:table-cell>
              <table:table-cell office:value-type="float" office:value="687.451609164656">
                <text:p>687.451609164656</text:p>
              </table:table-cell>
              <table:table-cell office:value-type="float" office:value="858.47514349275">
                <text:p>858.47514349275</text:p>
              </table:table-cell>
              <table:table-cell office:value-type="float" office:value="1072.04193570705">
                <text:p>1072.04193570705</text:p>
              </table:table-cell>
              <table:table-cell office:value-type="float" office:value="1338.73449917039">
                <text:p>1338.73449917039</text:p>
              </table:table-cell>
              <table:table-cell office:value-type="float" office:value="1671.76749352818">
                <text:p>1671.76749352818</text:p>
              </table:table-cell>
              <table:table-cell office:value-type="float" office:value="2087.64226785378">
                <text:p>2087.64226785378</text:p>
              </table:table-cell>
              <table:table-cell office:value-type="float" office:value="2606.96412814285">
                <text:p>2606.96412814285</text:p>
              </table:table-cell>
              <table:table-cell office:value-type="float" office:value="3255.46268748875">
                <text:p>3255.46268748875</text:p>
              </table:table-cell>
              <table:table-cell office:value-type="float" office:value="4065.26573481715">
                <text:p>4065.26573481715</text:p>
              </table:table-cell>
              <table:table-cell office:value-type="float" office:value="5076.4895405683">
                <text:p>5076.4895405683</text:p>
              </table:table-cell>
              <table:table-cell office:value-type="float" office:value="6339.22395085304">
                <text:p>6339.22395085304</text:p>
              </table:table-cell>
              <table:table-cell office:value-type="float" office:value="7916.01018860168">
                <text:p>7916.01018860168</text:p>
              </table:table-cell>
              <table:table-cell office:value-type="float" office:value="9884.93316107271">
                <text:p>9884.93316107271</text:p>
              </table:table-cell>
              <table:table-cell office:value-type="float" office:value="12343.4801082776">
                <text:p>12343.4801082776</text:p>
              </table:table-cell>
              <table:table-cell office:value-type="float" office:value="15413.3547921999">
                <text:p>15413.3547921999</text:p>
              </table:table-cell>
              <table:table-cell office:value-type="float" office:value="19246.4821123035">
                <text:p>19246.4821123035</text:p>
              </table:table-cell>
              <table:table-cell office:value-type="float" office:value="24032.4957036675">
                <text:p>24032.4957036675</text:p>
              </table:table-cell>
              <table:table-cell office:value-type="float" office:value="30008.0712502942">
                <text:p>30008.0712502942</text:p>
              </table:table-cell>
              <table:table-cell office:value-type="float" office:value="37468.5549262803">
                <text:p>37468.5549262803</text:p>
              </table:table-cell>
              <table:table-cell office:value-type="float" office:value="46782.4438806451">
                <text:p>46782.4438806451</text:p>
              </table:table-cell>
              <table:table-cell office:value-type="float" office:value="58409.4045294065">
                <text:p>58409.4045294065</text:p>
              </table:table-cell>
              <table:table-cell office:value-type="float" office:value="72922.6737247601">
                <text:p>72922.6737247601</text:p>
              </table:table-cell>
              <table:table-cell office:value-type="float" office:value="91036.8782049316">
                <text:p>91036.8782049316</text:p>
              </table:table-cell>
              <table:table-cell office:value-type="float" office:value="113642.533237469">
                <text:p>113642.533237469</text:p>
              </table:table-cell>
              <table:table-cell office:value-type="float" office:value="141848.751353846">
                <text:p>141848.751353846</text:p>
              </table:table-cell>
              <table:table-cell office:value-type="float" office:value="177035.996802639">
                <text:p>177035.996802639</text:p>
              </table:table-cell>
              <table:table-cell office:value-type="float" office:value="220921.068629972">
                <text:p>220921.068629972</text:p>
              </table:table-cell>
              <table:table-cell office:value-type="float" office:value="275636.868732704">
                <text:p>275636.868732704</text:p>
              </table:table-cell>
              <table:table-cell office:value-type="float" office:value="343829.884099631">
                <text:p>343829.884099631</text:p>
              </table:table-cell>
              <table:table-cell office:value-type="float" office:value="428778.648947544">
                <text:p>428778.648947544</text:p>
              </table:table-cell>
              <table:table-cell office:value-type="float" office:value="534536.672165154">
                <text:p>534536.672165154</text:p>
              </table:table-cell>
              <table:table-cell office:value-type="float" office:value="666103.297468854">
                <text:p>666103.297468854</text:p>
              </table:table-cell>
              <table:table-cell office:value-type="float" office:value="829625.526007856">
                <text:p>829625.526007856</text:p>
              </table:table-cell>
              <table:table-cell office:value-type="float" office:value="1032632.69302899">
                <text:p>1032632.69302899</text:p>
              </table:table-cell>
              <table:table-cell office:value-type="float" office:value="1284303.68686395">
                <text:p>1284303.68686395</text:p>
              </table:table-cell>
              <table:table-cell office:value-type="float" office:value="1595762.60040153">
                <text:p>1595762.60040153</text:p>
              </table:table-cell>
              <table:table-cell office:value-type="float" office:value="1980392.74766724">
                <text:p>1980392.74766724</text:p>
              </table:table-cell>
              <table:table-cell office:value-type="float" office:value="2454150.2114456">
                <text:p>2454150.2114456</text:p>
              </table:table-cell>
              <table:table-cell office:value-type="float" office:value="3035846.07308521">
                <text:p>3035846.07308521</text:p>
              </table:table-cell>
              <table:table-cell office:value-type="float" office:value="3747351.35767181">
                <text:p>3747351.35767181</text:p>
              </table:table-cell>
              <table:table-cell office:value-type="float" office:value="4613661.56815638">
                <text:p>4613661.56815638</text:p>
              </table:table-cell>
              <table:table-cell office:value-type="float" office:value="5662741.7610374">
                <text:p>5662741.7610374</text:p>
              </table:table-cell>
              <table:table-cell office:value-type="float" office:value="6925063.58230137">
                <text:p>6925063.58230137</text:p>
              </table:table-cell>
              <table:table-cell office:value-type="float" office:value="8432751.12982067">
                <text:p>8432751.12982067</text:p>
              </table:table-cell>
              <table:table-cell office:value-type="float" office:value="10218281.4729339">
                <text:p>10218281.4729339</text:p>
              </table:table-cell>
              <table:table-cell office:value-type="float" office:value="12312745.5653479">
                <text:p>12312745.5653479</text:p>
              </table:table-cell>
              <table:table-cell office:value-type="float" office:value="14743764.4509592">
                <text:p>14743764.4509592</text:p>
              </table:table-cell>
              <table:table-cell office:value-type="float" office:value="17533259.439371">
                <text:p>17533259.439371</text:p>
              </table:table-cell>
              <table:table-cell office:value-type="float" office:value="20695363.4474565">
                <text:p>20695363.4474565</text:p>
              </table:table-cell>
              <table:table-cell office:value-type="float" office:value="24234797.2844155">
                <text:p>24234797.2844155</text:p>
              </table:table-cell>
              <table:table-cell office:value-type="float" office:value="28145991.7912067">
                <text:p>28145991.7912067</text:p>
              </table:table-cell>
              <table:table-cell office:value-type="float" office:value="32413113.6330385">
                <text:p>32413113.6330385</text:p>
              </table:table-cell>
              <table:table-cell office:value-type="float" office:value="37010982.8200268">
                <text:p>37010982.8200268</text:p>
              </table:table-cell>
              <table:table-cell office:value-type="float" office:value="41906706.2986208">
                <text:p>41906706.2986208</text:p>
              </table:table-cell>
              <table:table-cell office:value-type="float" office:value="47061744.1847477">
                <text:p>47061744.1847477</text:p>
              </table:table-cell>
              <table:table-cell office:value-type="float" office:value="52434090.9840786">
                <text:p>52434090.9840786</text:p>
              </table:table-cell>
              <table:table-cell office:value-type="float" office:value="57980261.0745296">
                <text:p>57980261.0745296</text:p>
              </table:table-cell>
              <table:table-cell office:value-type="float" office:value="63656782.0889384">
                <text:p>63656782.0889384</text:p>
              </table:table-cell>
              <table:table-cell office:value-type="float" office:value="69421375.0702258">
                <text:p>69421375.0702258</text:p>
              </table:table-cell>
              <table:table-cell office:value-type="float" office:value="75234544.0889551">
                <text:p>75234544.0889551</text:p>
              </table:table-cell>
              <table:table-cell office:value-type="float" office:value="81060699.6966836">
                <text:p>81060699.6966836</text:p>
              </table:table-cell>
              <table:table-cell office:value-type="float" office:value="86868329.2616062">
                <text:p>86868329.2616062</text:p>
              </table:table-cell>
              <table:table-cell office:value-type="float" office:value="92629842.1744848">
                <text:p>92629842.1744848</text:p>
              </table:table-cell>
              <table:table-cell office:value-type="float" office:value="98321353.1486023">
                <text:p>98321353.1486023</text:p>
              </table:table-cell>
              <table:table-cell office:value-type="float" office:value="103922438.365658">
                <text:p>103922438.365658</text:p>
              </table:table-cell>
              <table:table-cell office:value-type="float" office:value="109415868.891911">
                <text:p>109415868.891911</text:p>
              </table:table-cell>
              <table:table-cell office:value-type="float" office:value="114787328.929532">
                <text:p>114787328.929532</text:p>
              </table:table-cell>
              <table:table-cell office:value-type="float" office:value="120025129.93399">
                <text:p>120025129.93399</text:p>
              </table:table-cell>
              <table:table-cell office:value-type="float" office:value="125119931.158821">
                <text:p>125119931.158821</text:p>
              </table:table-cell>
              <table:table-cell office:value-type="float" office:value="130064474.339967">
                <text:p>130064474.339967</text:p>
              </table:table-cell>
              <table:table-cell office:value-type="float" office:value="134853336.999872">
                <text:p>134853336.999872</text:p>
              </table:table-cell>
              <table:table-cell office:value-type="float" office:value="139482706.33344">
                <text:p>139482706.33344</text:p>
              </table:table-cell>
              <table:table-cell office:value-type="float" office:value="143950173.943337">
                <text:p>143950173.943337</text:p>
              </table:table-cell>
              <table:table-cell office:value-type="float" office:value="148254550.725171">
                <text:p>148254550.725171</text:p>
              </table:table-cell>
              <table:table-cell office:value-type="float" office:value="152395700.689628">
                <text:p>152395700.689628</text:p>
              </table:table-cell>
              <table:table-cell office:value-type="float" office:value="156374392.296">
                <text:p>156374392.296</text:p>
              </table:table-cell>
              <table:table-cell office:value-type="float" office:value="160192165.807069">
                <text:p>160192165.807069</text:p>
              </table:table-cell>
              <table:table-cell office:value-type="float" office:value="163851215.214849">
                <text:p>163851215.214849</text:p>
              </table:table-cell>
              <table:table-cell office:value-type="float" office:value="167354283.361788">
                <text:p>167354283.361788</text:p>
              </table:table-cell>
              <table:table-cell office:value-type="float" office:value="170704568.97906">
                <text:p>170704568.97906</text:p>
              </table:table-cell>
              <table:table-cell office:value-type="float" office:value="173905644.465655">
                <text:p>173905644.465655</text:p>
              </table:table-cell>
              <table:table-cell office:value-type="float" office:value="176961383.333892">
                <text:p>176961383.333892</text:p>
              </table:table-cell>
              <table:table-cell office:value-type="float" office:value="179875896.343258">
                <text:p>179875896.343258</text:p>
              </table:table-cell>
              <table:table-cell office:value-type="float" office:value="182653475.431943">
                <text:p>182653475.431943</text:p>
              </table:table-cell>
              <table:table-cell office:value-type="float" office:value="185298544.646339">
                <text:p>185298544.646339</text:p>
              </table:table-cell>
              <table:table-cell office:value-type="float" office:value="187815617.335007">
                <text:p>187815617.335007</text:p>
              </table:table-cell>
              <table:table-cell office:value-type="float" office:value="190209258.949125">
                <text:p>190209258.949125</text:p>
              </table:table-cell>
              <table:table-cell office:value-type="float" office:value="192484054.853402">
                <text:p>192484054.853402</text:p>
              </table:table-cell>
              <table:table-cell office:value-type="float" office:value="194644582.609265">
                <text:p>194644582.609265</text:p>
              </table:table-cell>
              <table:table-cell office:value-type="float" office:value="196695388.244365">
                <text:p>196695388.244365</text:p>
              </table:table-cell>
              <table:table-cell office:value-type="float" office:value="198640966.071352">
                <text:p>198640966.071352</text:p>
              </table:table-cell>
              <table:table-cell office:value-type="float" office:value="200485741.672664">
                <text:p>200485741.672664</text:p>
              </table:table-cell>
              <table:table-cell office:value-type="float" office:value="202234057.600149">
                <text:p>202234057.600149</text:p>
              </table:table-cell>
              <table:table-cell office:value-type="float" office:value="203890161.731358">
                <text:p>203890161.731358</text:p>
              </table:table-cell>
              <table:table-cell office:value-type="float" office:value="205458197.549435">
                <text:p>205458197.549435</text:p>
              </table:table-cell>
              <table:table-cell office:value-type="float" office:value="206942196.683466">
                <text:p>206942196.683466</text:p>
              </table:table-cell>
              <table:table-cell office:value-type="float" office:value="208346072.778341">
                <text:p>208346072.778341</text:p>
              </table:table-cell>
              <table:table-cell office:value-type="float" office:value="209673617.189419">
                <text:p>209673617.189419</text:p>
              </table:table-cell>
              <table:table-cell office:value-type="float" office:value="210928495.691883">
                <text:p>210928495.691883</text:p>
              </table:table-cell>
              <table:table-cell office:value-type="float" office:value="212114246.545618">
                <text:p>212114246.545618</text:p>
              </table:table-cell>
              <table:table-cell office:value-type="float" office:value="213234279.390958">
                <text:p>213234279.390958</text:p>
              </table:table-cell>
              <table:table-cell office:value-type="float" office:value="214291875.06491">
                <text:p>214291875.06491</text:p>
              </table:table-cell>
              <table:table-cell office:value-type="float" office:value="215290186.139621">
                <text:p>215290186.139621</text:p>
              </table:table-cell>
              <table:table-cell office:value-type="float" office:value="216232238.035348">
                <text:p>216232238.035348</text:p>
              </table:table-cell>
              <table:table-cell office:value-type="float" office:value="217120930.747214">
                <text:p>217120930.747214</text:p>
              </table:table-cell>
              <table:table-cell office:value-type="float" office:value="217959040.903801">
                <text:p>217959040.903801</text:p>
              </table:table-cell>
              <table:table-cell office:value-type="float" office:value="218749224.314007">
                <text:p>218749224.314007</text:p>
              </table:table-cell>
              <table:table-cell office:value-type="float" office:value="219494018.696179">
                <text:p>219494018.696179</text:p>
              </table:table-cell>
              <table:table-cell office:value-type="float" office:value="220195846.764149">
                <text:p>220195846.764149</text:p>
              </table:table-cell>
              <table:table-cell office:value-type="float" office:value="220857019.410607">
                <text:p>220857019.410607</text:p>
              </table:table-cell>
              <table:table-cell office:value-type="float" office:value="221479739.109269">
                <text:p>221479739.109269</text:p>
              </table:table-cell>
              <table:table-cell office:value-type="float" office:value="222066103.381572">
                <text:p>222066103.381572</text:p>
              </table:table-cell>
              <table:table-cell office:value-type="float" office:value="222618108.356993">
                <text:p>222618108.356993</text:p>
              </table:table-cell>
              <table:table-cell office:value-type="float" office:value="223137652.378878">
                <text:p>223137652.378878</text:p>
              </table:table-cell>
              <table:table-cell office:value-type="float" office:value="223626539.612006">
                <text:p>223626539.612006</text:p>
              </table:table-cell>
              <table:table-cell office:value-type="float" office:value="224086483.673779">
                <text:p>224086483.673779</text:p>
              </table:table-cell>
              <table:table-cell office:value-type="float" office:value="224519111.207925">
                <text:p>224519111.207925</text:p>
              </table:table-cell>
              <table:table-cell office:value-type="float" office:value="224925965.457057">
                <text:p>224925965.457057</text:p>
              </table:table-cell>
              <table:table-cell office:value-type="float" office:value="225308509.744506">
                <text:p>225308509.744506</text:p>
              </table:table-cell>
              <table:table-cell office:value-type="float" office:value="225668130.925978">
                <text:p>225668130.925978</text:p>
              </table:table-cell>
              <table:table-cell office:value-type="float" office:value="226006142.739213">
                <text:p>226006142.739213</text:p>
              </table:table-cell>
              <table:table-cell office:value-type="float" office:value="226323789.092238">
                <text:p>226323789.092238</text:p>
              </table:table-cell>
              <table:table-cell office:value-type="float" office:value="226622247.251632">
                <text:p>226622247.251632</text:p>
              </table:table-cell>
              <table:table-cell office:value-type="float" office:value="226902630.943221">
                <text:p>226902630.943221</text:p>
              </table:table-cell>
              <table:table-cell office:value-type="float" office:value="227165993.356342">
                <text:p>227165993.356342</text:p>
              </table:table-cell>
              <table:table-cell office:value-type="float" office:value="227413330.055119">
                <text:p>227413330.055119</text:p>
              </table:table-cell>
              <table:table-cell office:value-type="float" office:value="227645581.966686">
                <text:p>227645581.966686</text:p>
              </table:table-cell>
              <table:table-cell office:value-type="float" office:value="227863639.320197">
                <text:p>227863639.320197</text:p>
              </table:table-cell>
              <table:table-cell office:value-type="float" office:value="228068344.462453">
                <text:p>228068344.462453</text:p>
              </table:table-cell>
              <table:table-cell office:value-type="float" office:value="228260492.463444">
                <text:p>228260492.463444</text:p>
              </table:table-cell>
              <table:table-cell office:value-type="float" office:value="228440833.06389">
                <text:p>228440833.06389</text:p>
              </table:table-cell>
              <table:table-cell office:value-type="float" office:value="228610073.049834">
                <text:p>228610073.049834</text:p>
              </table:table-cell>
              <table:table-cell office:value-type="float" office:value="228768878.557839">
                <text:p>228768878.557839</text:p>
              </table:table-cell>
              <table:table-cell office:value-type="float" office:value="228917877.239039">
                <text:p>228917877.239039</text:p>
              </table:table-cell>
              <table:table-cell office:value-type="float" office:value="229057660.399343">
                <text:p>229057660.399343</text:p>
              </table:table-cell>
              <table:table-cell office:value-type="float" office:value="229188784.926326">
                <text:p>229188784.926326</text:p>
              </table:table-cell>
              <table:table-cell office:value-type="float" office:value="229311775.206261">
                <text:p>229311775.206261</text:p>
              </table:table-cell>
              <table:table-cell office:value-type="float" office:value="229427124.911202">
                <text:p>229427124.911202</text:p>
              </table:table-cell>
              <table:table-cell office:value-type="float" office:value="229535298.718245">
                <text:p>229535298.718245</text:p>
              </table:table-cell>
              <table:table-cell office:value-type="float" office:value="229636733.904884">
                <text:p>229636733.904884</text:p>
              </table:table-cell>
              <table:table-cell office:value-type="float" office:value="229731841.901833">
                <text:p>229731841.901833</text:p>
              </table:table-cell>
              <table:table-cell office:value-type="float" office:value="229821009.74746">
                <text:p>229821009.74746</text:p>
              </table:table-cell>
              <table:table-cell office:value-type="float" office:value="229904601.470286">
                <text:p>229904601.470286</text:p>
              </table:table-cell>
              <table:table-cell office:value-type="float" office:value="229982959.396207">
                <text:p>229982959.396207</text:p>
              </table:table-cell>
              <table:table-cell office:value-type="float" office:value="230056405.389323">
                <text:p>230056405.389323</text:p>
              </table:table-cell>
              <table:table-cell office:value-type="float" office:value="230125242.026125">
                <text:p>230125242.026125</text:p>
              </table:table-cell>
              <table:table-cell office:value-type="float" office:value="230189753.707026">
                <text:p>230189753.707026</text:p>
              </table:table-cell>
              <table:table-cell office:value-type="float" office:value="230250207.706324">
                <text:p>230250207.706324</text:p>
              </table:table-cell>
              <table:table-cell office:value-type="float" office:value="230306855.168134">
                <text:p>230306855.168134</text:p>
              </table:table-cell>
              <table:table-cell office:value-type="float" office:value="230359932.044725">
                <text:p>230359932.044725</text:p>
              </table:table-cell>
              <table:table-cell office:value-type="float" office:value="230409659.984681">
                <text:p>230409659.984681</text:p>
              </table:table-cell>
              <table:table-cell office:value-type="float" office:value="230456247.172555">
                <text:p>230456247.172555</text:p>
              </table:table-cell>
              <table:table-cell office:value-type="float" office:value="230499889.120113">
                <text:p>230499889.120113</text:p>
              </table:table-cell>
              <table:table-cell office:value-type="float" office:value="230540769.414319">
                <text:p>230540769.414319</text:p>
              </table:table-cell>
              <table:table-cell office:value-type="float" office:value="230579060.42392">
                <text:p>230579060.42392</text:p>
              </table:table-cell>
              <table:table-cell office:value-type="float" office:value="230614923.964601">
                <text:p>230614923.964601</text:p>
              </table:table-cell>
              <table:table-cell office:value-type="float" office:value="230648511.927106">
                <text:p>230648511.927106</text:p>
              </table:table-cell>
              <table:table-cell office:value-type="float" office:value="230679966.870463">
                <text:p>230679966.870463</text:p>
              </table:table-cell>
              <table:table-cell office:value-type="float" office:value="230709422.578914">
                <text:p>230709422.578914</text:p>
              </table:table-cell>
              <table:table-cell office:value-type="float" office:value="230737004.590656">
                <text:p>230737004.590656</text:p>
              </table:table-cell>
              <table:table-cell office:value-type="float" office:value="230762830.691359">
                <text:p>230762830.691359</text:p>
              </table:table-cell>
              <table:table-cell office:value-type="float" office:value="230787011.383028">
                <text:p>230787011.383028</text:p>
              </table:table-cell>
              <table:table-cell office:value-type="float" office:value="230809650.322834">
                <text:p>230809650.322834</text:p>
              </table:table-cell>
              <table:table-cell office:value-type="float" office:value="230830844.738546">
                <text:p>230830844.738546</text:p>
              </table:table-cell>
              <table:table-cell office:value-type="float" office:value="230850685.818169">
                <text:p>230850685.818169</text:p>
              </table:table-cell>
              <table:table-cell office:value-type="float" office:value="230869259.07735">
                <text:p>230869259.07735</text:p>
              </table:table-cell>
              <table:table-cell office:value-type="float" office:value="230886644.705015">
                <text:p>230886644.705015</text:p>
              </table:table-cell>
              <table:table-cell office:value-type="float" office:value="230902917.888423">
                <text:p>230902917.888423</text:p>
              </table:table-cell>
              <table:table-cell office:value-type="float" office:value="230918149.119164">
                <text:p>230918149.119164</text:p>
              </table:table-cell>
              <table:table-cell office:value-type="float" office:value="230932404.480858">
                <text:p>230932404.480858</text:p>
              </table:table-cell>
              <table:table-cell office:value-type="float" office:value="230945745.919666">
                <text:p>230945745.919666</text:p>
              </table:table-cell>
              <table:table-cell office:value-type="float" office:value="230958231.498948">
                <text:p>230958231.498948</text:p>
              </table:table-cell>
              <table:table-cell office:value-type="float" office:value="230969915.638032">
                <text:p>230969915.638032</text:p>
              </table:table-cell>
              <table:table-cell office:value-type="float" office:value="230980849.33738">
                <text:p>230980849.33738</text:p>
              </table:table-cell>
              <table:table-cell office:value-type="float" office:value="230991080.389609">
                <text:p>230991080.389609</text:p>
              </table:table-cell>
              <table:table-cell office:value-type="float" office:value="231000653.578214">
                <text:p>231000653.578214</text:p>
              </table:table-cell>
              <table:table-cell office:value-type="float" office:value="231009610.863914">
                <text:p>231009610.863914</text:p>
              </table:table-cell>
              <table:table-cell office:value-type="float" office:value="231017991.559962">
                <text:p>231017991.559962</text:p>
              </table:table-cell>
              <table:table-cell office:value-type="float" office:value="231025832.496698">
                <text:p>231025832.496698</text:p>
              </table:table-cell>
              <table:table-cell office:value-type="float" office:value="231033168.176061">
                <text:p>231033168.176061</text:p>
              </table:table-cell>
              <table:table-cell office:value-type="float" office:value="231040030.9168">
                <text:p>231040030.9168</text:p>
              </table:table-cell>
              <table:table-cell office:value-type="float" office:value="231046450.990615">
                <text:p>231046450.990615</text:p>
              </table:table-cell>
              <table:table-cell office:value-type="float" office:value="231052456.750224">
                <text:p>231052456.750224</text:p>
              </table:table-cell>
              <table:table-cell office:value-type="float" office:value="231058074.749271">
                <text:p>231058074.749271</text:p>
              </table:table-cell>
              <table:table-cell office:value-type="float" office:value="231063329.8552">
                <text:p>231063329.8552</text:p>
              </table:table-cell>
              <table:table-cell office:value-type="float" office:value="231068245.354847">
                <text:p>231068245.354847</text:p>
              </table:table-cell>
              <table:table-cell office:value-type="float" office:value="231072843.053829">
                <text:p>231072843.053829</text:p>
              </table:table-cell>
              <table:table-cell office:value-type="float" office:value="231077143.369548">
                <text:p>231077143.369548</text:p>
              </table:table-cell>
              <table:table-cell office:value-type="float" office:value="231081165.418623">
                <text:p>231081165.418623</text:p>
              </table:table-cell>
              <table:table-cell office:value-type="float" office:value="231084927.098799">
                <text:p>231084927.098799</text:p>
              </table:table-cell>
              <table:table-cell office:value-type="float" office:value="231088445.165815">
                <text:p>231088445.165815</text:p>
              </table:table-cell>
              <table:table-cell office:value-type="float" office:value="231091735.305517">
                <text:p>231091735.305517</text:p>
              </table:table-cell>
              <table:table-cell office:value-type="float" office:value="231094812.201417">
                <text:p>231094812.201417</text:p>
              </table:table-cell>
              <table:table-cell office:value-type="float" office:value="231097689.598156">
                <text:p>231097689.598156</text:p>
              </table:table-cell>
              <table:table-cell office:value-type="float" office:value="231100380.360859">
                <text:p>231100380.360859</text:p>
              </table:table-cell>
              <table:table-cell office:value-type="float" office:value="231102896.530956">
                <text:p>231102896.530956</text:p>
              </table:table-cell>
              <table:table-cell office:value-type="float" office:value="231105249.378334">
                <text:p>231105249.378334</text:p>
              </table:table-cell>
              <table:table-cell office:value-type="float" office:value="231107449.450396">
                <text:p>231107449.450396</text:p>
              </table:table-cell>
              <table:table-cell office:value-type="float" office:value="231109506.61789">
                <text:p>231109506.61789</text:p>
              </table:table-cell>
              <table:table-cell office:value-type="float" office:value="231111430.117988">
                <text:p>231111430.117988</text:p>
              </table:table-cell>
              <table:table-cell office:value-type="float" office:value="231113228.594569">
                <text:p>231113228.594569</text:p>
              </table:table-cell>
              <table:table-cell office:value-type="float" office:value="231114910.136018">
                <text:p>231114910.136018</text:p>
              </table:table-cell>
              <table:table-cell office:value-type="float" office:value="231116482.310638">
                <text:p>231116482.310638</text:p>
              </table:table-cell>
              <table:table-cell office:value-type="float" office:value="231117952.199797">
                <text:p>231117952.199797</text:p>
              </table:table-cell>
              <table:table-cell office:value-type="float" office:value="231119326.429046">
                <text:p>231119326.429046</text:p>
              </table:table-cell>
              <table:table-cell office:value-type="float" office:value="231120611.197193">
                <text:p>231120611.197193</text:p>
              </table:table-cell>
              <table:table-cell office:value-type="float" office:value="231121812.303623">
                <text:p>231121812.303623</text:p>
              </table:table-cell>
              <table:table-cell office:value-type="float" office:value="231122935.173808">
                <text:p>231122935.173808</text:p>
              </table:table-cell>
              <table:table-cell office:value-type="float" office:value="231123984.883278">
                <text:p>231123984.883278</text:p>
              </table:table-cell>
              <table:table-cell office:value-type="float" office:value="231124966.179996">
                <text:p>231124966.179996</text:p>
              </table:table-cell>
              <table:table-cell office:value-type="float" office:value="231125883.505389">
                <text:p>231125883.505389</text:p>
              </table:table-cell>
              <table:table-cell office:value-type="float" office:value="231126741.013978">
                <text:p>231126741.013978</text:p>
              </table:table-cell>
              <table:table-cell office:value-type="float" office:value="231127542.591807">
                <text:p>231127542.591807</text:p>
              </table:table-cell>
              <table:table-cell office:value-type="float" office:value="231128291.873671">
                <text:p>231128291.873671</text:p>
              </table:table-cell>
              <table:table-cell office:value-type="float" office:value="231128992.259263">
                <text:p>231128992.259263</text:p>
              </table:table-cell>
              <table:table-cell office:value-type="float" office:value="231129646.928288">
                <text:p>231129646.928288</text:p>
              </table:table-cell>
              <table:table-cell office:value-type="float" office:value="231130258.854604">
                <text:p>231130258.854604</text:p>
              </table:table-cell>
              <table:table-cell office:value-type="float" office:value="231130830.819485">
                <text:p>231130830.819485</text:p>
              </table:table-cell>
              <table:table-cell office:value-type="float" office:value="231131365.424001">
                <text:p>231131365.424001</text:p>
              </table:table-cell>
              <table:table-cell office:value-type="float" office:value="231131865.100647">
                <text:p>231131865.100647</text:p>
              </table:table-cell>
              <table:table-cell office:value-type="float" office:value="231132332.124192">
                <text:p>231132332.124192</text:p>
              </table:table-cell>
              <table:table-cell office:value-type="float" office:value="231132768.621863">
                <text:p>231132768.621863</text:p>
              </table:table-cell>
              <table:table-cell office:value-type="float" office:value="231133176.582856">
                <text:p>231133176.582856</text:p>
              </table:table-cell>
              <table:table-cell office:value-type="float" office:value="231133557.867251">
                <text:p>231133557.867251</text:p>
              </table:table-cell>
              <table:table-cell office:value-type="float" office:value="231133914.214346">
                <text:p>231133914.214346</text:p>
              </table:table-cell>
              <table:table-cell office:value-type="float" office:value="231134247.250464">
                <text:p>231134247.250464</text:p>
              </table:table-cell>
              <table:table-cell office:value-type="float" office:value="231134558.496257">
                <text:p>231134558.496257</text:p>
              </table:table-cell>
              <table:table-cell office:value-type="float" office:value="231134849.373534">
                <text:p>231134849.373534</text:p>
              </table:table-cell>
              <table:table-cell office:value-type="float" office:value="231135121.21166">
                <text:p>231135121.21166</text:p>
              </table:table-cell>
              <table:table-cell office:value-type="float" office:value="231135375.253538">
                <text:p>231135375.253538</text:p>
              </table:table-cell>
              <table:table-cell office:value-type="float" office:value="231135612.661209">
                <text:p>231135612.661209</text:p>
              </table:table-cell>
              <table:table-cell office:value-type="float" office:value="231135834.521084">
                <text:p>231135834.521084</text:p>
              </table:table-cell>
              <table:table-cell office:value-type="float" office:value="231136041.848854">
                <text:p>231136041.848854</text:p>
              </table:table-cell>
              <table:table-cell office:value-type="float" office:value="231136235.594067">
                <text:p>231136235.594067</text:p>
              </table:table-cell>
              <table:table-cell office:value-type="float" office:value="231136416.644421">
                <text:p>231136416.644421</text:p>
              </table:table-cell>
              <table:table-cell office:value-type="float" office:value="231136585.829776">
                <text:p>231136585.829776</text:p>
              </table:table-cell>
              <table:table-cell office:value-type="float" office:value="231136743.925906">
                <text:p>231136743.925906</text:p>
              </table:table-cell>
              <table:table-cell office:value-type="float" office:value="231136891.658012">
                <text:p>231136891.658012</text:p>
              </table:table-cell>
              <table:table-cell office:value-type="float" office:value="231137029.704006">
                <text:p>231137029.704006</text:p>
              </table:table-cell>
              <table:table-cell office:value-type="float" office:value="231137158.697584">
                <text:p>231137158.697584</text:p>
              </table:table-cell>
              <table:table-cell office:value-type="float" office:value="231137279.231097">
                <text:p>231137279.231097</text:p>
              </table:table-cell>
              <table:table-cell office:value-type="float" office:value="231137391.858243">
                <text:p>231137391.858243</text:p>
              </table:table-cell>
              <table:table-cell office:value-type="float" office:value="231137497.096574">
                <text:p>231137497.096574</text:p>
              </table:table-cell>
              <table:table-cell office:value-type="float" office:value="231137595.429856">
                <text:p>231137595.429856</text:p>
              </table:table-cell>
              <table:table-cell office:value-type="float" office:value="231137687.310259">
                <text:p>231137687.310259</text:p>
              </table:table-cell>
              <table:table-cell office:value-type="float" office:value="231137773.16042">
                <text:p>231137773.16042</text:p>
              </table:table-cell>
              <table:table-cell office:value-type="float" office:value="231137853.375361">
                <text:p>231137853.375361</text:p>
              </table:table-cell>
              <table:table-cell office:value-type="float" office:value="231137928.324292">
                <text:p>231137928.324292</text:p>
              </table:table-cell>
              <table:table-cell office:value-type="float" office:value="231137998.35229">
                <text:p>231137998.35229</text:p>
              </table:table-cell>
              <table:table-cell office:value-type="float" office:value="231138063.781871">
                <text:p>231138063.781871</text:p>
              </table:table-cell>
              <table:table-cell office:value-type="float" office:value="231138124.914461">
                <text:p>231138124.914461</text:p>
              </table:table-cell>
              <table:table-cell office:value-type="float" office:value="231138182.031773">
                <text:p>231138182.031773</text:p>
              </table:table-cell>
              <table:table-cell office:value-type="float" office:value="231138235.397092">
                <text:p>231138235.397092</text:p>
              </table:table-cell>
              <table:table-cell office:value-type="float" office:value="231138285.256474">
                <text:p>231138285.256474</text:p>
              </table:table-cell>
              <table:table-cell office:value-type="float" office:value="231138331.839874">
                <text:p>231138331.839874</text:p>
              </table:table-cell>
              <table:table-cell office:value-type="float" office:value="231138375.362195">
                <text:p>231138375.362195</text:p>
              </table:table-cell>
              <table:table-cell office:value-type="float" office:value="231138416.024271">
                <text:p>231138416.024271</text:p>
              </table:table-cell>
              <table:table-cell office:value-type="float" office:value="231138454.013787">
                <text:p>231138454.013787</text:p>
              </table:table-cell>
              <table:table-cell office:value-type="float" office:value="231138489.506134">
                <text:p>231138489.506134</text:p>
              </table:table-cell>
              <table:table-cell office:value-type="float" office:value="231138522.665217">
                <text:p>231138522.665217</text:p>
              </table:table-cell>
              <table:table-cell office:value-type="float" office:value="231138553.644202">
                <text:p>231138553.644202</text:p>
              </table:table-cell>
              <table:table-cell office:value-type="float" office:value="231138582.586219">
                <text:p>231138582.586219</text:p>
              </table:table-cell>
              <table:table-cell office:value-type="float" office:value="231138609.625018">
                <text:p>231138609.625018</text:p>
              </table:table-cell>
              <table:table-cell office:value-type="float" office:value="231138634.885582">
                <text:p>231138634.885582</text:p>
              </table:table-cell>
              <table:table-cell office:value-type="float" office:value="231138658.484703">
                <text:p>231138658.484703</text:p>
              </table:table-cell>
              <table:table-cell office:value-type="float" office:value="231138680.531511">
                <text:p>231138680.531511</text:p>
              </table:table-cell>
              <table:table-cell office:value-type="float" office:value="231138701.127985">
                <text:p>231138701.127985</text:p>
              </table:table-cell>
              <table:table-cell office:value-type="float" office:value="231138720.369412">
                <text:p>231138720.369412</text:p>
              </table:table-cell>
              <table:table-cell office:value-type="float" office:value="231138738.344829">
                <text:p>231138738.344829</text:p>
              </table:table-cell>
              <table:table-cell office:value-type="float" office:value="231138755.137433">
                <text:p>231138755.137433</text:p>
              </table:table-cell>
              <table:table-cell office:value-type="float" office:value="231138770.824963">
                <text:p>231138770.824963</text:p>
              </table:table-cell>
              <table:table-cell office:value-type="float" office:value="231138785.480053">
                <text:p>231138785.480053</text:p>
              </table:table-cell>
              <table:table-cell office:value-type="float" office:value="231138799.170573">
                <text:p>231138799.170573</text:p>
              </table:table-cell>
              <table:table-cell office:value-type="float" office:value="231138811.959938">
                <text:p>231138811.959938</text:p>
              </table:table-cell>
              <table:table-cell office:value-type="float" office:value="231138823.907397">
                <text:p>231138823.907397</text:p>
              </table:table-cell>
              <table:table-cell office:value-type="float" office:value="231138835.068313">
                <text:p>231138835.068313</text:p>
              </table:table-cell>
              <table:table-cell office:value-type="float" office:value="231138845.49441">
                <text:p>231138845.49441</text:p>
              </table:table-cell>
              <table:table-cell office:value-type="float" office:value="231138855.234016">
                <text:p>231138855.234016</text:p>
              </table:table-cell>
              <table:table-cell office:value-type="float" office:value="231138864.332287">
                <text:p>231138864.332287</text:p>
              </table:table-cell>
              <table:table-cell office:value-type="float" office:value="231138872.83141">
                <text:p>231138872.83141</text:p>
              </table:table-cell>
              <table:table-cell office:value-type="float" office:value="231138880.770801">
                <text:p>231138880.770801</text:p>
              </table:table-cell>
              <table:table-cell office:value-type="float" office:value="231138888.187287">
                <text:p>231138888.187287</text:p>
              </table:table-cell>
              <table:table-cell office:value-type="float" office:value="231138895.115275">
                <text:p>231138895.115275</text:p>
              </table:table-cell>
              <table:table-cell office:value-type="float" office:value="231138901.586909">
                <text:p>231138901.586909</text:p>
              </table:table-cell>
              <table:table-cell office:value-type="float" office:value="231138907.632223">
                <text:p>231138907.632223</text:p>
              </table:table-cell>
              <table:table-cell office:value-type="float" office:value="231138913.279275">
                <text:p>231138913.279275</text:p>
              </table:table-cell>
              <table:table-cell office:value-type="float" office:value="231138918.554279">
                <text:p>231138918.554279</text:p>
              </table:table-cell>
              <table:table-cell office:value-type="float" office:value="231138923.481726">
                <text:p>231138923.481726</text:p>
              </table:table-cell>
              <table:table-cell office:value-type="float" office:value="231138928.084495">
                <text:p>231138928.084495</text:p>
              </table:table-cell>
              <table:table-cell office:value-type="float" office:value="231138932.383962">
                <text:p>231138932.383962</text:p>
              </table:table-cell>
              <table:table-cell office:value-type="float" office:value="231138936.400096">
                <text:p>231138936.400096</text:p>
              </table:table-cell>
              <table:table-cell office:value-type="float" office:value="231138940.151555">
                <text:p>231138940.151555</text:p>
              </table:table-cell>
              <table:table-cell office:value-type="float" office:value="231138943.655767">
                <text:p>231138943.655767</text:p>
              </table:table-cell>
              <table:table-cell office:value-type="float" office:value="231138946.929014">
                <text:p>231138946.929014</text:p>
              </table:table-cell>
              <table:table-cell office:value-type="float" office:value="231138949.986509">
                <text:p>231138949.986509</text:p>
              </table:table-cell>
              <table:table-cell office:value-type="float" office:value="231138952.842461">
                <text:p>231138952.842461</text:p>
              </table:table-cell>
              <table:table-cell office:value-type="float" office:value="231138955.510145">
                <text:p>231138955.510145</text:p>
              </table:table-cell>
              <table:table-cell office:value-type="float" office:value="231138958.001964">
                <text:p>231138958.001964</text:p>
              </table:table-cell>
              <table:table-cell office:value-type="float" office:value="231138960.329503">
                <text:p>231138960.329503</text:p>
              </table:table-cell>
              <table:table-cell office:value-type="float" office:value="231138962.503586">
                <text:p>231138962.503586</text:p>
              </table:table-cell>
              <table:table-cell office:value-type="float" office:value="231138964.534321">
                <text:p>231138964.534321</text:p>
              </table:table-cell>
              <table:table-cell office:value-type="float" office:value="231138966.431156">
                <text:p>231138966.431156</text:p>
              </table:table-cell>
              <table:table-cell office:value-type="float" office:value="231138968.202913">
                <text:p>231138968.202913</text:p>
              </table:table-cell>
              <table:table-cell office:value-type="float" office:value="231138969.857834">
                <text:p>231138969.857834</text:p>
              </table:table-cell>
              <table:table-cell office:value-type="float" office:value="231138971.403618">
                <text:p>231138971.403618</text:p>
              </table:table-cell>
              <table:table-cell office:value-type="float" office:value="231138972.84746">
                <text:p>231138972.84746</text:p>
              </table:table-cell>
              <table:table-cell office:value-type="float" office:value="231138974.196077">
                <text:p>231138974.196077</text:p>
              </table:table-cell>
              <table:table-cell office:value-type="float" office:value="231138975.455746">
                <text:p>231138975.455746</text:p>
              </table:table-cell>
              <table:table-cell office:value-type="float" office:value="231138976.63233">
                <text:p>231138976.63233</text:p>
              </table:table-cell>
              <table:table-cell office:value-type="float" office:value="231138977.731306">
                <text:p>231138977.731306</text:p>
              </table:table-cell>
              <table:table-cell office:value-type="float" office:value="231138978.75779">
                <text:p>231138978.75779</text:p>
              </table:table-cell>
              <table:table-cell office:value-type="float" office:value="231138979.716562">
                <text:p>231138979.716562</text:p>
              </table:table-cell>
              <table:table-cell office:value-type="float" office:value="231138980.612084">
                <text:p>231138980.612084</text:p>
              </table:table-cell>
              <table:table-cell office:value-type="float" office:value="231138981.448529">
                <text:p>231138981.448529</text:p>
              </table:table-cell>
              <table:table-cell office:value-type="float" office:value="231138982.22979">
                <text:p>231138982.22979</text:p>
              </table:table-cell>
              <table:table-cell office:value-type="float" office:value="231138982.959508">
                <text:p>231138982.959508</text:p>
              </table:table-cell>
              <table:table-cell office:value-type="float" office:value="231138983.641079">
                <text:p>231138983.641079</text:p>
              </table:table-cell>
              <table:table-cell office:value-type="float" office:value="231138984.277681">
                <text:p>231138984.277681</text:p>
              </table:table-cell>
              <table:table-cell office:value-type="float" office:value="231138984.872278">
                <text:p>231138984.872278</text:p>
              </table:table-cell>
              <table:table-cell office:value-type="float" office:value="231138985.42764">
                <text:p>231138985.42764</text:p>
              </table:table-cell>
              <table:table-cell office:value-type="float" office:value="231138985.946355">
                <text:p>231138985.946355</text:p>
              </table:table-cell>
              <table:table-cell office:value-type="float" office:value="231138986.430841">
                <text:p>231138986.430841</text:p>
              </table:table-cell>
              <table:table-cell office:value-type="float" office:value="231138986.883355">
                <text:p>231138986.883355</text:p>
              </table:table-cell>
              <table:table-cell office:value-type="float" office:value="231138987.306006">
                <text:p>231138987.306006</text:p>
              </table:table-cell>
              <table:table-cell office:value-type="float" office:value="231138987.700763">
                <text:p>231138987.700763</text:p>
              </table:table-cell>
              <table:table-cell office:value-type="float" office:value="231138988.069468">
                <text:p>231138988.069468</text:p>
              </table:table-cell>
              <table:table-cell office:value-type="float" office:value="231138988.413838">
                <text:p>231138988.413838</text:p>
              </table:table-cell>
              <table:table-cell office:value-type="float" office:value="231138988.735479">
                <text:p>231138988.735479</text:p>
              </table:table-cell>
              <table:table-cell office:value-type="float" office:value="231138989.035891">
                <text:p>231138989.035891</text:p>
              </table:table-cell>
              <table:table-cell office:value-type="float" office:value="231138989.316473">
                <text:p>231138989.316473</text:p>
              </table:table-cell>
              <table:table-cell office:value-type="float" office:value="231138989.578536">
                <text:p>231138989.578536</text:p>
              </table:table-cell>
              <table:table-cell office:value-type="float" office:value="231138989.823299">
                <text:p>231138989.823299</text:p>
              </table:table-cell>
              <table:table-cell office:value-type="float" office:value="231138990.051906">
                <text:p>231138990.051906</text:p>
              </table:table-cell>
              <table:table-cell office:value-type="float" office:value="231138990.265422">
                <text:p>231138990.265422</text:p>
              </table:table-cell>
              <table:table-cell office:value-type="float" office:value="231138990.464843">
                <text:p>231138990.464843</text:p>
              </table:table-cell>
              <table:table-cell office:value-type="float" office:value="231138990.651098">
                <text:p>231138990.651098</text:p>
              </table:table-cell>
              <table:table-cell office:value-type="float" office:value="231138990.825058">
                <text:p>231138990.825058</text:p>
              </table:table-cell>
              <table:table-cell office:value-type="float" office:value="231138990.987533">
                <text:p>231138990.987533</text:p>
              </table:table-cell>
              <table:table-cell office:value-type="float" office:value="231138991.139281">
                <text:p>231138991.139281</text:p>
              </table:table-cell>
              <table:table-cell office:value-type="float" office:value="231138991.28101">
                <text:p>231138991.28101</text:p>
              </table:table-cell>
              <table:table-cell office:value-type="float" office:value="231138991.413382">
                <text:p>231138991.413382</text:p>
              </table:table-cell>
              <table:table-cell office:value-type="float" office:value="231138991.537014">
                <text:p>231138991.537014</text:p>
              </table:table-cell>
              <table:table-cell office:value-type="float" office:value="231138991.652482">
                <text:p>231138991.652482</text:p>
              </table:table-cell>
              <table:table-cell office:value-type="float" office:value="231138991.760327">
                <text:p>231138991.760327</text:p>
              </table:table-cell>
              <table:table-cell office:value-type="float" office:value="231138991.861051">
                <text:p>231138991.861051</text:p>
              </table:table-cell>
              <table:table-cell office:value-type="float" office:value="231138991.955123">
                <text:p>231138991.955123</text:p>
              </table:table-cell>
              <table:table-cell office:value-type="float" office:value="231138992.042984">
                <text:p>231138992.042984</text:p>
              </table:table-cell>
              <table:table-cell office:value-type="float" office:value="231138992.125043">
                <text:p>231138992.125043</text:p>
              </table:table-cell>
              <table:table-cell office:value-type="float" office:value="231138992.201683">
                <text:p>231138992.201683</text:p>
              </table:table-cell>
              <table:table-cell office:value-type="float" office:value="231138992.273262">
                <text:p>231138992.273262</text:p>
              </table:table-cell>
              <table:table-cell office:value-type="float" office:value="231138992.340114">
                <text:p>231138992.340114</text:p>
              </table:table-cell>
              <table:table-cell office:value-type="float" office:value="231138992.402552">
                <text:p>231138992.402552</text:p>
              </table:table-cell>
              <table:table-cell office:value-type="float" office:value="231138992.460866">
                <text:p>231138992.460866</text:p>
              </table:table-cell>
              <table:table-cell office:value-type="float" office:value="231138992.515328">
                <text:p>231138992.515328</text:p>
              </table:table-cell>
              <table:table-cell office:value-type="float" office:value="231138992.566194">
                <text:p>231138992.566194</text:p>
              </table:table-cell>
              <table:table-cell office:value-type="float" office:value="231138992.613701">
                <text:p>231138992.613701</text:p>
              </table:table-cell>
              <table:table-cell office:value-type="float" office:value="231138992.65807">
                <text:p>231138992.65807</text:p>
              </table:table-cell>
              <table:table-cell office:value-type="float" office:value="231138992.699508">
                <text:p>231138992.699508</text:p>
              </table:table-cell>
              <table:table-cell office:value-type="float" office:value="231138992.73821">
                <text:p>231138992.73821</text:p>
              </table:table-cell>
              <table:table-cell office:value-type="float" office:value="231138992.774355">
                <text:p>231138992.774355</text:p>
              </table:table-cell>
              <table:table-cell office:value-type="float" office:value="231138992.808113">
                <text:p>231138992.808113</text:p>
              </table:table-cell>
              <table:table-cell office:value-type="float" office:value="231138992.839641">
                <text:p>231138992.839641</text:p>
              </table:table-cell>
              <table:table-cell office:value-type="float" office:value="231138992.869087">
                <text:p>231138992.869087</text:p>
              </table:table-cell>
              <table:table-cell office:value-type="float" office:value="231138992.896588">
                <text:p>231138992.896588</text:p>
              </table:table-cell>
              <table:table-cell office:value-type="float" office:value="231138992.922272">
                <text:p>231138992.922272</text:p>
              </table:table-cell>
              <table:table-cell office:value-type="float" office:value="231138992.94626">
                <text:p>231138992.94626</text:p>
              </table:table-cell>
              <table:table-cell office:value-type="float" office:value="231138992.968663">
                <text:p>231138992.968663</text:p>
              </table:table-cell>
              <table:table-cell office:value-type="float" office:value="231138992.989586">
                <text:p>231138992.989586</text:p>
              </table:table-cell>
              <table:table-cell office:value-type="float" office:value="231138993.009128">
                <text:p>231138993.009128</text:p>
              </table:table-cell>
              <table:table-cell office:value-type="float" office:value="231138993.027378">
                <text:p>231138993.027378</text:p>
              </table:table-cell>
              <table:table-cell office:value-type="float" office:value="231138993.044422">
                <text:p>231138993.044422</text:p>
              </table:table-cell>
              <table:table-cell office:value-type="float" office:value="231138993.060341">
                <text:p>231138993.060341</text:p>
              </table:table-cell>
              <table:table-cell office:value-type="float" office:value="231138993.075208">
                <text:p>231138993.075208</text:p>
              </table:table-cell>
              <table:table-cell office:value-type="float" office:value="231138993.089093">
                <text:p>231138993.089093</text:p>
              </table:table-cell>
              <table:table-cell office:value-type="float" office:value="231138993.102061">
                <text:p>231138993.102061</text:p>
              </table:table-cell>
              <table:table-cell office:value-type="float" office:value="231138993.114172">
                <text:p>231138993.114172</text:p>
              </table:table-cell>
              <table:table-cell office:value-type="float" office:value="231138993.125483">
                <text:p>231138993.125483</text:p>
              </table:table-cell>
              <table:table-cell office:value-type="float" office:value="231138993.136046">
                <text:p>231138993.136046</text:p>
              </table:table-cell>
              <table:table-cell office:value-type="float" office:value="231138993.145912">
                <text:p>231138993.145912</text:p>
              </table:table-cell>
              <table:table-cell office:value-type="float" office:value="231138993.155126">
                <text:p>231138993.155126</text:p>
              </table:table-cell>
              <table:table-cell office:value-type="float" office:value="231138993.163731">
                <text:p>231138993.163731</text:p>
              </table:table-cell>
              <table:table-cell office:value-type="float" office:value="231138993.171768">
                <text:p>231138993.171768</text:p>
              </table:table-cell>
              <table:table-cell office:value-type="float" office:value="231138993.179274">
                <text:p>231138993.179274</text:p>
              </table:table-cell>
              <table:table-cell office:value-type="float" office:value="231138993.186283">
                <text:p>231138993.186283</text:p>
              </table:table-cell>
              <table:table-cell office:value-type="float" office:value="231138993.19283">
                <text:p>231138993.19283</text:p>
              </table:table-cell>
              <table:table-cell office:value-type="float" office:value="231138993.198944">
                <text:p>231138993.198944</text:p>
              </table:table-cell>
              <table:table-cell office:value-type="float" office:value="231138993.204654">
                <text:p>231138993.204654</text:p>
              </table:table-cell>
              <table:table-cell office:value-type="float" office:value="231138993.209987">
                <text:p>231138993.209987</text:p>
              </table:table-cell>
              <table:table-cell office:value-type="float" office:value="231138993.214968">
                <text:p>231138993.214968</text:p>
              </table:table-cell>
              <table:table-cell office:value-type="float" office:value="231138993.219619">
                <text:p>231138993.219619</text:p>
              </table:table-cell>
              <table:table-cell office:value-type="float" office:value="231138993.223963">
                <text:p>231138993.223963</text:p>
              </table:table-cell>
              <table:table-cell office:value-type="float" office:value="231138993.22802">
                <text:p>231138993.22802</text:p>
              </table:table-cell>
              <table:table-cell office:value-type="float" office:value="231138993.231809">
                <text:p>231138993.231809</text:p>
              </table:table-cell>
              <table:table-cell office:value-type="float" office:value="231138993.235348">
                <text:p>231138993.235348</text:p>
              </table:table-cell>
              <table:table-cell office:value-type="float" office:value="231138993.238653">
                <text:p>231138993.238653</text:p>
              </table:table-cell>
              <table:table-cell office:value-type="float" office:value="231138993.241739">
                <text:p>231138993.241739</text:p>
              </table:table-cell>
              <table:table-cell office:value-type="float" office:value="231138993.244621">
                <text:p>231138993.244621</text:p>
              </table:table-cell>
              <table:table-cell office:value-type="float" office:value="231138993.247313">
                <text:p>231138993.247313</text:p>
              </table:table-cell>
              <table:table-cell office:value-type="float" office:value="231138993.249828">
                <text:p>231138993.249828</text:p>
              </table:table-cell>
              <table:table-cell office:value-type="float" office:value="231138993.252176">
                <text:p>231138993.252176</text:p>
              </table:table-cell>
              <table:table-cell office:value-type="float" office:value="231138993.254368">
                <text:p>231138993.254368</text:p>
              </table:table-cell>
              <table:table-cell office:value-type="float" office:value="231138993.256416">
                <text:p>231138993.256416</text:p>
              </table:table-cell>
              <table:table-cell office:value-type="float" office:value="231138993.258329">
                <text:p>231138993.258329</text:p>
              </table:table-cell>
              <table:table-cell office:value-type="float" office:value="231138993.260115">
                <text:p>231138993.260115</text:p>
              </table:table-cell>
              <table:table-cell office:value-type="float" office:value="231138993.261783">
                <text:p>231138993.261783</text:p>
              </table:table-cell>
              <table:table-cell office:value-type="float" office:value="231138993.263341">
                <text:p>231138993.263341</text:p>
              </table:table-cell>
              <table:table-cell office:value-type="float" office:value="231138993.264796">
                <text:p>231138993.264796</text:p>
              </table:table-cell>
              <table:table-cell office:value-type="float" office:value="231138993.266155">
                <text:p>231138993.266155</text:p>
              </table:table-cell>
              <table:table-cell office:value-type="float" office:value="231138993.267424">
                <text:p>231138993.267424</text:p>
              </table:table-cell>
              <table:table-cell office:value-type="float" office:value="231138993.268609">
                <text:p>231138993.268609</text:p>
              </table:table-cell>
              <table:table-cell office:value-type="float" office:value="231138993.269716">
                <text:p>231138993.269716</text:p>
              </table:table-cell>
              <table:table-cell office:value-type="float" office:value="231138993.27075">
                <text:p>231138993.27075</text:p>
              </table:table-cell>
              <table:table-cell office:value-type="float" office:value="231138993.271715">
                <text:p>231138993.271715</text:p>
              </table:table-cell>
              <table:table-cell office:value-type="float" office:value="231138993.272617">
                <text:p>231138993.272617</text:p>
              </table:table-cell>
              <table:table-cell office:value-type="float" office:value="231138993.273459">
                <text:p>231138993.273459</text:p>
              </table:table-cell>
              <table:table-cell office:value-type="float" office:value="231138993.274245">
                <text:p>231138993.274245</text:p>
              </table:table-cell>
              <table:table-cell office:value-type="float" office:value="231138993.27498">
                <text:p>231138993.27498</text:p>
              </table:table-cell>
              <table:table-cell office:value-type="float" office:value="231138993.275665">
                <text:p>231138993.275665</text:p>
              </table:table-cell>
              <table:table-cell office:value-type="float" office:value="231138993.276306">
                <text:p>231138993.276306</text:p>
              </table:table-cell>
              <table:table-cell office:value-type="float" office:value="231138993.276904">
                <text:p>231138993.276904</text:p>
              </table:table-cell>
              <table:table-cell office:value-type="float" office:value="231138993.277463">
                <text:p>231138993.277463</text:p>
              </table:table-cell>
              <table:table-cell office:value-type="float" office:value="231138993.277985">
                <text:p>231138993.277985</text:p>
              </table:table-cell>
              <table:table-cell office:value-type="float" office:value="231138993.278472">
                <text:p>231138993.278472</text:p>
              </table:table-cell>
              <table:table-cell office:value-type="float" office:value="231138993.278927">
                <text:p>231138993.278927</text:p>
              </table:table-cell>
              <table:table-cell office:value-type="float" office:value="231138993.279352">
                <text:p>231138993.279352</text:p>
              </table:table-cell>
              <table:table-cell office:value-type="float" office:value="231138993.279749">
                <text:p>231138993.279749</text:p>
              </table:table-cell>
              <table:table-cell office:value-type="float" office:value="231138993.280119">
                <text:p>231138993.280119</text:p>
              </table:table-cell>
              <table:table-cell office:value-type="float" office:value="231138993.280466">
                <text:p>231138993.280466</text:p>
              </table:table-cell>
              <table:table-cell office:value-type="float" office:value="231138993.280789">
                <text:p>231138993.280789</text:p>
              </table:table-cell>
              <table:table-cell office:value-type="float" office:value="231138993.281091">
                <text:p>231138993.281091</text:p>
              </table:table-cell>
              <table:table-cell office:value-type="float" office:value="231138993.281373">
                <text:p>231138993.281373</text:p>
              </table:table-cell>
              <table:table-cell office:value-type="float" office:value="231138993.281636">
                <text:p>231138993.281636</text:p>
              </table:table-cell>
              <table:table-cell office:value-type="float" office:value="231138993.281882">
                <text:p>231138993.281882</text:p>
              </table:table-cell>
              <table:table-cell office:value-type="float" office:value="231138993.282112">
                <text:p>231138993.282112</text:p>
              </table:table-cell>
              <table:table-cell office:value-type="float" office:value="231138993.282326">
                <text:p>231138993.282326</text:p>
              </table:table-cell>
              <table:table-cell office:value-type="float" office:value="231138993.282527">
                <text:p>231138993.282527</text:p>
              </table:table-cell>
              <table:table-cell office:value-type="float" office:value="231138993.282714">
                <text:p>231138993.282714</text:p>
              </table:table-cell>
              <table:table-cell office:value-type="float" office:value="231138993.282888">
                <text:p>231138993.282888</text:p>
              </table:table-cell>
              <table:table-cell office:value-type="float" office:value="231138993.283052">
                <text:p>231138993.283052</text:p>
              </table:table-cell>
              <table:table-cell office:value-type="float" office:value="231138993.283204">
                <text:p>231138993.283204</text:p>
              </table:table-cell>
              <table:table-cell office:value-type="float" office:value="231138993.283346">
                <text:p>231138993.283346</text:p>
              </table:table-cell>
              <table:table-cell office:value-type="float" office:value="231138993.283479">
                <text:p>231138993.283479</text:p>
              </table:table-cell>
              <table:table-cell office:value-type="float" office:value="231138993.283603">
                <text:p>231138993.283603</text:p>
              </table:table-cell>
              <table:table-cell office:value-type="float" office:value="231138993.283719">
                <text:p>231138993.283719</text:p>
              </table:table-cell>
              <table:table-cell office:value-type="float" office:value="231138993.283828">
                <text:p>231138993.283828</text:p>
              </table:table-cell>
              <table:table-cell office:value-type="float" office:value="231138993.283929">
                <text:p>231138993.283929</text:p>
              </table:table-cell>
              <table:table-cell office:value-type="float" office:value="231138993.284023">
                <text:p>231138993.284023</text:p>
              </table:table-cell>
              <table:table-cell office:value-type="float" office:value="231138993.284111">
                <text:p>231138993.284111</text:p>
              </table:table-cell>
              <table:table-cell office:value-type="float" office:value="231138993.284194">
                <text:p>231138993.284194</text:p>
              </table:table-cell>
              <table:table-cell office:value-type="float" office:value="231138993.28427">
                <text:p>231138993.28427</text:p>
              </table:table-cell>
              <table:table-cell office:value-type="float" office:value="231138993.284342">
                <text:p>231138993.284342</text:p>
              </table:table-cell>
              <table:table-cell office:value-type="float" office:value="231138993.284409">
                <text:p>231138993.284409</text:p>
              </table:table-cell>
              <table:table-cell office:value-type="float" office:value="231138993.284472">
                <text:p>231138993.284472</text:p>
              </table:table-cell>
              <table:table-cell office:value-type="float" office:value="231138993.284531">
                <text:p>231138993.284531</text:p>
              </table:table-cell>
              <table:table-cell office:value-type="float" office:value="231138993.284585">
                <text:p>231138993.284585</text:p>
              </table:table-cell>
            </table:table-row>
            <table:table-row>
              <table:table-cell office:value-type="string">
                <text:p>Dead</text:p>
                <draw:g>
                  <svg:desc>'United States_smallpox'.A6:'United States_smallpox'.A6</svg:desc>
                </draw:g>
              </table:table-cell>
              <table:table-cell office:value-type="float" office:value="0">
                <text:p>0</text:p>
                <draw:g>
                  <svg:desc>'United States_smallpox'.B6:'United States_smallpox'.SG6</svg:desc>
                </draw:g>
              </table:table-cell>
              <table:table-cell office:value-type="float" office:value="0.000854400137966464">
                <text:p>0.000854400137966464</text:p>
              </table:table-cell>
              <table:table-cell office:value-type="float" office:value="0.00331900863247964">
                <text:p>0.00331900863247964</text:p>
              </table:table-cell>
              <table:table-cell office:value-type="float" office:value="0.00735548109663754">
                <text:p>0.00735548109663754</text:p>
              </table:table-cell>
              <table:table-cell office:value-type="float" office:value="0.0130537672688087">
                <text:p>0.0130537672688087</text:p>
              </table:table-cell>
              <table:table-cell office:value-type="float" office:value="0.0206207375642639">
                <text:p>0.0206207375642639</text:p>
              </table:table-cell>
              <table:table-cell office:value-type="float" office:value="0.0303795798764692">
                <text:p>0.0303795798764692</text:p>
              </table:table-cell>
              <table:table-cell office:value-type="float" office:value="0.0427783693996773">
                <text:p>0.0427783693996773</text:p>
              </table:table-cell>
              <table:table-cell office:value-type="float" office:value="0.0584071649112228">
                <text:p>0.0584071649112228</text:p>
              </table:table-cell>
              <table:table-cell office:value-type="float" office:value="0.0780237456111939">
                <text:p>0.0780237456111939</text:p>
              </table:table-cell>
              <table:table-cell office:value-type="float" office:value="0.10258876032011">
                <text:p>0.10258876032011</text:p>
              </table:table-cell>
              <table:table-cell office:value-type="float" office:value="0.1333116840949">
                <text:p>0.1333116840949</text:p>
              </table:table-cell>
              <table:table-cell office:value-type="float" office:value="0.171709625090566">
                <text:p>0.171709625090566</text:p>
              </table:table-cell>
              <table:table-cell office:value-type="float" office:value="0.219681727539087">
                <text:p>0.219681727539087</text:p>
              </table:table-cell>
              <table:table-cell office:value-type="float" office:value="0.279602755781365">
                <text:p>0.279602755781365</text:p>
              </table:table-cell>
              <table:table-cell office:value-type="float" office:value="0.354440412473212">
                <text:p>0.354440412473212</text:p>
              </table:table-cell>
              <table:table-cell office:value-type="float" office:value="0.447902151817877">
                <text:p>0.447902151817877</text:p>
              </table:table-cell>
              <table:table-cell office:value-type="float" office:value="0.564618743361669">
                <text:p>0.564618743361669</text:p>
              </table:table-cell>
              <table:table-cell office:value-type="float" office:value="0.710373629277888">
                <text:p>0.710373629277888</text:p>
              </table:table-cell>
              <table:table-cell office:value-type="float" office:value="0.892389447549997">
                <text:p>0.892389447549997</text:p>
              </table:table-cell>
              <table:table-cell office:value-type="float" office:value="1.11968590390248">
                <text:p>1.11968590390248</text:p>
              </table:table-cell>
              <table:table-cell office:value-type="float" office:value="1.40352671343127">
                <text:p>1.40352671343127</text:p>
              </table:table-cell>
              <table:table-cell office:value-type="float" office:value="1.75797775110006">
                <text:p>1.75797775110006</text:p>
              </table:table-cell>
              <table:table-cell office:value-type="float" office:value="2.20060409628037">
                <text:p>2.20060409628037</text:p>
              </table:table-cell>
              <table:table-cell office:value-type="float" office:value="2.75334045534779">
                <text:p>2.75334045534779</text:p>
              </table:table-cell>
              <table:table-cell office:value-type="float" office:value="3.44357816436948">
                <text:p>3.44357816436948</text:p>
              </table:table-cell>
              <table:table-cell office:value-type="float" office:value="4.30552257600011">
                <text:p>4.30552257600011</text:p>
              </table:table-cell>
              <table:table-cell office:value-type="float" office:value="5.38188811922486">
                <text:p>5.38188811922486</text:p>
              </table:table-cell>
              <table:table-cell office:value-type="float" office:value="6.72601507834507">
                <text:p>6.72601507834507</text:p>
              </table:table-cell>
              <table:table-cell office:value-type="float" office:value="8.40451286391875">
                <text:p>8.40451286391875</text:p>
              </table:table-cell>
              <table:table-cell office:value-type="float" office:value="10.5005609191">
                <text:p>10.5005609191</text:p>
              </table:table-cell>
              <table:table-cell office:value-type="float" office:value="13.1180307354703">
                <text:p>13.1180307354703</text:p>
              </table:table-cell>
              <table:table-cell office:value-type="float" office:value="16.3866331969446">
                <text:p>16.3866331969446</text:p>
              </table:table-cell>
              <table:table-cell office:value-type="float" office:value="20.4683465697375">
                <text:p>20.4683465697375</text:p>
              </table:table-cell>
              <table:table-cell office:value-type="float" office:value="25.5654432777544">
                <text:p>25.5654432777544</text:p>
              </table:table-cell>
              <table:table-cell office:value-type="float" office:value="31.9305135573629">
                <text:p>31.9305135573629</text:p>
              </table:table-cell>
              <table:table-cell office:value-type="float" office:value="39.8789826742694">
                <text:p>39.8789826742694</text:p>
              </table:table-cell>
              <table:table-cell office:value-type="float" office:value="49.8047414545721">
                <text:p>49.8047414545721</text:p>
              </table:table-cell>
              <table:table-cell office:value-type="float" office:value="62.1996655851826">
                <text:p>62.1996655851826</text:p>
              </table:table-cell>
              <table:table-cell office:value-type="float" office:value="77.6779898141193">
                <text:p>77.6779898141193</text:p>
              </table:table-cell>
              <table:table-cell office:value-type="float" office:value="97.0067452095107">
                <text:p>97.0067452095107</text:p>
              </table:table-cell>
              <table:table-cell office:value-type="float" office:value="121.143768278925">
                <text:p>121.143768278925</text:p>
              </table:table-cell>
              <table:table-cell office:value-type="float" office:value="151.285162848264">
                <text:p>151.285162848264</text:p>
              </table:table-cell>
              <table:table-cell office:value-type="float" office:value="188.924568823607">
                <text:p>188.924568823607</text:p>
              </table:table-cell>
              <table:table-cell office:value-type="float" office:value="235.927171724377">
                <text:p>235.927171724377</text:p>
              </table:table-cell>
              <table:table-cell office:value-type="float" office:value="294.622118213424">
                <text:p>294.622118213424</text:p>
              </table:table-cell>
              <table:table-cell office:value-type="float" office:value="367.91791863975">
                <text:p>367.91791863975</text:p>
              </table:table-cell>
              <table:table-cell office:value-type="float" office:value="459.446543874452">
                <text:p>459.446543874452</text:p>
              </table:table-cell>
              <table:table-cell office:value-type="float" office:value="573.743356787309">
                <text:p>573.743356787309</text:p>
              </table:table-cell>
              <table:table-cell office:value-type="float" office:value="716.471782940649">
                <text:p>716.471782940649</text:p>
              </table:table-cell>
              <table:table-cell office:value-type="float" office:value="894.703829080193">
                <text:p>894.703829080193</text:p>
              </table:table-cell>
              <table:table-cell office:value-type="float" office:value="1117.27034063265">
                <text:p>1117.27034063265</text:p>
              </table:table-cell>
              <table:table-cell office:value-type="float" office:value="1395.19829463803">
                <text:p>1395.19829463803</text:p>
              </table:table-cell>
              <table:table-cell office:value-type="float" office:value="1742.25674349306">
                <text:p>1742.25674349306</text:p>
              </table:table-cell>
              <table:table-cell office:value-type="float" office:value="2175.63837452927">
                <text:p>2175.63837452927</text:p>
              </table:table-cell>
              <table:table-cell office:value-type="float" office:value="2716.8102646513">
                <text:p>2716.8102646513</text:p>
              </table:table-cell>
              <table:table-cell office:value-type="float" office:value="3392.57579511501">
                <text:p>3392.57579511501</text:p>
              </table:table-cell>
              <table:table-cell office:value-type="float" office:value="4236.39992617402">
                <text:p>4236.39992617402</text:p>
              </table:table-cell>
              <table:table-cell office:value-type="float" office:value="5290.06290354756">
                <text:p>5290.06290354756</text:p>
              </table:table-cell>
              <table:table-cell office:value-type="float" office:value="6605.72348237137">
                <text:p>6605.72348237137</text:p>
              </table:table-cell>
              <table:table-cell office:value-type="float" office:value="8248.49233384434">
                <text:p>8248.49233384434</text:p>
              </table:table-cell>
              <table:table-cell office:value-type="float" office:value="10299.6410158575">
                <text:p>10299.6410158575</text:p>
              </table:table-cell>
              <table:table-cell office:value-type="float" office:value="12860.6019644118">
                <text:p>12860.6019644118</text:p>
              </table:table-cell>
              <table:table-cell office:value-type="float" office:value="16057.952111263">
                <text:p>16057.952111263</text:p>
              </table:table-cell>
              <table:table-cell office:value-type="float" office:value="20049.6188059908">
                <text:p>20049.6188059908</text:p>
              </table:table-cell>
              <table:table-cell office:value-type="float" office:value="25032.6019411742">
                <text:p>25032.6019411742</text:p>
              </table:table-cell>
              <table:table-cell office:value-type="float" office:value="31252.5744534686">
                <text:p>31252.5744534686</text:p>
              </table:table-cell>
              <table:table-cell office:value-type="float" office:value="39015.8049449707">
                <text:p>39015.8049449707</text:p>
              </table:table-cell>
              <table:table-cell office:value-type="float" office:value="48703.942816058">
                <text:p>48703.942816058</text:p>
              </table:table-cell>
              <table:table-cell office:value-type="float" office:value="60792.3220087912">
                <text:p>60792.3220087912</text:p>
              </table:table-cell>
              <table:table-cell office:value-type="float" office:value="75872.570058274">
                <text:p>75872.570058274</text:p>
              </table:table-cell>
              <table:table-cell office:value-type="float" office:value="94680.4579842737">
                <text:p>94680.4579842737</text:p>
              </table:table-cell>
              <table:table-cell office:value-type="float" office:value="118130.08659973">
                <text:p>118130.08659973</text:p>
              </table:table-cell>
              <table:table-cell office:value-type="float" office:value="147355.664614128">
                <text:p>147355.664614128</text:p>
              </table:table-cell>
              <table:table-cell office:value-type="float" office:value="183762.278120376">
                <text:p>183762.278120376</text:p>
              </table:table-cell>
              <table:table-cell office:value-type="float" office:value="229087.145213637">
                <text:p>229087.145213637</text:p>
              </table:table-cell>
              <table:table-cell office:value-type="float" office:value="285472.841772366">
                <text:p>285472.841772366</text:p>
              </table:table-cell>
              <table:table-cell office:value-type="float" office:value="355553.79686051">
                <text:p>355553.79686051</text:p>
              </table:table-cell>
              <table:table-cell office:value-type="float" office:value="442556.868440995">
                <text:p>442556.868440995</text:p>
              </table:table-cell>
              <table:table-cell office:value-type="float" office:value="550415.865798837">
                <text:p>550415.865798837</text:p>
              </table:table-cell>
              <table:table-cell office:value-type="float" office:value="683898.257314943">
                <text:p>683898.257314943</text:p>
              </table:table-cell>
              <table:table-cell office:value-type="float" office:value="848739.749000244">
                <text:p>848739.749000244</text:p>
              </table:table-cell>
              <table:table-cell office:value-type="float" office:value="1051778.66204812">
                <text:p>1051778.66204812</text:p>
              </table:table-cell>
              <table:table-cell office:value-type="float" office:value="1301076.88846509">
                <text:p>1301076.88846509</text:p>
              </table:table-cell>
              <table:table-cell office:value-type="float" office:value="1606007.72471649">
                <text:p>1606007.72471649</text:p>
              </table:table-cell>
              <table:table-cell office:value-type="float" office:value="1977283.52920988">
                <text:p>1977283.52920988</text:p>
              </table:table-cell>
              <table:table-cell office:value-type="float" office:value="2426889.32615889">
                <text:p>2426889.32615889</text:p>
              </table:table-cell>
              <table:table-cell office:value-type="float" office:value="2967884.39241487">
                <text:p>2967884.39241487</text:p>
              </table:table-cell>
              <table:table-cell office:value-type="float" office:value="3614036.19849457">
                <text:p>3614036.19849457</text:p>
              </table:table-cell>
              <table:table-cell office:value-type="float" office:value="4379263.48840025">
                <text:p>4379263.48840025</text:p>
              </table:table-cell>
              <table:table-cell office:value-type="float" office:value="5276890.95657767">
                <text:p>5276890.95657767</text:p>
              </table:table-cell>
              <table:table-cell office:value-type="float" office:value="6318756.19326824">
                <text:p>6318756.19326824</text:p>
              </table:table-cell>
              <table:table-cell office:value-type="float" office:value="7514254.04544469">
                <text:p>7514254.04544469</text:p>
              </table:table-cell>
              <table:table-cell office:value-type="float" office:value="8869441.47748138">
                <text:p>8869441.47748138</text:p>
              </table:table-cell>
              <table:table-cell office:value-type="float" office:value="10386341.6933209">
                <text:p>10386341.6933209</text:p>
              </table:table-cell>
              <table:table-cell office:value-type="float" office:value="12062567.9105172">
                <text:p>12062567.9105172</text:p>
              </table:table-cell>
              <table:table-cell office:value-type="float" office:value="13891334.4141593">
                <text:p>13891334.4141593</text:p>
              </table:table-cell>
              <table:table-cell office:value-type="float" office:value="15861849.7800115">
                <text:p>15861849.7800115</text:p>
              </table:table-cell>
              <table:table-cell office:value-type="float" office:value="17960016.9851232">
                <text:p>17960016.9851232</text:p>
              </table:table-cell>
              <table:table-cell office:value-type="float" office:value="20169318.9363204">
                <text:p>20169318.9363204</text:p>
              </table:table-cell>
              <table:table-cell office:value-type="float" office:value="22471753.2788908">
                <text:p>22471753.2788908</text:p>
              </table:table-cell>
              <table:table-cell office:value-type="float" office:value="24848683.3176555">
                <text:p>24848683.3176555</text:p>
              </table:table-cell>
              <table:table-cell office:value-type="float" office:value="27281478.0381165">
                <text:p>27281478.0381165</text:p>
              </table:table-cell>
              <table:table-cell office:value-type="float" office:value="29752017.8872396">
                <text:p>29752017.8872396</text:p>
              </table:table-cell>
              <table:table-cell office:value-type="float" office:value="32243376.0381236">
                <text:p>32243376.0381236</text:p>
              </table:table-cell>
              <table:table-cell office:value-type="float" office:value="34740299.8700073">
                <text:p>34740299.8700073</text:p>
              </table:table-cell>
              <table:table-cell office:value-type="float" office:value="37229283.9692598">
                <text:p>37229283.9692598</text:p>
              </table:table-cell>
              <table:table-cell office:value-type="float" office:value="39698503.7890649">
                <text:p>39698503.7890649</text:p>
              </table:table-cell>
              <table:table-cell office:value-type="float" office:value="42137722.7779724">
                <text:p>42137722.7779724</text:p>
              </table:table-cell>
              <table:table-cell office:value-type="float" office:value="44538187.8709961">
                <text:p>44538187.8709961</text:p>
              </table:table-cell>
              <table:table-cell office:value-type="float" office:value="46892515.2393903">
                <text:p>46892515.2393903</text:p>
              </table:table-cell>
              <table:table-cell office:value-type="float" office:value="49194569.5412282">
                <text:p>49194569.5412282</text:p>
              </table:table-cell>
              <table:table-cell office:value-type="float" office:value="51439341.4002815">
                <text:p>51439341.4002815</text:p>
              </table:table-cell>
              <table:table-cell office:value-type="float" office:value="53622827.6394946">
                <text:p>53622827.6394946</text:p>
              </table:table-cell>
              <table:table-cell office:value-type="float" office:value="55741917.5742716">
                <text:p>55741917.5742716</text:p>
              </table:table-cell>
              <table:table-cell office:value-type="float" office:value="57794287.2856594">
                <text:p>57794287.2856594</text:p>
              </table:table-cell>
              <table:table-cell office:value-type="float" office:value="59778302.7143316">
                <text:p>59778302.7143316</text:p>
              </table:table-cell>
              <table:table-cell office:value-type="float" office:value="61692931.6900016">
                <text:p>61692931.6900016</text:p>
              </table:table-cell>
              <table:table-cell office:value-type="float" office:value="63537664.5965021">
                <text:p>63537664.5965021</text:p>
              </table:table-cell>
              <table:table-cell office:value-type="float" office:value="65312443.1526975">
                <text:p>65312443.1526975</text:p>
              </table:table-cell>
              <table:table-cell office:value-type="float" office:value="67017596.6982857">
                <text:p>67017596.6982857</text:p>
              </table:table-cell>
              <table:table-cell office:value-type="float" office:value="68653785.3458868">
                <text:p>68653785.3458868</text:p>
              </table:table-cell>
              <table:table-cell office:value-type="float" office:value="70221949.3777923">
                <text:p>70221949.3777923</text:p>
              </table:table-cell>
              <table:table-cell office:value-type="float" office:value="71723264.297909">
                <text:p>71723264.297909</text:p>
              </table:table-cell>
              <table:table-cell office:value-type="float" office:value="73159100.9910257">
                <text:p>73159100.9910257</text:p>
              </table:table-cell>
              <table:table-cell office:value-type="float" office:value="74530990.4852809">
                <text:p>74530990.4852809</text:p>
              </table:table-cell>
              <table:table-cell office:value-type="float" office:value="75840592.8573823">
                <text:p>75840592.8573823</text:p>
              </table:table-cell>
              <table:table-cell office:value-type="float" office:value="77089669.8613961">
                <text:p>77089669.8613961</text:p>
              </table:table-cell>
              <table:table-cell office:value-type="float" office:value="78280060.8994042">
                <text:p>78280060.8994042</text:p>
              </table:table-cell>
              <table:table-cell office:value-type="float" office:value="79413661.9912881">
                <text:p>79413661.9912881</text:p>
              </table:table-cell>
              <table:table-cell office:value-type="float" office:value="80492407.4292885">
                <text:p>80492407.4292885</text:p>
              </table:table-cell>
              <table:table-cell office:value-type="float" office:value="81518253.8353393">
                <text:p>81518253.8353393</text:p>
              </table:table-cell>
              <table:table-cell office:value-type="float" office:value="82493166.3657437">
                <text:p>82493166.3657437</text:p>
              </table:table-cell>
              <table:table-cell office:value-type="float" office:value="83419106.8325422">
                <text:p>83419106.8325422</text:p>
              </table:table-cell>
              <table:table-cell office:value-type="float" office:value="84298023.5332995">
                <text:p>84298023.5332995</text:p>
              </table:table-cell>
              <table:table-cell office:value-type="float" office:value="85131842.6020082">
                <text:p>85131842.6020082</text:p>
              </table:table-cell>
              <table:table-cell office:value-type="float" office:value="85922460.7168562">
                <text:p>85922460.7168562</text:p>
              </table:table-cell>
              <table:table-cell office:value-type="float" office:value="86671738.9714925">
                <text:p>86671738.9714925</text:p>
              </table:table-cell>
              <table:table-cell office:value-type="float" office:value="87381497.8848675">
                <text:p>87381497.8848675</text:p>
              </table:table-cell>
              <table:table-cell office:value-type="float" office:value="88053513.2354722">
                <text:p>88053513.2354722</text:p>
              </table:table-cell>
              <table:table-cell office:value-type="float" office:value="88689512.8643425">
                <text:p>88689512.8643425</text:p>
              </table:table-cell>
              <table:table-cell office:value-type="float" office:value="89291174.0478604">
                <text:p>89291174.0478604</text:p>
              </table:table-cell>
              <table:table-cell office:value-type="float" office:value="89860121.652608">
                <text:p>89860121.652608</text:p>
              </table:table-cell>
              <table:table-cell office:value-type="float" office:value="90397926.7250928">
                <text:p>90397926.7250928</text:p>
              </table:table-cell>
              <table:table-cell office:value-type="float" office:value="90906105.6624078">
                <text:p>90906105.6624078</text:p>
              </table:table-cell>
              <table:table-cell office:value-type="float" office:value="91386119.7389819">
                <text:p>91386119.7389819</text:p>
              </table:table-cell>
              <table:table-cell office:value-type="float" office:value="91839375.0278184">
                <text:p>91839375.0278184</text:p>
              </table:table-cell>
              <table:table-cell office:value-type="float" office:value="92267222.631266">
                <text:p>92267222.631266</text:p>
              </table:table-cell>
              <table:table-cell office:value-type="float" office:value="92670959.1580063">
                <text:p>92670959.1580063</text:p>
              </table:table-cell>
              <table:table-cell office:value-type="float" office:value="93051827.4630917">
                <text:p>93051827.4630917</text:p>
              </table:table-cell>
              <table:table-cell office:value-type="float" office:value="93411017.5302004">
                <text:p>93411017.5302004</text:p>
              </table:table-cell>
              <table:table-cell office:value-type="float" office:value="93749667.5631457">
                <text:p>93749667.5631457</text:p>
              </table:table-cell>
              <table:table-cell office:value-type="float" office:value="94068865.1555053">
                <text:p>94068865.1555053</text:p>
              </table:table-cell>
              <table:table-cell office:value-type="float" office:value="94369648.6132067">
                <text:p>94369648.6132067</text:p>
              </table:table-cell>
              <table:table-cell office:value-type="float" office:value="94653008.3188318">
                <text:p>94653008.3188318</text:p>
              </table:table-cell>
              <table:table-cell office:value-type="float" office:value="94919888.1896865">
                <text:p>94919888.1896865</text:p>
              </table:table-cell>
              <table:table-cell office:value-type="float" office:value="95171187.1635308">
                <text:p>95171187.1635308</text:p>
              </table:table-cell>
              <table:table-cell office:value-type="float" office:value="95407760.7244254">
                <text:p>95407760.7244254</text:p>
              </table:table-cell>
              <table:table-cell office:value-type="float" office:value="95630422.4480907">
                <text:p>95630422.4480907</text:p>
              </table:table-cell>
              <table:table-cell office:value-type="float" office:value="95839945.5480025">
                <text:p>95839945.5480025</text:p>
              </table:table-cell>
              <table:table-cell office:value-type="float" office:value="96037064.4316194">
                <text:p>96037064.4316194</text:p>
              </table:table-cell>
              <table:table-cell office:value-type="float" office:value="96222476.2319677">
                <text:p>96222476.2319677</text:p>
              </table:table-cell>
              <table:table-cell office:value-type="float" office:value="96396842.3387386">
                <text:p>96396842.3387386</text:p>
              </table:table-cell>
              <table:table-cell office:value-type="float" office:value="96560789.8905025">
                <text:p>96560789.8905025</text:p>
              </table:table-cell>
              <table:table-cell office:value-type="float" office:value="96714913.2539907">
                <text:p>96714913.2539907</text:p>
              </table:table-cell>
              <table:table-cell office:value-type="float" office:value="96859775.4596629">
                <text:p>96859775.4596629</text:p>
              </table:table-cell>
              <table:table-cell office:value-type="float" office:value="96995909.6109593">
                <text:p>96995909.6109593</text:p>
              </table:table-cell>
              <table:table-cell office:value-type="float" office:value="97123820.2506995">
                <text:p>97123820.2506995</text:p>
              </table:table-cell>
              <table:table-cell office:value-type="float" office:value="97243984.689952">
                <text:p>97243984.689952</text:p>
              </table:table-cell>
              <table:table-cell office:value-type="float" office:value="97356854.2955753">
                <text:p>97356854.2955753</text:p>
              </table:table-cell>
              <table:table-cell office:value-type="float" office:value="97462855.7379084">
                <text:p>97462855.7379084</text:p>
              </table:table-cell>
              <table:table-cell office:value-type="float" office:value="97562392.2714371">
                <text:p>97562392.2714371</text:p>
              </table:table-cell>
              <table:table-cell office:value-type="float" office:value="97655845.4229415">
                <text:p>97655845.4229415</text:p>
              </table:table-cell>
              <table:table-cell office:value-type="float" office:value="97743576.1981943">
                <text:p>97743576.1981943</text:p>
              </table:table-cell>
              <table:table-cell office:value-type="float" office:value="97825925.3414759">
                <text:p>97825925.3414759</text:p>
              </table:table-cell>
              <table:table-cell office:value-type="float" office:value="97903214.1702385">
                <text:p>97903214.1702385</text:p>
              </table:table-cell>
              <table:table-cell office:value-type="float" office:value="97975745.5927861">
                <text:p>97975745.5927861</text:p>
              </table:table-cell>
              <table:table-cell office:value-type="float" office:value="98043805.0962166">
                <text:p>98043805.0962166</text:p>
              </table:table-cell>
              <table:table-cell office:value-type="float" office:value="98107661.673874">
                <text:p>98107661.673874</text:p>
              </table:table-cell>
              <table:table-cell office:value-type="float" office:value="98167568.7425754">
                <text:p>98167568.7425754</text:p>
              </table:table-cell>
              <table:table-cell office:value-type="float" office:value="98223764.9684255">
                <text:p>98223764.9684255</text:p>
              </table:table-cell>
              <table:table-cell office:value-type="float" office:value="98276475.0883974">
                <text:p>98276475.0883974</text:p>
              </table:table-cell>
              <table:table-cell office:value-type="float" office:value="98325910.6762294">
                <text:p>98325910.6762294</text:p>
              </table:table-cell>
              <table:table-cell office:value-type="float" office:value="98372270.8792477">
                <text:p>98372270.8792477</text:p>
              </table:table-cell>
              <table:table-cell office:value-type="float" office:value="98415743.102093">
                <text:p>98415743.102093</text:p>
              </table:table-cell>
              <table:table-cell office:value-type="float" office:value="98456503.672214">
                <text:p>98456503.672214</text:p>
              </table:table-cell>
              <table:table-cell office:value-type="float" office:value="98494718.4631971">
                <text:p>98494718.4631971</text:p>
              </table:table-cell>
              <table:table-cell office:value-type="float" office:value="98530543.4872655">
                <text:p>98530543.4872655</text:p>
              </table:table-cell>
              <table:table-cell office:value-type="float" office:value="98564125.4555175">
                <text:p>98564125.4555175</text:p>
              </table:table-cell>
              <table:table-cell office:value-type="float" office:value="98595602.3097099">
                <text:p>98595602.3097099</text:p>
              </table:table-cell>
              <table:table-cell office:value-type="float" office:value="98625103.7254821">
                <text:p>98625103.7254821</text:p>
              </table:table-cell>
              <table:table-cell office:value-type="float" office:value="98652751.5887256">
                <text:p>98652751.5887256</text:p>
              </table:table-cell>
              <table:table-cell office:value-type="float" office:value="98678660.4455675">
                <text:p>98678660.4455675</text:p>
              </table:table-cell>
              <table:table-cell office:value-type="float" office:value="98702937.9292003">
                <text:p>98702937.9292003</text:p>
              </table:table-cell>
              <table:table-cell office:value-type="float" office:value="98725685.1620249">
                <text:p>98725685.1620249</text:p>
              </table:table-cell>
              <table:table-cell office:value-type="float" office:value="98746997.1362918">
                <text:p>98746997.1362918</text:p>
              </table:table-cell>
              <table:table-cell office:value-type="float" office:value="98766963.0739522">
                <text:p>98766963.0739522</text:p>
              </table:table-cell>
              <table:table-cell office:value-type="float" office:value="98785666.7657625">
                <text:p>98785666.7657625</text:p>
              </table:table-cell>
              <table:table-cell office:value-type="float" office:value="98803186.8918512">
                <text:p>98803186.8918512</text:p>
              </table:table-cell>
              <table:table-cell office:value-type="float" office:value="98819597.3245371">
                <text:p>98819597.3245371</text:p>
              </table:table-cell>
              <table:table-cell office:value-type="float" office:value="98834967.4134005">
                <text:p>98834967.4134005</text:p>
              </table:table-cell>
              <table:table-cell office:value-type="float" office:value="98849362.254474">
                <text:p>98849362.254474</text:p>
              </table:table-cell>
              <table:table-cell office:value-type="float" office:value="98862842.9444842">
                <text:p>98862842.9444842</text:p>
              </table:table-cell>
              <table:table-cell office:value-type="float" office:value="98875466.8195347">
                <text:p>98875466.8195347</text:p>
              </table:table-cell>
              <table:table-cell office:value-type="float" office:value="98887287.6817098">
                <text:p>98887287.6817098</text:p>
              </table:table-cell>
              <table:table-cell office:value-type="float" office:value="98898356.0105824">
                <text:p>98898356.0105824</text:p>
              </table:table-cell>
              <table:table-cell office:value-type="float" office:value="98908719.1641549">
                <text:p>98908719.1641549</text:p>
              </table:table-cell>
              <table:table-cell office:value-type="float" office:value="98918421.5669287">
                <text:p>98918421.5669287</text:p>
              </table:table-cell>
              <table:table-cell office:value-type="float" office:value="98927504.8879481">
                <text:p>98927504.8879481</text:p>
              </table:table-cell>
              <table:table-cell office:value-type="float" office:value="98936008.2077868">
                <text:p>98936008.2077868</text:p>
              </table:table-cell>
              <table:table-cell office:value-type="float" office:value="98943968.1760073">
                <text:p>98943968.1760073</text:p>
              </table:table-cell>
              <table:table-cell office:value-type="float" office:value="98951419.1592922">
                <text:p>98951419.1592922</text:p>
              </table:table-cell>
              <table:table-cell office:value-type="float" office:value="98958393.3807527">
                <text:p>98958393.3807527</text:p>
              </table:table-cell>
              <table:table-cell office:value-type="float" office:value="98964921.0510701">
                <text:p>98964921.0510701</text:p>
              </table:table-cell>
              <table:table-cell office:value-type="float" office:value="98971030.4917961">
                <text:p>98971030.4917961</text:p>
              </table:table-cell>
              <table:table-cell office:value-type="float" office:value="98976748.2512856">
                <text:p>98976748.2512856</text:p>
              </table:table-cell>
              <table:table-cell office:value-type="float" office:value="98982099.2138347">
                <text:p>98982099.2138347</text:p>
              </table:table-cell>
              <table:table-cell office:value-type="float" office:value="98987106.7020139">
                <text:p>98987106.7020139</text:p>
              </table:table-cell>
              <table:table-cell office:value-type="float" office:value="98991792.5731628">
                <text:p>98991792.5731628</text:p>
              </table:table-cell>
              <table:table-cell office:value-type="float" office:value="98996177.3098323">
                <text:p>98996177.3098323</text:p>
              </table:table-cell>
              <table:table-cell office:value-type="float" office:value="99000280.1049491">
                <text:p>99000280.1049491</text:p>
              </table:table-cell>
              <table:table-cell office:value-type="float" office:value="99004118.9416773">
                <text:p>99004118.9416773</text:p>
              </table:table-cell>
              <table:table-cell office:value-type="float" office:value="99007710.668555">
                <text:p>99007710.668555</text:p>
              </table:table-cell>
              <table:table-cell office:value-type="float" office:value="99011071.0700135">
                <text:p>99011071.0700135</text:p>
              </table:table-cell>
              <table:table-cell office:value-type="float" office:value="99014214.9325975">
                <text:p>99014214.9325975</text:p>
              </table:table-cell>
              <table:table-cell office:value-type="float" office:value="99017156.1072003">
                <text:p>99017156.1072003</text:p>
              </table:table-cell>
              <table:table-cell office:value-type="float" office:value="99019907.5674067">
                <text:p>99019907.5674067</text:p>
              </table:table-cell>
              <table:table-cell office:value-type="float" office:value="99022481.4643818">
                <text:p>99022481.4643818</text:p>
              </table:table-cell>
              <table:table-cell office:value-type="float" office:value="99024889.178259">
                <text:p>99024889.178259</text:p>
              </table:table-cell>
              <table:table-cell office:value-type="float" office:value="99027141.3665145">
                <text:p>99027141.3665145</text:p>
              </table:table-cell>
              <table:table-cell office:value-type="float" office:value="99029248.0092202">
                <text:p>99029248.0092202</text:p>
              </table:table-cell>
              <table:table-cell office:value-type="float" office:value="99031218.451641">
                <text:p>99031218.451641</text:p>
              </table:table-cell>
              <table:table-cell office:value-type="float" office:value="99033061.4440919">
                <text:p>99033061.4440919</text:p>
              </table:table-cell>
              <table:table-cell office:value-type="float" office:value="99034785.1794099">
                <text:p>99034785.1794099</text:p>
              </table:table-cell>
              <table:table-cell office:value-type="float" office:value="99036397.3280569">
                <text:p>99036397.3280569</text:p>
              </table:table-cell>
              <table:table-cell office:value-type="float" office:value="99037905.0710635">
                <text:p>99037905.0710635</text:p>
              </table:table-cell>
              <table:table-cell office:value-type="float" office:value="99039315.1309359">
                <text:p>99039315.1309359</text:p>
              </table:table-cell>
              <table:table-cell office:value-type="float" office:value="99040633.8006075">
                <text:p>99040633.8006075</text:p>
              </table:table-cell>
              <table:table-cell office:value-type="float" office:value="99041866.9706384">
                <text:p>99041866.9706384</text:p>
              </table:table-cell>
              <table:table-cell office:value-type="float" office:value="99043020.1546539">
                <text:p>99043020.1546539</text:p>
              </table:table-cell>
              <table:table-cell office:value-type="float" office:value="99044098.5132669">
                <text:p>99044098.5132669</text:p>
              </table:table-cell>
              <table:table-cell office:value-type="float" office:value="99045106.876429">
                <text:p>99045106.876429</text:p>
              </table:table-cell>
              <table:table-cell office:value-type="float" office:value="99046049.7644557">
                <text:p>99046049.7644557</text:p>
              </table:table-cell>
              <table:table-cell office:value-type="float" office:value="99046931.4076675">
                <text:p>99046931.4076675</text:p>
              </table:table-cell>
              <table:table-cell office:value-type="float" office:value="99047755.7648522">
                <text:p>99047755.7648522</text:p>
              </table:table-cell>
              <table:table-cell office:value-type="float" office:value="99048526.5405296">
                <text:p>99048526.5405296</text:p>
              </table:table-cell>
              <table:table-cell office:value-type="float" office:value="99049247.2011509">
                <text:p>99049247.2011509</text:p>
              </table:table-cell>
              <table:table-cell office:value-type="float" office:value="99049920.9902734">
                <text:p>99049920.9902734</text:p>
              </table:table-cell>
              <table:table-cell office:value-type="float" office:value="99050550.9427703">
                <text:p>99050550.9427703</text:p>
              </table:table-cell>
              <table:table-cell office:value-type="float" office:value="99051139.8981627">
                <text:p>99051139.8981627</text:p>
              </table:table-cell>
              <table:table-cell office:value-type="float" office:value="99051690.5130826">
                <text:p>99051690.5130826</text:p>
              </table:table-cell>
              <table:table-cell office:value-type="float" office:value="99052205.2729816">
                <text:p>99052205.2729816</text:p>
              </table:table-cell>
              <table:table-cell office:value-type="float" office:value="99052686.5030608">
                <text:p>99052686.5030608</text:p>
              </table:table-cell>
              <table:table-cell office:value-type="float" office:value="99053136.3785478">
                <text:p>99053136.3785478</text:p>
              </table:table-cell>
              <table:table-cell office:value-type="float" office:value="99053556.9342842">
                <text:p>99053556.9342842</text:p>
              </table:table-cell>
              <table:table-cell office:value-type="float" office:value="99053950.0737383">
                <text:p>99053950.0737383</text:p>
              </table:table-cell>
              <table:table-cell office:value-type="float" office:value="99054317.5774194">
                <text:p>99054317.5774194</text:p>
              </table:table-cell>
              <table:table-cell office:value-type="float" office:value="99054661.1107744">
                <text:p>99054661.1107744</text:p>
              </table:table-cell>
              <table:table-cell office:value-type="float" office:value="99054982.2315736">
                <text:p>99054982.2315736</text:p>
              </table:table-cell>
              <table:table-cell office:value-type="float" office:value="99055282.396827">
                <text:p>99055282.396827</text:p>
              </table:table-cell>
              <table:table-cell office:value-type="float" office:value="99055562.9692664">
                <text:p>99055562.9692664</text:p>
              </table:table-cell>
              <table:table-cell office:value-type="float" office:value="99055825.2234019">
                <text:p>99055825.2234019</text:p>
              </table:table-cell>
              <table:table-cell office:value-type="float" office:value="99056070.3512081">
                <text:p>99056070.3512081</text:p>
              </table:table-cell>
              <table:table-cell office:value-type="float" office:value="99056299.467429">
                <text:p>99056299.467429</text:p>
              </table:table-cell>
              <table:table-cell office:value-type="float" office:value="99056513.6145632">
                <text:p>99056513.6145632</text:p>
              </table:table-cell>
              <table:table-cell office:value-type="float" office:value="99056713.7675108">
                <text:p>99056713.7675108</text:p>
              </table:table-cell>
              <table:table-cell office:value-type="float" office:value="99056900.8379415">
                <text:p>99056900.8379415</text:p>
              </table:table-cell>
              <table:table-cell office:value-type="float" office:value="99057075.678367">
                <text:p>99057075.678367</text:p>
              </table:table-cell>
              <table:table-cell office:value-type="float" office:value="99057239.0859646">
                <text:p>99057239.0859646</text:p>
              </table:table-cell>
              <table:table-cell office:value-type="float" office:value="99057391.8061483">
                <text:p>99057391.8061483</text:p>
              </table:table-cell>
              <table:table-cell office:value-type="float" office:value="99057534.5359134">
                <text:p>99057534.5359134</text:p>
              </table:table-cell>
              <table:table-cell office:value-type="float" office:value="99057667.9269676">
                <text:p>99057667.9269676</text:p>
              </table:table-cell>
              <table:table-cell office:value-type="float" office:value="99057792.5886574">
                <text:p>99057792.5886574</text:p>
              </table:table-cell>
              <table:table-cell office:value-type="float" office:value="99057909.0907117">
                <text:p>99057909.0907117</text:p>
              </table:table-cell>
              <table:table-cell office:value-type="float" office:value="99058017.9658021">
                <text:p>99058017.9658021</text:p>
              </table:table-cell>
              <table:table-cell office:value-type="float" office:value="99058119.7119467">
                <text:p>99058119.7119467</text:p>
              </table:table-cell>
              <table:table-cell office:value-type="float" office:value="99058214.7947502">
                <text:p>99058214.7947502</text:p>
              </table:table-cell>
              <table:table-cell office:value-type="float" office:value="99058303.649509">
                <text:p>99058303.649509</text:p>
              </table:table-cell>
              <table:table-cell office:value-type="float" office:value="99058386.6831717">
                <text:p>99058386.6831717</text:p>
              </table:table-cell>
              <table:table-cell office:value-type="float" office:value="99058464.2761807">
                <text:p>99058464.2761807</text:p>
              </table:table-cell>
              <table:table-cell office:value-type="float" office:value="99058536.7841899">
                <text:p>99058536.7841899</text:p>
              </table:table-cell>
              <table:table-cell office:value-type="float" office:value="99058604.539674">
                <text:p>99058604.539674</text:p>
              </table:table-cell>
              <table:table-cell office:value-type="float" office:value="99058667.8534337">
                <text:p>99058667.8534337</text:p>
              </table:table-cell>
              <table:table-cell office:value-type="float" office:value="99058727.0160026">
                <text:p>99058727.0160026</text:p>
              </table:table-cell>
              <table:table-cell office:value-type="float" office:value="99058782.2989647">
                <text:p>99058782.2989647</text:p>
              </table:table-cell>
              <table:table-cell office:value-type="float" office:value="99058833.9561846">
                <text:p>99058833.9561846</text:p>
              </table:table-cell>
              <table:table-cell office:value-type="float" office:value="99058882.2249613">
                <text:p>99058882.2249613</text:p>
              </table:table-cell>
              <table:table-cell office:value-type="float" office:value="99058927.3271033">
                <text:p>99058927.3271033</text:p>
              </table:table-cell>
              <table:table-cell office:value-type="float" office:value="99058969.4699384">
                <text:p>99058969.4699384</text:p>
              </table:table-cell>
              <table:table-cell office:value-type="float" office:value="99059008.8472539">
                <text:p>99059008.8472539</text:p>
              </table:table-cell>
              <table:table-cell office:value-type="float" office:value="99059045.64018">
                <text:p>99059045.64018</text:p>
              </table:table-cell>
              <table:table-cell office:value-type="float" office:value="99059080.018012">
                <text:p>99059080.018012</text:p>
              </table:table-cell>
              <table:table-cell office:value-type="float" office:value="99059112.1389826">
                <text:p>99059112.1389826</text:p>
              </table:table-cell>
              <table:table-cell office:value-type="float" office:value="99059142.1509817">
                <text:p>99059142.1509817</text:p>
              </table:table-cell>
              <table:table-cell office:value-type="float" office:value="99059170.1922304">
                <text:p>99059170.1922304</text:p>
              </table:table-cell>
              <table:table-cell office:value-type="float" office:value="99059196.391912">
                <text:p>99059196.391912</text:p>
              </table:table-cell>
              <table:table-cell office:value-type="float" office:value="99059220.8707601">
                <text:p>99059220.8707601</text:p>
              </table:table-cell>
              <table:table-cell office:value-type="float" office:value="99059243.741611">
                <text:p>99059243.741611</text:p>
              </table:table-cell>
              <table:table-cell office:value-type="float" office:value="99059265.1099174">
                <text:p>99059265.1099174</text:p>
              </table:table-cell>
              <table:table-cell office:value-type="float" office:value="99059285.0742318">
                <text:p>99059285.0742318</text:p>
              </table:table-cell>
              <table:table-cell office:value-type="float" office:value="99059303.7266551">
                <text:p>99059303.7266551</text:p>
              </table:table-cell>
              <table:table-cell office:value-type="float" office:value="99059321.1532593">
                <text:p>99059321.1532593</text:p>
              </table:table-cell>
              <table:table-cell office:value-type="float" office:value="99059337.4344801">
                <text:p>99059337.4344801</text:p>
              </table:table-cell>
              <table:table-cell office:value-type="float" office:value="99059352.6454862">
                <text:p>99059352.6454862</text:p>
              </table:table-cell>
              <table:table-cell office:value-type="float" office:value="99059366.8565218">
                <text:p>99059366.8565218</text:p>
              </table:table-cell>
              <table:table-cell office:value-type="float" office:value="99059380.1332297">
                <text:p>99059380.1332297</text:p>
              </table:table-cell>
              <table:table-cell office:value-type="float" office:value="99059392.5369511">
                <text:p>99059392.5369511</text:p>
              </table:table-cell>
              <table:table-cell office:value-type="float" office:value="99059404.1250078">
                <text:p>99059404.1250078</text:p>
              </table:table-cell>
              <table:table-cell office:value-type="float" office:value="99059414.950964">
                <text:p>99059414.950964</text:p>
              </table:table-cell>
              <table:table-cell office:value-type="float" office:value="99059425.0648728">
                <text:p>99059425.0648728</text:p>
              </table:table-cell>
              <table:table-cell office:value-type="float" office:value="99059434.5135051">
                <text:p>99059434.5135051</text:p>
              </table:table-cell>
              <table:table-cell office:value-type="float" office:value="99059443.3405653">
                <text:p>99059443.3405653</text:p>
              </table:table-cell>
              <table:table-cell office:value-type="float" office:value="99059451.5868909">
                <text:p>99059451.5868909</text:p>
              </table:table-cell>
              <table:table-cell office:value-type="float" office:value="99059459.2906413">
                <text:p>99059459.2906413</text:p>
              </table:table-cell>
              <table:table-cell office:value-type="float" office:value="99059466.4874717">
                <text:p>99059466.4874717</text:p>
              </table:table-cell>
              <table:table-cell office:value-type="float" office:value="99059473.2106985">
                <text:p>99059473.2106985</text:p>
              </table:table-cell>
              <table:table-cell office:value-type="float" office:value="99059479.4914515">
                <text:p>99059479.4914515</text:p>
              </table:table-cell>
              <table:table-cell office:value-type="float" office:value="99059485.3588174">
                <text:p>99059485.3588174</text:p>
              </table:table-cell>
              <table:table-cell office:value-type="float" office:value="99059490.8399735">
                <text:p>99059490.8399735</text:p>
              </table:table-cell>
              <table:table-cell office:value-type="float" office:value="99059495.9603134">
                <text:p>99059495.9603134</text:p>
              </table:table-cell>
              <table:table-cell office:value-type="float" office:value="99059500.7435629">
                <text:p>99059500.7435629</text:p>
              </table:table-cell>
              <table:table-cell office:value-type="float" office:value="99059505.2118901">
                <text:p>99059505.2118901</text:p>
              </table:table-cell>
              <table:table-cell office:value-type="float" office:value="99059509.3860073">
                <text:p>99059509.3860073</text:p>
              </table:table-cell>
              <table:table-cell office:value-type="float" office:value="99059513.2852662">
                <text:p>99059513.2852662</text:p>
              </table:table-cell>
              <table:table-cell office:value-type="float" office:value="99059516.9277473">
                <text:p>99059516.9277473</text:p>
              </table:table-cell>
              <table:table-cell office:value-type="float" office:value="99059520.3303435">
                <text:p>99059520.3303435</text:p>
              </table:table-cell>
              <table:table-cell office:value-type="float" office:value="99059523.5088375">
                <text:p>99059523.5088375</text:p>
              </table:table-cell>
              <table:table-cell office:value-type="float" office:value="99059526.477975">
                <text:p>99059526.477975</text:p>
              </table:table-cell>
              <table:table-cell office:value-type="float" office:value="99059529.2515326">
                <text:p>99059529.2515326</text:p>
              </table:table-cell>
              <table:table-cell office:value-type="float" office:value="99059531.8423815">
                <text:p>99059531.8423815</text:p>
              </table:table-cell>
              <table:table-cell office:value-type="float" office:value="99059534.2625467">
                <text:p>99059534.2625467</text:p>
              </table:table-cell>
              <table:table-cell office:value-type="float" office:value="99059536.5232627">
                <text:p>99059536.5232627</text:p>
              </table:table-cell>
              <table:table-cell office:value-type="float" office:value="99059538.6350254">
                <text:p>99059538.6350254</text:p>
              </table:table-cell>
              <table:table-cell office:value-type="float" office:value="99059540.6076407">
                <text:p>99059540.6076407</text:p>
              </table:table-cell>
              <table:table-cell office:value-type="float" office:value="99059542.4502694">
                <text:p>99059542.4502694</text:p>
              </table:table-cell>
              <table:table-cell office:value-type="float" office:value="99059544.17147">
                <text:p>99059544.17147</text:p>
              </table:table-cell>
              <table:table-cell office:value-type="float" office:value="99059545.7792381">
                <text:p>99059545.7792381</text:p>
              </table:table-cell>
              <table:table-cell office:value-type="float" office:value="99059547.2810431">
                <text:p>99059547.2810431</text:p>
              </table:table-cell>
              <table:table-cell office:value-type="float" office:value="99059548.6838635">
                <text:p>99059548.6838635</text:p>
              </table:table-cell>
              <table:table-cell office:value-type="float" office:value="99059549.9942183">
                <text:p>99059549.9942183</text:p>
              </table:table-cell>
              <table:table-cell office:value-type="float" office:value="99059551.2181976">
                <text:p>99059551.2181976</text:p>
              </table:table-cell>
              <table:table-cell office:value-type="float" office:value="99059552.361491">
                <text:p>99059552.361491</text:p>
              </table:table-cell>
              <table:table-cell office:value-type="float" office:value="99059553.4294134">
                <text:p>99059553.4294134</text:p>
              </table:table-cell>
              <table:table-cell office:value-type="float" office:value="99059554.4269302">
                <text:p>99059554.4269302</text:p>
              </table:table-cell>
              <table:table-cell office:value-type="float" office:value="99059555.3586797">
                <text:p>99059555.3586797</text:p>
              </table:table-cell>
              <table:table-cell office:value-type="float" office:value="99059556.2289951">
                <text:p>99059556.2289951</text:p>
              </table:table-cell>
              <table:table-cell office:value-type="float" office:value="99059557.0419242">
                <text:p>99059557.0419242</text:p>
              </table:table-cell>
              <table:table-cell office:value-type="float" office:value="99059557.8012485">
                <text:p>99059557.8012485</text:p>
              </table:table-cell>
              <table:table-cell office:value-type="float" office:value="99059558.5105003">
                <text:p>99059558.5105003</text:p>
              </table:table-cell>
              <table:table-cell office:value-type="float" office:value="99059559.1729796">
                <text:p>99059559.1729796</text:p>
              </table:table-cell>
              <table:table-cell office:value-type="float" office:value="99059559.7917688">
                <text:p>99059559.7917688</text:p>
              </table:table-cell>
              <table:table-cell office:value-type="float" office:value="99059560.3697475">
                <text:p>99059560.3697475</text:p>
              </table:table-cell>
              <table:table-cell office:value-type="float" office:value="99059560.9096056">
                <text:p>99059560.9096056</text:p>
              </table:table-cell>
              <table:table-cell office:value-type="float" office:value="99059561.4138559">
                <text:p>99059561.4138559</text:p>
              </table:table-cell>
              <table:table-cell office:value-type="float" office:value="99059561.8848456">
                <text:p>99059561.8848456</text:p>
              </table:table-cell>
              <table:table-cell office:value-type="float" office:value="99059562.3247674">
                <text:p>99059562.3247674</text:p>
              </table:table-cell>
              <table:table-cell office:value-type="float" office:value="99059562.7356695">
                <text:p>99059562.7356695</text:p>
              </table:table-cell>
              <table:table-cell office:value-type="float" office:value="99059563.119465">
                <text:p>99059563.119465</text:p>
              </table:table-cell>
              <table:table-cell office:value-type="float" office:value="99059563.4779412">
                <text:p>99059563.4779412</text:p>
              </table:table-cell>
              <table:table-cell office:value-type="float" office:value="99059563.8127676">
                <text:p>99059563.8127676</text:p>
              </table:table-cell>
              <table:table-cell office:value-type="float" office:value="99059564.1255035">
                <text:p>99059564.1255035</text:p>
              </table:table-cell>
              <table:table-cell office:value-type="float" office:value="99059564.4176057">
                <text:p>99059564.4176057</text:p>
              </table:table-cell>
              <table:table-cell office:value-type="float" office:value="99059564.6904349">
                <text:p>99059564.6904349</text:p>
              </table:table-cell>
              <table:table-cell office:value-type="float" office:value="99059564.9452621">
                <text:p>99059564.9452621</text:p>
              </table:table-cell>
              <table:table-cell office:value-type="float" office:value="99059565.1832745">
                <text:p>99059565.1832745</text:p>
              </table:table-cell>
              <table:table-cell office:value-type="float" office:value="99059565.4055811">
                <text:p>99059565.4055811</text:p>
              </table:table-cell>
              <table:table-cell office:value-type="float" office:value="99059565.6132178">
                <text:p>99059565.6132178</text:p>
              </table:table-cell>
              <table:table-cell office:value-type="float" office:value="99059565.8071523">
                <text:p>99059565.8071523</text:p>
              </table:table-cell>
              <table:table-cell office:value-type="float" office:value="99059565.9882883">
                <text:p>99059565.9882883</text:p>
              </table:table-cell>
              <table:table-cell office:value-type="float" office:value="99059566.1574702">
                <text:p>99059566.1574702</text:p>
              </table:table-cell>
              <table:table-cell office:value-type="float" office:value="99059566.3154864">
                <text:p>99059566.3154864</text:p>
              </table:table-cell>
              <table:table-cell office:value-type="float" office:value="99059566.4630736">
                <text:p>99059566.4630736</text:p>
              </table:table-cell>
              <table:table-cell office:value-type="float" office:value="99059566.6009198">
                <text:p>99059566.6009198</text:p>
              </table:table-cell>
              <table:table-cell office:value-type="float" office:value="99059566.7296676">
                <text:p>99059566.7296676</text:p>
              </table:table-cell>
              <table:table-cell office:value-type="float" office:value="99059566.8499174">
                <text:p>99059566.8499174</text:p>
              </table:table-cell>
              <table:table-cell office:value-type="float" office:value="99059566.9622298">
                <text:p>99059566.9622298</text:p>
              </table:table-cell>
              <table:table-cell office:value-type="float" office:value="99059567.0671286">
                <text:p>99059567.0671286</text:p>
              </table:table-cell>
              <table:table-cell office:value-type="float" office:value="99059567.1651029">
                <text:p>99059567.1651029</text:p>
              </table:table-cell>
              <table:table-cell office:value-type="float" office:value="99059567.2566096">
                <text:p>99059567.2566096</text:p>
              </table:table-cell>
              <table:table-cell office:value-type="float" office:value="99059567.3420757">
                <text:p>99059567.3420757</text:p>
              </table:table-cell>
              <table:table-cell office:value-type="float" office:value="99059567.4218995">
                <text:p>99059567.4218995</text:p>
              </table:table-cell>
              <table:table-cell office:value-type="float" office:value="99059567.4964536">
                <text:p>99059567.4964536</text:p>
              </table:table-cell>
              <table:table-cell office:value-type="float" office:value="99059567.5660857">
                <text:p>99059567.5660857</text:p>
              </table:table-cell>
              <table:table-cell office:value-type="float" office:value="99059567.6311206">
                <text:p>99059567.6311206</text:p>
              </table:table-cell>
              <table:table-cell office:value-type="float" office:value="99059567.6918617">
                <text:p>99059567.6918617</text:p>
              </table:table-cell>
              <table:table-cell office:value-type="float" office:value="99059567.7485925">
                <text:p>99059567.7485925</text:p>
              </table:table-cell>
              <table:table-cell office:value-type="float" office:value="99059567.8015775">
                <text:p>99059567.8015775</text:p>
              </table:table-cell>
              <table:table-cell office:value-type="float" office:value="99059567.8510642">
                <text:p>99059567.8510642</text:p>
              </table:table-cell>
              <table:table-cell office:value-type="float" office:value="99059567.8972833">
                <text:p>99059567.8972833</text:p>
              </table:table-cell>
              <table:table-cell office:value-type="float" office:value="99059567.9404505">
                <text:p>99059567.9404505</text:p>
              </table:table-cell>
              <table:table-cell office:value-type="float" office:value="99059567.9807673">
                <text:p>99059567.9807673</text:p>
              </table:table-cell>
              <table:table-cell office:value-type="float" office:value="99059568.018422">
                <text:p>99059568.018422</text:p>
              </table:table-cell>
              <table:table-cell office:value-type="float" office:value="99059568.0535901">
                <text:p>99059568.0535901</text:p>
              </table:table-cell>
              <table:table-cell office:value-type="float" office:value="99059568.0864359">
                <text:p>99059568.0864359</text:p>
              </table:table-cell>
              <table:table-cell office:value-type="float" office:value="99059568.1171127">
                <text:p>99059568.1171127</text:p>
              </table:table-cell>
              <table:table-cell office:value-type="float" office:value="99059568.1457636">
                <text:p>99059568.1457636</text:p>
              </table:table-cell>
              <table:table-cell office:value-type="float" office:value="99059568.1725224">
                <text:p>99059568.1725224</text:p>
              </table:table-cell>
              <table:table-cell office:value-type="float" office:value="99059568.1975141">
                <text:p>99059568.1975141</text:p>
              </table:table-cell>
              <table:table-cell office:value-type="float" office:value="99059568.2208553">
                <text:p>99059568.2208553</text:p>
              </table:table-cell>
              <table:table-cell office:value-type="float" office:value="99059568.2426549">
                <text:p>99059568.2426549</text:p>
              </table:table-cell>
              <table:table-cell office:value-type="float" office:value="99059568.2630149">
                <text:p>99059568.2630149</text:p>
              </table:table-cell>
              <table:table-cell office:value-type="float" office:value="99059568.2820301">
                <text:p>99059568.2820301</text:p>
              </table:table-cell>
              <table:table-cell office:value-type="float" office:value="99059568.2997895">
                <text:p>99059568.2997895</text:p>
              </table:table-cell>
              <table:table-cell office:value-type="float" office:value="99059568.3163759">
                <text:p>99059568.3163759</text:p>
              </table:table-cell>
              <table:table-cell office:value-type="float" office:value="99059568.3318668">
                <text:p>99059568.3318668</text:p>
              </table:table-cell>
              <table:table-cell office:value-type="float" office:value="99059568.3463345">
                <text:p>99059568.3463345</text:p>
              </table:table-cell>
              <table:table-cell office:value-type="float" office:value="99059568.3598466">
                <text:p>99059568.3598466</text:p>
              </table:table-cell>
              <table:table-cell office:value-type="float" office:value="99059568.3724662">
                <text:p>99059568.3724662</text:p>
              </table:table-cell>
              <table:table-cell office:value-type="float" office:value="99059568.3842522">
                <text:p>99059568.3842522</text:p>
              </table:table-cell>
              <table:table-cell office:value-type="float" office:value="99059568.3952598">
                <text:p>99059568.3952598</text:p>
              </table:table-cell>
              <table:table-cell office:value-type="float" office:value="99059568.4055402">
                <text:p>99059568.4055402</text:p>
              </table:table-cell>
              <table:table-cell office:value-type="float" office:value="99059568.4151416">
                <text:p>99059568.4151416</text:p>
              </table:table-cell>
              <table:table-cell office:value-type="float" office:value="99059568.4241087">
                <text:p>99059568.4241087</text:p>
              </table:table-cell>
              <table:table-cell office:value-type="float" office:value="99059568.4324835">
                <text:p>99059568.4324835</text:p>
              </table:table-cell>
              <table:table-cell office:value-type="float" office:value="99059568.440305">
                <text:p>99059568.440305</text:p>
              </table:table-cell>
              <table:table-cell office:value-type="float" office:value="99059568.4476099">
                <text:p>99059568.4476099</text:p>
              </table:table-cell>
              <table:table-cell office:value-type="float" office:value="99059568.4544322">
                <text:p>99059568.4544322</text:p>
              </table:table-cell>
              <table:table-cell office:value-type="float" office:value="99059568.4608038">
                <text:p>99059568.4608038</text:p>
              </table:table-cell>
              <table:table-cell office:value-type="float" office:value="99059568.4667545">
                <text:p>99059568.4667545</text:p>
              </table:table-cell>
              <table:table-cell office:value-type="float" office:value="99059568.4723121">
                <text:p>99059568.4723121</text:p>
              </table:table-cell>
              <table:table-cell office:value-type="float" office:value="99059568.4775025">
                <text:p>99059568.4775025</text:p>
              </table:table-cell>
              <table:table-cell office:value-type="float" office:value="99059568.48235">
                <text:p>99059568.48235</text:p>
              </table:table-cell>
              <table:table-cell office:value-type="float" office:value="99059568.4868773">
                <text:p>99059568.4868773</text:p>
              </table:table-cell>
              <table:table-cell office:value-type="float" office:value="99059568.4911055">
                <text:p>99059568.4911055</text:p>
              </table:table-cell>
              <table:table-cell office:value-type="float" office:value="99059568.4950543">
                <text:p>99059568.4950543</text:p>
              </table:table-cell>
              <table:table-cell office:value-type="float" office:value="99059568.4987422">
                <text:p>99059568.4987422</text:p>
              </table:table-cell>
              <table:table-cell office:value-type="float" office:value="99059568.5021865">
                <text:p>99059568.5021865</text:p>
              </table:table-cell>
              <table:table-cell office:value-type="float" office:value="99059568.5054032">
                <text:p>99059568.5054032</text:p>
              </table:table-cell>
              <table:table-cell office:value-type="float" office:value="99059568.5084074">
                <text:p>99059568.5084074</text:p>
              </table:table-cell>
              <table:table-cell office:value-type="float" office:value="99059568.5112131">
                <text:p>99059568.5112131</text:p>
              </table:table-cell>
              <table:table-cell office:value-type="float" office:value="99059568.5138335">
                <text:p>99059568.5138335</text:p>
              </table:table-cell>
              <table:table-cell office:value-type="float" office:value="99059568.5162807">
                <text:p>99059568.5162807</text:p>
              </table:table-cell>
              <table:table-cell office:value-type="float" office:value="99059568.5185662">
                <text:p>99059568.5185662</text:p>
              </table:table-cell>
              <table:table-cell office:value-type="float" office:value="99059568.5207007">
                <text:p>99059568.5207007</text:p>
              </table:table-cell>
              <table:table-cell office:value-type="float" office:value="99059568.5226941">
                <text:p>99059568.5226941</text:p>
              </table:table-cell>
              <table:table-cell office:value-type="float" office:value="99059568.5245559">
                <text:p>99059568.5245559</text:p>
              </table:table-cell>
              <table:table-cell office:value-type="float" office:value="99059568.5262946">
                <text:p>99059568.5262946</text:p>
              </table:table-cell>
              <table:table-cell office:value-type="float" office:value="99059568.5279185">
                <text:p>99059568.5279185</text:p>
              </table:table-cell>
              <table:table-cell office:value-type="float" office:value="99059568.529435">
                <text:p>99059568.529435</text:p>
              </table:table-cell>
              <table:table-cell office:value-type="float" office:value="99059568.5308514">
                <text:p>99059568.5308514</text:p>
              </table:table-cell>
              <table:table-cell office:value-type="float" office:value="99059568.5321741">
                <text:p>99059568.5321741</text:p>
              </table:table-cell>
              <table:table-cell office:value-type="float" office:value="99059568.5334094">
                <text:p>99059568.5334094</text:p>
              </table:table-cell>
              <table:table-cell office:value-type="float" office:value="99059568.5345632">
                <text:p>99059568.5345632</text:p>
              </table:table-cell>
              <table:table-cell office:value-type="float" office:value="99059568.5356407">
                <text:p>99059568.5356407</text:p>
              </table:table-cell>
              <table:table-cell office:value-type="float" office:value="99059568.5366469">
                <text:p>99059568.5366469</text:p>
              </table:table-cell>
              <table:table-cell office:value-type="float" office:value="99059568.5375867">
                <text:p>99059568.5375867</text:p>
              </table:table-cell>
              <table:table-cell office:value-type="float" office:value="99059568.5384644">
                <text:p>99059568.5384644</text:p>
              </table:table-cell>
              <table:table-cell office:value-type="float" office:value="99059568.5392841">
                <text:p>99059568.5392841</text:p>
              </table:table-cell>
              <table:table-cell office:value-type="float" office:value="99059568.5400496">
                <text:p>99059568.5400496</text:p>
              </table:table-cell>
              <table:table-cell office:value-type="float" office:value="99059568.5407645">
                <text:p>99059568.5407645</text:p>
              </table:table-cell>
              <table:table-cell office:value-type="float" office:value="99059568.5414322">
                <text:p>99059568.5414322</text:p>
              </table:table-cell>
              <table:table-cell office:value-type="float" office:value="99059568.5420558">
                <text:p>99059568.5420558</text:p>
              </table:table-cell>
              <table:table-cell office:value-type="float" office:value="99059568.5426382">
                <text:p>99059568.5426382</text:p>
              </table:table-cell>
              <table:table-cell office:value-type="float" office:value="99059568.543182">
                <text:p>99059568.543182</text:p>
              </table:table-cell>
              <table:table-cell office:value-type="float" office:value="99059568.54369">
                <text:p>99059568.54369</text:p>
              </table:table-cell>
              <table:table-cell office:value-type="float" office:value="99059568.5441643">
                <text:p>99059568.5441643</text:p>
              </table:table-cell>
              <table:table-cell office:value-type="float" office:value="99059568.5446074">
                <text:p>99059568.5446074</text:p>
              </table:table-cell>
              <table:table-cell office:value-type="float" office:value="99059568.5450211">
                <text:p>99059568.5450211</text:p>
              </table:table-cell>
              <table:table-cell office:value-type="float" office:value="99059568.5454075">
                <text:p>99059568.5454075</text:p>
              </table:table-cell>
              <table:table-cell office:value-type="float" office:value="99059568.5457684">
                <text:p>99059568.5457684</text:p>
              </table:table-cell>
              <table:table-cell office:value-type="float" office:value="99059568.5461054">
                <text:p>99059568.5461054</text:p>
              </table:table-cell>
              <table:table-cell office:value-type="float" office:value="99059568.5464201">
                <text:p>99059568.5464201</text:p>
              </table:table-cell>
              <table:table-cell office:value-type="float" office:value="99059568.5467141">
                <text:p>99059568.5467141</text:p>
              </table:table-cell>
              <table:table-cell office:value-type="float" office:value="99059568.5469886">
                <text:p>99059568.5469886</text:p>
              </table:table-cell>
              <table:table-cell office:value-type="float" office:value="99059568.547245">
                <text:p>99059568.547245</text:p>
              </table:table-cell>
              <table:table-cell office:value-type="float" office:value="99059568.5474844">
                <text:p>99059568.5474844</text:p>
              </table:table-cell>
              <table:table-cell office:value-type="float" office:value="99059568.547708">
                <text:p>99059568.547708</text:p>
              </table:table-cell>
              <table:table-cell office:value-type="float" office:value="99059568.5479168">
                <text:p>99059568.5479168</text:p>
              </table:table-cell>
              <table:table-cell office:value-type="float" office:value="99059568.5481119">
                <text:p>99059568.5481119</text:p>
              </table:table-cell>
              <table:table-cell office:value-type="float" office:value="99059568.548294">
                <text:p>99059568.548294</text:p>
              </table:table-cell>
              <table:table-cell office:value-type="float" office:value="99059568.5484641">
                <text:p>99059568.5484641</text:p>
              </table:table-cell>
              <table:table-cell office:value-type="float" office:value="99059568.548623">
                <text:p>99059568.548623</text:p>
              </table:table-cell>
              <table:table-cell office:value-type="float" office:value="99059568.5487713">
                <text:p>99059568.5487713</text:p>
              </table:table-cell>
              <table:table-cell office:value-type="float" office:value="99059568.5489099">
                <text:p>99059568.5489099</text:p>
              </table:table-cell>
              <table:table-cell office:value-type="float" office:value="99059568.5490393">
                <text:p>99059568.5490393</text:p>
              </table:table-cell>
              <table:table-cell office:value-type="float" office:value="99059568.5491601">
                <text:p>99059568.5491601</text:p>
              </table:table-cell>
              <table:table-cell office:value-type="float" office:value="99059568.549273">
                <text:p>99059568.549273</text:p>
              </table:table-cell>
              <table:table-cell office:value-type="float" office:value="99059568.5493784">
                <text:p>99059568.5493784</text:p>
              </table:table-cell>
              <table:table-cell office:value-type="float" office:value="99059568.5494768">
                <text:p>99059568.5494768</text:p>
              </table:table-cell>
              <table:table-cell office:value-type="float" office:value="99059568.5495688">
                <text:p>99059568.5495688</text:p>
              </table:table-cell>
              <table:table-cell office:value-type="float" office:value="99059568.5496546">
                <text:p>99059568.5496546</text:p>
              </table:table-cell>
              <table:table-cell office:value-type="float" office:value="99059568.5497348">
                <text:p>99059568.5497348</text:p>
              </table:table-cell>
              <table:table-cell office:value-type="float" office:value="99059568.5498097">
                <text:p>99059568.5498097</text:p>
              </table:table-cell>
              <table:table-cell office:value-type="float" office:value="99059568.5498796">
                <text:p>99059568.5498796</text:p>
              </table:table-cell>
              <table:table-cell office:value-type="float" office:value="99059568.5499449">
                <text:p>99059568.5499449</text:p>
              </table:table-cell>
              <table:table-cell office:value-type="float" office:value="99059568.5500059">
                <text:p>99059568.5500059</text:p>
              </table:table-cell>
              <table:table-cell office:value-type="float" office:value="99059568.5500628">
                <text:p>99059568.5500628</text:p>
              </table:table-cell>
              <table:table-cell office:value-type="float" office:value="99059568.550116">
                <text:p>99059568.550116</text:p>
              </table:table-cell>
              <table:table-cell office:value-type="float" office:value="99059568.5501657">
                <text:p>99059568.5501657</text:p>
              </table:table-cell>
              <table:table-cell office:value-type="float" office:value="99059568.5502121">
                <text:p>99059568.5502121</text:p>
              </table:table-cell>
              <table:table-cell office:value-type="float" office:value="99059568.5502554">
                <text:p>99059568.5502554</text:p>
              </table:table-cell>
              <table:table-cell office:value-type="float" office:value="99059568.5502959">
                <text:p>99059568.5502959</text:p>
              </table:table-cell>
              <table:table-cell office:value-type="float" office:value="99059568.5503337">
                <text:p>99059568.5503337</text:p>
              </table:table-cell>
              <table:table-cell office:value-type="float" office:value="99059568.550369">
                <text:p>99059568.550369</text:p>
              </table:table-cell>
              <table:table-cell office:value-type="float" office:value="99059568.550402">
                <text:p>99059568.550402</text:p>
              </table:table-cell>
              <table:table-cell office:value-type="float" office:value="99059568.5504327">
                <text:p>99059568.5504327</text:p>
              </table:table-cell>
              <table:table-cell office:value-type="float" office:value="99059568.5504615">
                <text:p>99059568.5504615</text:p>
              </table:table-cell>
              <table:table-cell office:value-type="float" office:value="99059568.5504883">
                <text:p>99059568.5504883</text:p>
              </table:table-cell>
              <table:table-cell office:value-type="float" office:value="99059568.5505134">
                <text:p>99059568.5505134</text:p>
              </table:table-cell>
              <table:table-cell office:value-type="float" office:value="99059568.5505368">
                <text:p>99059568.5505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